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 style:master-page-name="Default">
      <style:table-properties table:display="true"/>
    </style:style>
    <style:style style:family="table-column" style:name="co_0_1">
      <style:table-column-properties style:column-width="8.943cm" fo:break-before="auto"/>
    </style:style>
    <style:style style:family="table-column" style:name="co_0_2">
      <style:table-column-properties style:column-width="5.054cm" fo:break-before="auto"/>
    </style:style>
    <style:style style:family="table-column" style:name="co_0_3">
      <style:table-column-properties style:column-width="2.858cm" fo:break-before="auto"/>
    </style:style>
    <style:style style:family="table-column" style:name="co_0_4">
      <style:table-column-properties style:column-width="3.254cm" fo:break-before="auto"/>
    </style:style>
    <style:style style:family="table-column" style:name="co_0_5">
      <style:table-column-properties style:column-width="5.159cm" fo:break-before="auto"/>
    </style:style>
    <style:style style:family="table-column" style:name="co_0_6">
      <style:table-column-properties style:column-width="3.995cm" fo:break-before="auto"/>
    </style:style>
    <style:style style:family="table-column" style:name="co_0_7">
      <style:table-column-properties style:column-width="2.937cm" fo:break-before="auto"/>
    </style:style>
    <style:style style:family="table-column" style:name="co_0_8">
      <style:table-column-properties style:column-width="2.143cm" fo:break-before="auto"/>
    </style:style>
    <style:style style:family="table-column" style:name="co_0_9">
      <style:table-column-properties style:column-width="2.143cm" fo:break-before="auto"/>
    </style:style>
    <style:style style:family="table-column" style:name="co_0_10">
      <style:table-column-properties style:column-width="2.143cm" fo:break-before="auto"/>
    </style:style>
    <style:style style:family="table-column" style:name="co_0_11">
      <style:table-column-properties style:column-width="2.143cm" fo:break-before="auto"/>
    </style:style>
    <style:style style:family="table-column" style:name="co_0_12">
      <style:table-column-properties style:column-width="2.143cm" fo:break-before="auto"/>
    </style:style>
    <style:style style:family="table-column" style:name="co_0_13">
      <style:table-column-properties style:column-width="2.143cm" fo:break-before="auto"/>
    </style:style>
    <style:style style:family="table-column" style:name="co_0_14">
      <style:table-column-properties style:column-width="2.143cm" fo:break-before="auto"/>
    </style:style>
    <style:style style:family="table-column" style:name="co_0_15">
      <style:table-column-properties style:column-width="2.143cm" fo:break-before="auto"/>
    </style:style>
    <style:style style:family="table-column" style:name="co_0_16">
      <style:table-column-properties style:column-width="2.143cm" fo:break-before="auto"/>
    </style:style>
    <style:style style:family="table-column" style:name="co_0_17">
      <style:table-column-properties style:column-width="2.143cm" fo:break-before="auto"/>
    </style:style>
    <style:style style:family="table-column" style:name="co_0_18">
      <style:table-column-properties style:column-width="2.143cm" fo:break-before="auto"/>
    </style:style>
    <style:style style:family="table-column" style:name="co_0_19">
      <style:table-column-properties style:column-width="2.143cm" fo:break-before="auto"/>
    </style:style>
    <style:style style:family="table-column" style:name="co_0_20">
      <style:table-column-properties style:column-width="2.143cm" fo:break-before="auto"/>
    </style:style>
    <style:style style:family="table-column" style:name="co_0_21">
      <style:table-column-properties style:column-width="2.143cm" fo:break-before="auto"/>
    </style:style>
    <style:style style:family="table-column" style:name="co_0_22">
      <style:table-column-properties style:column-width="2.143cm" fo:break-before="auto"/>
    </style:style>
    <style:style style:family="table-column" style:name="co_0_23">
      <style:table-column-properties style:column-width="2.143cm" fo:break-before="auto"/>
    </style:style>
    <style:style style:family="table-column" style:name="co_0_24">
      <style:table-column-properties style:column-width="2.143cm" fo:break-before="auto"/>
    </style:style>
    <style:style style:family="table-column" style:name="co_0_25">
      <style:table-column-properties style:column-width="2.143cm" fo:break-before="auto"/>
    </style:style>
    <style:style style:family="table-column" style:name="co_0_26">
      <style:table-column-properties style:column-width="2.143cm" fo:break-before="auto"/>
    </style:style>
    <style:style style:family="table-column" style:name="co_0_27">
      <style:table-column-properties style:column-width="2.143cm" fo:break-before="auto"/>
    </style:style>
    <style:style style:family="table-column" style:name="co_0_28">
      <style:table-column-properties style:column-width="2.143cm" fo:break-before="auto"/>
    </style:style>
    <style:style style:family="table-column" style:name="co_0_29">
      <style:table-column-properties style:column-width="2.143cm" fo:break-before="auto"/>
    </style:style>
    <style:style style:family="table-column" style:name="co_0_30">
      <style:table-column-properties style:column-width="2.143cm" fo:break-before="auto"/>
    </style:style>
    <style:style style:family="table-column" style:name="co_0_31">
      <style:table-column-properties style:column-width="2.143cm" fo:break-before="auto"/>
    </style:style>
    <style:style style:family="table-column" style:name="co_0_32">
      <style:table-column-properties style:column-width="2.143cm" fo:break-before="auto"/>
    </style:style>
    <style:style style:family="table-column" style:name="co_0_33">
      <style:table-column-properties style:column-width="2.143cm" fo:break-before="auto"/>
    </style:style>
    <style:style style:family="table-column" style:name="co_0_34">
      <style:table-column-properties style:column-width="2.143cm" fo:break-before="auto"/>
    </style:style>
    <style:style style:family="table-column" style:name="co_0_35">
      <style:table-column-properties style:column-width="2.143cm" fo:break-before="auto"/>
    </style:style>
    <style:style style:family="table-column" style:name="co_0_36">
      <style:table-column-properties style:column-width="2.143cm" fo:break-before="auto"/>
    </style:style>
    <style:style style:family="table-column" style:name="co_0_37">
      <style:table-column-properties style:column-width="2.143cm" fo:break-before="auto"/>
    </style:style>
    <style:style style:family="table-column" style:name="co_0_38">
      <style:table-column-properties style:column-width="2.143cm" fo:break-before="auto"/>
    </style:style>
    <style:style style:family="table-column" style:name="co_0_39">
      <style:table-column-properties style:column-width="2.143cm" fo:break-before="auto"/>
    </style:style>
    <style:style style:family="table-column" style:name="co_0_40">
      <style:table-column-properties style:column-width="2.143cm" fo:break-before="auto"/>
    </style:style>
    <style:style style:family="table-column" style:name="co_0_41">
      <style:table-column-properties style:column-width="2.143cm" fo:break-before="auto"/>
    </style:style>
    <style:style style:family="table-column" style:name="co_0_42">
      <style:table-column-properties style:column-width="2.143cm" fo:break-before="auto"/>
    </style:style>
    <style:style style:family="table-column" style:name="co_0_43">
      <style:table-column-properties style:column-width="2.143cm" fo:break-before="auto"/>
    </style:style>
    <style:style style:family="table-column" style:name="co_0_44">
      <style:table-column-properties style:column-width="2.143cm" fo:break-before="auto"/>
    </style:style>
    <style:style style:family="table-column" style:name="co_0_45">
      <style:table-column-properties style:column-width="2.143cm" fo:break-before="auto"/>
    </style:style>
    <style:style style:family="table-column" style:name="co_0_46">
      <style:table-column-properties style:column-width="2.143cm" fo:break-before="auto"/>
    </style:style>
    <style:style style:family="table-column" style:name="co_0_47">
      <style:table-column-properties style:column-width="2.143cm" fo:break-before="auto"/>
    </style:style>
    <style:style style:family="table-column" style:name="co_0_48">
      <style:table-column-properties style:column-width="2.143cm" fo:break-before="auto"/>
    </style:style>
    <style:style style:family="table-column" style:name="co_0_49">
      <style:table-column-properties style:column-width="2.143cm" fo:break-before="auto"/>
    </style:style>
    <style:style style:family="table-column" style:name="co_0_50">
      <style:table-column-properties style:column-width="2.143cm" fo:break-before="auto"/>
    </style:style>
    <style:style style:family="table-column" style:name="co_0_51">
      <style:table-column-properties style:column-width="2.143cm" fo:break-before="auto"/>
    </style:style>
    <style:style style:family="table-column" style:name="co_0_52">
      <style:table-column-properties style:column-width="2.143cm" fo:break-before="auto"/>
    </style:style>
    <style:style style:family="table-column" style:name="co_0_53">
      <style:table-column-properties style:column-width="2.143cm" fo:break-before="auto"/>
    </style:style>
    <style:style style:family="table-column" style:name="co_0_54">
      <style:table-column-properties style:column-width="2.143cm" fo:break-before="auto"/>
    </style:style>
    <style:style style:family="table-column" style:name="co_0_55">
      <style:table-column-properties style:column-width="2.143cm" fo:break-before="auto"/>
    </style:style>
    <style:style style:family="table-column" style:name="co_0_56">
      <style:table-column-properties style:column-width="2.143cm" fo:break-before="auto"/>
    </style:style>
    <style:style style:family="table-column" style:name="co_0_57">
      <style:table-column-properties style:column-width="2.143cm" fo:break-before="auto"/>
    </style:style>
    <style:style style:family="table-column" style:name="co_0_58">
      <style:table-column-properties style:column-width="2.143cm" fo:break-before="auto"/>
    </style:style>
    <style:style style:family="table-column" style:name="co_0_59">
      <style:table-column-properties style:column-width="2.143cm" fo:break-before="auto"/>
    </style:style>
    <style:style style:family="table-column" style:name="co_0_60">
      <style:table-column-properties style:column-width="2.143cm" fo:break-before="auto"/>
    </style:style>
    <style:style style:family="table-column" style:name="co_0_61">
      <style:table-column-properties style:column-width="2.143cm" fo:break-before="auto"/>
    </style:style>
    <style:style style:family="table-column" style:name="co_0_62">
      <style:table-column-properties style:column-width="2.143cm" fo:break-before="auto"/>
    </style:style>
    <style:style style:family="table-column" style:name="co_0_63">
      <style:table-column-properties style:column-width="2.143cm" fo:break-before="auto"/>
    </style:style>
    <style:style style:family="table-column" style:name="co_0_64">
      <style:table-column-properties style:column-width="2.143cm" fo:break-before="auto"/>
    </style:style>
    <style:style style:family="table-column" style:name="co_0_65">
      <style:table-column-properties style:column-width="2.143cm" fo:break-before="auto"/>
    </style:style>
    <style:style style:family="table-column" style:name="co_0_66">
      <style:table-column-properties style:column-width="2.143cm" fo:break-before="auto"/>
    </style:style>
    <style:style style:family="table-column" style:name="co_0_67">
      <style:table-column-properties style:column-width="2.143cm" fo:break-before="auto"/>
    </style:style>
    <style:style style:family="table-column" style:name="co_0_68">
      <style:table-column-properties style:column-width="2.143cm" fo:break-before="auto"/>
    </style:style>
    <style:style style:family="table-column" style:name="co_0_69">
      <style:table-column-properties style:column-width="2.143cm" fo:break-before="auto"/>
    </style:style>
    <style:style style:family="table-column" style:name="co_0_70">
      <style:table-column-properties style:column-width="2.143cm" fo:break-before="auto"/>
    </style:style>
    <style:style style:family="table-column" style:name="co_0_71">
      <style:table-column-properties style:column-width="2.143cm" fo:break-before="auto"/>
    </style:style>
    <style:style style:family="table-column" style:name="co_0_72">
      <style:table-column-properties style:column-width="2.143cm" fo:break-before="auto"/>
    </style:style>
    <style:style style:family="table-column" style:name="co_0_73">
      <style:table-column-properties style:column-width="2.143cm" fo:break-before="auto"/>
    </style:style>
    <style:style style:family="table-column" style:name="co_0_74">
      <style:table-column-properties style:column-width="2.143cm" fo:break-before="auto"/>
    </style:style>
    <style:style style:family="table-column" style:name="co_0_75">
      <style:table-column-properties style:column-width="2.143cm" fo:break-before="auto"/>
    </style:style>
    <style:style style:family="table-column" style:name="co_0_76">
      <style:table-column-properties style:column-width="2.143cm" fo:break-before="auto"/>
    </style:style>
    <style:style style:family="table-column" style:name="co_0_77">
      <style:table-column-properties style:column-width="2.143cm" fo:break-before="auto"/>
    </style:style>
    <style:style style:family="table-column" style:name="co_0_78">
      <style:table-column-properties style:column-width="2.143cm" fo:break-before="auto"/>
    </style:style>
    <style:style style:family="table-column" style:name="co_0_79">
      <style:table-column-properties style:column-width="2.143cm" fo:break-before="auto"/>
    </style:style>
    <style:style style:family="table-column" style:name="co_0_80">
      <style:table-column-properties style:column-width="2.143cm" fo:break-before="auto"/>
    </style:style>
    <style:style style:family="table-column" style:name="co_0_81">
      <style:table-column-properties style:column-width="2.143cm" fo:break-before="auto"/>
    </style:style>
    <style:style style:family="table-column" style:name="co_0_82">
      <style:table-column-properties style:column-width="2.143cm" fo:break-before="auto"/>
    </style:style>
    <style:style style:family="table-column" style:name="co_0_83">
      <style:table-column-properties style:column-width="2.143cm" fo:break-before="auto"/>
    </style:style>
    <style:style style:family="table-column" style:name="co_0_84">
      <style:table-column-properties style:column-width="2.143cm" fo:break-before="auto"/>
    </style:style>
    <style:style style:family="table-column" style:name="co_0_85">
      <style:table-column-properties style:column-width="2.143cm" fo:break-before="auto"/>
    </style:style>
    <style:style style:family="table-column" style:name="co_0_86">
      <style:table-column-properties style:column-width="2.143cm" fo:break-before="auto"/>
    </style:style>
    <style:style style:family="table-column" style:name="co_0_87">
      <style:table-column-properties style:column-width="2.143cm" fo:break-before="auto"/>
    </style:style>
    <style:style style:family="table-column" style:name="co_0_88">
      <style:table-column-properties style:column-width="2.143cm" fo:break-before="auto"/>
    </style:style>
    <style:style style:family="table-column" style:name="co_0_89">
      <style:table-column-properties style:column-width="2.143cm" fo:break-before="auto"/>
    </style:style>
    <style:style style:family="table-column" style:name="co_0_90">
      <style:table-column-properties style:column-width="2.143cm" fo:break-before="auto"/>
    </style:style>
    <style:style style:family="table-column" style:name="co_0_91">
      <style:table-column-properties style:column-width="2.143cm" fo:break-before="auto"/>
    </style:style>
    <style:style style:family="table-column" style:name="co_0_92">
      <style:table-column-properties style:column-width="2.143cm" fo:break-before="auto"/>
    </style:style>
    <style:style style:family="table-column" style:name="co_0_93">
      <style:table-column-properties style:column-width="2.143cm" fo:break-before="auto"/>
    </style:style>
    <style:style style:family="table-column" style:name="co_0_94">
      <style:table-column-properties style:column-width="2.143cm" fo:break-before="auto"/>
    </style:style>
    <style:style style:family="table-column" style:name="co_0_95">
      <style:table-column-properties style:column-width="2.143cm" fo:break-before="auto"/>
    </style:style>
    <style:style style:family="table-column" style:name="co_0_96">
      <style:table-column-properties style:column-width="2.143cm" fo:break-before="auto"/>
    </style:style>
    <style:style style:family="table-column" style:name="co_0_97">
      <style:table-column-properties style:column-width="2.143cm" fo:break-before="auto"/>
    </style:style>
    <style:style style:family="table-column" style:name="co_0_98">
      <style:table-column-properties style:column-width="2.143cm" fo:break-before="auto"/>
    </style:style>
    <style:style style:family="table-column" style:name="co_0_99">
      <style:table-column-properties style:column-width="2.143cm" fo:break-before="auto"/>
    </style:style>
    <style:style style:family="table-column" style:name="co_0_100">
      <style:table-column-properties style:column-width="2.143cm" fo:break-before="auto"/>
    </style:style>
    <style:style style:family="table-column" style:name="co_0_101">
      <style:table-column-properties style:column-width="2.143cm" fo:break-before="auto"/>
    </style:style>
    <style:style style:family="table-column" style:name="co_0_102">
      <style:table-column-properties style:column-width="2.143cm" fo:break-before="auto"/>
    </style:style>
    <style:style style:family="table-column" style:name="co_0_103">
      <style:table-column-properties style:column-width="2.143cm" fo:break-before="auto"/>
    </style:style>
    <style:style style:family="table-column" style:name="co_0_104">
      <style:table-column-properties style:column-width="2.143cm" fo:break-before="auto"/>
    </style:style>
    <style:style style:family="table-column" style:name="co_0_105">
      <style:table-column-properties style:column-width="2.143cm" fo:break-before="auto"/>
    </style:style>
    <style:style style:family="table-column" style:name="co_0_106">
      <style:table-column-properties style:column-width="2.143cm" fo:break-before="auto"/>
    </style:style>
    <style:style style:family="table-column" style:name="co_0_107">
      <style:table-column-properties style:column-width="2.143cm" fo:break-before="auto"/>
    </style:style>
    <style:style style:family="table-column" style:name="co_0_108">
      <style:table-column-properties style:column-width="2.143cm" fo:break-before="auto"/>
    </style:style>
    <style:style style:family="table-column" style:name="co_0_109">
      <style:table-column-properties style:column-width="2.143cm" fo:break-before="auto"/>
    </style:style>
    <style:style style:family="table-column" style:name="co_0_110">
      <style:table-column-properties style:column-width="2.143cm" fo:break-before="auto"/>
    </style:style>
    <style:style style:family="table-column" style:name="co_0_111">
      <style:table-column-properties style:column-width="2.143cm" fo:break-before="auto"/>
    </style:style>
    <style:style style:family="table-column" style:name="co_0_112">
      <style:table-column-properties style:column-width="2.143cm" fo:break-before="auto"/>
    </style:style>
    <style:style style:family="table-column" style:name="co_0_113">
      <style:table-column-properties style:column-width="2.143cm" fo:break-before="auto"/>
    </style:style>
    <style:style style:family="table-column" style:name="co_0_114">
      <style:table-column-properties style:column-width="2.143cm" fo:break-before="auto"/>
    </style:style>
    <style:style style:family="table-column" style:name="co_0_115">
      <style:table-column-properties style:column-width="2.143cm" fo:break-before="auto"/>
    </style:style>
    <style:style style:family="table-column" style:name="co_0_116">
      <style:table-column-properties style:column-width="2.143cm" fo:break-before="auto"/>
    </style:style>
    <style:style style:family="table-column" style:name="co_0_117">
      <style:table-column-properties style:column-width="2.143cm" fo:break-before="auto"/>
    </style:style>
    <style:style style:family="table-column" style:name="co_0_118">
      <style:table-column-properties style:column-width="2.143cm" fo:break-before="auto"/>
    </style:style>
    <style:style style:family="table-column" style:name="co_0_119">
      <style:table-column-properties style:column-width="2.143cm" fo:break-before="auto"/>
    </style:style>
    <style:style style:family="table-column" style:name="co_0_120">
      <style:table-column-properties style:column-width="2.143cm" fo:break-before="auto"/>
    </style:style>
    <style:style style:family="table-column" style:name="co_0_121">
      <style:table-column-properties style:column-width="2.143cm" fo:break-before="auto"/>
    </style:style>
    <style:style style:family="table-column" style:name="co_0_122">
      <style:table-column-properties style:column-width="2.143cm" fo:break-before="auto"/>
    </style:style>
    <style:style style:family="table-column" style:name="co_0_123">
      <style:table-column-properties style:column-width="2.143cm" fo:break-before="auto"/>
    </style:style>
    <style:style style:family="table-column" style:name="co_0_124">
      <style:table-column-properties style:column-width="2.143cm" fo:break-before="auto"/>
    </style:style>
    <style:style style:family="table-column" style:name="co_0_125">
      <style:table-column-properties style:column-width="2.143cm" fo:break-before="auto"/>
    </style:style>
    <style:style style:family="table-column" style:name="co_0_126">
      <style:table-column-properties style:column-width="2.143cm" fo:break-before="auto"/>
    </style:style>
    <style:style style:family="table-column" style:name="co_0_127">
      <style:table-column-properties style:column-width="2.143cm" fo:break-before="auto"/>
    </style:style>
    <style:style style:family="table-column" style:name="co_0_128">
      <style:table-column-properties style:column-width="2.143cm" fo:break-before="auto"/>
    </style:style>
    <style:style style:family="table-column" style:name="co_0_129">
      <style:table-column-properties style:column-width="2.143cm" fo:break-before="auto"/>
    </style:style>
    <style:style style:family="table-column" style:name="co_0_130">
      <style:table-column-properties style:column-width="2.143cm" fo:break-before="auto"/>
    </style:style>
    <style:style style:family="table-column" style:name="co_0_131">
      <style:table-column-properties style:column-width="2.143cm" fo:break-before="auto"/>
    </style:style>
    <style:style style:family="table-column" style:name="co_0_132">
      <style:table-column-properties style:column-width="2.143cm" fo:break-before="auto"/>
    </style:style>
    <style:style style:family="table-column" style:name="co_0_133">
      <style:table-column-properties style:column-width="2.143cm" fo:break-before="auto"/>
    </style:style>
    <style:style style:family="table-column" style:name="co_0_134">
      <style:table-column-properties style:column-width="2.143cm" fo:break-before="auto"/>
    </style:style>
    <style:style style:family="table-column" style:name="co_0_135">
      <style:table-column-properties style:column-width="2.143cm" fo:break-before="auto"/>
    </style:style>
    <style:style style:family="table-column" style:name="co_0_136">
      <style:table-column-properties style:column-width="2.143cm" fo:break-before="auto"/>
    </style:style>
    <style:style style:family="table-column" style:name="co_0_137">
      <style:table-column-properties style:column-width="2.143cm" fo:break-before="auto"/>
    </style:style>
    <style:style style:family="table-column" style:name="co_0_138">
      <style:table-column-properties style:column-width="2.143cm" fo:break-before="auto"/>
    </style:style>
    <style:style style:family="table-column" style:name="co_0_139">
      <style:table-column-properties style:column-width="2.143cm" fo:break-before="auto"/>
    </style:style>
    <style:style style:family="table-column" style:name="co_0_140">
      <style:table-column-properties style:column-width="2.143cm" fo:break-before="auto"/>
    </style:style>
    <style:style style:family="table-column" style:name="co_0_141">
      <style:table-column-properties style:column-width="2.143cm" fo:break-before="auto"/>
    </style:style>
    <style:style style:family="table-column" style:name="co_0_142">
      <style:table-column-properties style:column-width="2.143cm" fo:break-before="auto"/>
    </style:style>
    <style:style style:family="table-column" style:name="co_0_143">
      <style:table-column-properties style:column-width="2.143cm" fo:break-before="auto"/>
    </style:style>
    <style:style style:family="table-column" style:name="co_0_144">
      <style:table-column-properties style:column-width="2.143cm" fo:break-before="auto"/>
    </style:style>
    <style:style style:family="table-column" style:name="co_0_145">
      <style:table-column-properties style:column-width="2.143cm" fo:break-before="auto"/>
    </style:style>
    <style:style style:family="table-column" style:name="co_0_146">
      <style:table-column-properties style:column-width="2.143cm" fo:break-before="auto"/>
    </style:style>
    <style:style style:family="table-column" style:name="co_0_147">
      <style:table-column-properties style:column-width="2.143cm" fo:break-before="auto"/>
    </style:style>
    <style:style style:family="table-column" style:name="co_0_148">
      <style:table-column-properties style:column-width="2.143cm" fo:break-before="auto"/>
    </style:style>
    <style:style style:family="table-column" style:name="co_0_149">
      <style:table-column-properties style:column-width="2.143cm" fo:break-before="auto"/>
    </style:style>
    <style:style style:family="table-column" style:name="co_0_150">
      <style:table-column-properties style:column-width="2.143cm" fo:break-before="auto"/>
    </style:style>
    <style:style style:family="table-column" style:name="co_0_151">
      <style:table-column-properties style:column-width="2.143cm" fo:break-before="auto"/>
    </style:style>
    <style:style style:family="table-column" style:name="co_0_152">
      <style:table-column-properties style:column-width="2.143cm" fo:break-before="auto"/>
    </style:style>
    <style:style style:family="table-column" style:name="co_0_153">
      <style:table-column-properties style:column-width="2.143cm" fo:break-before="auto"/>
    </style:style>
    <style:style style:family="table-column" style:name="co_0_154">
      <style:table-column-properties style:column-width="2.143cm" fo:break-before="auto"/>
    </style:style>
    <style:style style:family="table-column" style:name="co_0_155">
      <style:table-column-properties style:column-width="2.143cm" fo:break-before="auto"/>
    </style:style>
    <style:style style:family="table-column" style:name="co_0_156">
      <style:table-column-properties style:column-width="2.143cm" fo:break-before="auto"/>
    </style:style>
    <style:style style:family="table-column" style:name="co_0_157">
      <style:table-column-properties style:column-width="2.143cm" fo:break-before="auto"/>
    </style:style>
    <style:style style:family="table-column" style:name="co_0_158">
      <style:table-column-properties style:column-width="2.143cm" fo:break-before="auto"/>
    </style:style>
    <style:style style:family="table-column" style:name="co_0_159">
      <style:table-column-properties style:column-width="2.143cm" fo:break-before="auto"/>
    </style:style>
    <style:style style:family="table-column" style:name="co_0_160">
      <style:table-column-properties style:column-width="2.143cm" fo:break-before="auto"/>
    </style:style>
    <style:style style:family="table-column" style:name="co_0_161">
      <style:table-column-properties style:column-width="2.143cm" fo:break-before="auto"/>
    </style:style>
    <style:style style:family="table-column" style:name="co_0_162">
      <style:table-column-properties style:column-width="2.143cm" fo:break-before="auto"/>
    </style:style>
    <style:style style:family="table-column" style:name="co_0_163">
      <style:table-column-properties style:column-width="2.143cm" fo:break-before="auto"/>
    </style:style>
    <style:style style:family="table-column" style:name="co_0_164">
      <style:table-column-properties style:column-width="2.143cm" fo:break-before="auto"/>
    </style:style>
    <style:style style:family="table-column" style:name="co_0_165">
      <style:table-column-properties style:column-width="2.143cm" fo:break-before="auto"/>
    </style:style>
    <style:style style:family="table-column" style:name="co_0_166">
      <style:table-column-properties style:column-width="2.143cm" fo:break-before="auto"/>
    </style:style>
    <style:style style:family="table-column" style:name="co_0_167">
      <style:table-column-properties style:column-width="2.143cm" fo:break-before="auto"/>
    </style:style>
    <style:style style:family="table-column" style:name="co_0_168">
      <style:table-column-properties style:column-width="2.143cm" fo:break-before="auto"/>
    </style:style>
    <style:style style:family="table-column" style:name="co_0_169">
      <style:table-column-properties style:column-width="2.143cm" fo:break-before="auto"/>
    </style:style>
    <style:style style:family="table-column" style:name="co_0_170">
      <style:table-column-properties style:column-width="2.143cm" fo:break-before="auto"/>
    </style:style>
    <style:style style:family="table-column" style:name="co_0_171">
      <style:table-column-properties style:column-width="2.143cm" fo:break-before="auto"/>
    </style:style>
    <style:style style:family="table-column" style:name="co_0_172">
      <style:table-column-properties style:column-width="2.143cm" fo:break-before="auto"/>
    </style:style>
    <style:style style:family="table-column" style:name="co_0_173">
      <style:table-column-properties style:column-width="2.143cm" fo:break-before="auto"/>
    </style:style>
    <style:style style:family="table-column" style:name="co_0_174">
      <style:table-column-properties style:column-width="2.143cm" fo:break-before="auto"/>
    </style:style>
    <style:style style:family="table-column" style:name="co_0_175">
      <style:table-column-properties style:column-width="2.143cm" fo:break-before="auto"/>
    </style:style>
    <style:style style:family="table-column" style:name="co_0_176">
      <style:table-column-properties style:column-width="2.143cm" fo:break-before="auto"/>
    </style:style>
    <style:style style:family="table-column" style:name="co_0_177">
      <style:table-column-properties style:column-width="2.143cm" fo:break-before="auto"/>
    </style:style>
    <style:style style:family="table-column" style:name="co_0_178">
      <style:table-column-properties style:column-width="2.143cm" fo:break-before="auto"/>
    </style:style>
    <style:style style:family="table-column" style:name="co_0_179">
      <style:table-column-properties style:column-width="2.143cm" fo:break-before="auto"/>
    </style:style>
    <style:style style:family="table-column" style:name="co_0_180">
      <style:table-column-properties style:column-width="2.143cm" fo:break-before="auto"/>
    </style:style>
    <style:style style:family="table-column" style:name="co_0_181">
      <style:table-column-properties style:column-width="2.143cm" fo:break-before="auto"/>
    </style:style>
    <style:style style:family="table-column" style:name="co_0_182">
      <style:table-column-properties style:column-width="2.143cm" fo:break-before="auto"/>
    </style:style>
    <style:style style:family="table-column" style:name="co_0_183">
      <style:table-column-properties style:column-width="2.143cm" fo:break-before="auto"/>
    </style:style>
    <style:style style:family="table-column" style:name="co_0_184">
      <style:table-column-properties style:column-width="2.143cm" fo:break-before="auto"/>
    </style:style>
    <style:style style:family="table-column" style:name="co_0_185">
      <style:table-column-properties style:column-width="2.143cm" fo:break-before="auto"/>
    </style:style>
    <style:style style:family="table-column" style:name="co_0_186">
      <style:table-column-properties style:column-width="2.143cm" fo:break-before="auto"/>
    </style:style>
    <style:style style:family="table-column" style:name="co_0_187">
      <style:table-column-properties style:column-width="2.143cm" fo:break-before="auto"/>
    </style:style>
    <style:style style:family="table-column" style:name="co_0_188">
      <style:table-column-properties style:column-width="2.143cm" fo:break-before="auto"/>
    </style:style>
    <style:style style:family="table-column" style:name="co_0_189">
      <style:table-column-properties style:column-width="2.143cm" fo:break-before="auto"/>
    </style:style>
    <style:style style:family="table-column" style:name="co_0_190">
      <style:table-column-properties style:column-width="2.143cm" fo:break-before="auto"/>
    </style:style>
    <style:style style:family="table-column" style:name="co_0_191">
      <style:table-column-properties style:column-width="2.143cm" fo:break-before="auto"/>
    </style:style>
    <style:style style:family="table-column" style:name="co_0_192">
      <style:table-column-properties style:column-width="2.143cm" fo:break-before="auto"/>
    </style:style>
    <style:style style:family="table-column" style:name="co_0_193">
      <style:table-column-properties style:column-width="2.143cm" fo:break-before="auto"/>
    </style:style>
    <style:style style:family="table-column" style:name="co_0_194">
      <style:table-column-properties style:column-width="2.143cm" fo:break-before="auto"/>
    </style:style>
    <style:style style:family="table-column" style:name="co_0_195">
      <style:table-column-properties style:column-width="2.143cm" fo:break-before="auto"/>
    </style:style>
    <style:style style:family="table-column" style:name="co_0_196">
      <style:table-column-properties style:column-width="2.143cm" fo:break-before="auto"/>
    </style:style>
    <style:style style:family="table-column" style:name="co_0_197">
      <style:table-column-properties style:column-width="2.143cm" fo:break-before="auto"/>
    </style:style>
    <style:style style:family="table-column" style:name="co_0_198">
      <style:table-column-properties style:column-width="2.143cm" fo:break-before="auto"/>
    </style:style>
    <style:style style:family="table-column" style:name="co_0_199">
      <style:table-column-properties style:column-width="2.143cm" fo:break-before="auto"/>
    </style:style>
    <style:style style:family="table-column" style:name="co_0_200">
      <style:table-column-properties style:column-width="2.143cm" fo:break-before="auto"/>
    </style:style>
    <style:style style:family="table-column" style:name="co_0_201">
      <style:table-column-properties style:column-width="2.143cm" fo:break-before="auto"/>
    </style:style>
    <style:style style:family="table-column" style:name="co_0_202">
      <style:table-column-properties style:column-width="2.143cm" fo:break-before="auto"/>
    </style:style>
    <style:style style:family="table-column" style:name="co_0_203">
      <style:table-column-properties style:column-width="2.143cm" fo:break-before="auto"/>
    </style:style>
    <style:style style:family="table-column" style:name="co_0_204">
      <style:table-column-properties style:column-width="2.143cm" fo:break-before="auto"/>
    </style:style>
    <style:style style:family="table-column" style:name="co_0_205">
      <style:table-column-properties style:column-width="2.143cm" fo:break-before="auto"/>
    </style:style>
    <style:style style:family="table-column" style:name="co_0_206">
      <style:table-column-properties style:column-width="2.143cm" fo:break-before="auto"/>
    </style:style>
    <style:style style:family="table-column" style:name="co_0_207">
      <style:table-column-properties style:column-width="2.143cm" fo:break-before="auto"/>
    </style:style>
    <style:style style:family="table-column" style:name="co_0_208">
      <style:table-column-properties style:column-width="2.143cm" fo:break-before="auto"/>
    </style:style>
    <style:style style:family="table-column" style:name="co_0_209">
      <style:table-column-properties style:column-width="2.143cm" fo:break-before="auto"/>
    </style:style>
    <style:style style:family="table-column" style:name="co_0_210">
      <style:table-column-properties style:column-width="2.143cm" fo:break-before="auto"/>
    </style:style>
    <style:style style:family="table-column" style:name="co_0_211">
      <style:table-column-properties style:column-width="2.143cm" fo:break-before="auto"/>
    </style:style>
    <style:style style:family="table-column" style:name="co_0_212">
      <style:table-column-properties style:column-width="2.143cm" fo:break-before="auto"/>
    </style:style>
    <style:style style:family="table-column" style:name="co_0_213">
      <style:table-column-properties style:column-width="2.143cm" fo:break-before="auto"/>
    </style:style>
    <style:style style:family="table-column" style:name="co_0_214">
      <style:table-column-properties style:column-width="2.143cm" fo:break-before="auto"/>
    </style:style>
    <style:style style:family="table-column" style:name="co_0_215">
      <style:table-column-properties style:column-width="2.143cm" fo:break-before="auto"/>
    </style:style>
    <style:style style:family="table-column" style:name="co_0_216">
      <style:table-column-properties style:column-width="2.143cm" fo:break-before="auto"/>
    </style:style>
    <style:style style:family="table-column" style:name="co_0_217">
      <style:table-column-properties style:column-width="2.143cm" fo:break-before="auto"/>
    </style:style>
    <style:style style:family="table-column" style:name="co_0_218">
      <style:table-column-properties style:column-width="2.143cm" fo:break-before="auto"/>
    </style:style>
    <style:style style:family="table-column" style:name="co_0_219">
      <style:table-column-properties style:column-width="2.143cm" fo:break-before="auto"/>
    </style:style>
    <style:style style:family="table-column" style:name="co_0_220">
      <style:table-column-properties style:column-width="2.143cm" fo:break-before="auto"/>
    </style:style>
    <style:style style:family="table-column" style:name="co_0_221">
      <style:table-column-properties style:column-width="2.143cm" fo:break-before="auto"/>
    </style:style>
    <style:style style:family="table-column" style:name="co_0_222">
      <style:table-column-properties style:column-width="2.143cm" fo:break-before="auto"/>
    </style:style>
    <style:style style:family="table-column" style:name="co_0_223">
      <style:table-column-properties style:column-width="2.143cm" fo:break-before="auto"/>
    </style:style>
    <style:style style:family="table-column" style:name="co_0_224">
      <style:table-column-properties style:column-width="2.143cm" fo:break-before="auto"/>
    </style:style>
    <style:style style:family="table-column" style:name="co_0_225">
      <style:table-column-properties style:column-width="2.143cm" fo:break-before="auto"/>
    </style:style>
    <style:style style:family="table-column" style:name="co_0_226">
      <style:table-column-properties style:column-width="2.143cm" fo:break-before="auto"/>
    </style:style>
    <style:style style:family="table-column" style:name="co_0_227">
      <style:table-column-properties style:column-width="2.143cm" fo:break-before="auto"/>
    </style:style>
    <style:style style:family="table-column" style:name="co_0_228">
      <style:table-column-properties style:column-width="2.143cm" fo:break-before="auto"/>
    </style:style>
    <style:style style:family="table-column" style:name="co_0_229">
      <style:table-column-properties style:column-width="2.143cm" fo:break-before="auto"/>
    </style:style>
    <style:style style:family="table-column" style:name="co_0_230">
      <style:table-column-properties style:column-width="2.143cm" fo:break-before="auto"/>
    </style:style>
    <style:style style:family="table-column" style:name="co_0_231">
      <style:table-column-properties style:column-width="2.143cm" fo:break-before="auto"/>
    </style:style>
    <style:style style:family="table-column" style:name="co_0_232">
      <style:table-column-properties style:column-width="2.143cm" fo:break-before="auto"/>
    </style:style>
    <style:style style:family="table-column" style:name="co_0_233">
      <style:table-column-properties style:column-width="2.143cm" fo:break-before="auto"/>
    </style:style>
    <style:style style:family="table-column" style:name="co_0_234">
      <style:table-column-properties style:column-width="2.143cm" fo:break-before="auto"/>
    </style:style>
    <style:style style:family="table-column" style:name="co_0_235">
      <style:table-column-properties style:column-width="2.143cm" fo:break-before="auto"/>
    </style:style>
    <style:style style:family="table-column" style:name="co_0_236">
      <style:table-column-properties style:column-width="2.143cm" fo:break-before="auto"/>
    </style:style>
    <style:style style:family="table-column" style:name="co_0_237">
      <style:table-column-properties style:column-width="2.143cm" fo:break-before="auto"/>
    </style:style>
    <style:style style:family="table-column" style:name="co_0_238">
      <style:table-column-properties style:column-width="2.143cm" fo:break-before="auto"/>
    </style:style>
    <style:style style:family="table-column" style:name="co_0_239">
      <style:table-column-properties style:column-width="2.143cm" fo:break-before="auto"/>
    </style:style>
    <style:style style:family="table-column" style:name="co_0_240">
      <style:table-column-properties style:column-width="2.143cm" fo:break-before="auto"/>
    </style:style>
    <style:style style:family="table-column" style:name="co_0_241">
      <style:table-column-properties style:column-width="2.143cm" fo:break-before="auto"/>
    </style:style>
    <style:style style:family="table-column" style:name="co_0_242">
      <style:table-column-properties style:column-width="2.143cm" fo:break-before="auto"/>
    </style:style>
    <style:style style:family="table-column" style:name="co_0_243">
      <style:table-column-properties style:column-width="2.143cm" fo:break-before="auto"/>
    </style:style>
    <style:style style:family="table-column" style:name="co_0_244">
      <style:table-column-properties style:column-width="2.143cm" fo:break-before="auto"/>
    </style:style>
    <style:style style:family="table-column" style:name="co_0_245">
      <style:table-column-properties style:column-width="2.143cm" fo:break-before="auto"/>
    </style:style>
    <style:style style:family="table-column" style:name="co_0_246">
      <style:table-column-properties style:column-width="2.143cm" fo:break-before="auto"/>
    </style:style>
    <style:style style:family="table-column" style:name="co_0_247">
      <style:table-column-properties style:column-width="2.143cm" fo:break-before="auto"/>
    </style:style>
    <style:style style:family="table-column" style:name="co_0_248">
      <style:table-column-properties style:column-width="2.143cm" fo:break-before="auto"/>
    </style:style>
    <style:style style:family="table-column" style:name="co_0_249">
      <style:table-column-properties style:column-width="2.143cm" fo:break-before="auto"/>
    </style:style>
    <style:style style:family="table-column" style:name="co_0_250">
      <style:table-column-properties style:column-width="2.143cm" fo:break-before="auto"/>
    </style:style>
    <style:style style:family="table-column" style:name="co_0_251">
      <style:table-column-properties style:column-width="2.143cm" fo:break-before="auto"/>
    </style:style>
    <style:style style:family="table-column" style:name="co_0_252">
      <style:table-column-properties style:column-width="2.143cm" fo:break-before="auto"/>
    </style:style>
    <style:style style:family="table-column" style:name="co_0_253">
      <style:table-column-properties style:column-width="2.143cm" fo:break-before="auto"/>
    </style:style>
    <style:style style:family="table-column" style:name="co_0_254">
      <style:table-column-properties style:column-width="2.143cm" fo:break-before="auto"/>
    </style:style>
    <style:style style:family="table-column" style:name="co_0_255">
      <style:table-column-properties style:column-width="2.143cm" fo:break-before="auto"/>
    </style:style>
    <style:style style:family="table-column" style:name="co_0_256">
      <style:table-column-properties style:column-width="2.143cm" fo:break-before="auto"/>
    </style:style>
    <style:style style:family="table-column" style:name="co_0_257">
      <style:table-column-properties style:column-width="2.143cm" fo:break-before="auto"/>
    </style:style>
    <style:style style:family="table-column" style:name="co_0_258">
      <style:table-column-properties style:column-width="2.143cm" fo:break-before="auto"/>
    </style:style>
    <style:style style:family="table-column" style:name="co_0_259">
      <style:table-column-properties style:column-width="2.143cm" fo:break-before="auto"/>
    </style:style>
    <style:style style:family="table-column" style:name="co_0_260">
      <style:table-column-properties style:column-width="2.143cm" fo:break-before="auto"/>
    </style:style>
    <style:style style:family="table-column" style:name="co_0_261">
      <style:table-column-properties style:column-width="2.143cm" fo:break-before="auto"/>
    </style:style>
    <style:style style:family="table-column" style:name="co_0_262">
      <style:table-column-properties style:column-width="2.143cm" fo:break-before="auto"/>
    </style:style>
    <style:style style:family="table-column" style:name="co_0_263">
      <style:table-column-properties style:column-width="2.143cm" fo:break-before="auto"/>
    </style:style>
    <style:style style:family="table-column" style:name="co_0_264">
      <style:table-column-properties style:column-width="2.143cm" fo:break-before="auto"/>
    </style:style>
    <style:style style:family="table-column" style:name="co_0_265">
      <style:table-column-properties style:column-width="2.143cm" fo:break-before="auto"/>
    </style:style>
    <style:style style:family="table-column" style:name="co_0_266">
      <style:table-column-properties style:column-width="2.143cm" fo:break-before="auto"/>
    </style:style>
    <style:style style:family="table-column" style:name="co_0_267">
      <style:table-column-properties style:column-width="2.143cm" fo:break-before="auto"/>
    </style:style>
    <style:style style:family="table-column" style:name="co_0_268">
      <style:table-column-properties style:column-width="2.143cm" fo:break-before="auto"/>
    </style:style>
    <style:style style:family="table-column" style:name="co_0_269">
      <style:table-column-properties style:column-width="2.143cm" fo:break-before="auto"/>
    </style:style>
    <style:style style:family="table-column" style:name="co_0_270">
      <style:table-column-properties style:column-width="2.143cm" fo:break-before="auto"/>
    </style:style>
    <style:style style:family="table-column" style:name="co_0_271">
      <style:table-column-properties style:column-width="2.143cm" fo:break-before="auto"/>
    </style:style>
    <style:style style:family="table-column" style:name="co_0_272">
      <style:table-column-properties style:column-width="2.143cm" fo:break-before="auto"/>
    </style:style>
    <style:style style:family="table-column" style:name="co_0_273">
      <style:table-column-properties style:column-width="2.143cm" fo:break-before="auto"/>
    </style:style>
    <style:style style:family="table-column" style:name="co_0_274">
      <style:table-column-properties style:column-width="2.143cm" fo:break-before="auto"/>
    </style:style>
    <style:style style:family="table-column" style:name="co_0_275">
      <style:table-column-properties style:column-width="2.143cm" fo:break-before="auto"/>
    </style:style>
    <style:style style:family="table-column" style:name="co_0_276">
      <style:table-column-properties style:column-width="2.143cm" fo:break-before="auto"/>
    </style:style>
    <style:style style:family="table-column" style:name="co_0_277">
      <style:table-column-properties style:column-width="2.143cm" fo:break-before="auto"/>
    </style:style>
    <style:style style:family="table-column" style:name="co_0_278">
      <style:table-column-properties style:column-width="2.143cm" fo:break-before="auto"/>
    </style:style>
    <style:style style:family="table-column" style:name="co_0_279">
      <style:table-column-properties style:column-width="2.143cm" fo:break-before="auto"/>
    </style:style>
    <style:style style:family="table-column" style:name="co_0_280">
      <style:table-column-properties style:column-width="2.143cm" fo:break-before="auto"/>
    </style:style>
    <style:style style:family="table-column" style:name="co_0_281">
      <style:table-column-properties style:column-width="2.143cm" fo:break-before="auto"/>
    </style:style>
    <style:style style:family="table-column" style:name="co_0_282">
      <style:table-column-properties style:column-width="2.143cm" fo:break-before="auto"/>
    </style:style>
    <style:style style:family="table-column" style:name="co_0_283">
      <style:table-column-properties style:column-width="2.143cm" fo:break-before="auto"/>
    </style:style>
    <style:style style:family="table-column" style:name="co_0_284">
      <style:table-column-properties style:column-width="2.143cm" fo:break-before="auto"/>
    </style:style>
    <style:style style:family="table-column" style:name="co_0_285">
      <style:table-column-properties style:column-width="2.143cm" fo:break-before="auto"/>
    </style:style>
    <style:style style:family="table-column" style:name="co_0_286">
      <style:table-column-properties style:column-width="2.143cm" fo:break-before="auto"/>
    </style:style>
    <style:style style:family="table-column" style:name="co_0_287">
      <style:table-column-properties style:column-width="2.143cm" fo:break-before="auto"/>
    </style:style>
    <style:style style:family="table-column" style:name="co_0_288">
      <style:table-column-properties style:column-width="2.143cm" fo:break-before="auto"/>
    </style:style>
    <style:style style:family="table-column" style:name="co_0_289">
      <style:table-column-properties style:column-width="2.143cm" fo:break-before="auto"/>
    </style:style>
    <style:style style:family="table-column" style:name="co_0_290">
      <style:table-column-properties style:column-width="2.143cm" fo:break-before="auto"/>
    </style:style>
    <style:style style:family="table-column" style:name="co_0_291">
      <style:table-column-properties style:column-width="2.143cm" fo:break-before="auto"/>
    </style:style>
    <style:style style:family="table-column" style:name="co_0_292">
      <style:table-column-properties style:column-width="2.143cm" fo:break-before="auto"/>
    </style:style>
    <style:style style:family="table-column" style:name="co_0_293">
      <style:table-column-properties style:column-width="2.143cm" fo:break-before="auto"/>
    </style:style>
    <style:style style:family="table-column" style:name="co_0_294">
      <style:table-column-properties style:column-width="2.143cm" fo:break-before="auto"/>
    </style:style>
    <style:style style:family="table-column" style:name="co_0_295">
      <style:table-column-properties style:column-width="2.143cm" fo:break-before="auto"/>
    </style:style>
    <style:style style:family="table-column" style:name="co_0_296">
      <style:table-column-properties style:column-width="2.143cm" fo:break-before="auto"/>
    </style:style>
    <style:style style:family="table-column" style:name="co_0_297">
      <style:table-column-properties style:column-width="2.143cm" fo:break-before="auto"/>
    </style:style>
    <style:style style:family="table-column" style:name="co_0_298">
      <style:table-column-properties style:column-width="2.143cm" fo:break-before="auto"/>
    </style:style>
    <style:style style:family="table-column" style:name="co_0_299">
      <style:table-column-properties style:column-width="2.143cm" fo:break-before="auto"/>
    </style:style>
    <style:style style:family="table-column" style:name="co_0_300">
      <style:table-column-properties style:column-width="2.143cm" fo:break-before="auto"/>
    </style:style>
    <style:style style:family="table-column" style:name="co_0_301">
      <style:table-column-properties style:column-width="2.143cm" fo:break-before="auto"/>
    </style:style>
    <style:style style:family="table-column" style:name="co_0_302">
      <style:table-column-properties style:column-width="2.143cm" fo:break-before="auto"/>
    </style:style>
    <style:style style:family="table-column" style:name="co_0_303">
      <style:table-column-properties style:column-width="2.143cm" fo:break-before="auto"/>
    </style:style>
    <style:style style:family="table-column" style:name="co_0_304">
      <style:table-column-properties style:column-width="2.143cm" fo:break-before="auto"/>
    </style:style>
    <style:style style:family="table-column" style:name="co_0_305">
      <style:table-column-properties style:column-width="2.143cm" fo:break-before="auto"/>
    </style:style>
    <style:style style:family="table-column" style:name="co_0_306">
      <style:table-column-properties style:column-width="2.143cm" fo:break-before="auto"/>
    </style:style>
    <style:style style:family="table-column" style:name="co_0_307">
      <style:table-column-properties style:column-width="2.143cm" fo:break-before="auto"/>
    </style:style>
    <style:style style:family="table-column" style:name="co_0_308">
      <style:table-column-properties style:column-width="2.143cm" fo:break-before="auto"/>
    </style:style>
    <style:style style:family="table-column" style:name="co_0_309">
      <style:table-column-properties style:column-width="2.143cm" fo:break-before="auto"/>
    </style:style>
    <style:style style:family="table-column" style:name="co_0_310">
      <style:table-column-properties style:column-width="2.143cm" fo:break-before="auto"/>
    </style:style>
    <style:style style:family="table-column" style:name="co_0_311">
      <style:table-column-properties style:column-width="2.143cm" fo:break-before="auto"/>
    </style:style>
    <style:style style:family="table-column" style:name="co_0_312">
      <style:table-column-properties style:column-width="2.143cm" fo:break-before="auto"/>
    </style:style>
    <style:style style:family="table-column" style:name="co_0_313">
      <style:table-column-properties style:column-width="2.143cm" fo:break-before="auto"/>
    </style:style>
    <style:style style:family="table-column" style:name="co_0_314">
      <style:table-column-properties style:column-width="2.143cm" fo:break-before="auto"/>
    </style:style>
    <style:style style:family="table-column" style:name="co_0_315">
      <style:table-column-properties style:column-width="2.143cm" fo:break-before="auto"/>
    </style:style>
    <style:style style:family="table-column" style:name="co_0_316">
      <style:table-column-properties style:column-width="2.143cm" fo:break-before="auto"/>
    </style:style>
    <style:style style:family="table-column" style:name="co_0_317">
      <style:table-column-properties style:column-width="2.143cm" fo:break-before="auto"/>
    </style:style>
    <style:style style:family="table-column" style:name="co_0_318">
      <style:table-column-properties style:column-width="2.143cm" fo:break-before="auto"/>
    </style:style>
    <style:style style:family="table-column" style:name="co_0_319">
      <style:table-column-properties style:column-width="2.143cm" fo:break-before="auto"/>
    </style:style>
    <style:style style:family="table-column" style:name="co_0_320">
      <style:table-column-properties style:column-width="2.143cm" fo:break-before="auto"/>
    </style:style>
    <style:style style:family="table-column" style:name="co_0_321">
      <style:table-column-properties style:column-width="2.143cm" fo:break-before="auto"/>
    </style:style>
    <style:style style:family="table-column" style:name="co_0_322">
      <style:table-column-properties style:column-width="2.143cm" fo:break-before="auto"/>
    </style:style>
    <style:style style:family="table-column" style:name="co_0_323">
      <style:table-column-properties style:column-width="2.143cm" fo:break-before="auto"/>
    </style:style>
    <style:style style:family="table-column" style:name="co_0_324">
      <style:table-column-properties style:column-width="2.143cm" fo:break-before="auto"/>
    </style:style>
    <style:style style:family="table-column" style:name="co_0_325">
      <style:table-column-properties style:column-width="2.143cm" fo:break-before="auto"/>
    </style:style>
    <style:style style:family="table-column" style:name="co_0_326">
      <style:table-column-properties style:column-width="2.143cm" fo:break-before="auto"/>
    </style:style>
    <style:style style:family="table-column" style:name="co_0_327">
      <style:table-column-properties style:column-width="2.143cm" fo:break-before="auto"/>
    </style:style>
    <style:style style:family="table-column" style:name="co_0_328">
      <style:table-column-properties style:column-width="2.143cm" fo:break-before="auto"/>
    </style:style>
    <style:style style:family="table-column" style:name="co_0_329">
      <style:table-column-properties style:column-width="2.143cm" fo:break-before="auto"/>
    </style:style>
    <style:style style:family="table-column" style:name="co_0_330">
      <style:table-column-properties style:column-width="2.143cm" fo:break-before="auto"/>
    </style:style>
    <style:style style:family="table-column" style:name="co_0_331">
      <style:table-column-properties style:column-width="2.143cm" fo:break-before="auto"/>
    </style:style>
    <style:style style:family="table-column" style:name="co_0_332">
      <style:table-column-properties style:column-width="2.143cm" fo:break-before="auto"/>
    </style:style>
    <style:style style:family="table-column" style:name="co_0_333">
      <style:table-column-properties style:column-width="2.143cm" fo:break-before="auto"/>
    </style:style>
    <style:style style:family="table-column" style:name="co_0_334">
      <style:table-column-properties style:column-width="2.143cm" fo:break-before="auto"/>
    </style:style>
    <style:style style:family="table-column" style:name="co_0_335">
      <style:table-column-properties style:column-width="2.143cm" fo:break-before="auto"/>
    </style:style>
    <style:style style:family="table-column" style:name="co_0_336">
      <style:table-column-properties style:column-width="2.143cm" fo:break-before="auto"/>
    </style:style>
    <style:style style:family="table-column" style:name="co_0_337">
      <style:table-column-properties style:column-width="2.143cm" fo:break-before="auto"/>
    </style:style>
    <style:style style:family="table-column" style:name="co_0_338">
      <style:table-column-properties style:column-width="2.143cm" fo:break-before="auto"/>
    </style:style>
    <style:style style:family="table-column" style:name="co_0_339">
      <style:table-column-properties style:column-width="2.143cm" fo:break-before="auto"/>
    </style:style>
    <style:style style:family="table-column" style:name="co_0_340">
      <style:table-column-properties style:column-width="2.143cm" fo:break-before="auto"/>
    </style:style>
    <style:style style:family="table-column" style:name="co_0_341">
      <style:table-column-properties style:column-width="2.143cm" fo:break-before="auto"/>
    </style:style>
    <style:style style:family="table-column" style:name="co_0_342">
      <style:table-column-properties style:column-width="2.143cm" fo:break-before="auto"/>
    </style:style>
    <style:style style:family="table-column" style:name="co_0_343">
      <style:table-column-properties style:column-width="2.143cm" fo:break-before="auto"/>
    </style:style>
    <style:style style:family="table-column" style:name="co_0_344">
      <style:table-column-properties style:column-width="2.143cm" fo:break-before="auto"/>
    </style:style>
    <style:style style:family="table-column" style:name="co_0_345">
      <style:table-column-properties style:column-width="2.143cm" fo:break-before="auto"/>
    </style:style>
    <style:style style:family="table-column" style:name="co_0_346">
      <style:table-column-properties style:column-width="2.143cm" fo:break-before="auto"/>
    </style:style>
    <style:style style:family="table-column" style:name="co_0_347">
      <style:table-column-properties style:column-width="2.143cm" fo:break-before="auto"/>
    </style:style>
    <style:style style:family="table-column" style:name="co_0_348">
      <style:table-column-properties style:column-width="2.143cm" fo:break-before="auto"/>
    </style:style>
    <style:style style:family="table-column" style:name="co_0_349">
      <style:table-column-properties style:column-width="2.143cm" fo:break-before="auto"/>
    </style:style>
    <style:style style:family="table-column" style:name="co_0_350">
      <style:table-column-properties style:column-width="2.143cm" fo:break-before="auto"/>
    </style:style>
    <style:style style:family="table-column" style:name="co_0_351">
      <style:table-column-properties style:column-width="2.143cm" fo:break-before="auto"/>
    </style:style>
    <style:style style:family="table-column" style:name="co_0_352">
      <style:table-column-properties style:column-width="2.143cm" fo:break-before="auto"/>
    </style:style>
    <style:style style:family="table-column" style:name="co_0_353">
      <style:table-column-properties style:column-width="2.143cm" fo:break-before="auto"/>
    </style:style>
    <style:style style:family="table-column" style:name="co_0_354">
      <style:table-column-properties style:column-width="2.143cm" fo:break-before="auto"/>
    </style:style>
    <style:style style:family="table-column" style:name="co_0_355">
      <style:table-column-properties style:column-width="2.143cm" fo:break-before="auto"/>
    </style:style>
    <style:style style:family="table-column" style:name="co_0_356">
      <style:table-column-properties style:column-width="2.143cm" fo:break-before="auto"/>
    </style:style>
    <style:style style:family="table-column" style:name="co_0_357">
      <style:table-column-properties style:column-width="2.143cm" fo:break-before="auto"/>
    </style:style>
    <style:style style:family="table-column" style:name="co_0_358">
      <style:table-column-properties style:column-width="2.143cm" fo:break-before="auto"/>
    </style:style>
    <style:style style:family="table-column" style:name="co_0_359">
      <style:table-column-properties style:column-width="2.143cm" fo:break-before="auto"/>
    </style:style>
    <style:style style:family="table-column" style:name="co_0_360">
      <style:table-column-properties style:column-width="2.143cm" fo:break-before="auto"/>
    </style:style>
    <style:style style:family="table-column" style:name="co_0_361">
      <style:table-column-properties style:column-width="2.143cm" fo:break-before="auto"/>
    </style:style>
    <style:style style:family="table-column" style:name="co_0_362">
      <style:table-column-properties style:column-width="2.143cm" fo:break-before="auto"/>
    </style:style>
    <style:style style:family="table-column" style:name="co_0_363">
      <style:table-column-properties style:column-width="2.143cm" fo:break-before="auto"/>
    </style:style>
    <style:style style:family="table-column" style:name="co_0_364">
      <style:table-column-properties style:column-width="2.143cm" fo:break-before="auto"/>
    </style:style>
    <style:style style:family="table-column" style:name="co_0_365">
      <style:table-column-properties style:column-width="2.143cm" fo:break-before="auto"/>
    </style:style>
    <style:style style:family="table-column" style:name="co_0_366">
      <style:table-column-properties style:column-width="2.143cm" fo:break-before="auto"/>
    </style:style>
    <style:style style:family="table-column" style:name="co_0_367">
      <style:table-column-properties style:column-width="2.143cm" fo:break-before="auto"/>
    </style:style>
    <style:style style:family="table-column" style:name="co_0_368">
      <style:table-column-properties style:column-width="2.143cm" fo:break-before="auto"/>
    </style:style>
    <style:style style:family="table-column" style:name="co_0_369">
      <style:table-column-properties style:column-width="2.143cm" fo:break-before="auto"/>
    </style:style>
    <style:style style:family="table-column" style:name="co_0_370">
      <style:table-column-properties style:column-width="2.143cm" fo:break-before="auto"/>
    </style:style>
    <style:style style:family="table-column" style:name="co_0_371">
      <style:table-column-properties style:column-width="2.143cm" fo:break-before="auto"/>
    </style:style>
    <style:style style:family="table-column" style:name="co_0_372">
      <style:table-column-properties style:column-width="2.143cm" fo:break-before="auto"/>
    </style:style>
    <style:style style:family="table-column" style:name="co_0_373">
      <style:table-column-properties style:column-width="2.143cm" fo:break-before="auto"/>
    </style:style>
    <style:style style:family="table-column" style:name="co_0_374">
      <style:table-column-properties style:column-width="2.143cm" fo:break-before="auto"/>
    </style:style>
    <style:style style:family="table-column" style:name="co_0_375">
      <style:table-column-properties style:column-width="2.143cm" fo:break-before="auto"/>
    </style:style>
    <style:style style:family="table-column" style:name="co_0_376">
      <style:table-column-properties style:column-width="2.143cm" fo:break-before="auto"/>
    </style:style>
    <style:style style:family="table-column" style:name="co_0_377">
      <style:table-column-properties style:column-width="2.143cm" fo:break-before="auto"/>
    </style:style>
    <style:style style:family="table-column" style:name="co_0_378">
      <style:table-column-properties style:column-width="2.143cm" fo:break-before="auto"/>
    </style:style>
    <style:style style:family="table-column" style:name="co_0_379">
      <style:table-column-properties style:column-width="2.143cm" fo:break-before="auto"/>
    </style:style>
    <style:style style:family="table-column" style:name="co_0_380">
      <style:table-column-properties style:column-width="2.143cm" fo:break-before="auto"/>
    </style:style>
    <style:style style:family="table-column" style:name="co_0_381">
      <style:table-column-properties style:column-width="2.143cm" fo:break-before="auto"/>
    </style:style>
    <style:style style:family="table-column" style:name="co_0_382">
      <style:table-column-properties style:column-width="2.143cm" fo:break-before="auto"/>
    </style:style>
    <style:style style:family="table-column" style:name="co_0_383">
      <style:table-column-properties style:column-width="2.143cm" fo:break-before="auto"/>
    </style:style>
    <style:style style:family="table-column" style:name="co_0_384">
      <style:table-column-properties style:column-width="2.143cm" fo:break-before="auto"/>
    </style:style>
    <style:style style:family="table-column" style:name="co_0_385">
      <style:table-column-properties style:column-width="2.143cm" fo:break-before="auto"/>
    </style:style>
    <style:style style:family="table-column" style:name="co_0_386">
      <style:table-column-properties style:column-width="2.143cm" fo:break-before="auto"/>
    </style:style>
    <style:style style:family="table-column" style:name="co_0_387">
      <style:table-column-properties style:column-width="2.143cm" fo:break-before="auto"/>
    </style:style>
    <style:style style:family="table-column" style:name="co_0_388">
      <style:table-column-properties style:column-width="2.143cm" fo:break-before="auto"/>
    </style:style>
    <style:style style:family="table-column" style:name="co_0_389">
      <style:table-column-properties style:column-width="2.143cm" fo:break-before="auto"/>
    </style:style>
    <style:style style:family="table-column" style:name="co_0_390">
      <style:table-column-properties style:column-width="2.143cm" fo:break-before="auto"/>
    </style:style>
    <style:style style:family="table-column" style:name="co_0_391">
      <style:table-column-properties style:column-width="2.143cm" fo:break-before="auto"/>
    </style:style>
    <style:style style:family="table-column" style:name="co_0_392">
      <style:table-column-properties style:column-width="2.143cm" fo:break-before="auto"/>
    </style:style>
    <style:style style:family="table-column" style:name="co_0_393">
      <style:table-column-properties style:column-width="2.143cm" fo:break-before="auto"/>
    </style:style>
    <style:style style:family="table-column" style:name="co_0_394">
      <style:table-column-properties style:column-width="2.143cm" fo:break-before="auto"/>
    </style:style>
    <style:style style:family="table-column" style:name="co_0_395">
      <style:table-column-properties style:column-width="2.143cm" fo:break-before="auto"/>
    </style:style>
    <style:style style:family="table-column" style:name="co_0_396">
      <style:table-column-properties style:column-width="2.143cm" fo:break-before="auto"/>
    </style:style>
    <style:style style:family="table-column" style:name="co_0_397">
      <style:table-column-properties style:column-width="2.143cm" fo:break-before="auto"/>
    </style:style>
    <style:style style:family="table-column" style:name="co_0_398">
      <style:table-column-properties style:column-width="2.143cm" fo:break-before="auto"/>
    </style:style>
    <style:style style:family="table-column" style:name="co_0_399">
      <style:table-column-properties style:column-width="2.143cm" fo:break-before="auto"/>
    </style:style>
    <style:style style:family="table-column" style:name="co_0_400">
      <style:table-column-properties style:column-width="2.143cm" fo:break-before="auto"/>
    </style:style>
    <style:style style:family="table-column" style:name="co_0_401">
      <style:table-column-properties style:column-width="2.143cm" fo:break-before="auto"/>
    </style:style>
    <style:style style:family="table-column" style:name="co_0_402">
      <style:table-column-properties style:column-width="2.143cm" fo:break-before="auto"/>
    </style:style>
    <style:style style:family="table-column" style:name="co_0_403">
      <style:table-column-properties style:column-width="2.143cm" fo:break-before="auto"/>
    </style:style>
    <style:style style:family="table-column" style:name="co_0_404">
      <style:table-column-properties style:column-width="2.143cm" fo:break-before="auto"/>
    </style:style>
    <style:style style:family="table-column" style:name="co_0_405">
      <style:table-column-properties style:column-width="2.143cm" fo:break-before="auto"/>
    </style:style>
    <style:style style:family="table-column" style:name="co_0_406">
      <style:table-column-properties style:column-width="2.143cm" fo:break-before="auto"/>
    </style:style>
    <style:style style:family="table-column" style:name="co_0_407">
      <style:table-column-properties style:column-width="2.143cm" fo:break-before="auto"/>
    </style:style>
    <style:style style:family="table-column" style:name="co_0_408">
      <style:table-column-properties style:column-width="2.143cm" fo:break-before="auto"/>
    </style:style>
    <style:style style:family="table-column" style:name="co_0_409">
      <style:table-column-properties style:column-width="2.143cm" fo:break-before="auto"/>
    </style:style>
    <style:style style:family="table-column" style:name="co_0_410">
      <style:table-column-properties style:column-width="2.143cm" fo:break-before="auto"/>
    </style:style>
    <style:style style:family="table-column" style:name="co_0_411">
      <style:table-column-properties style:column-width="2.143cm" fo:break-before="auto"/>
    </style:style>
    <style:style style:family="table-column" style:name="co_0_412">
      <style:table-column-properties style:column-width="2.143cm" fo:break-before="auto"/>
    </style:style>
    <style:style style:family="table-column" style:name="co_0_413">
      <style:table-column-properties style:column-width="2.143cm" fo:break-before="auto"/>
    </style:style>
    <style:style style:family="table-column" style:name="co_0_414">
      <style:table-column-properties style:column-width="2.143cm" fo:break-before="auto"/>
    </style:style>
    <style:style style:family="table-column" style:name="co_0_415">
      <style:table-column-properties style:column-width="2.143cm" fo:break-before="auto"/>
    </style:style>
    <style:style style:family="table-column" style:name="co_0_416">
      <style:table-column-properties style:column-width="2.143cm" fo:break-before="auto"/>
    </style:style>
    <style:style style:family="table-column" style:name="co_0_417">
      <style:table-column-properties style:column-width="2.143cm" fo:break-before="auto"/>
    </style:style>
    <style:style style:family="table-column" style:name="co_0_418">
      <style:table-column-properties style:column-width="2.143cm" fo:break-before="auto"/>
    </style:style>
    <style:style style:family="table-column" style:name="co_0_419">
      <style:table-column-properties style:column-width="2.143cm" fo:break-before="auto"/>
    </style:style>
    <style:style style:family="table-column" style:name="co_0_420">
      <style:table-column-properties style:column-width="2.143cm" fo:break-before="auto"/>
    </style:style>
    <style:style style:family="table-column" style:name="co_0_421">
      <style:table-column-properties style:column-width="2.143cm" fo:break-before="auto"/>
    </style:style>
    <style:style style:family="table-column" style:name="co_0_422">
      <style:table-column-properties style:column-width="2.143cm" fo:break-before="auto"/>
    </style:style>
    <style:style style:family="table-column" style:name="co_0_423">
      <style:table-column-properties style:column-width="2.143cm" fo:break-before="auto"/>
    </style:style>
    <style:style style:family="table-column" style:name="co_0_424">
      <style:table-column-properties style:column-width="2.143cm" fo:break-before="auto"/>
    </style:style>
    <style:style style:family="table-column" style:name="co_0_425">
      <style:table-column-properties style:column-width="2.143cm" fo:break-before="auto"/>
    </style:style>
    <style:style style:family="table-column" style:name="co_0_426">
      <style:table-column-properties style:column-width="2.143cm" fo:break-before="auto"/>
    </style:style>
    <style:style style:family="table-column" style:name="co_0_427">
      <style:table-column-properties style:column-width="2.143cm" fo:break-before="auto"/>
    </style:style>
    <style:style style:family="table-column" style:name="co_0_428">
      <style:table-column-properties style:column-width="2.143cm" fo:break-before="auto"/>
    </style:style>
    <style:style style:family="table-column" style:name="co_0_429">
      <style:table-column-properties style:column-width="2.143cm" fo:break-before="auto"/>
    </style:style>
    <style:style style:family="table-column" style:name="co_0_430">
      <style:table-column-properties style:column-width="2.143cm" fo:break-before="auto"/>
    </style:style>
    <style:style style:family="table-column" style:name="co_0_431">
      <style:table-column-properties style:column-width="2.143cm" fo:break-before="auto"/>
    </style:style>
    <style:style style:family="table-column" style:name="co_0_432">
      <style:table-column-properties style:column-width="2.143cm" fo:break-before="auto"/>
    </style:style>
    <style:style style:family="table-column" style:name="co_0_433">
      <style:table-column-properties style:column-width="2.143cm" fo:break-before="auto"/>
    </style:style>
    <style:style style:family="table-column" style:name="co_0_434">
      <style:table-column-properties style:column-width="2.143cm" fo:break-before="auto"/>
    </style:style>
    <style:style style:family="table-column" style:name="co_0_435">
      <style:table-column-properties style:column-width="2.143cm" fo:break-before="auto"/>
    </style:style>
    <style:style style:family="table-column" style:name="co_0_436">
      <style:table-column-properties style:column-width="2.143cm" fo:break-before="auto"/>
    </style:style>
    <style:style style:family="table-column" style:name="co_0_437">
      <style:table-column-properties style:column-width="2.143cm" fo:break-before="auto"/>
    </style:style>
    <style:style style:family="table-column" style:name="co_0_438">
      <style:table-column-properties style:column-width="2.143cm" fo:break-before="auto"/>
    </style:style>
    <style:style style:family="table-column" style:name="co_0_439">
      <style:table-column-properties style:column-width="2.143cm" fo:break-before="auto"/>
    </style:style>
    <style:style style:family="table-column" style:name="co_0_440">
      <style:table-column-properties style:column-width="2.143cm" fo:break-before="auto"/>
    </style:style>
    <style:style style:family="table-column" style:name="co_0_441">
      <style:table-column-properties style:column-width="2.143cm" fo:break-before="auto"/>
    </style:style>
    <style:style style:family="table-column" style:name="co_0_442">
      <style:table-column-properties style:column-width="2.143cm" fo:break-before="auto"/>
    </style:style>
    <style:style style:family="table-column" style:name="co_0_443">
      <style:table-column-properties style:column-width="2.143cm" fo:break-before="auto"/>
    </style:style>
    <style:style style:family="table-column" style:name="co_0_444">
      <style:table-column-properties style:column-width="2.143cm" fo:break-before="auto"/>
    </style:style>
    <style:style style:family="table-column" style:name="co_0_445">
      <style:table-column-properties style:column-width="2.143cm" fo:break-before="auto"/>
    </style:style>
    <style:style style:family="table-column" style:name="co_0_446">
      <style:table-column-properties style:column-width="2.143cm" fo:break-before="auto"/>
    </style:style>
    <style:style style:family="table-column" style:name="co_0_447">
      <style:table-column-properties style:column-width="2.143cm" fo:break-before="auto"/>
    </style:style>
    <style:style style:family="table-column" style:name="co_0_448">
      <style:table-column-properties style:column-width="2.143cm" fo:break-before="auto"/>
    </style:style>
    <style:style style:family="table-column" style:name="co_0_449">
      <style:table-column-properties style:column-width="2.143cm" fo:break-before="auto"/>
    </style:style>
    <style:style style:family="table-column" style:name="co_0_450">
      <style:table-column-properties style:column-width="2.143cm" fo:break-before="auto"/>
    </style:style>
    <style:style style:family="table-column" style:name="co_0_451">
      <style:table-column-properties style:column-width="2.143cm" fo:break-before="auto"/>
    </style:style>
    <style:style style:family="table-column" style:name="co_0_452">
      <style:table-column-properties style:column-width="2.143cm" fo:break-before="auto"/>
    </style:style>
    <style:style style:family="table-column" style:name="co_0_453">
      <style:table-column-properties style:column-width="2.143cm" fo:break-before="auto"/>
    </style:style>
    <style:style style:family="table-column" style:name="co_0_454">
      <style:table-column-properties style:column-width="2.143cm" fo:break-before="auto"/>
    </style:style>
    <style:style style:family="table-column" style:name="co_0_455">
      <style:table-column-properties style:column-width="2.143cm" fo:break-before="auto"/>
    </style:style>
    <style:style style:family="table-column" style:name="co_0_456">
      <style:table-column-properties style:column-width="2.143cm" fo:break-before="auto"/>
    </style:style>
    <style:style style:family="table-column" style:name="co_0_457">
      <style:table-column-properties style:column-width="2.143cm" fo:break-before="auto"/>
    </style:style>
    <style:style style:family="table-column" style:name="co_0_458">
      <style:table-column-properties style:column-width="2.143cm" fo:break-before="auto"/>
    </style:style>
    <style:style style:family="table-column" style:name="co_0_459">
      <style:table-column-properties style:column-width="2.143cm" fo:break-before="auto"/>
    </style:style>
    <style:style style:family="table-column" style:name="co_0_460">
      <style:table-column-properties style:column-width="2.143cm" fo:break-before="auto"/>
    </style:style>
    <style:style style:family="table-column" style:name="co_0_461">
      <style:table-column-properties style:column-width="2.143cm" fo:break-before="auto"/>
    </style:style>
    <style:style style:family="table-column" style:name="co_0_462">
      <style:table-column-properties style:column-width="2.143cm" fo:break-before="auto"/>
    </style:style>
    <style:style style:family="table-column" style:name="co_0_463">
      <style:table-column-properties style:column-width="2.143cm" fo:break-before="auto"/>
    </style:style>
    <style:style style:family="table-column" style:name="co_0_464">
      <style:table-column-properties style:column-width="2.143cm" fo:break-before="auto"/>
    </style:style>
    <style:style style:family="table-column" style:name="co_0_465">
      <style:table-column-properties style:column-width="2.143cm" fo:break-before="auto"/>
    </style:style>
    <style:style style:family="table-column" style:name="co_0_466">
      <style:table-column-properties style:column-width="2.143cm" fo:break-before="auto"/>
    </style:style>
    <style:style style:family="table-column" style:name="co_0_467">
      <style:table-column-properties style:column-width="2.143cm" fo:break-before="auto"/>
    </style:style>
    <style:style style:family="table-column" style:name="co_0_468">
      <style:table-column-properties style:column-width="2.143cm" fo:break-before="auto"/>
    </style:style>
    <style:style style:family="table-column" style:name="co_0_469">
      <style:table-column-properties style:column-width="2.143cm" fo:break-before="auto"/>
    </style:style>
    <style:style style:family="table-column" style:name="co_0_470">
      <style:table-column-properties style:column-width="2.143cm" fo:break-before="auto"/>
    </style:style>
    <style:style style:family="table-column" style:name="co_0_471">
      <style:table-column-properties style:column-width="2.143cm" fo:break-before="auto"/>
    </style:style>
    <style:style style:family="table-column" style:name="co_0_472">
      <style:table-column-properties style:column-width="2.143cm" fo:break-before="auto"/>
    </style:style>
    <style:style style:family="table-column" style:name="co_0_473">
      <style:table-column-properties style:column-width="2.143cm" fo:break-before="auto"/>
    </style:style>
    <style:style style:family="table-column" style:name="co_0_474">
      <style:table-column-properties style:column-width="2.143cm" fo:break-before="auto"/>
    </style:style>
    <style:style style:family="table-column" style:name="co_0_475">
      <style:table-column-properties style:column-width="2.143cm" fo:break-before="auto"/>
    </style:style>
    <style:style style:family="table-column" style:name="co_0_476">
      <style:table-column-properties style:column-width="2.143cm" fo:break-before="auto"/>
    </style:style>
    <style:style style:family="table-column" style:name="co_0_477">
      <style:table-column-properties style:column-width="2.143cm" fo:break-before="auto"/>
    </style:style>
    <style:style style:family="table-column" style:name="co_0_478">
      <style:table-column-properties style:column-width="2.143cm" fo:break-before="auto"/>
    </style:style>
    <style:style style:family="table-column" style:name="co_0_479">
      <style:table-column-properties style:column-width="2.143cm" fo:break-before="auto"/>
    </style:style>
    <style:style style:family="table-column" style:name="co_0_480">
      <style:table-column-properties style:column-width="2.143cm" fo:break-before="auto"/>
    </style:style>
    <style:style style:family="table-column" style:name="co_0_481">
      <style:table-column-properties style:column-width="2.143cm" fo:break-before="auto"/>
    </style:style>
    <style:style style:family="table-column" style:name="co_0_482">
      <style:table-column-properties style:column-width="2.143cm" fo:break-before="auto"/>
    </style:style>
    <style:style style:family="table-column" style:name="co_0_483">
      <style:table-column-properties style:column-width="2.143cm" fo:break-before="auto"/>
    </style:style>
    <style:style style:family="table-column" style:name="co_0_484">
      <style:table-column-properties style:column-width="2.143cm" fo:break-before="auto"/>
    </style:style>
    <style:style style:family="table-column" style:name="co_0_485">
      <style:table-column-properties style:column-width="2.143cm" fo:break-before="auto"/>
    </style:style>
    <style:style style:family="table-column" style:name="co_0_486">
      <style:table-column-properties style:column-width="2.143cm" fo:break-before="auto"/>
    </style:style>
    <style:style style:family="table-column" style:name="co_0_487">
      <style:table-column-properties style:column-width="2.143cm" fo:break-before="auto"/>
    </style:style>
    <style:style style:family="table-column" style:name="co_0_488">
      <style:table-column-properties style:column-width="2.143cm" fo:break-before="auto"/>
    </style:style>
    <style:style style:family="table-column" style:name="co_0_489">
      <style:table-column-properties style:column-width="2.143cm" fo:break-before="auto"/>
    </style:style>
    <style:style style:family="table-column" style:name="co_0_490">
      <style:table-column-properties style:column-width="2.143cm" fo:break-before="auto"/>
    </style:style>
    <style:style style:family="table-column" style:name="co_0_491">
      <style:table-column-properties style:column-width="2.143cm" fo:break-before="auto"/>
    </style:style>
    <style:style style:family="table-column" style:name="co_0_492">
      <style:table-column-properties style:column-width="2.143cm" fo:break-before="auto"/>
    </style:style>
    <style:style style:family="table-column" style:name="co_0_493">
      <style:table-column-properties style:column-width="2.143cm" fo:break-before="auto"/>
    </style:style>
    <style:style style:family="table-column" style:name="co_0_494">
      <style:table-column-properties style:column-width="2.143cm" fo:break-before="auto"/>
    </style:style>
    <style:style style:family="table-column" style:name="co_0_495">
      <style:table-column-properties style:column-width="2.143cm" fo:break-before="auto"/>
    </style:style>
    <style:style style:family="table-column" style:name="co_0_496">
      <style:table-column-properties style:column-width="2.143cm" fo:break-before="auto"/>
    </style:style>
    <style:style style:family="table-column" style:name="co_0_497">
      <style:table-column-properties style:column-width="2.143cm" fo:break-before="auto"/>
    </style:style>
    <style:style style:family="table-column" style:name="co_0_498">
      <style:table-column-properties style:column-width="2.143cm" fo:break-before="auto"/>
    </style:style>
    <style:style style:family="table-column" style:name="co_0_499">
      <style:table-column-properties style:column-width="2.143cm" fo:break-before="auto"/>
    </style:style>
    <style:style style:family="table-column" style:name="co_0_500">
      <style:table-column-properties style:column-width="2.143cm" fo:break-before="auto"/>
    </style:style>
    <style:style style:family="table-column" style:name="co_0_501">
      <style:table-column-properties style:column-width="2.143cm" fo:break-before="auto"/>
    </style:style>
    <style:style style:family="table-column" style:name="co_0_502">
      <style:table-column-properties style:column-width="2.143cm" fo:break-before="auto"/>
    </style:style>
    <style:style style:family="table-column" style:name="co_0_503">
      <style:table-column-properties style:column-width="2.143cm" fo:break-before="auto"/>
    </style:style>
    <style:style style:family="table-column" style:name="co_0_504">
      <style:table-column-properties style:column-width="2.143cm" fo:break-before="auto"/>
    </style:style>
    <style:style style:family="table-column" style:name="co_0_505">
      <style:table-column-properties style:column-width="2.143cm" fo:break-before="auto"/>
    </style:style>
    <style:style style:family="table-column" style:name="co_0_506">
      <style:table-column-properties style:column-width="2.143cm" fo:break-before="auto"/>
    </style:style>
    <style:style style:family="table-column" style:name="co_0_507">
      <style:table-column-properties style:column-width="2.143cm" fo:break-before="auto"/>
    </style:style>
    <style:style style:family="table-column" style:name="co_0_508">
      <style:table-column-properties style:column-width="2.143cm" fo:break-before="auto"/>
    </style:style>
    <style:style style:family="table-column" style:name="co_0_509">
      <style:table-column-properties style:column-width="2.143cm" fo:break-before="auto"/>
    </style:style>
    <style:style style:family="table-column" style:name="co_0_510">
      <style:table-column-properties style:column-width="2.143cm" fo:break-before="auto"/>
    </style:style>
    <style:style style:family="table-column" style:name="co_0_511">
      <style:table-column-properties style:column-width="2.143cm" fo:break-before="auto"/>
    </style:style>
    <style:style style:family="table-column" style:name="co_0_512">
      <style:table-column-properties style:column-width="2.143cm" fo:break-before="auto"/>
    </style:style>
    <style:style style:family="table-column" style:name="co_0_513">
      <style:table-column-properties style:column-width="2.143cm" fo:break-before="auto"/>
    </style:style>
    <style:style style:family="table-column" style:name="co_0_514">
      <style:table-column-properties style:column-width="2.143cm" fo:break-before="auto"/>
    </style:style>
    <style:style style:family="table-column" style:name="co_0_515">
      <style:table-column-properties style:column-width="2.143cm" fo:break-before="auto"/>
    </style:style>
    <style:style style:family="table-column" style:name="co_0_516">
      <style:table-column-properties style:column-width="2.143cm" fo:break-before="auto"/>
    </style:style>
    <style:style style:family="table-column" style:name="co_0_517">
      <style:table-column-properties style:column-width="2.143cm" fo:break-before="auto"/>
    </style:style>
    <style:style style:family="table-column" style:name="co_0_518">
      <style:table-column-properties style:column-width="2.143cm" fo:break-before="auto"/>
    </style:style>
    <style:style style:family="table-column" style:name="co_0_519">
      <style:table-column-properties style:column-width="2.143cm" fo:break-before="auto"/>
    </style:style>
    <style:style style:family="table-column" style:name="co_0_520">
      <style:table-column-properties style:column-width="2.143cm" fo:break-before="auto"/>
    </style:style>
    <style:style style:family="table-column" style:name="co_0_521">
      <style:table-column-properties style:column-width="2.143cm" fo:break-before="auto"/>
    </style:style>
    <style:style style:family="table-column" style:name="co_0_522">
      <style:table-column-properties style:column-width="2.143cm" fo:break-before="auto"/>
    </style:style>
    <style:style style:family="table-column" style:name="co_0_523">
      <style:table-column-properties style:column-width="2.143cm" fo:break-before="auto"/>
    </style:style>
    <style:style style:family="table-column" style:name="co_0_524">
      <style:table-column-properties style:column-width="2.143cm" fo:break-before="auto"/>
    </style:style>
    <style:style style:family="table-column" style:name="co_0_525">
      <style:table-column-properties style:column-width="2.143cm" fo:break-before="auto"/>
    </style:style>
    <style:style style:family="table-column" style:name="co_0_526">
      <style:table-column-properties style:column-width="2.143cm" fo:break-before="auto"/>
    </style:style>
    <style:style style:family="table-column" style:name="co_0_527">
      <style:table-column-properties style:column-width="2.143cm" fo:break-before="auto"/>
    </style:style>
    <style:style style:family="table-column" style:name="co_0_528">
      <style:table-column-properties style:column-width="2.143cm" fo:break-before="auto"/>
    </style:style>
    <style:style style:family="table-column" style:name="co_0_529">
      <style:table-column-properties style:column-width="2.143cm" fo:break-before="auto"/>
    </style:style>
    <style:style style:family="table-column" style:name="co_0_530">
      <style:table-column-properties style:column-width="2.143cm" fo:break-before="auto"/>
    </style:style>
    <style:style style:family="table-column" style:name="co_0_531">
      <style:table-column-properties style:column-width="2.143cm" fo:break-before="auto"/>
    </style:style>
    <style:style style:family="table-column" style:name="co_0_532">
      <style:table-column-properties style:column-width="2.143cm" fo:break-before="auto"/>
    </style:style>
    <style:style style:family="table-column" style:name="co_0_533">
      <style:table-column-properties style:column-width="2.143cm" fo:break-before="auto"/>
    </style:style>
    <style:style style:family="table-column" style:name="co_0_534">
      <style:table-column-properties style:column-width="2.143cm" fo:break-before="auto"/>
    </style:style>
    <style:style style:family="table-column" style:name="co_0_535">
      <style:table-column-properties style:column-width="2.143cm" fo:break-before="auto"/>
    </style:style>
    <style:style style:family="table-column" style:name="co_0_536">
      <style:table-column-properties style:column-width="2.143cm" fo:break-before="auto"/>
    </style:style>
    <style:style style:family="table-column" style:name="co_0_537">
      <style:table-column-properties style:column-width="2.143cm" fo:break-before="auto"/>
    </style:style>
    <style:style style:family="table-column" style:name="co_0_538">
      <style:table-column-properties style:column-width="2.143cm" fo:break-before="auto"/>
    </style:style>
    <style:style style:family="table-column" style:name="co_0_539">
      <style:table-column-properties style:column-width="2.143cm" fo:break-before="auto"/>
    </style:style>
    <style:style style:family="table-column" style:name="co_0_540">
      <style:table-column-properties style:column-width="2.143cm" fo:break-before="auto"/>
    </style:style>
    <style:style style:family="table-column" style:name="co_0_541">
      <style:table-column-properties style:column-width="2.143cm" fo:break-before="auto"/>
    </style:style>
    <style:style style:family="table-column" style:name="co_0_542">
      <style:table-column-properties style:column-width="2.143cm" fo:break-before="auto"/>
    </style:style>
    <style:style style:family="table-column" style:name="co_0_543">
      <style:table-column-properties style:column-width="2.143cm" fo:break-before="auto"/>
    </style:style>
    <style:style style:family="table-column" style:name="co_0_544">
      <style:table-column-properties style:column-width="2.143cm" fo:break-before="auto"/>
    </style:style>
    <style:style style:family="table-column" style:name="co_0_545">
      <style:table-column-properties style:column-width="2.143cm" fo:break-before="auto"/>
    </style:style>
    <style:style style:family="table-column" style:name="co_0_546">
      <style:table-column-properties style:column-width="2.143cm" fo:break-before="auto"/>
    </style:style>
    <style:style style:family="table-column" style:name="co_0_547">
      <style:table-column-properties style:column-width="2.143cm" fo:break-before="auto"/>
    </style:style>
    <style:style style:family="table-column" style:name="co_0_548">
      <style:table-column-properties style:column-width="2.143cm" fo:break-before="auto"/>
    </style:style>
    <style:style style:family="table-column" style:name="co_0_549">
      <style:table-column-properties style:column-width="2.143cm" fo:break-before="auto"/>
    </style:style>
    <style:style style:family="table-column" style:name="co_0_550">
      <style:table-column-properties style:column-width="2.143cm" fo:break-before="auto"/>
    </style:style>
    <style:style style:family="table-column" style:name="co_0_551">
      <style:table-column-properties style:column-width="2.143cm" fo:break-before="auto"/>
    </style:style>
    <style:style style:family="table-column" style:name="co_0_552">
      <style:table-column-properties style:column-width="2.143cm" fo:break-before="auto"/>
    </style:style>
    <style:style style:family="table-column" style:name="co_0_553">
      <style:table-column-properties style:column-width="2.143cm" fo:break-before="auto"/>
    </style:style>
    <style:style style:family="table-column" style:name="co_0_554">
      <style:table-column-properties style:column-width="2.143cm" fo:break-before="auto"/>
    </style:style>
    <style:style style:family="table-column" style:name="co_0_555">
      <style:table-column-properties style:column-width="2.143cm" fo:break-before="auto"/>
    </style:style>
    <style:style style:family="table-column" style:name="co_0_556">
      <style:table-column-properties style:column-width="2.143cm" fo:break-before="auto"/>
    </style:style>
    <style:style style:family="table-column" style:name="co_0_557">
      <style:table-column-properties style:column-width="2.143cm" fo:break-before="auto"/>
    </style:style>
    <style:style style:family="table-column" style:name="co_0_558">
      <style:table-column-properties style:column-width="2.143cm" fo:break-before="auto"/>
    </style:style>
    <style:style style:family="table-column" style:name="co_0_559">
      <style:table-column-properties style:column-width="2.143cm" fo:break-before="auto"/>
    </style:style>
    <style:style style:family="table-column" style:name="co_0_560">
      <style:table-column-properties style:column-width="2.143cm" fo:break-before="auto"/>
    </style:style>
    <style:style style:family="table-column" style:name="co_0_561">
      <style:table-column-properties style:column-width="2.143cm" fo:break-before="auto"/>
    </style:style>
    <style:style style:family="table-column" style:name="co_0_562">
      <style:table-column-properties style:column-width="2.143cm" fo:break-before="auto"/>
    </style:style>
    <style:style style:family="table-column" style:name="co_0_563">
      <style:table-column-properties style:column-width="2.143cm" fo:break-before="auto"/>
    </style:style>
    <style:style style:family="table-column" style:name="co_0_564">
      <style:table-column-properties style:column-width="2.143cm" fo:break-before="auto"/>
    </style:style>
    <style:style style:family="table-column" style:name="co_0_565">
      <style:table-column-properties style:column-width="2.143cm" fo:break-before="auto"/>
    </style:style>
    <style:style style:family="table-column" style:name="co_0_566">
      <style:table-column-properties style:column-width="2.143cm" fo:break-before="auto"/>
    </style:style>
    <style:style style:family="table-column" style:name="co_0_567">
      <style:table-column-properties style:column-width="2.143cm" fo:break-before="auto"/>
    </style:style>
    <style:style style:family="table-column" style:name="co_0_568">
      <style:table-column-properties style:column-width="2.143cm" fo:break-before="auto"/>
    </style:style>
    <style:style style:family="table-column" style:name="co_0_569">
      <style:table-column-properties style:column-width="2.143cm" fo:break-before="auto"/>
    </style:style>
    <style:style style:family="table-column" style:name="co_0_570">
      <style:table-column-properties style:column-width="2.143cm" fo:break-before="auto"/>
    </style:style>
    <style:style style:family="table-column" style:name="co_0_571">
      <style:table-column-properties style:column-width="2.143cm" fo:break-before="auto"/>
    </style:style>
    <style:style style:family="table-column" style:name="co_0_572">
      <style:table-column-properties style:column-width="2.143cm" fo:break-before="auto"/>
    </style:style>
    <style:style style:family="table-column" style:name="co_0_573">
      <style:table-column-properties style:column-width="2.143cm" fo:break-before="auto"/>
    </style:style>
    <style:style style:family="table-column" style:name="co_0_574">
      <style:table-column-properties style:column-width="2.143cm" fo:break-before="auto"/>
    </style:style>
    <style:style style:family="table-column" style:name="co_0_575">
      <style:table-column-properties style:column-width="2.143cm" fo:break-before="auto"/>
    </style:style>
    <style:style style:family="table-column" style:name="co_0_576">
      <style:table-column-properties style:column-width="2.143cm" fo:break-before="auto"/>
    </style:style>
    <style:style style:family="table-column" style:name="co_0_577">
      <style:table-column-properties style:column-width="2.143cm" fo:break-before="auto"/>
    </style:style>
    <style:style style:family="table-column" style:name="co_0_578">
      <style:table-column-properties style:column-width="2.143cm" fo:break-before="auto"/>
    </style:style>
    <style:style style:family="table-column" style:name="co_0_579">
      <style:table-column-properties style:column-width="2.143cm" fo:break-before="auto"/>
    </style:style>
    <style:style style:family="table-column" style:name="co_0_580">
      <style:table-column-properties style:column-width="2.143cm" fo:break-before="auto"/>
    </style:style>
    <style:style style:family="table-column" style:name="co_0_581">
      <style:table-column-properties style:column-width="2.143cm" fo:break-before="auto"/>
    </style:style>
    <style:style style:family="table-column" style:name="co_0_582">
      <style:table-column-properties style:column-width="2.143cm" fo:break-before="auto"/>
    </style:style>
    <style:style style:family="table-column" style:name="co_0_583">
      <style:table-column-properties style:column-width="2.143cm" fo:break-before="auto"/>
    </style:style>
    <style:style style:family="table-column" style:name="co_0_584">
      <style:table-column-properties style:column-width="2.143cm" fo:break-before="auto"/>
    </style:style>
    <style:style style:family="table-column" style:name="co_0_585">
      <style:table-column-properties style:column-width="2.143cm" fo:break-before="auto"/>
    </style:style>
    <style:style style:family="table-column" style:name="co_0_586">
      <style:table-column-properties style:column-width="2.143cm" fo:break-before="auto"/>
    </style:style>
    <style:style style:family="table-column" style:name="co_0_587">
      <style:table-column-properties style:column-width="2.143cm" fo:break-before="auto"/>
    </style:style>
    <style:style style:family="table-column" style:name="co_0_588">
      <style:table-column-properties style:column-width="2.143cm" fo:break-before="auto"/>
    </style:style>
    <style:style style:family="table-column" style:name="co_0_589">
      <style:table-column-properties style:column-width="2.143cm" fo:break-before="auto"/>
    </style:style>
    <style:style style:family="table-column" style:name="co_0_590">
      <style:table-column-properties style:column-width="2.143cm" fo:break-before="auto"/>
    </style:style>
    <style:style style:family="table-column" style:name="co_0_591">
      <style:table-column-properties style:column-width="2.143cm" fo:break-before="auto"/>
    </style:style>
    <style:style style:family="table-column" style:name="co_0_592">
      <style:table-column-properties style:column-width="2.143cm" fo:break-before="auto"/>
    </style:style>
    <style:style style:family="table-column" style:name="co_0_593">
      <style:table-column-properties style:column-width="2.143cm" fo:break-before="auto"/>
    </style:style>
    <style:style style:family="table-column" style:name="co_0_594">
      <style:table-column-properties style:column-width="2.143cm" fo:break-before="auto"/>
    </style:style>
    <style:style style:family="table-column" style:name="co_0_595">
      <style:table-column-properties style:column-width="2.143cm" fo:break-before="auto"/>
    </style:style>
    <style:style style:family="table-column" style:name="co_0_596">
      <style:table-column-properties style:column-width="2.143cm" fo:break-before="auto"/>
    </style:style>
    <style:style style:family="table-column" style:name="co_0_597">
      <style:table-column-properties style:column-width="2.143cm" fo:break-before="auto"/>
    </style:style>
    <style:style style:family="table-column" style:name="co_0_598">
      <style:table-column-properties style:column-width="2.143cm" fo:break-before="auto"/>
    </style:style>
    <style:style style:family="table-column" style:name="co_0_599">
      <style:table-column-properties style:column-width="2.143cm" fo:break-before="auto"/>
    </style:style>
    <style:style style:family="table-column" style:name="co_0_600">
      <style:table-column-properties style:column-width="2.143cm" fo:break-before="auto"/>
    </style:style>
    <style:style style:family="table-column" style:name="co_0_601">
      <style:table-column-properties style:column-width="2.143cm" fo:break-before="auto"/>
    </style:style>
    <style:style style:family="table-column" style:name="co_0_602">
      <style:table-column-properties style:column-width="2.143cm" fo:break-before="auto"/>
    </style:style>
    <style:style style:family="table-column" style:name="co_0_603">
      <style:table-column-properties style:column-width="2.143cm" fo:break-before="auto"/>
    </style:style>
    <style:style style:family="table-column" style:name="co_0_604">
      <style:table-column-properties style:column-width="2.143cm" fo:break-before="auto"/>
    </style:style>
    <style:style style:family="table-column" style:name="co_0_605">
      <style:table-column-properties style:column-width="2.143cm" fo:break-before="auto"/>
    </style:style>
    <style:style style:family="table-column" style:name="co_0_606">
      <style:table-column-properties style:column-width="2.143cm" fo:break-before="auto"/>
    </style:style>
    <style:style style:family="table-column" style:name="co_0_607">
      <style:table-column-properties style:column-width="2.143cm" fo:break-before="auto"/>
    </style:style>
    <style:style style:family="table-column" style:name="co_0_608">
      <style:table-column-properties style:column-width="2.143cm" fo:break-before="auto"/>
    </style:style>
    <style:style style:family="table-column" style:name="co_0_609">
      <style:table-column-properties style:column-width="2.143cm" fo:break-before="auto"/>
    </style:style>
    <style:style style:family="table-column" style:name="co_0_610">
      <style:table-column-properties style:column-width="2.143cm" fo:break-before="auto"/>
    </style:style>
    <style:style style:family="table-column" style:name="co_0_611">
      <style:table-column-properties style:column-width="2.143cm" fo:break-before="auto"/>
    </style:style>
    <style:style style:family="table-column" style:name="co_0_612">
      <style:table-column-properties style:column-width="2.143cm" fo:break-before="auto"/>
    </style:style>
    <style:style style:family="table-column" style:name="co_0_613">
      <style:table-column-properties style:column-width="2.143cm" fo:break-before="auto"/>
    </style:style>
    <style:style style:family="table-column" style:name="co_0_614">
      <style:table-column-properties style:column-width="2.143cm" fo:break-before="auto"/>
    </style:style>
    <style:style style:family="table-column" style:name="co_0_615">
      <style:table-column-properties style:column-width="2.143cm" fo:break-before="auto"/>
    </style:style>
    <style:style style:family="table-column" style:name="co_0_616">
      <style:table-column-properties style:column-width="2.143cm" fo:break-before="auto"/>
    </style:style>
    <style:style style:family="table-column" style:name="co_0_617">
      <style:table-column-properties style:column-width="2.143cm" fo:break-before="auto"/>
    </style:style>
    <style:style style:family="table-column" style:name="co_0_618">
      <style:table-column-properties style:column-width="2.143cm" fo:break-before="auto"/>
    </style:style>
    <style:style style:family="table-column" style:name="co_0_619">
      <style:table-column-properties style:column-width="2.143cm" fo:break-before="auto"/>
    </style:style>
    <style:style style:family="table-column" style:name="co_0_620">
      <style:table-column-properties style:column-width="2.143cm" fo:break-before="auto"/>
    </style:style>
    <style:style style:family="table-column" style:name="co_0_621">
      <style:table-column-properties style:column-width="2.143cm" fo:break-before="auto"/>
    </style:style>
    <style:style style:family="table-column" style:name="co_0_622">
      <style:table-column-properties style:column-width="2.143cm" fo:break-before="auto"/>
    </style:style>
    <style:style style:family="table-column" style:name="co_0_623">
      <style:table-column-properties style:column-width="2.143cm" fo:break-before="auto"/>
    </style:style>
    <style:style style:family="table-column" style:name="co_0_624">
      <style:table-column-properties style:column-width="2.143cm" fo:break-before="auto"/>
    </style:style>
    <style:style style:family="table-column" style:name="co_0_625">
      <style:table-column-properties style:column-width="2.143cm" fo:break-before="auto"/>
    </style:style>
    <style:style style:family="table-column" style:name="co_0_626">
      <style:table-column-properties style:column-width="2.143cm" fo:break-before="auto"/>
    </style:style>
    <style:style style:family="table-column" style:name="co_0_627">
      <style:table-column-properties style:column-width="2.143cm" fo:break-before="auto"/>
    </style:style>
    <style:style style:family="table-column" style:name="co_0_628">
      <style:table-column-properties style:column-width="2.143cm" fo:break-before="auto"/>
    </style:style>
    <style:style style:family="table-column" style:name="co_0_629">
      <style:table-column-properties style:column-width="2.143cm" fo:break-before="auto"/>
    </style:style>
    <style:style style:family="table-column" style:name="co_0_630">
      <style:table-column-properties style:column-width="2.143cm" fo:break-before="auto"/>
    </style:style>
    <style:style style:family="table-column" style:name="co_0_631">
      <style:table-column-properties style:column-width="2.143cm" fo:break-before="auto"/>
    </style:style>
    <style:style style:family="table-column" style:name="co_0_632">
      <style:table-column-properties style:column-width="2.143cm" fo:break-before="auto"/>
    </style:style>
    <style:style style:family="table-column" style:name="co_0_633">
      <style:table-column-properties style:column-width="2.143cm" fo:break-before="auto"/>
    </style:style>
    <style:style style:family="table-column" style:name="co_0_634">
      <style:table-column-properties style:column-width="2.143cm" fo:break-before="auto"/>
    </style:style>
    <style:style style:family="table-column" style:name="co_0_635">
      <style:table-column-properties style:column-width="2.143cm" fo:break-before="auto"/>
    </style:style>
    <style:style style:family="table-column" style:name="co_0_636">
      <style:table-column-properties style:column-width="2.143cm" fo:break-before="auto"/>
    </style:style>
    <style:style style:family="table-column" style:name="co_0_637">
      <style:table-column-properties style:column-width="2.143cm" fo:break-before="auto"/>
    </style:style>
    <style:style style:family="table-column" style:name="co_0_638">
      <style:table-column-properties style:column-width="2.143cm" fo:break-before="auto"/>
    </style:style>
    <style:style style:family="table-column" style:name="co_0_639">
      <style:table-column-properties style:column-width="2.143cm" fo:break-before="auto"/>
    </style:style>
    <style:style style:family="table-column" style:name="co_0_640">
      <style:table-column-properties style:column-width="2.143cm" fo:break-before="auto"/>
    </style:style>
    <style:style style:family="table-column" style:name="co_0_641">
      <style:table-column-properties style:column-width="2.143cm" fo:break-before="auto"/>
    </style:style>
    <style:style style:family="table-column" style:name="co_0_642">
      <style:table-column-properties style:column-width="2.143cm" fo:break-before="auto"/>
    </style:style>
    <style:style style:family="table-column" style:name="co_0_643">
      <style:table-column-properties style:column-width="2.143cm" fo:break-before="auto"/>
    </style:style>
    <style:style style:family="table-column" style:name="co_0_644">
      <style:table-column-properties style:column-width="2.143cm" fo:break-before="auto"/>
    </style:style>
    <style:style style:family="table-column" style:name="co_0_645">
      <style:table-column-properties style:column-width="2.143cm" fo:break-before="auto"/>
    </style:style>
    <style:style style:family="table-column" style:name="co_0_646">
      <style:table-column-properties style:column-width="2.143cm" fo:break-before="auto"/>
    </style:style>
    <style:style style:family="table-column" style:name="co_0_647">
      <style:table-column-properties style:column-width="2.143cm" fo:break-before="auto"/>
    </style:style>
    <style:style style:family="table-column" style:name="co_0_648">
      <style:table-column-properties style:column-width="2.143cm" fo:break-before="auto"/>
    </style:style>
    <style:style style:family="table-column" style:name="co_0_649">
      <style:table-column-properties style:column-width="2.143cm" fo:break-before="auto"/>
    </style:style>
    <style:style style:family="table-column" style:name="co_0_650">
      <style:table-column-properties style:column-width="2.143cm" fo:break-before="auto"/>
    </style:style>
    <style:style style:family="table-column" style:name="co_0_651">
      <style:table-column-properties style:column-width="2.143cm" fo:break-before="auto"/>
    </style:style>
    <style:style style:family="table-column" style:name="co_0_652">
      <style:table-column-properties style:column-width="2.143cm" fo:break-before="auto"/>
    </style:style>
    <style:style style:family="table-column" style:name="co_0_653">
      <style:table-column-properties style:column-width="2.143cm" fo:break-before="auto"/>
    </style:style>
    <style:style style:family="table-column" style:name="co_0_654">
      <style:table-column-properties style:column-width="2.143cm" fo:break-before="auto"/>
    </style:style>
    <style:style style:family="table-column" style:name="co_0_655">
      <style:table-column-properties style:column-width="2.143cm" fo:break-before="auto"/>
    </style:style>
    <style:style style:family="table-column" style:name="co_0_656">
      <style:table-column-properties style:column-width="2.143cm" fo:break-before="auto"/>
    </style:style>
    <style:style style:family="table-column" style:name="co_0_657">
      <style:table-column-properties style:column-width="2.143cm" fo:break-before="auto"/>
    </style:style>
    <style:style style:family="table-column" style:name="co_0_658">
      <style:table-column-properties style:column-width="2.143cm" fo:break-before="auto"/>
    </style:style>
    <style:style style:family="table-column" style:name="co_0_659">
      <style:table-column-properties style:column-width="2.143cm" fo:break-before="auto"/>
    </style:style>
    <style:style style:family="table-column" style:name="co_0_660">
      <style:table-column-properties style:column-width="2.143cm" fo:break-before="auto"/>
    </style:style>
    <style:style style:family="table-column" style:name="co_0_661">
      <style:table-column-properties style:column-width="2.143cm" fo:break-before="auto"/>
    </style:style>
    <style:style style:family="table-column" style:name="co_0_662">
      <style:table-column-properties style:column-width="2.143cm" fo:break-before="auto"/>
    </style:style>
    <style:style style:family="table-column" style:name="co_0_663">
      <style:table-column-properties style:column-width="2.143cm" fo:break-before="auto"/>
    </style:style>
    <style:style style:family="table-column" style:name="co_0_664">
      <style:table-column-properties style:column-width="2.143cm" fo:break-before="auto"/>
    </style:style>
    <style:style style:family="table-column" style:name="co_0_665">
      <style:table-column-properties style:column-width="2.143cm" fo:break-before="auto"/>
    </style:style>
    <style:style style:family="table-column" style:name="co_0_666">
      <style:table-column-properties style:column-width="2.143cm" fo:break-before="auto"/>
    </style:style>
    <style:style style:family="table-column" style:name="co_0_667">
      <style:table-column-properties style:column-width="2.143cm" fo:break-before="auto"/>
    </style:style>
    <style:style style:family="table-column" style:name="co_0_668">
      <style:table-column-properties style:column-width="2.143cm" fo:break-before="auto"/>
    </style:style>
    <style:style style:family="table-column" style:name="co_0_669">
      <style:table-column-properties style:column-width="2.143cm" fo:break-before="auto"/>
    </style:style>
    <style:style style:family="table-column" style:name="co_0_670">
      <style:table-column-properties style:column-width="2.143cm" fo:break-before="auto"/>
    </style:style>
    <style:style style:family="table-column" style:name="co_0_671">
      <style:table-column-properties style:column-width="2.143cm" fo:break-before="auto"/>
    </style:style>
    <style:style style:family="table-column" style:name="co_0_672">
      <style:table-column-properties style:column-width="2.143cm" fo:break-before="auto"/>
    </style:style>
    <style:style style:family="table-column" style:name="co_0_673">
      <style:table-column-properties style:column-width="2.143cm" fo:break-before="auto"/>
    </style:style>
    <style:style style:family="table-column" style:name="co_0_674">
      <style:table-column-properties style:column-width="2.143cm" fo:break-before="auto"/>
    </style:style>
    <style:style style:family="table-column" style:name="co_0_675">
      <style:table-column-properties style:column-width="2.143cm" fo:break-before="auto"/>
    </style:style>
    <style:style style:family="table-column" style:name="co_0_676">
      <style:table-column-properties style:column-width="2.143cm" fo:break-before="auto"/>
    </style:style>
    <style:style style:family="table-column" style:name="co_0_677">
      <style:table-column-properties style:column-width="2.143cm" fo:break-before="auto"/>
    </style:style>
    <style:style style:family="table-column" style:name="co_0_678">
      <style:table-column-properties style:column-width="2.143cm" fo:break-before="auto"/>
    </style:style>
    <style:style style:family="table-column" style:name="co_0_679">
      <style:table-column-properties style:column-width="2.143cm" fo:break-before="auto"/>
    </style:style>
    <style:style style:family="table-column" style:name="co_0_680">
      <style:table-column-properties style:column-width="2.143cm" fo:break-before="auto"/>
    </style:style>
    <style:style style:family="table-column" style:name="co_0_681">
      <style:table-column-properties style:column-width="2.143cm" fo:break-before="auto"/>
    </style:style>
    <style:style style:family="table-column" style:name="co_0_682">
      <style:table-column-properties style:column-width="2.143cm" fo:break-before="auto"/>
    </style:style>
    <style:style style:family="table-column" style:name="co_0_683">
      <style:table-column-properties style:column-width="2.143cm" fo:break-before="auto"/>
    </style:style>
    <style:style style:family="table-column" style:name="co_0_684">
      <style:table-column-properties style:column-width="2.143cm" fo:break-before="auto"/>
    </style:style>
    <style:style style:family="table-column" style:name="co_0_685">
      <style:table-column-properties style:column-width="2.143cm" fo:break-before="auto"/>
    </style:style>
    <style:style style:family="table-column" style:name="co_0_686">
      <style:table-column-properties style:column-width="2.143cm" fo:break-before="auto"/>
    </style:style>
    <style:style style:family="table-column" style:name="co_0_687">
      <style:table-column-properties style:column-width="2.143cm" fo:break-before="auto"/>
    </style:style>
    <style:style style:family="table-column" style:name="co_0_688">
      <style:table-column-properties style:column-width="2.143cm" fo:break-before="auto"/>
    </style:style>
    <style:style style:family="table-column" style:name="co_0_689">
      <style:table-column-properties style:column-width="2.143cm" fo:break-before="auto"/>
    </style:style>
    <style:style style:family="table-column" style:name="co_0_690">
      <style:table-column-properties style:column-width="2.143cm" fo:break-before="auto"/>
    </style:style>
    <style:style style:family="table-column" style:name="co_0_691">
      <style:table-column-properties style:column-width="2.143cm" fo:break-before="auto"/>
    </style:style>
    <style:style style:family="table-column" style:name="co_0_692">
      <style:table-column-properties style:column-width="2.143cm" fo:break-before="auto"/>
    </style:style>
    <style:style style:family="table-column" style:name="co_0_693">
      <style:table-column-properties style:column-width="2.143cm" fo:break-before="auto"/>
    </style:style>
    <style:style style:family="table-column" style:name="co_0_694">
      <style:table-column-properties style:column-width="2.143cm" fo:break-before="auto"/>
    </style:style>
    <style:style style:family="table-column" style:name="co_0_695">
      <style:table-column-properties style:column-width="2.143cm" fo:break-before="auto"/>
    </style:style>
    <style:style style:family="table-column" style:name="co_0_696">
      <style:table-column-properties style:column-width="2.143cm" fo:break-before="auto"/>
    </style:style>
    <style:style style:family="table-column" style:name="co_0_697">
      <style:table-column-properties style:column-width="2.143cm" fo:break-before="auto"/>
    </style:style>
    <style:style style:family="table-column" style:name="co_0_698">
      <style:table-column-properties style:column-width="2.143cm" fo:break-before="auto"/>
    </style:style>
    <style:style style:family="table-column" style:name="co_0_699">
      <style:table-column-properties style:column-width="2.143cm" fo:break-before="auto"/>
    </style:style>
    <style:style style:family="table-column" style:name="co_0_700">
      <style:table-column-properties style:column-width="2.143cm" fo:break-before="auto"/>
    </style:style>
    <style:style style:family="table-column" style:name="co_0_701">
      <style:table-column-properties style:column-width="2.143cm" fo:break-before="auto"/>
    </style:style>
    <style:style style:family="table-column" style:name="co_0_702">
      <style:table-column-properties style:column-width="2.143cm" fo:break-before="auto"/>
    </style:style>
    <style:style style:family="table-column" style:name="co_0_703">
      <style:table-column-properties style:column-width="2.143cm" fo:break-before="auto"/>
    </style:style>
    <style:style style:family="table-column" style:name="co_0_704">
      <style:table-column-properties style:column-width="2.143cm" fo:break-before="auto"/>
    </style:style>
    <style:style style:family="table-column" style:name="co_0_705">
      <style:table-column-properties style:column-width="2.143cm" fo:break-before="auto"/>
    </style:style>
    <style:style style:family="table-column" style:name="co_0_706">
      <style:table-column-properties style:column-width="2.143cm" fo:break-before="auto"/>
    </style:style>
    <style:style style:family="table-column" style:name="co_0_707">
      <style:table-column-properties style:column-width="2.143cm" fo:break-before="auto"/>
    </style:style>
    <style:style style:family="table-column" style:name="co_0_708">
      <style:table-column-properties style:column-width="2.143cm" fo:break-before="auto"/>
    </style:style>
    <style:style style:family="table-column" style:name="co_0_709">
      <style:table-column-properties style:column-width="2.143cm" fo:break-before="auto"/>
    </style:style>
    <style:style style:family="table-column" style:name="co_0_710">
      <style:table-column-properties style:column-width="2.143cm" fo:break-before="auto"/>
    </style:style>
    <style:style style:family="table-column" style:name="co_0_711">
      <style:table-column-properties style:column-width="2.143cm" fo:break-before="auto"/>
    </style:style>
    <style:style style:family="table-column" style:name="co_0_712">
      <style:table-column-properties style:column-width="2.143cm" fo:break-before="auto"/>
    </style:style>
    <style:style style:family="table-column" style:name="co_0_713">
      <style:table-column-properties style:column-width="2.143cm" fo:break-before="auto"/>
    </style:style>
    <style:style style:family="table-column" style:name="co_0_714">
      <style:table-column-properties style:column-width="2.143cm" fo:break-before="auto"/>
    </style:style>
    <style:style style:family="table-column" style:name="co_0_715">
      <style:table-column-properties style:column-width="2.143cm" fo:break-before="auto"/>
    </style:style>
    <style:style style:family="table-column" style:name="co_0_716">
      <style:table-column-properties style:column-width="2.143cm" fo:break-before="auto"/>
    </style:style>
    <style:style style:family="table-column" style:name="co_0_717">
      <style:table-column-properties style:column-width="2.143cm" fo:break-before="auto"/>
    </style:style>
    <style:style style:family="table-column" style:name="co_0_718">
      <style:table-column-properties style:column-width="2.143cm" fo:break-before="auto"/>
    </style:style>
    <style:style style:family="table-column" style:name="co_0_719">
      <style:table-column-properties style:column-width="2.143cm" fo:break-before="auto"/>
    </style:style>
    <style:style style:family="table-column" style:name="co_0_720">
      <style:table-column-properties style:column-width="2.143cm" fo:break-before="auto"/>
    </style:style>
    <style:style style:family="table-column" style:name="co_0_721">
      <style:table-column-properties style:column-width="2.143cm" fo:break-before="auto"/>
    </style:style>
    <style:style style:family="table-column" style:name="co_0_722">
      <style:table-column-properties style:column-width="2.143cm" fo:break-before="auto"/>
    </style:style>
    <style:style style:family="table-column" style:name="co_0_723">
      <style:table-column-properties style:column-width="2.143cm" fo:break-before="auto"/>
    </style:style>
    <style:style style:family="table-column" style:name="co_0_724">
      <style:table-column-properties style:column-width="2.143cm" fo:break-before="auto"/>
    </style:style>
    <style:style style:family="table-column" style:name="co_0_725">
      <style:table-column-properties style:column-width="2.143cm" fo:break-before="auto"/>
    </style:style>
    <style:style style:family="table-column" style:name="co_0_726">
      <style:table-column-properties style:column-width="2.143cm" fo:break-before="auto"/>
    </style:style>
    <style:style style:family="table-column" style:name="co_0_727">
      <style:table-column-properties style:column-width="2.143cm" fo:break-before="auto"/>
    </style:style>
    <style:style style:family="table-column" style:name="co_0_728">
      <style:table-column-properties style:column-width="2.143cm" fo:break-before="auto"/>
    </style:style>
    <style:style style:family="table-column" style:name="co_0_729">
      <style:table-column-properties style:column-width="2.143cm" fo:break-before="auto"/>
    </style:style>
    <style:style style:family="table-column" style:name="co_0_730">
      <style:table-column-properties style:column-width="2.143cm" fo:break-before="auto"/>
    </style:style>
    <style:style style:family="table-column" style:name="co_0_731">
      <style:table-column-properties style:column-width="2.143cm" fo:break-before="auto"/>
    </style:style>
    <style:style style:family="table-column" style:name="co_0_732">
      <style:table-column-properties style:column-width="2.143cm" fo:break-before="auto"/>
    </style:style>
    <style:style style:family="table-column" style:name="co_0_733">
      <style:table-column-properties style:column-width="2.143cm" fo:break-before="auto"/>
    </style:style>
    <style:style style:family="table-column" style:name="co_0_734">
      <style:table-column-properties style:column-width="2.143cm" fo:break-before="auto"/>
    </style:style>
    <style:style style:family="table-column" style:name="co_0_735">
      <style:table-column-properties style:column-width="2.143cm" fo:break-before="auto"/>
    </style:style>
    <style:style style:family="table-column" style:name="co_0_736">
      <style:table-column-properties style:column-width="2.143cm" fo:break-before="auto"/>
    </style:style>
    <style:style style:family="table-column" style:name="co_0_737">
      <style:table-column-properties style:column-width="2.143cm" fo:break-before="auto"/>
    </style:style>
    <style:style style:family="table-column" style:name="co_0_738">
      <style:table-column-properties style:column-width="2.143cm" fo:break-before="auto"/>
    </style:style>
    <style:style style:family="table-column" style:name="co_0_739">
      <style:table-column-properties style:column-width="2.143cm" fo:break-before="auto"/>
    </style:style>
    <style:style style:family="table-column" style:name="co_0_740">
      <style:table-column-properties style:column-width="2.143cm" fo:break-before="auto"/>
    </style:style>
    <style:style style:family="table-column" style:name="co_0_741">
      <style:table-column-properties style:column-width="2.143cm" fo:break-before="auto"/>
    </style:style>
    <style:style style:family="table-column" style:name="co_0_742">
      <style:table-column-properties style:column-width="2.143cm" fo:break-before="auto"/>
    </style:style>
    <style:style style:family="table-column" style:name="co_0_743">
      <style:table-column-properties style:column-width="2.143cm" fo:break-before="auto"/>
    </style:style>
    <style:style style:family="table-column" style:name="co_0_744">
      <style:table-column-properties style:column-width="2.143cm" fo:break-before="auto"/>
    </style:style>
    <style:style style:family="table-column" style:name="co_0_745">
      <style:table-column-properties style:column-width="2.143cm" fo:break-before="auto"/>
    </style:style>
    <style:style style:family="table-column" style:name="co_0_746">
      <style:table-column-properties style:column-width="2.143cm" fo:break-before="auto"/>
    </style:style>
    <style:style style:family="table-column" style:name="co_0_747">
      <style:table-column-properties style:column-width="2.143cm" fo:break-before="auto"/>
    </style:style>
    <style:style style:family="table-column" style:name="co_0_748">
      <style:table-column-properties style:column-width="2.143cm" fo:break-before="auto"/>
    </style:style>
    <style:style style:family="table-column" style:name="co_0_749">
      <style:table-column-properties style:column-width="2.143cm" fo:break-before="auto"/>
    </style:style>
    <style:style style:family="table-column" style:name="co_0_750">
      <style:table-column-properties style:column-width="2.143cm" fo:break-before="auto"/>
    </style:style>
    <style:style style:family="table-column" style:name="co_0_751">
      <style:table-column-properties style:column-width="2.143cm" fo:break-before="auto"/>
    </style:style>
    <style:style style:family="table-column" style:name="co_0_752">
      <style:table-column-properties style:column-width="2.143cm" fo:break-before="auto"/>
    </style:style>
    <style:style style:family="table-column" style:name="co_0_753">
      <style:table-column-properties style:column-width="2.143cm" fo:break-before="auto"/>
    </style:style>
    <style:style style:family="table-column" style:name="co_0_754">
      <style:table-column-properties style:column-width="2.143cm" fo:break-before="auto"/>
    </style:style>
    <style:style style:family="table-column" style:name="co_0_755">
      <style:table-column-properties style:column-width="2.143cm" fo:break-before="auto"/>
    </style:style>
    <style:style style:family="table-column" style:name="co_0_756">
      <style:table-column-properties style:column-width="2.143cm" fo:break-before="auto"/>
    </style:style>
    <style:style style:family="table-column" style:name="co_0_757">
      <style:table-column-properties style:column-width="2.143cm" fo:break-before="auto"/>
    </style:style>
    <style:style style:family="table-column" style:name="co_0_758">
      <style:table-column-properties style:column-width="2.143cm" fo:break-before="auto"/>
    </style:style>
    <style:style style:family="table-column" style:name="co_0_759">
      <style:table-column-properties style:column-width="2.143cm" fo:break-before="auto"/>
    </style:style>
    <style:style style:family="table-column" style:name="co_0_760">
      <style:table-column-properties style:column-width="2.143cm" fo:break-before="auto"/>
    </style:style>
    <style:style style:family="table-column" style:name="co_0_761">
      <style:table-column-properties style:column-width="2.143cm" fo:break-before="auto"/>
    </style:style>
    <style:style style:family="table-column" style:name="co_0_762">
      <style:table-column-properties style:column-width="2.143cm" fo:break-before="auto"/>
    </style:style>
    <style:style style:family="table-column" style:name="co_0_763">
      <style:table-column-properties style:column-width="2.143cm" fo:break-before="auto"/>
    </style:style>
    <style:style style:family="table-column" style:name="co_0_764">
      <style:table-column-properties style:column-width="2.143cm" fo:break-before="auto"/>
    </style:style>
    <style:style style:family="table-column" style:name="co_0_765">
      <style:table-column-properties style:column-width="2.143cm" fo:break-before="auto"/>
    </style:style>
    <style:style style:family="table-column" style:name="co_0_766">
      <style:table-column-properties style:column-width="2.143cm" fo:break-before="auto"/>
    </style:style>
    <style:style style:family="table-column" style:name="co_0_767">
      <style:table-column-properties style:column-width="2.143cm" fo:break-before="auto"/>
    </style:style>
    <style:style style:family="table-column" style:name="co_0_768">
      <style:table-column-properties style:column-width="2.143cm" fo:break-before="auto"/>
    </style:style>
    <style:style style:family="table-column" style:name="co_0_769">
      <style:table-column-properties style:column-width="2.143cm" fo:break-before="auto"/>
    </style:style>
    <style:style style:family="table-column" style:name="co_0_770">
      <style:table-column-properties style:column-width="2.143cm" fo:break-before="auto"/>
    </style:style>
    <style:style style:family="table-column" style:name="co_0_771">
      <style:table-column-properties style:column-width="2.143cm" fo:break-before="auto"/>
    </style:style>
    <style:style style:family="table-column" style:name="co_0_772">
      <style:table-column-properties style:column-width="2.143cm" fo:break-before="auto"/>
    </style:style>
    <style:style style:family="table-column" style:name="co_0_773">
      <style:table-column-properties style:column-width="2.143cm" fo:break-before="auto"/>
    </style:style>
    <style:style style:family="table-column" style:name="co_0_774">
      <style:table-column-properties style:column-width="2.143cm" fo:break-before="auto"/>
    </style:style>
    <style:style style:family="table-column" style:name="co_0_775">
      <style:table-column-properties style:column-width="2.143cm" fo:break-before="auto"/>
    </style:style>
    <style:style style:family="table-column" style:name="co_0_776">
      <style:table-column-properties style:column-width="2.143cm" fo:break-before="auto"/>
    </style:style>
    <style:style style:family="table-column" style:name="co_0_777">
      <style:table-column-properties style:column-width="2.143cm" fo:break-before="auto"/>
    </style:style>
    <style:style style:family="table-column" style:name="co_0_778">
      <style:table-column-properties style:column-width="2.143cm" fo:break-before="auto"/>
    </style:style>
    <style:style style:family="table-column" style:name="co_0_779">
      <style:table-column-properties style:column-width="2.143cm" fo:break-before="auto"/>
    </style:style>
    <style:style style:family="table-column" style:name="co_0_780">
      <style:table-column-properties style:column-width="2.143cm" fo:break-before="auto"/>
    </style:style>
    <style:style style:family="table-column" style:name="co_0_781">
      <style:table-column-properties style:column-width="2.143cm" fo:break-before="auto"/>
    </style:style>
    <style:style style:family="table-column" style:name="co_0_782">
      <style:table-column-properties style:column-width="2.143cm" fo:break-before="auto"/>
    </style:style>
    <style:style style:family="table-column" style:name="co_0_783">
      <style:table-column-properties style:column-width="2.143cm" fo:break-before="auto"/>
    </style:style>
    <style:style style:family="table-column" style:name="co_0_784">
      <style:table-column-properties style:column-width="2.143cm" fo:break-before="auto"/>
    </style:style>
    <style:style style:family="table-column" style:name="co_0_785">
      <style:table-column-properties style:column-width="2.143cm" fo:break-before="auto"/>
    </style:style>
    <style:style style:family="table-column" style:name="co_0_786">
      <style:table-column-properties style:column-width="2.143cm" fo:break-before="auto"/>
    </style:style>
    <style:style style:family="table-column" style:name="co_0_787">
      <style:table-column-properties style:column-width="2.143cm" fo:break-before="auto"/>
    </style:style>
    <style:style style:family="table-column" style:name="co_0_788">
      <style:table-column-properties style:column-width="2.143cm" fo:break-before="auto"/>
    </style:style>
    <style:style style:family="table-column" style:name="co_0_789">
      <style:table-column-properties style:column-width="2.143cm" fo:break-before="auto"/>
    </style:style>
    <style:style style:family="table-column" style:name="co_0_790">
      <style:table-column-properties style:column-width="2.143cm" fo:break-before="auto"/>
    </style:style>
    <style:style style:family="table-column" style:name="co_0_791">
      <style:table-column-properties style:column-width="2.143cm" fo:break-before="auto"/>
    </style:style>
    <style:style style:family="table-column" style:name="co_0_792">
      <style:table-column-properties style:column-width="2.143cm" fo:break-before="auto"/>
    </style:style>
    <style:style style:family="table-column" style:name="co_0_793">
      <style:table-column-properties style:column-width="2.143cm" fo:break-before="auto"/>
    </style:style>
    <style:style style:family="table-column" style:name="co_0_794">
      <style:table-column-properties style:column-width="2.143cm" fo:break-before="auto"/>
    </style:style>
    <style:style style:family="table-column" style:name="co_0_795">
      <style:table-column-properties style:column-width="2.143cm" fo:break-before="auto"/>
    </style:style>
    <style:style style:family="table-column" style:name="co_0_796">
      <style:table-column-properties style:column-width="2.143cm" fo:break-before="auto"/>
    </style:style>
    <style:style style:family="table-column" style:name="co_0_797">
      <style:table-column-properties style:column-width="2.143cm" fo:break-before="auto"/>
    </style:style>
    <style:style style:family="table-column" style:name="co_0_798">
      <style:table-column-properties style:column-width="2.143cm" fo:break-before="auto"/>
    </style:style>
    <style:style style:family="table-column" style:name="co_0_799">
      <style:table-column-properties style:column-width="2.143cm" fo:break-before="auto"/>
    </style:style>
    <style:style style:family="table-column" style:name="co_0_800">
      <style:table-column-properties style:column-width="2.143cm" fo:break-before="auto"/>
    </style:style>
    <style:style style:family="table-column" style:name="co_0_801">
      <style:table-column-properties style:column-width="2.143cm" fo:break-before="auto"/>
    </style:style>
    <style:style style:family="table-column" style:name="co_0_802">
      <style:table-column-properties style:column-width="2.143cm" fo:break-before="auto"/>
    </style:style>
    <style:style style:family="table-column" style:name="co_0_803">
      <style:table-column-properties style:column-width="2.143cm" fo:break-before="auto"/>
    </style:style>
    <style:style style:family="table-column" style:name="co_0_804">
      <style:table-column-properties style:column-width="2.143cm" fo:break-before="auto"/>
    </style:style>
    <style:style style:family="table-column" style:name="co_0_805">
      <style:table-column-properties style:column-width="2.143cm" fo:break-before="auto"/>
    </style:style>
    <style:style style:family="table-column" style:name="co_0_806">
      <style:table-column-properties style:column-width="2.143cm" fo:break-before="auto"/>
    </style:style>
    <style:style style:family="table-column" style:name="co_0_807">
      <style:table-column-properties style:column-width="2.143cm" fo:break-before="auto"/>
    </style:style>
    <style:style style:family="table-column" style:name="co_0_808">
      <style:table-column-properties style:column-width="2.143cm" fo:break-before="auto"/>
    </style:style>
    <style:style style:family="table-column" style:name="co_0_809">
      <style:table-column-properties style:column-width="2.143cm" fo:break-before="auto"/>
    </style:style>
    <style:style style:family="table-column" style:name="co_0_810">
      <style:table-column-properties style:column-width="2.143cm" fo:break-before="auto"/>
    </style:style>
    <style:style style:family="table-column" style:name="co_0_811">
      <style:table-column-properties style:column-width="2.143cm" fo:break-before="auto"/>
    </style:style>
    <style:style style:family="table-column" style:name="co_0_812">
      <style:table-column-properties style:column-width="2.143cm" fo:break-before="auto"/>
    </style:style>
    <style:style style:family="table-column" style:name="co_0_813">
      <style:table-column-properties style:column-width="2.143cm" fo:break-before="auto"/>
    </style:style>
    <style:style style:family="table-column" style:name="co_0_814">
      <style:table-column-properties style:column-width="2.143cm" fo:break-before="auto"/>
    </style:style>
    <style:style style:family="table-column" style:name="co_0_815">
      <style:table-column-properties style:column-width="2.143cm" fo:break-before="auto"/>
    </style:style>
    <style:style style:family="table-column" style:name="co_0_816">
      <style:table-column-properties style:column-width="2.143cm" fo:break-before="auto"/>
    </style:style>
    <style:style style:family="table-column" style:name="co_0_817">
      <style:table-column-properties style:column-width="2.143cm" fo:break-before="auto"/>
    </style:style>
    <style:style style:family="table-column" style:name="co_0_818">
      <style:table-column-properties style:column-width="2.143cm" fo:break-before="auto"/>
    </style:style>
    <style:style style:family="table-column" style:name="co_0_819">
      <style:table-column-properties style:column-width="2.143cm" fo:break-before="auto"/>
    </style:style>
    <style:style style:family="table-column" style:name="co_0_820">
      <style:table-column-properties style:column-width="2.143cm" fo:break-before="auto"/>
    </style:style>
    <style:style style:family="table-column" style:name="co_0_821">
      <style:table-column-properties style:column-width="2.143cm" fo:break-before="auto"/>
    </style:style>
    <style:style style:family="table-column" style:name="co_0_822">
      <style:table-column-properties style:column-width="2.143cm" fo:break-before="auto"/>
    </style:style>
    <style:style style:family="table-column" style:name="co_0_823">
      <style:table-column-properties style:column-width="2.143cm" fo:break-before="auto"/>
    </style:style>
    <style:style style:family="table-column" style:name="co_0_824">
      <style:table-column-properties style:column-width="2.143cm" fo:break-before="auto"/>
    </style:style>
    <style:style style:family="table-column" style:name="co_0_825">
      <style:table-column-properties style:column-width="2.143cm" fo:break-before="auto"/>
    </style:style>
    <style:style style:family="table-column" style:name="co_0_826">
      <style:table-column-properties style:column-width="2.143cm" fo:break-before="auto"/>
    </style:style>
    <style:style style:family="table-column" style:name="co_0_827">
      <style:table-column-properties style:column-width="2.143cm" fo:break-before="auto"/>
    </style:style>
    <style:style style:family="table-column" style:name="co_0_828">
      <style:table-column-properties style:column-width="2.143cm" fo:break-before="auto"/>
    </style:style>
    <style:style style:family="table-column" style:name="co_0_829">
      <style:table-column-properties style:column-width="2.143cm" fo:break-before="auto"/>
    </style:style>
    <style:style style:family="table-column" style:name="co_0_830">
      <style:table-column-properties style:column-width="2.143cm" fo:break-before="auto"/>
    </style:style>
    <style:style style:family="table-column" style:name="co_0_831">
      <style:table-column-properties style:column-width="2.143cm" fo:break-before="auto"/>
    </style:style>
    <style:style style:family="table-column" style:name="co_0_832">
      <style:table-column-properties style:column-width="2.143cm" fo:break-before="auto"/>
    </style:style>
    <style:style style:family="table-column" style:name="co_0_833">
      <style:table-column-properties style:column-width="2.143cm" fo:break-before="auto"/>
    </style:style>
    <style:style style:family="table-column" style:name="co_0_834">
      <style:table-column-properties style:column-width="2.143cm" fo:break-before="auto"/>
    </style:style>
    <style:style style:family="table-column" style:name="co_0_835">
      <style:table-column-properties style:column-width="2.143cm" fo:break-before="auto"/>
    </style:style>
    <style:style style:family="table-column" style:name="co_0_836">
      <style:table-column-properties style:column-width="2.143cm" fo:break-before="auto"/>
    </style:style>
    <style:style style:family="table-column" style:name="co_0_837">
      <style:table-column-properties style:column-width="2.143cm" fo:break-before="auto"/>
    </style:style>
    <style:style style:family="table-column" style:name="co_0_838">
      <style:table-column-properties style:column-width="2.143cm" fo:break-before="auto"/>
    </style:style>
    <style:style style:family="table-column" style:name="co_0_839">
      <style:table-column-properties style:column-width="2.143cm" fo:break-before="auto"/>
    </style:style>
    <style:style style:family="table-column" style:name="co_0_840">
      <style:table-column-properties style:column-width="2.143cm" fo:break-before="auto"/>
    </style:style>
    <style:style style:family="table-column" style:name="co_0_841">
      <style:table-column-properties style:column-width="2.143cm" fo:break-before="auto"/>
    </style:style>
    <style:style style:family="table-column" style:name="co_0_842">
      <style:table-column-properties style:column-width="2.143cm" fo:break-before="auto"/>
    </style:style>
    <style:style style:family="table-column" style:name="co_0_843">
      <style:table-column-properties style:column-width="2.143cm" fo:break-before="auto"/>
    </style:style>
    <style:style style:family="table-column" style:name="co_0_844">
      <style:table-column-properties style:column-width="2.143cm" fo:break-before="auto"/>
    </style:style>
    <style:style style:family="table-column" style:name="co_0_845">
      <style:table-column-properties style:column-width="2.143cm" fo:break-before="auto"/>
    </style:style>
    <style:style style:family="table-column" style:name="co_0_846">
      <style:table-column-properties style:column-width="2.143cm" fo:break-before="auto"/>
    </style:style>
    <style:style style:family="table-column" style:name="co_0_847">
      <style:table-column-properties style:column-width="2.143cm" fo:break-before="auto"/>
    </style:style>
    <style:style style:family="table-column" style:name="co_0_848">
      <style:table-column-properties style:column-width="2.143cm" fo:break-before="auto"/>
    </style:style>
    <style:style style:family="table-column" style:name="co_0_849">
      <style:table-column-properties style:column-width="2.143cm" fo:break-before="auto"/>
    </style:style>
    <style:style style:family="table-column" style:name="co_0_850">
      <style:table-column-properties style:column-width="2.143cm" fo:break-before="auto"/>
    </style:style>
    <style:style style:family="table-column" style:name="co_0_851">
      <style:table-column-properties style:column-width="2.143cm" fo:break-before="auto"/>
    </style:style>
    <style:style style:family="table-column" style:name="co_0_852">
      <style:table-column-properties style:column-width="2.143cm" fo:break-before="auto"/>
    </style:style>
    <style:style style:family="table-column" style:name="co_0_853">
      <style:table-column-properties style:column-width="2.143cm" fo:break-before="auto"/>
    </style:style>
    <style:style style:family="table-column" style:name="co_0_854">
      <style:table-column-properties style:column-width="2.143cm" fo:break-before="auto"/>
    </style:style>
    <style:style style:family="table-column" style:name="co_0_855">
      <style:table-column-properties style:column-width="2.143cm" fo:break-before="auto"/>
    </style:style>
    <style:style style:family="table-column" style:name="co_0_856">
      <style:table-column-properties style:column-width="2.143cm" fo:break-before="auto"/>
    </style:style>
    <style:style style:family="table-column" style:name="co_0_857">
      <style:table-column-properties style:column-width="2.143cm" fo:break-before="auto"/>
    </style:style>
    <style:style style:family="table-column" style:name="co_0_858">
      <style:table-column-properties style:column-width="2.143cm" fo:break-before="auto"/>
    </style:style>
    <style:style style:family="table-column" style:name="co_0_859">
      <style:table-column-properties style:column-width="2.143cm" fo:break-before="auto"/>
    </style:style>
    <style:style style:family="table-column" style:name="co_0_860">
      <style:table-column-properties style:column-width="2.143cm" fo:break-before="auto"/>
    </style:style>
    <style:style style:family="table-column" style:name="co_0_861">
      <style:table-column-properties style:column-width="2.143cm" fo:break-before="auto"/>
    </style:style>
    <style:style style:family="table-column" style:name="co_0_862">
      <style:table-column-properties style:column-width="2.143cm" fo:break-before="auto"/>
    </style:style>
    <style:style style:family="table-column" style:name="co_0_863">
      <style:table-column-properties style:column-width="2.143cm" fo:break-before="auto"/>
    </style:style>
    <style:style style:family="table-column" style:name="co_0_864">
      <style:table-column-properties style:column-width="2.143cm" fo:break-before="auto"/>
    </style:style>
    <style:style style:family="table-column" style:name="co_0_865">
      <style:table-column-properties style:column-width="2.143cm" fo:break-before="auto"/>
    </style:style>
    <style:style style:family="table-column" style:name="co_0_866">
      <style:table-column-properties style:column-width="2.143cm" fo:break-before="auto"/>
    </style:style>
    <style:style style:family="table-column" style:name="co_0_867">
      <style:table-column-properties style:column-width="2.143cm" fo:break-before="auto"/>
    </style:style>
    <style:style style:family="table-column" style:name="co_0_868">
      <style:table-column-properties style:column-width="2.143cm" fo:break-before="auto"/>
    </style:style>
    <style:style style:family="table-column" style:name="co_0_869">
      <style:table-column-properties style:column-width="2.143cm" fo:break-before="auto"/>
    </style:style>
    <style:style style:family="table-column" style:name="co_0_870">
      <style:table-column-properties style:column-width="2.143cm" fo:break-before="auto"/>
    </style:style>
    <style:style style:family="table-column" style:name="co_0_871">
      <style:table-column-properties style:column-width="2.143cm" fo:break-before="auto"/>
    </style:style>
    <style:style style:family="table-column" style:name="co_0_872">
      <style:table-column-properties style:column-width="2.143cm" fo:break-before="auto"/>
    </style:style>
    <style:style style:family="table-column" style:name="co_0_873">
      <style:table-column-properties style:column-width="2.143cm" fo:break-before="auto"/>
    </style:style>
    <style:style style:family="table-column" style:name="co_0_874">
      <style:table-column-properties style:column-width="2.143cm" fo:break-before="auto"/>
    </style:style>
    <style:style style:family="table-column" style:name="co_0_875">
      <style:table-column-properties style:column-width="2.143cm" fo:break-before="auto"/>
    </style:style>
    <style:style style:family="table-column" style:name="co_0_876">
      <style:table-column-properties style:column-width="2.143cm" fo:break-before="auto"/>
    </style:style>
    <style:style style:family="table-column" style:name="co_0_877">
      <style:table-column-properties style:column-width="2.143cm" fo:break-before="auto"/>
    </style:style>
    <style:style style:family="table-column" style:name="co_0_878">
      <style:table-column-properties style:column-width="2.143cm" fo:break-before="auto"/>
    </style:style>
    <style:style style:family="table-column" style:name="co_0_879">
      <style:table-column-properties style:column-width="2.143cm" fo:break-before="auto"/>
    </style:style>
    <style:style style:family="table-column" style:name="co_0_880">
      <style:table-column-properties style:column-width="2.143cm" fo:break-before="auto"/>
    </style:style>
    <style:style style:family="table-column" style:name="co_0_881">
      <style:table-column-properties style:column-width="2.143cm" fo:break-before="auto"/>
    </style:style>
    <style:style style:family="table-column" style:name="co_0_882">
      <style:table-column-properties style:column-width="2.143cm" fo:break-before="auto"/>
    </style:style>
    <style:style style:family="table-column" style:name="co_0_883">
      <style:table-column-properties style:column-width="2.143cm" fo:break-before="auto"/>
    </style:style>
    <style:style style:family="table-column" style:name="co_0_884">
      <style:table-column-properties style:column-width="2.143cm" fo:break-before="auto"/>
    </style:style>
    <style:style style:family="table-column" style:name="co_0_885">
      <style:table-column-properties style:column-width="2.143cm" fo:break-before="auto"/>
    </style:style>
    <style:style style:family="table-column" style:name="co_0_886">
      <style:table-column-properties style:column-width="2.143cm" fo:break-before="auto"/>
    </style:style>
    <style:style style:family="table-column" style:name="co_0_887">
      <style:table-column-properties style:column-width="2.143cm" fo:break-before="auto"/>
    </style:style>
    <style:style style:family="table-column" style:name="co_0_888">
      <style:table-column-properties style:column-width="2.143cm" fo:break-before="auto"/>
    </style:style>
    <style:style style:family="table-column" style:name="co_0_889">
      <style:table-column-properties style:column-width="2.143cm" fo:break-before="auto"/>
    </style:style>
    <style:style style:family="table-column" style:name="co_0_890">
      <style:table-column-properties style:column-width="2.143cm" fo:break-before="auto"/>
    </style:style>
    <style:style style:family="table-column" style:name="co_0_891">
      <style:table-column-properties style:column-width="2.143cm" fo:break-before="auto"/>
    </style:style>
    <style:style style:family="table-column" style:name="co_0_892">
      <style:table-column-properties style:column-width="2.143cm" fo:break-before="auto"/>
    </style:style>
    <style:style style:family="table-column" style:name="co_0_893">
      <style:table-column-properties style:column-width="2.143cm" fo:break-before="auto"/>
    </style:style>
    <style:style style:family="table-column" style:name="co_0_894">
      <style:table-column-properties style:column-width="2.143cm" fo:break-before="auto"/>
    </style:style>
    <style:style style:family="table-column" style:name="co_0_895">
      <style:table-column-properties style:column-width="2.143cm" fo:break-before="auto"/>
    </style:style>
    <style:style style:family="table-column" style:name="co_0_896">
      <style:table-column-properties style:column-width="2.143cm" fo:break-before="auto"/>
    </style:style>
    <style:style style:family="table-column" style:name="co_0_897">
      <style:table-column-properties style:column-width="2.143cm" fo:break-before="auto"/>
    </style:style>
    <style:style style:family="table-column" style:name="co_0_898">
      <style:table-column-properties style:column-width="2.143cm" fo:break-before="auto"/>
    </style:style>
    <style:style style:family="table-column" style:name="co_0_899">
      <style:table-column-properties style:column-width="2.143cm" fo:break-before="auto"/>
    </style:style>
    <style:style style:family="table-column" style:name="co_0_900">
      <style:table-column-properties style:column-width="2.143cm" fo:break-before="auto"/>
    </style:style>
    <style:style style:family="table-column" style:name="co_0_901">
      <style:table-column-properties style:column-width="2.143cm" fo:break-before="auto"/>
    </style:style>
    <style:style style:family="table-column" style:name="co_0_902">
      <style:table-column-properties style:column-width="2.143cm" fo:break-before="auto"/>
    </style:style>
    <style:style style:family="table-column" style:name="co_0_903">
      <style:table-column-properties style:column-width="2.143cm" fo:break-before="auto"/>
    </style:style>
    <style:style style:family="table-column" style:name="co_0_904">
      <style:table-column-properties style:column-width="2.143cm" fo:break-before="auto"/>
    </style:style>
    <style:style style:family="table-column" style:name="co_0_905">
      <style:table-column-properties style:column-width="2.143cm" fo:break-before="auto"/>
    </style:style>
    <style:style style:family="table-column" style:name="co_0_906">
      <style:table-column-properties style:column-width="2.143cm" fo:break-before="auto"/>
    </style:style>
    <style:style style:family="table-column" style:name="co_0_907">
      <style:table-column-properties style:column-width="2.143cm" fo:break-before="auto"/>
    </style:style>
    <style:style style:family="table-column" style:name="co_0_908">
      <style:table-column-properties style:column-width="2.143cm" fo:break-before="auto"/>
    </style:style>
    <style:style style:family="table-column" style:name="co_0_909">
      <style:table-column-properties style:column-width="2.143cm" fo:break-before="auto"/>
    </style:style>
    <style:style style:family="table-column" style:name="co_0_910">
      <style:table-column-properties style:column-width="2.143cm" fo:break-before="auto"/>
    </style:style>
    <style:style style:family="table-column" style:name="co_0_911">
      <style:table-column-properties style:column-width="2.143cm" fo:break-before="auto"/>
    </style:style>
    <style:style style:family="table-column" style:name="co_0_912">
      <style:table-column-properties style:column-width="2.143cm" fo:break-before="auto"/>
    </style:style>
    <style:style style:family="table-column" style:name="co_0_913">
      <style:table-column-properties style:column-width="2.143cm" fo:break-before="auto"/>
    </style:style>
    <style:style style:family="table-column" style:name="co_0_914">
      <style:table-column-properties style:column-width="2.143cm" fo:break-before="auto"/>
    </style:style>
    <style:style style:family="table-column" style:name="co_0_915">
      <style:table-column-properties style:column-width="2.143cm" fo:break-before="auto"/>
    </style:style>
    <style:style style:family="table-column" style:name="co_0_916">
      <style:table-column-properties style:column-width="2.143cm" fo:break-before="auto"/>
    </style:style>
    <style:style style:family="table-column" style:name="co_0_917">
      <style:table-column-properties style:column-width="2.143cm" fo:break-before="auto"/>
    </style:style>
    <style:style style:family="table-column" style:name="co_0_918">
      <style:table-column-properties style:column-width="2.143cm" fo:break-before="auto"/>
    </style:style>
    <style:style style:family="table-column" style:name="co_0_919">
      <style:table-column-properties style:column-width="2.143cm" fo:break-before="auto"/>
    </style:style>
    <style:style style:family="table-column" style:name="co_0_920">
      <style:table-column-properties style:column-width="2.143cm" fo:break-before="auto"/>
    </style:style>
    <style:style style:family="table-column" style:name="co_0_921">
      <style:table-column-properties style:column-width="2.143cm" fo:break-before="auto"/>
    </style:style>
    <style:style style:family="table-column" style:name="co_0_922">
      <style:table-column-properties style:column-width="2.143cm" fo:break-before="auto"/>
    </style:style>
    <style:style style:family="table-column" style:name="co_0_923">
      <style:table-column-properties style:column-width="2.143cm" fo:break-before="auto"/>
    </style:style>
    <style:style style:family="table-column" style:name="co_0_924">
      <style:table-column-properties style:column-width="2.143cm" fo:break-before="auto"/>
    </style:style>
    <style:style style:family="table-column" style:name="co_0_925">
      <style:table-column-properties style:column-width="2.143cm" fo:break-before="auto"/>
    </style:style>
    <style:style style:family="table-column" style:name="co_0_926">
      <style:table-column-properties style:column-width="2.143cm" fo:break-before="auto"/>
    </style:style>
    <style:style style:family="table-column" style:name="co_0_927">
      <style:table-column-properties style:column-width="2.143cm" fo:break-before="auto"/>
    </style:style>
    <style:style style:family="table-column" style:name="co_0_928">
      <style:table-column-properties style:column-width="2.143cm" fo:break-before="auto"/>
    </style:style>
    <style:style style:family="table-column" style:name="co_0_929">
      <style:table-column-properties style:column-width="2.143cm" fo:break-before="auto"/>
    </style:style>
    <style:style style:family="table-column" style:name="co_0_930">
      <style:table-column-properties style:column-width="2.143cm" fo:break-before="auto"/>
    </style:style>
    <style:style style:family="table-column" style:name="co_0_931">
      <style:table-column-properties style:column-width="2.143cm" fo:break-before="auto"/>
    </style:style>
    <style:style style:family="table-column" style:name="co_0_932">
      <style:table-column-properties style:column-width="2.143cm" fo:break-before="auto"/>
    </style:style>
    <style:style style:family="table-column" style:name="co_0_933">
      <style:table-column-properties style:column-width="2.143cm" fo:break-before="auto"/>
    </style:style>
    <style:style style:family="table-column" style:name="co_0_934">
      <style:table-column-properties style:column-width="2.143cm" fo:break-before="auto"/>
    </style:style>
    <style:style style:family="table-column" style:name="co_0_935">
      <style:table-column-properties style:column-width="2.143cm" fo:break-before="auto"/>
    </style:style>
    <style:style style:family="table-column" style:name="co_0_936">
      <style:table-column-properties style:column-width="2.143cm" fo:break-before="auto"/>
    </style:style>
    <style:style style:family="table-column" style:name="co_0_937">
      <style:table-column-properties style:column-width="2.143cm" fo:break-before="auto"/>
    </style:style>
    <style:style style:family="table-column" style:name="co_0_938">
      <style:table-column-properties style:column-width="2.143cm" fo:break-before="auto"/>
    </style:style>
    <style:style style:family="table-column" style:name="co_0_939">
      <style:table-column-properties style:column-width="2.143cm" fo:break-before="auto"/>
    </style:style>
    <style:style style:family="table-column" style:name="co_0_940">
      <style:table-column-properties style:column-width="2.143cm" fo:break-before="auto"/>
    </style:style>
    <style:style style:family="table-column" style:name="co_0_941">
      <style:table-column-properties style:column-width="2.143cm" fo:break-before="auto"/>
    </style:style>
    <style:style style:family="table-column" style:name="co_0_942">
      <style:table-column-properties style:column-width="2.143cm" fo:break-before="auto"/>
    </style:style>
    <style:style style:family="table-column" style:name="co_0_943">
      <style:table-column-properties style:column-width="2.143cm" fo:break-before="auto"/>
    </style:style>
    <style:style style:family="table-column" style:name="co_0_944">
      <style:table-column-properties style:column-width="2.143cm" fo:break-before="auto"/>
    </style:style>
    <style:style style:family="table-column" style:name="co_0_945">
      <style:table-column-properties style:column-width="2.143cm" fo:break-before="auto"/>
    </style:style>
    <style:style style:family="table-column" style:name="co_0_946">
      <style:table-column-properties style:column-width="2.143cm" fo:break-before="auto"/>
    </style:style>
    <style:style style:family="table-column" style:name="co_0_947">
      <style:table-column-properties style:column-width="2.143cm" fo:break-before="auto"/>
    </style:style>
    <style:style style:family="table-column" style:name="co_0_948">
      <style:table-column-properties style:column-width="2.143cm" fo:break-before="auto"/>
    </style:style>
    <style:style style:family="table-column" style:name="co_0_949">
      <style:table-column-properties style:column-width="2.143cm" fo:break-before="auto"/>
    </style:style>
    <style:style style:family="table-column" style:name="co_0_950">
      <style:table-column-properties style:column-width="2.143cm" fo:break-before="auto"/>
    </style:style>
    <style:style style:family="table-column" style:name="co_0_951">
      <style:table-column-properties style:column-width="2.143cm" fo:break-before="auto"/>
    </style:style>
    <style:style style:family="table-column" style:name="co_0_952">
      <style:table-column-properties style:column-width="2.143cm" fo:break-before="auto"/>
    </style:style>
    <style:style style:family="table-column" style:name="co_0_953">
      <style:table-column-properties style:column-width="2.143cm" fo:break-before="auto"/>
    </style:style>
    <style:style style:family="table-column" style:name="co_0_954">
      <style:table-column-properties style:column-width="2.143cm" fo:break-before="auto"/>
    </style:style>
    <style:style style:family="table-column" style:name="co_0_955">
      <style:table-column-properties style:column-width="2.143cm" fo:break-before="auto"/>
    </style:style>
    <style:style style:family="table-column" style:name="co_0_956">
      <style:table-column-properties style:column-width="2.143cm" fo:break-before="auto"/>
    </style:style>
    <style:style style:family="table-column" style:name="co_0_957">
      <style:table-column-properties style:column-width="2.143cm" fo:break-before="auto"/>
    </style:style>
    <style:style style:family="table-column" style:name="co_0_958">
      <style:table-column-properties style:column-width="2.143cm" fo:break-before="auto"/>
    </style:style>
    <style:style style:family="table-column" style:name="co_0_959">
      <style:table-column-properties style:column-width="2.143cm" fo:break-before="auto"/>
    </style:style>
    <style:style style:family="table-column" style:name="co_0_960">
      <style:table-column-properties style:column-width="2.143cm" fo:break-before="auto"/>
    </style:style>
    <style:style style:family="table-column" style:name="co_0_961">
      <style:table-column-properties style:column-width="2.143cm" fo:break-before="auto"/>
    </style:style>
    <style:style style:family="table-column" style:name="co_0_962">
      <style:table-column-properties style:column-width="2.143cm" fo:break-before="auto"/>
    </style:style>
    <style:style style:family="table-column" style:name="co_0_963">
      <style:table-column-properties style:column-width="2.143cm" fo:break-before="auto"/>
    </style:style>
    <style:style style:family="table-column" style:name="co_0_964">
      <style:table-column-properties style:column-width="2.143cm" fo:break-before="auto"/>
    </style:style>
    <style:style style:family="table-column" style:name="co_0_965">
      <style:table-column-properties style:column-width="2.143cm" fo:break-before="auto"/>
    </style:style>
    <style:style style:family="table-column" style:name="co_0_966">
      <style:table-column-properties style:column-width="2.143cm" fo:break-before="auto"/>
    </style:style>
    <style:style style:family="table-column" style:name="co_0_967">
      <style:table-column-properties style:column-width="2.143cm" fo:break-before="auto"/>
    </style:style>
    <style:style style:family="table-column" style:name="co_0_968">
      <style:table-column-properties style:column-width="2.143cm" fo:break-before="auto"/>
    </style:style>
    <style:style style:family="table-column" style:name="co_0_969">
      <style:table-column-properties style:column-width="2.143cm" fo:break-before="auto"/>
    </style:style>
    <style:style style:family="table-column" style:name="co_0_970">
      <style:table-column-properties style:column-width="2.143cm" fo:break-before="auto"/>
    </style:style>
    <style:style style:family="table-column" style:name="co_0_971">
      <style:table-column-properties style:column-width="2.143cm" fo:break-before="auto"/>
    </style:style>
    <style:style style:family="table-column" style:name="co_0_972">
      <style:table-column-properties style:column-width="2.143cm" fo:break-before="auto"/>
    </style:style>
    <style:style style:family="table-column" style:name="co_0_973">
      <style:table-column-properties style:column-width="2.143cm" fo:break-before="auto"/>
    </style:style>
    <style:style style:family="table-column" style:name="co_0_974">
      <style:table-column-properties style:column-width="2.143cm" fo:break-before="auto"/>
    </style:style>
    <style:style style:family="table-column" style:name="co_0_975">
      <style:table-column-properties style:column-width="2.143cm" fo:break-before="auto"/>
    </style:style>
    <style:style style:family="table-column" style:name="co_0_976">
      <style:table-column-properties style:column-width="2.143cm" fo:break-before="auto"/>
    </style:style>
    <style:style style:family="table-column" style:name="co_0_977">
      <style:table-column-properties style:column-width="2.143cm" fo:break-before="auto"/>
    </style:style>
    <style:style style:family="table-column" style:name="co_0_978">
      <style:table-column-properties style:column-width="2.143cm" fo:break-before="auto"/>
    </style:style>
    <style:style style:family="table-column" style:name="co_0_979">
      <style:table-column-properties style:column-width="2.143cm" fo:break-before="auto"/>
    </style:style>
    <style:style style:family="table-column" style:name="co_0_980">
      <style:table-column-properties style:column-width="2.143cm" fo:break-before="auto"/>
    </style:style>
    <style:style style:family="table-column" style:name="co_0_981">
      <style:table-column-properties style:column-width="2.143cm" fo:break-before="auto"/>
    </style:style>
    <style:style style:family="table-column" style:name="co_0_982">
      <style:table-column-properties style:column-width="2.143cm" fo:break-before="auto"/>
    </style:style>
    <style:style style:family="table-column" style:name="co_0_983">
      <style:table-column-properties style:column-width="2.143cm" fo:break-before="auto"/>
    </style:style>
    <style:style style:family="table-column" style:name="co_0_984">
      <style:table-column-properties style:column-width="2.143cm" fo:break-before="auto"/>
    </style:style>
    <style:style style:family="table-column" style:name="co_0_985">
      <style:table-column-properties style:column-width="2.143cm" fo:break-before="auto"/>
    </style:style>
    <style:style style:family="table-column" style:name="co_0_986">
      <style:table-column-properties style:column-width="2.143cm" fo:break-before="auto"/>
    </style:style>
    <style:style style:family="table-column" style:name="co_0_987">
      <style:table-column-properties style:column-width="2.143cm" fo:break-before="auto"/>
    </style:style>
    <style:style style:family="table-column" style:name="co_0_988">
      <style:table-column-properties style:column-width="2.143cm" fo:break-before="auto"/>
    </style:style>
    <style:style style:family="table-column" style:name="co_0_989">
      <style:table-column-properties style:column-width="2.143cm" fo:break-before="auto"/>
    </style:style>
    <style:style style:family="table-column" style:name="co_0_990">
      <style:table-column-properties style:column-width="2.143cm" fo:break-before="auto"/>
    </style:style>
    <style:style style:family="table-column" style:name="co_0_991">
      <style:table-column-properties style:column-width="2.143cm" fo:break-before="auto"/>
    </style:style>
    <style:style style:family="table-column" style:name="co_0_992">
      <style:table-column-properties style:column-width="2.143cm" fo:break-before="auto"/>
    </style:style>
    <style:style style:family="table-column" style:name="co_0_993">
      <style:table-column-properties style:column-width="2.143cm" fo:break-before="auto"/>
    </style:style>
    <style:style style:family="table-column" style:name="co_0_994">
      <style:table-column-properties style:column-width="2.143cm" fo:break-before="auto"/>
    </style:style>
    <style:style style:family="table-column" style:name="co_0_995">
      <style:table-column-properties style:column-width="2.143cm" fo:break-before="auto"/>
    </style:style>
    <style:style style:family="table-column" style:name="co_0_996">
      <style:table-column-properties style:column-width="2.143cm" fo:break-before="auto"/>
    </style:style>
    <style:style style:family="table-column" style:name="co_0_997">
      <style:table-column-properties style:column-width="2.143cm" fo:break-before="auto"/>
    </style:style>
    <style:style style:family="table-column" style:name="co_0_998">
      <style:table-column-properties style:column-width="2.143cm" fo:break-before="auto"/>
    </style:style>
    <style:style style:family="table-column" style:name="co_0_999">
      <style:table-column-properties style:column-width="2.143cm" fo:break-before="auto"/>
    </style:style>
    <style:style style:family="table-column" style:name="co_0_1000">
      <style:table-column-properties style:column-width="2.143cm" fo:break-before="auto"/>
    </style:style>
    <style:style style:family="table-column" style:name="co_0_1001">
      <style:table-column-properties style:column-width="2.143cm" fo:break-before="auto"/>
    </style:style>
    <style:style style:family="table-column" style:name="co_0_1002">
      <style:table-column-properties style:column-width="2.143cm" fo:break-before="auto"/>
    </style:style>
    <style:style style:family="table-column" style:name="co_0_1003">
      <style:table-column-properties style:column-width="2.143cm" fo:break-before="auto"/>
    </style:style>
    <style:style style:family="table-column" style:name="co_0_1004">
      <style:table-column-properties style:column-width="2.143cm" fo:break-before="auto"/>
    </style:style>
    <style:style style:family="table-column" style:name="co_0_1005">
      <style:table-column-properties style:column-width="2.143cm" fo:break-before="auto"/>
    </style:style>
    <style:style style:family="table-column" style:name="co_0_1006">
      <style:table-column-properties style:column-width="2.143cm" fo:break-before="auto"/>
    </style:style>
    <style:style style:family="table-column" style:name="co_0_1007">
      <style:table-column-properties style:column-width="2.143cm" fo:break-before="auto"/>
    </style:style>
    <style:style style:family="table-column" style:name="co_0_1008">
      <style:table-column-properties style:column-width="2.143cm" fo:break-before="auto"/>
    </style:style>
    <style:style style:family="table-column" style:name="co_0_1009">
      <style:table-column-properties style:column-width="2.143cm" fo:break-before="auto"/>
    </style:style>
    <style:style style:family="table-column" style:name="co_0_1010">
      <style:table-column-properties style:column-width="2.143cm" fo:break-before="auto"/>
    </style:style>
    <style:style style:family="table-column" style:name="co_0_1011">
      <style:table-column-properties style:column-width="2.143cm" fo:break-before="auto"/>
    </style:style>
    <style:style style:family="table-column" style:name="co_0_1012">
      <style:table-column-properties style:column-width="2.143cm" fo:break-before="auto"/>
    </style:style>
    <style:style style:family="table-column" style:name="co_0_1013">
      <style:table-column-properties style:column-width="2.143cm" fo:break-before="auto"/>
    </style:style>
    <style:style style:family="table-column" style:name="co_0_1014">
      <style:table-column-properties style:column-width="2.143cm" fo:break-before="auto"/>
    </style:style>
    <style:style style:family="table-column" style:name="co_0_1015">
      <style:table-column-properties style:column-width="2.143cm" fo:break-before="auto"/>
    </style:style>
    <style:style style:family="table-column" style:name="co_0_1016">
      <style:table-column-properties style:column-width="2.143cm" fo:break-before="auto"/>
    </style:style>
    <style:style style:family="table-column" style:name="co_0_1017">
      <style:table-column-properties style:column-width="2.143cm" fo:break-before="auto"/>
    </style:style>
    <style:style style:family="table-column" style:name="co_0_1018">
      <style:table-column-properties style:column-width="2.143cm" fo:break-before="auto"/>
    </style:style>
    <style:style style:family="table-column" style:name="co_0_1019">
      <style:table-column-properties style:column-width="2.143cm" fo:break-before="auto"/>
    </style:style>
    <style:style style:family="table-column" style:name="co_0_1020">
      <style:table-column-properties style:column-width="2.143cm" fo:break-before="auto"/>
    </style:style>
    <style:style style:family="table-column" style:name="co_0_1021">
      <style:table-column-properties style:column-width="2.143cm" fo:break-before="auto"/>
    </style:style>
    <style:style style:family="table-column" style:name="co_0_1022">
      <style:table-column-properties style:column-width="2.143cm" fo:break-before="auto"/>
    </style:style>
    <style:style style:family="table-column" style:name="co_0_1023">
      <style:table-column-properties style:column-width="2.143cm" fo:break-before="auto"/>
    </style:style>
    <style:style style:family="table-column" style:name="co_0_1024">
      <style:table-column-properties style:column-width="2.143cm" fo:break-before="auto"/>
    </style:style>
    <style:style style:family="table" style:name="ta2" style:master-page-name="Default">
      <style:table-properties table:display="true"/>
    </style:style>
    <style:style style:family="table-column" style:name="co_1_1">
      <style:table-column-properties style:column-width="2.143cm" fo:break-before="auto"/>
    </style:style>
    <style:style style:family="table-column" style:name="co_1_2">
      <style:table-column-properties style:column-width="2.143cm" fo:break-before="auto"/>
    </style:style>
    <style:style style:family="table-column" style:name="co_1_3">
      <style:table-column-properties style:column-width="2.143cm" fo:break-before="auto"/>
    </style:style>
    <style:style style:family="table-column" style:name="co_1_4">
      <style:table-column-properties style:column-width="2.143cm" fo:break-before="auto"/>
    </style:style>
    <style:style style:family="table-column" style:name="co_1_5">
      <style:table-column-properties style:column-width="2.143cm" fo:break-before="auto"/>
    </style:style>
    <style:style style:family="table-column" style:name="co_1_6">
      <style:table-column-properties style:column-width="2.143cm" fo:break-before="auto"/>
    </style:style>
    <style:style style:family="table-column" style:name="co_1_7">
      <style:table-column-properties style:column-width="2.143cm" fo:break-before="auto"/>
    </style:style>
    <style:style style:family="table-column" style:name="co_1_8">
      <style:table-column-properties style:column-width="2.143cm" fo:break-before="auto"/>
    </style:style>
    <style:style style:family="table-column" style:name="co_1_9">
      <style:table-column-properties style:column-width="2.143cm" fo:break-before="auto"/>
    </style:style>
    <style:style style:family="table-column" style:name="co_1_10">
      <style:table-column-properties style:column-width="2.143cm" fo:break-before="auto"/>
    </style:style>
    <style:style style:family="table-column" style:name="co_1_11">
      <style:table-column-properties style:column-width="2.143cm" fo:break-before="auto"/>
    </style:style>
    <style:style style:family="table-column" style:name="co_1_12">
      <style:table-column-properties style:column-width="2.143cm" fo:break-before="auto"/>
    </style:style>
    <style:style style:family="table-column" style:name="co_1_13">
      <style:table-column-properties style:column-width="2.143cm" fo:break-before="auto"/>
    </style:style>
    <style:style style:family="table-column" style:name="co_1_14">
      <style:table-column-properties style:column-width="2.143cm" fo:break-before="auto"/>
    </style:style>
    <style:style style:family="table-column" style:name="co_1_15">
      <style:table-column-properties style:column-width="2.143cm" fo:break-before="auto"/>
    </style:style>
    <style:style style:family="table-column" style:name="co_1_16">
      <style:table-column-properties style:column-width="2.143cm" fo:break-before="auto"/>
    </style:style>
    <style:style style:family="table-column" style:name="co_1_17">
      <style:table-column-properties style:column-width="2.143cm" fo:break-before="auto"/>
    </style:style>
    <style:style style:family="table-column" style:name="co_1_18">
      <style:table-column-properties style:column-width="2.143cm" fo:break-before="auto"/>
    </style:style>
    <style:style style:family="table-column" style:name="co_1_19">
      <style:table-column-properties style:column-width="2.143cm" fo:break-before="auto"/>
    </style:style>
    <style:style style:family="table-column" style:name="co_1_20">
      <style:table-column-properties style:column-width="2.143cm" fo:break-before="auto"/>
    </style:style>
    <style:style style:family="table-column" style:name="co_1_21">
      <style:table-column-properties style:column-width="2.143cm" fo:break-before="auto"/>
    </style:style>
    <style:style style:family="table-column" style:name="co_1_22">
      <style:table-column-properties style:column-width="2.143cm" fo:break-before="auto"/>
    </style:style>
    <style:style style:family="table-column" style:name="co_1_23">
      <style:table-column-properties style:column-width="2.143cm" fo:break-before="auto"/>
    </style:style>
    <style:style style:family="table-column" style:name="co_1_24">
      <style:table-column-properties style:column-width="2.143cm" fo:break-before="auto"/>
    </style:style>
    <style:style style:family="table-column" style:name="co_1_25">
      <style:table-column-properties style:column-width="2.143cm" fo:break-before="auto"/>
    </style:style>
    <style:style style:family="table-column" style:name="co_1_26">
      <style:table-column-properties style:column-width="2.143cm" fo:break-before="auto"/>
    </style:style>
    <style:style style:family="table-column" style:name="co_1_27">
      <style:table-column-properties style:column-width="2.143cm" fo:break-before="auto"/>
    </style:style>
    <style:style style:family="table-column" style:name="co_1_28">
      <style:table-column-properties style:column-width="2.143cm" fo:break-before="auto"/>
    </style:style>
    <style:style style:family="table-column" style:name="co_1_29">
      <style:table-column-properties style:column-width="2.143cm" fo:break-before="auto"/>
    </style:style>
    <style:style style:family="table-column" style:name="co_1_30">
      <style:table-column-properties style:column-width="2.143cm" fo:break-before="auto"/>
    </style:style>
    <style:style style:family="table-column" style:name="co_1_31">
      <style:table-column-properties style:column-width="2.143cm" fo:break-before="auto"/>
    </style:style>
    <style:style style:family="table-column" style:name="co_1_32">
      <style:table-column-properties style:column-width="2.143cm" fo:break-before="auto"/>
    </style:style>
    <style:style style:family="table-column" style:name="co_1_33">
      <style:table-column-properties style:column-width="2.143cm" fo:break-before="auto"/>
    </style:style>
    <style:style style:family="table-column" style:name="co_1_34">
      <style:table-column-properties style:column-width="2.143cm" fo:break-before="auto"/>
    </style:style>
    <style:style style:family="table-column" style:name="co_1_35">
      <style:table-column-properties style:column-width="2.143cm" fo:break-before="auto"/>
    </style:style>
    <style:style style:family="table-column" style:name="co_1_36">
      <style:table-column-properties style:column-width="2.143cm" fo:break-before="auto"/>
    </style:style>
    <style:style style:family="table-column" style:name="co_1_37">
      <style:table-column-properties style:column-width="2.143cm" fo:break-before="auto"/>
    </style:style>
    <style:style style:family="table-column" style:name="co_1_38">
      <style:table-column-properties style:column-width="2.143cm" fo:break-before="auto"/>
    </style:style>
    <style:style style:family="table-column" style:name="co_1_39">
      <style:table-column-properties style:column-width="2.143cm" fo:break-before="auto"/>
    </style:style>
    <style:style style:family="table-column" style:name="co_1_40">
      <style:table-column-properties style:column-width="2.143cm" fo:break-before="auto"/>
    </style:style>
    <style:style style:family="table-column" style:name="co_1_41">
      <style:table-column-properties style:column-width="2.143cm" fo:break-before="auto"/>
    </style:style>
    <style:style style:family="table-column" style:name="co_1_42">
      <style:table-column-properties style:column-width="2.143cm" fo:break-before="auto"/>
    </style:style>
    <style:style style:family="table-column" style:name="co_1_43">
      <style:table-column-properties style:column-width="2.143cm" fo:break-before="auto"/>
    </style:style>
    <style:style style:family="table-column" style:name="co_1_44">
      <style:table-column-properties style:column-width="2.143cm" fo:break-before="auto"/>
    </style:style>
    <style:style style:family="table-column" style:name="co_1_45">
      <style:table-column-properties style:column-width="2.143cm" fo:break-before="auto"/>
    </style:style>
    <style:style style:family="table-column" style:name="co_1_46">
      <style:table-column-properties style:column-width="2.143cm" fo:break-before="auto"/>
    </style:style>
    <style:style style:family="table-column" style:name="co_1_47">
      <style:table-column-properties style:column-width="2.143cm" fo:break-before="auto"/>
    </style:style>
    <style:style style:family="table-column" style:name="co_1_48">
      <style:table-column-properties style:column-width="2.143cm" fo:break-before="auto"/>
    </style:style>
    <style:style style:family="table-column" style:name="co_1_49">
      <style:table-column-properties style:column-width="2.143cm" fo:break-before="auto"/>
    </style:style>
    <style:style style:family="table-column" style:name="co_1_50">
      <style:table-column-properties style:column-width="2.143cm" fo:break-before="auto"/>
    </style:style>
    <style:style style:family="table-column" style:name="co_1_51">
      <style:table-column-properties style:column-width="2.143cm" fo:break-before="auto"/>
    </style:style>
    <style:style style:family="table-column" style:name="co_1_52">
      <style:table-column-properties style:column-width="2.143cm" fo:break-before="auto"/>
    </style:style>
    <style:style style:family="table-column" style:name="co_1_53">
      <style:table-column-properties style:column-width="2.143cm" fo:break-before="auto"/>
    </style:style>
    <style:style style:family="table-column" style:name="co_1_54">
      <style:table-column-properties style:column-width="2.143cm" fo:break-before="auto"/>
    </style:style>
    <style:style style:family="table-column" style:name="co_1_55">
      <style:table-column-properties style:column-width="2.143cm" fo:break-before="auto"/>
    </style:style>
    <style:style style:family="table-column" style:name="co_1_56">
      <style:table-column-properties style:column-width="2.143cm" fo:break-before="auto"/>
    </style:style>
    <style:style style:family="table-column" style:name="co_1_57">
      <style:table-column-properties style:column-width="2.143cm" fo:break-before="auto"/>
    </style:style>
    <style:style style:family="table-column" style:name="co_1_58">
      <style:table-column-properties style:column-width="2.143cm" fo:break-before="auto"/>
    </style:style>
    <style:style style:family="table-column" style:name="co_1_59">
      <style:table-column-properties style:column-width="2.143cm" fo:break-before="auto"/>
    </style:style>
    <style:style style:family="table-column" style:name="co_1_60">
      <style:table-column-properties style:column-width="2.143cm" fo:break-before="auto"/>
    </style:style>
    <style:style style:family="table-column" style:name="co_1_61">
      <style:table-column-properties style:column-width="2.143cm" fo:break-before="auto"/>
    </style:style>
    <style:style style:family="table-column" style:name="co_1_62">
      <style:table-column-properties style:column-width="2.143cm" fo:break-before="auto"/>
    </style:style>
    <style:style style:family="table-column" style:name="co_1_63">
      <style:table-column-properties style:column-width="2.143cm" fo:break-before="auto"/>
    </style:style>
    <style:style style:family="table-column" style:name="co_1_64">
      <style:table-column-properties style:column-width="2.143cm" fo:break-before="auto"/>
    </style:style>
    <style:style style:family="table-column" style:name="co_1_65">
      <style:table-column-properties style:column-width="2.143cm" fo:break-before="auto"/>
    </style:style>
    <style:style style:family="table-column" style:name="co_1_66">
      <style:table-column-properties style:column-width="2.143cm" fo:break-before="auto"/>
    </style:style>
    <style:style style:family="table-column" style:name="co_1_67">
      <style:table-column-properties style:column-width="2.143cm" fo:break-before="auto"/>
    </style:style>
    <style:style style:family="table-column" style:name="co_1_68">
      <style:table-column-properties style:column-width="2.143cm" fo:break-before="auto"/>
    </style:style>
    <style:style style:family="table-column" style:name="co_1_69">
      <style:table-column-properties style:column-width="2.143cm" fo:break-before="auto"/>
    </style:style>
    <style:style style:family="table-column" style:name="co_1_70">
      <style:table-column-properties style:column-width="2.143cm" fo:break-before="auto"/>
    </style:style>
    <style:style style:family="table-column" style:name="co_1_71">
      <style:table-column-properties style:column-width="2.143cm" fo:break-before="auto"/>
    </style:style>
    <style:style style:family="table-column" style:name="co_1_72">
      <style:table-column-properties style:column-width="2.143cm" fo:break-before="auto"/>
    </style:style>
    <style:style style:family="table-column" style:name="co_1_73">
      <style:table-column-properties style:column-width="2.143cm" fo:break-before="auto"/>
    </style:style>
    <style:style style:family="table-column" style:name="co_1_74">
      <style:table-column-properties style:column-width="2.143cm" fo:break-before="auto"/>
    </style:style>
    <style:style style:family="table-column" style:name="co_1_75">
      <style:table-column-properties style:column-width="2.143cm" fo:break-before="auto"/>
    </style:style>
    <style:style style:family="table-column" style:name="co_1_76">
      <style:table-column-properties style:column-width="2.143cm" fo:break-before="auto"/>
    </style:style>
    <style:style style:family="table-column" style:name="co_1_77">
      <style:table-column-properties style:column-width="2.143cm" fo:break-before="auto"/>
    </style:style>
    <style:style style:family="table-column" style:name="co_1_78">
      <style:table-column-properties style:column-width="2.143cm" fo:break-before="auto"/>
    </style:style>
    <style:style style:family="table-column" style:name="co_1_79">
      <style:table-column-properties style:column-width="2.143cm" fo:break-before="auto"/>
    </style:style>
    <style:style style:family="table-column" style:name="co_1_80">
      <style:table-column-properties style:column-width="2.143cm" fo:break-before="auto"/>
    </style:style>
    <style:style style:family="table-column" style:name="co_1_81">
      <style:table-column-properties style:column-width="2.143cm" fo:break-before="auto"/>
    </style:style>
    <style:style style:family="table-column" style:name="co_1_82">
      <style:table-column-properties style:column-width="2.143cm" fo:break-before="auto"/>
    </style:style>
    <style:style style:family="table-column" style:name="co_1_83">
      <style:table-column-properties style:column-width="2.143cm" fo:break-before="auto"/>
    </style:style>
    <style:style style:family="table-column" style:name="co_1_84">
      <style:table-column-properties style:column-width="2.143cm" fo:break-before="auto"/>
    </style:style>
    <style:style style:family="table-column" style:name="co_1_85">
      <style:table-column-properties style:column-width="2.143cm" fo:break-before="auto"/>
    </style:style>
    <style:style style:family="table-column" style:name="co_1_86">
      <style:table-column-properties style:column-width="2.143cm" fo:break-before="auto"/>
    </style:style>
    <style:style style:family="table-column" style:name="co_1_87">
      <style:table-column-properties style:column-width="2.143cm" fo:break-before="auto"/>
    </style:style>
    <style:style style:family="table-column" style:name="co_1_88">
      <style:table-column-properties style:column-width="2.143cm" fo:break-before="auto"/>
    </style:style>
    <style:style style:family="table-column" style:name="co_1_89">
      <style:table-column-properties style:column-width="2.143cm" fo:break-before="auto"/>
    </style:style>
    <style:style style:family="table-column" style:name="co_1_90">
      <style:table-column-properties style:column-width="2.143cm" fo:break-before="auto"/>
    </style:style>
    <style:style style:family="table-column" style:name="co_1_91">
      <style:table-column-properties style:column-width="2.143cm" fo:break-before="auto"/>
    </style:style>
    <style:style style:family="table-column" style:name="co_1_92">
      <style:table-column-properties style:column-width="2.143cm" fo:break-before="auto"/>
    </style:style>
    <style:style style:family="table-column" style:name="co_1_93">
      <style:table-column-properties style:column-width="2.143cm" fo:break-before="auto"/>
    </style:style>
    <style:style style:family="table-column" style:name="co_1_94">
      <style:table-column-properties style:column-width="2.143cm" fo:break-before="auto"/>
    </style:style>
    <style:style style:family="table-column" style:name="co_1_95">
      <style:table-column-properties style:column-width="2.143cm" fo:break-before="auto"/>
    </style:style>
    <style:style style:family="table-column" style:name="co_1_96">
      <style:table-column-properties style:column-width="2.143cm" fo:break-before="auto"/>
    </style:style>
    <style:style style:family="table-column" style:name="co_1_97">
      <style:table-column-properties style:column-width="2.143cm" fo:break-before="auto"/>
    </style:style>
    <style:style style:family="table-column" style:name="co_1_98">
      <style:table-column-properties style:column-width="2.143cm" fo:break-before="auto"/>
    </style:style>
    <style:style style:family="table-column" style:name="co_1_99">
      <style:table-column-properties style:column-width="2.143cm" fo:break-before="auto"/>
    </style:style>
    <style:style style:family="table-column" style:name="co_1_100">
      <style:table-column-properties style:column-width="2.143cm" fo:break-before="auto"/>
    </style:style>
    <style:style style:family="table-column" style:name="co_1_101">
      <style:table-column-properties style:column-width="2.143cm" fo:break-before="auto"/>
    </style:style>
    <style:style style:family="table-column" style:name="co_1_102">
      <style:table-column-properties style:column-width="2.143cm" fo:break-before="auto"/>
    </style:style>
    <style:style style:family="table-column" style:name="co_1_103">
      <style:table-column-properties style:column-width="2.143cm" fo:break-before="auto"/>
    </style:style>
    <style:style style:family="table-column" style:name="co_1_104">
      <style:table-column-properties style:column-width="2.143cm" fo:break-before="auto"/>
    </style:style>
    <style:style style:family="table-column" style:name="co_1_105">
      <style:table-column-properties style:column-width="2.143cm" fo:break-before="auto"/>
    </style:style>
    <style:style style:family="table-column" style:name="co_1_106">
      <style:table-column-properties style:column-width="2.143cm" fo:break-before="auto"/>
    </style:style>
    <style:style style:family="table-column" style:name="co_1_107">
      <style:table-column-properties style:column-width="2.143cm" fo:break-before="auto"/>
    </style:style>
    <style:style style:family="table-column" style:name="co_1_108">
      <style:table-column-properties style:column-width="2.143cm" fo:break-before="auto"/>
    </style:style>
    <style:style style:family="table-column" style:name="co_1_109">
      <style:table-column-properties style:column-width="2.143cm" fo:break-before="auto"/>
    </style:style>
    <style:style style:family="table-column" style:name="co_1_110">
      <style:table-column-properties style:column-width="2.143cm" fo:break-before="auto"/>
    </style:style>
    <style:style style:family="table-column" style:name="co_1_111">
      <style:table-column-properties style:column-width="2.143cm" fo:break-before="auto"/>
    </style:style>
    <style:style style:family="table-column" style:name="co_1_112">
      <style:table-column-properties style:column-width="2.143cm" fo:break-before="auto"/>
    </style:style>
    <style:style style:family="table-column" style:name="co_1_113">
      <style:table-column-properties style:column-width="2.143cm" fo:break-before="auto"/>
    </style:style>
    <style:style style:family="table-column" style:name="co_1_114">
      <style:table-column-properties style:column-width="2.143cm" fo:break-before="auto"/>
    </style:style>
    <style:style style:family="table-column" style:name="co_1_115">
      <style:table-column-properties style:column-width="2.143cm" fo:break-before="auto"/>
    </style:style>
    <style:style style:family="table-column" style:name="co_1_116">
      <style:table-column-properties style:column-width="2.143cm" fo:break-before="auto"/>
    </style:style>
    <style:style style:family="table-column" style:name="co_1_117">
      <style:table-column-properties style:column-width="2.143cm" fo:break-before="auto"/>
    </style:style>
    <style:style style:family="table-column" style:name="co_1_118">
      <style:table-column-properties style:column-width="2.143cm" fo:break-before="auto"/>
    </style:style>
    <style:style style:family="table-column" style:name="co_1_119">
      <style:table-column-properties style:column-width="2.143cm" fo:break-before="auto"/>
    </style:style>
    <style:style style:family="table-column" style:name="co_1_120">
      <style:table-column-properties style:column-width="2.143cm" fo:break-before="auto"/>
    </style:style>
    <style:style style:family="table-column" style:name="co_1_121">
      <style:table-column-properties style:column-width="2.143cm" fo:break-before="auto"/>
    </style:style>
    <style:style style:family="table-column" style:name="co_1_122">
      <style:table-column-properties style:column-width="2.143cm" fo:break-before="auto"/>
    </style:style>
    <style:style style:family="table-column" style:name="co_1_123">
      <style:table-column-properties style:column-width="2.143cm" fo:break-before="auto"/>
    </style:style>
    <style:style style:family="table-column" style:name="co_1_124">
      <style:table-column-properties style:column-width="2.143cm" fo:break-before="auto"/>
    </style:style>
    <style:style style:family="table-column" style:name="co_1_125">
      <style:table-column-properties style:column-width="2.143cm" fo:break-before="auto"/>
    </style:style>
    <style:style style:family="table-column" style:name="co_1_126">
      <style:table-column-properties style:column-width="2.143cm" fo:break-before="auto"/>
    </style:style>
    <style:style style:family="table-column" style:name="co_1_127">
      <style:table-column-properties style:column-width="2.143cm" fo:break-before="auto"/>
    </style:style>
    <style:style style:family="table-column" style:name="co_1_128">
      <style:table-column-properties style:column-width="2.143cm" fo:break-before="auto"/>
    </style:style>
    <style:style style:family="table-column" style:name="co_1_129">
      <style:table-column-properties style:column-width="2.143cm" fo:break-before="auto"/>
    </style:style>
    <style:style style:family="table-column" style:name="co_1_130">
      <style:table-column-properties style:column-width="2.143cm" fo:break-before="auto"/>
    </style:style>
    <style:style style:family="table-column" style:name="co_1_131">
      <style:table-column-properties style:column-width="2.143cm" fo:break-before="auto"/>
    </style:style>
    <style:style style:family="table-column" style:name="co_1_132">
      <style:table-column-properties style:column-width="2.143cm" fo:break-before="auto"/>
    </style:style>
    <style:style style:family="table-column" style:name="co_1_133">
      <style:table-column-properties style:column-width="2.143cm" fo:break-before="auto"/>
    </style:style>
    <style:style style:family="table-column" style:name="co_1_134">
      <style:table-column-properties style:column-width="2.143cm" fo:break-before="auto"/>
    </style:style>
    <style:style style:family="table-column" style:name="co_1_135">
      <style:table-column-properties style:column-width="2.143cm" fo:break-before="auto"/>
    </style:style>
    <style:style style:family="table-column" style:name="co_1_136">
      <style:table-column-properties style:column-width="2.143cm" fo:break-before="auto"/>
    </style:style>
    <style:style style:family="table-column" style:name="co_1_137">
      <style:table-column-properties style:column-width="2.143cm" fo:break-before="auto"/>
    </style:style>
    <style:style style:family="table-column" style:name="co_1_138">
      <style:table-column-properties style:column-width="2.143cm" fo:break-before="auto"/>
    </style:style>
    <style:style style:family="table-column" style:name="co_1_139">
      <style:table-column-properties style:column-width="2.143cm" fo:break-before="auto"/>
    </style:style>
    <style:style style:family="table-column" style:name="co_1_140">
      <style:table-column-properties style:column-width="2.143cm" fo:break-before="auto"/>
    </style:style>
    <style:style style:family="table-column" style:name="co_1_141">
      <style:table-column-properties style:column-width="2.143cm" fo:break-before="auto"/>
    </style:style>
    <style:style style:family="table-column" style:name="co_1_142">
      <style:table-column-properties style:column-width="2.143cm" fo:break-before="auto"/>
    </style:style>
    <style:style style:family="table-column" style:name="co_1_143">
      <style:table-column-properties style:column-width="2.143cm" fo:break-before="auto"/>
    </style:style>
    <style:style style:family="table-column" style:name="co_1_144">
      <style:table-column-properties style:column-width="2.143cm" fo:break-before="auto"/>
    </style:style>
    <style:style style:family="table-column" style:name="co_1_145">
      <style:table-column-properties style:column-width="2.143cm" fo:break-before="auto"/>
    </style:style>
    <style:style style:family="table-column" style:name="co_1_146">
      <style:table-column-properties style:column-width="2.143cm" fo:break-before="auto"/>
    </style:style>
    <style:style style:family="table-column" style:name="co_1_147">
      <style:table-column-properties style:column-width="2.143cm" fo:break-before="auto"/>
    </style:style>
    <style:style style:family="table-column" style:name="co_1_148">
      <style:table-column-properties style:column-width="2.143cm" fo:break-before="auto"/>
    </style:style>
    <style:style style:family="table-column" style:name="co_1_149">
      <style:table-column-properties style:column-width="2.143cm" fo:break-before="auto"/>
    </style:style>
    <style:style style:family="table-column" style:name="co_1_150">
      <style:table-column-properties style:column-width="2.143cm" fo:break-before="auto"/>
    </style:style>
    <style:style style:family="table-column" style:name="co_1_151">
      <style:table-column-properties style:column-width="2.143cm" fo:break-before="auto"/>
    </style:style>
    <style:style style:family="table-column" style:name="co_1_152">
      <style:table-column-properties style:column-width="2.143cm" fo:break-before="auto"/>
    </style:style>
    <style:style style:family="table-column" style:name="co_1_153">
      <style:table-column-properties style:column-width="2.143cm" fo:break-before="auto"/>
    </style:style>
    <style:style style:family="table-column" style:name="co_1_154">
      <style:table-column-properties style:column-width="2.143cm" fo:break-before="auto"/>
    </style:style>
    <style:style style:family="table-column" style:name="co_1_155">
      <style:table-column-properties style:column-width="2.143cm" fo:break-before="auto"/>
    </style:style>
    <style:style style:family="table-column" style:name="co_1_156">
      <style:table-column-properties style:column-width="2.143cm" fo:break-before="auto"/>
    </style:style>
    <style:style style:family="table-column" style:name="co_1_157">
      <style:table-column-properties style:column-width="2.143cm" fo:break-before="auto"/>
    </style:style>
    <style:style style:family="table-column" style:name="co_1_158">
      <style:table-column-properties style:column-width="2.143cm" fo:break-before="auto"/>
    </style:style>
    <style:style style:family="table-column" style:name="co_1_159">
      <style:table-column-properties style:column-width="2.143cm" fo:break-before="auto"/>
    </style:style>
    <style:style style:family="table-column" style:name="co_1_160">
      <style:table-column-properties style:column-width="2.143cm" fo:break-before="auto"/>
    </style:style>
    <style:style style:family="table-column" style:name="co_1_161">
      <style:table-column-properties style:column-width="2.143cm" fo:break-before="auto"/>
    </style:style>
    <style:style style:family="table-column" style:name="co_1_162">
      <style:table-column-properties style:column-width="2.143cm" fo:break-before="auto"/>
    </style:style>
    <style:style style:family="table-column" style:name="co_1_163">
      <style:table-column-properties style:column-width="2.143cm" fo:break-before="auto"/>
    </style:style>
    <style:style style:family="table-column" style:name="co_1_164">
      <style:table-column-properties style:column-width="2.143cm" fo:break-before="auto"/>
    </style:style>
    <style:style style:family="table-column" style:name="co_1_165">
      <style:table-column-properties style:column-width="2.143cm" fo:break-before="auto"/>
    </style:style>
    <style:style style:family="table-column" style:name="co_1_166">
      <style:table-column-properties style:column-width="2.143cm" fo:break-before="auto"/>
    </style:style>
    <style:style style:family="table-column" style:name="co_1_167">
      <style:table-column-properties style:column-width="2.143cm" fo:break-before="auto"/>
    </style:style>
    <style:style style:family="table-column" style:name="co_1_168">
      <style:table-column-properties style:column-width="2.143cm" fo:break-before="auto"/>
    </style:style>
    <style:style style:family="table-column" style:name="co_1_169">
      <style:table-column-properties style:column-width="2.143cm" fo:break-before="auto"/>
    </style:style>
    <style:style style:family="table-column" style:name="co_1_170">
      <style:table-column-properties style:column-width="2.143cm" fo:break-before="auto"/>
    </style:style>
    <style:style style:family="table-column" style:name="co_1_171">
      <style:table-column-properties style:column-width="2.143cm" fo:break-before="auto"/>
    </style:style>
    <style:style style:family="table-column" style:name="co_1_172">
      <style:table-column-properties style:column-width="2.143cm" fo:break-before="auto"/>
    </style:style>
    <style:style style:family="table-column" style:name="co_1_173">
      <style:table-column-properties style:column-width="2.143cm" fo:break-before="auto"/>
    </style:style>
    <style:style style:family="table-column" style:name="co_1_174">
      <style:table-column-properties style:column-width="2.143cm" fo:break-before="auto"/>
    </style:style>
    <style:style style:family="table-column" style:name="co_1_175">
      <style:table-column-properties style:column-width="2.143cm" fo:break-before="auto"/>
    </style:style>
    <style:style style:family="table-column" style:name="co_1_176">
      <style:table-column-properties style:column-width="2.143cm" fo:break-before="auto"/>
    </style:style>
    <style:style style:family="table-column" style:name="co_1_177">
      <style:table-column-properties style:column-width="2.143cm" fo:break-before="auto"/>
    </style:style>
    <style:style style:family="table-column" style:name="co_1_178">
      <style:table-column-properties style:column-width="2.143cm" fo:break-before="auto"/>
    </style:style>
    <style:style style:family="table-column" style:name="co_1_179">
      <style:table-column-properties style:column-width="2.143cm" fo:break-before="auto"/>
    </style:style>
    <style:style style:family="table-column" style:name="co_1_180">
      <style:table-column-properties style:column-width="2.143cm" fo:break-before="auto"/>
    </style:style>
    <style:style style:family="table-column" style:name="co_1_181">
      <style:table-column-properties style:column-width="2.143cm" fo:break-before="auto"/>
    </style:style>
    <style:style style:family="table-column" style:name="co_1_182">
      <style:table-column-properties style:column-width="2.143cm" fo:break-before="auto"/>
    </style:style>
    <style:style style:family="table-column" style:name="co_1_183">
      <style:table-column-properties style:column-width="2.143cm" fo:break-before="auto"/>
    </style:style>
    <style:style style:family="table-column" style:name="co_1_184">
      <style:table-column-properties style:column-width="2.143cm" fo:break-before="auto"/>
    </style:style>
    <style:style style:family="table-column" style:name="co_1_185">
      <style:table-column-properties style:column-width="2.143cm" fo:break-before="auto"/>
    </style:style>
    <style:style style:family="table-column" style:name="co_1_186">
      <style:table-column-properties style:column-width="2.143cm" fo:break-before="auto"/>
    </style:style>
    <style:style style:family="table-column" style:name="co_1_187">
      <style:table-column-properties style:column-width="2.143cm" fo:break-before="auto"/>
    </style:style>
    <style:style style:family="table-column" style:name="co_1_188">
      <style:table-column-properties style:column-width="2.143cm" fo:break-before="auto"/>
    </style:style>
    <style:style style:family="table-column" style:name="co_1_189">
      <style:table-column-properties style:column-width="2.143cm" fo:break-before="auto"/>
    </style:style>
    <style:style style:family="table-column" style:name="co_1_190">
      <style:table-column-properties style:column-width="2.143cm" fo:break-before="auto"/>
    </style:style>
    <style:style style:family="table-column" style:name="co_1_191">
      <style:table-column-properties style:column-width="2.143cm" fo:break-before="auto"/>
    </style:style>
    <style:style style:family="table-column" style:name="co_1_192">
      <style:table-column-properties style:column-width="2.143cm" fo:break-before="auto"/>
    </style:style>
    <style:style style:family="table-column" style:name="co_1_193">
      <style:table-column-properties style:column-width="2.143cm" fo:break-before="auto"/>
    </style:style>
    <style:style style:family="table-column" style:name="co_1_194">
      <style:table-column-properties style:column-width="2.143cm" fo:break-before="auto"/>
    </style:style>
    <style:style style:family="table-column" style:name="co_1_195">
      <style:table-column-properties style:column-width="2.143cm" fo:break-before="auto"/>
    </style:style>
    <style:style style:family="table-column" style:name="co_1_196">
      <style:table-column-properties style:column-width="2.143cm" fo:break-before="auto"/>
    </style:style>
    <style:style style:family="table-column" style:name="co_1_197">
      <style:table-column-properties style:column-width="2.143cm" fo:break-before="auto"/>
    </style:style>
    <style:style style:family="table-column" style:name="co_1_198">
      <style:table-column-properties style:column-width="2.143cm" fo:break-before="auto"/>
    </style:style>
    <style:style style:family="table-column" style:name="co_1_199">
      <style:table-column-properties style:column-width="2.143cm" fo:break-before="auto"/>
    </style:style>
    <style:style style:family="table-column" style:name="co_1_200">
      <style:table-column-properties style:column-width="2.143cm" fo:break-before="auto"/>
    </style:style>
    <style:style style:family="table-column" style:name="co_1_201">
      <style:table-column-properties style:column-width="2.143cm" fo:break-before="auto"/>
    </style:style>
    <style:style style:family="table-column" style:name="co_1_202">
      <style:table-column-properties style:column-width="2.143cm" fo:break-before="auto"/>
    </style:style>
    <style:style style:family="table-column" style:name="co_1_203">
      <style:table-column-properties style:column-width="2.143cm" fo:break-before="auto"/>
    </style:style>
    <style:style style:family="table-column" style:name="co_1_204">
      <style:table-column-properties style:column-width="2.143cm" fo:break-before="auto"/>
    </style:style>
    <style:style style:family="table-column" style:name="co_1_205">
      <style:table-column-properties style:column-width="2.143cm" fo:break-before="auto"/>
    </style:style>
    <style:style style:family="table-column" style:name="co_1_206">
      <style:table-column-properties style:column-width="2.143cm" fo:break-before="auto"/>
    </style:style>
    <style:style style:family="table-column" style:name="co_1_207">
      <style:table-column-properties style:column-width="2.143cm" fo:break-before="auto"/>
    </style:style>
    <style:style style:family="table-column" style:name="co_1_208">
      <style:table-column-properties style:column-width="2.143cm" fo:break-before="auto"/>
    </style:style>
    <style:style style:family="table-column" style:name="co_1_209">
      <style:table-column-properties style:column-width="2.143cm" fo:break-before="auto"/>
    </style:style>
    <style:style style:family="table-column" style:name="co_1_210">
      <style:table-column-properties style:column-width="2.143cm" fo:break-before="auto"/>
    </style:style>
    <style:style style:family="table-column" style:name="co_1_211">
      <style:table-column-properties style:column-width="2.143cm" fo:break-before="auto"/>
    </style:style>
    <style:style style:family="table-column" style:name="co_1_212">
      <style:table-column-properties style:column-width="2.143cm" fo:break-before="auto"/>
    </style:style>
    <style:style style:family="table-column" style:name="co_1_213">
      <style:table-column-properties style:column-width="2.143cm" fo:break-before="auto"/>
    </style:style>
    <style:style style:family="table-column" style:name="co_1_214">
      <style:table-column-properties style:column-width="2.143cm" fo:break-before="auto"/>
    </style:style>
    <style:style style:family="table-column" style:name="co_1_215">
      <style:table-column-properties style:column-width="2.143cm" fo:break-before="auto"/>
    </style:style>
    <style:style style:family="table-column" style:name="co_1_216">
      <style:table-column-properties style:column-width="2.143cm" fo:break-before="auto"/>
    </style:style>
    <style:style style:family="table-column" style:name="co_1_217">
      <style:table-column-properties style:column-width="2.143cm" fo:break-before="auto"/>
    </style:style>
    <style:style style:family="table-column" style:name="co_1_218">
      <style:table-column-properties style:column-width="2.143cm" fo:break-before="auto"/>
    </style:style>
    <style:style style:family="table-column" style:name="co_1_219">
      <style:table-column-properties style:column-width="2.143cm" fo:break-before="auto"/>
    </style:style>
    <style:style style:family="table-column" style:name="co_1_220">
      <style:table-column-properties style:column-width="2.143cm" fo:break-before="auto"/>
    </style:style>
    <style:style style:family="table-column" style:name="co_1_221">
      <style:table-column-properties style:column-width="2.143cm" fo:break-before="auto"/>
    </style:style>
    <style:style style:family="table-column" style:name="co_1_222">
      <style:table-column-properties style:column-width="2.143cm" fo:break-before="auto"/>
    </style:style>
    <style:style style:family="table-column" style:name="co_1_223">
      <style:table-column-properties style:column-width="2.143cm" fo:break-before="auto"/>
    </style:style>
    <style:style style:family="table-column" style:name="co_1_224">
      <style:table-column-properties style:column-width="2.143cm" fo:break-before="auto"/>
    </style:style>
    <style:style style:family="table-column" style:name="co_1_225">
      <style:table-column-properties style:column-width="2.143cm" fo:break-before="auto"/>
    </style:style>
    <style:style style:family="table-column" style:name="co_1_226">
      <style:table-column-properties style:column-width="2.143cm" fo:break-before="auto"/>
    </style:style>
    <style:style style:family="table-column" style:name="co_1_227">
      <style:table-column-properties style:column-width="2.143cm" fo:break-before="auto"/>
    </style:style>
    <style:style style:family="table-column" style:name="co_1_228">
      <style:table-column-properties style:column-width="2.143cm" fo:break-before="auto"/>
    </style:style>
    <style:style style:family="table-column" style:name="co_1_229">
      <style:table-column-properties style:column-width="2.143cm" fo:break-before="auto"/>
    </style:style>
    <style:style style:family="table-column" style:name="co_1_230">
      <style:table-column-properties style:column-width="2.143cm" fo:break-before="auto"/>
    </style:style>
    <style:style style:family="table-column" style:name="co_1_231">
      <style:table-column-properties style:column-width="2.143cm" fo:break-before="auto"/>
    </style:style>
    <style:style style:family="table-column" style:name="co_1_232">
      <style:table-column-properties style:column-width="2.143cm" fo:break-before="auto"/>
    </style:style>
    <style:style style:family="table-column" style:name="co_1_233">
      <style:table-column-properties style:column-width="2.143cm" fo:break-before="auto"/>
    </style:style>
    <style:style style:family="table-column" style:name="co_1_234">
      <style:table-column-properties style:column-width="2.143cm" fo:break-before="auto"/>
    </style:style>
    <style:style style:family="table-column" style:name="co_1_235">
      <style:table-column-properties style:column-width="2.143cm" fo:break-before="auto"/>
    </style:style>
    <style:style style:family="table-column" style:name="co_1_236">
      <style:table-column-properties style:column-width="2.143cm" fo:break-before="auto"/>
    </style:style>
    <style:style style:family="table-column" style:name="co_1_237">
      <style:table-column-properties style:column-width="2.143cm" fo:break-before="auto"/>
    </style:style>
    <style:style style:family="table-column" style:name="co_1_238">
      <style:table-column-properties style:column-width="2.143cm" fo:break-before="auto"/>
    </style:style>
    <style:style style:family="table-column" style:name="co_1_239">
      <style:table-column-properties style:column-width="2.143cm" fo:break-before="auto"/>
    </style:style>
    <style:style style:family="table-column" style:name="co_1_240">
      <style:table-column-properties style:column-width="2.143cm" fo:break-before="auto"/>
    </style:style>
    <style:style style:family="table-column" style:name="co_1_241">
      <style:table-column-properties style:column-width="2.143cm" fo:break-before="auto"/>
    </style:style>
    <style:style style:family="table-column" style:name="co_1_242">
      <style:table-column-properties style:column-width="2.143cm" fo:break-before="auto"/>
    </style:style>
    <style:style style:family="table-column" style:name="co_1_243">
      <style:table-column-properties style:column-width="2.143cm" fo:break-before="auto"/>
    </style:style>
    <style:style style:family="table-column" style:name="co_1_244">
      <style:table-column-properties style:column-width="2.143cm" fo:break-before="auto"/>
    </style:style>
    <style:style style:family="table-column" style:name="co_1_245">
      <style:table-column-properties style:column-width="2.143cm" fo:break-before="auto"/>
    </style:style>
    <style:style style:family="table-column" style:name="co_1_246">
      <style:table-column-properties style:column-width="2.143cm" fo:break-before="auto"/>
    </style:style>
    <style:style style:family="table-column" style:name="co_1_247">
      <style:table-column-properties style:column-width="2.143cm" fo:break-before="auto"/>
    </style:style>
    <style:style style:family="table-column" style:name="co_1_248">
      <style:table-column-properties style:column-width="2.143cm" fo:break-before="auto"/>
    </style:style>
    <style:style style:family="table-column" style:name="co_1_249">
      <style:table-column-properties style:column-width="2.143cm" fo:break-before="auto"/>
    </style:style>
    <style:style style:family="table-column" style:name="co_1_250">
      <style:table-column-properties style:column-width="2.143cm" fo:break-before="auto"/>
    </style:style>
    <style:style style:family="table-column" style:name="co_1_251">
      <style:table-column-properties style:column-width="2.143cm" fo:break-before="auto"/>
    </style:style>
    <style:style style:family="table-column" style:name="co_1_252">
      <style:table-column-properties style:column-width="2.143cm" fo:break-before="auto"/>
    </style:style>
    <style:style style:family="table-column" style:name="co_1_253">
      <style:table-column-properties style:column-width="2.143cm" fo:break-before="auto"/>
    </style:style>
    <style:style style:family="table-column" style:name="co_1_254">
      <style:table-column-properties style:column-width="2.143cm" fo:break-before="auto"/>
    </style:style>
    <style:style style:family="table-column" style:name="co_1_255">
      <style:table-column-properties style:column-width="2.143cm" fo:break-before="auto"/>
    </style:style>
    <style:style style:family="table-column" style:name="co_1_256">
      <style:table-column-properties style:column-width="2.143cm" fo:break-before="auto"/>
    </style:style>
    <style:style style:family="table-column" style:name="co_1_257">
      <style:table-column-properties style:column-width="2.143cm" fo:break-before="auto"/>
    </style:style>
    <style:style style:family="table-column" style:name="co_1_258">
      <style:table-column-properties style:column-width="2.143cm" fo:break-before="auto"/>
    </style:style>
    <style:style style:family="table-column" style:name="co_1_259">
      <style:table-column-properties style:column-width="2.143cm" fo:break-before="auto"/>
    </style:style>
    <style:style style:family="table-column" style:name="co_1_260">
      <style:table-column-properties style:column-width="2.143cm" fo:break-before="auto"/>
    </style:style>
    <style:style style:family="table-column" style:name="co_1_261">
      <style:table-column-properties style:column-width="2.143cm" fo:break-before="auto"/>
    </style:style>
    <style:style style:family="table-column" style:name="co_1_262">
      <style:table-column-properties style:column-width="2.143cm" fo:break-before="auto"/>
    </style:style>
    <style:style style:family="table-column" style:name="co_1_263">
      <style:table-column-properties style:column-width="2.143cm" fo:break-before="auto"/>
    </style:style>
    <style:style style:family="table-column" style:name="co_1_264">
      <style:table-column-properties style:column-width="2.143cm" fo:break-before="auto"/>
    </style:style>
    <style:style style:family="table-column" style:name="co_1_265">
      <style:table-column-properties style:column-width="2.143cm" fo:break-before="auto"/>
    </style:style>
    <style:style style:family="table-column" style:name="co_1_266">
      <style:table-column-properties style:column-width="2.143cm" fo:break-before="auto"/>
    </style:style>
    <style:style style:family="table-column" style:name="co_1_267">
      <style:table-column-properties style:column-width="2.143cm" fo:break-before="auto"/>
    </style:style>
    <style:style style:family="table-column" style:name="co_1_268">
      <style:table-column-properties style:column-width="2.143cm" fo:break-before="auto"/>
    </style:style>
    <style:style style:family="table-column" style:name="co_1_269">
      <style:table-column-properties style:column-width="2.143cm" fo:break-before="auto"/>
    </style:style>
    <style:style style:family="table-column" style:name="co_1_270">
      <style:table-column-properties style:column-width="2.143cm" fo:break-before="auto"/>
    </style:style>
    <style:style style:family="table-column" style:name="co_1_271">
      <style:table-column-properties style:column-width="2.143cm" fo:break-before="auto"/>
    </style:style>
    <style:style style:family="table-column" style:name="co_1_272">
      <style:table-column-properties style:column-width="2.143cm" fo:break-before="auto"/>
    </style:style>
    <style:style style:family="table-column" style:name="co_1_273">
      <style:table-column-properties style:column-width="2.143cm" fo:break-before="auto"/>
    </style:style>
    <style:style style:family="table-column" style:name="co_1_274">
      <style:table-column-properties style:column-width="2.143cm" fo:break-before="auto"/>
    </style:style>
    <style:style style:family="table-column" style:name="co_1_275">
      <style:table-column-properties style:column-width="2.143cm" fo:break-before="auto"/>
    </style:style>
    <style:style style:family="table-column" style:name="co_1_276">
      <style:table-column-properties style:column-width="2.143cm" fo:break-before="auto"/>
    </style:style>
    <style:style style:family="table-column" style:name="co_1_277">
      <style:table-column-properties style:column-width="2.143cm" fo:break-before="auto"/>
    </style:style>
    <style:style style:family="table-column" style:name="co_1_278">
      <style:table-column-properties style:column-width="2.143cm" fo:break-before="auto"/>
    </style:style>
    <style:style style:family="table-column" style:name="co_1_279">
      <style:table-column-properties style:column-width="2.143cm" fo:break-before="auto"/>
    </style:style>
    <style:style style:family="table-column" style:name="co_1_280">
      <style:table-column-properties style:column-width="2.143cm" fo:break-before="auto"/>
    </style:style>
    <style:style style:family="table-column" style:name="co_1_281">
      <style:table-column-properties style:column-width="2.143cm" fo:break-before="auto"/>
    </style:style>
    <style:style style:family="table-column" style:name="co_1_282">
      <style:table-column-properties style:column-width="2.143cm" fo:break-before="auto"/>
    </style:style>
    <style:style style:family="table-column" style:name="co_1_283">
      <style:table-column-properties style:column-width="2.143cm" fo:break-before="auto"/>
    </style:style>
    <style:style style:family="table-column" style:name="co_1_284">
      <style:table-column-properties style:column-width="2.143cm" fo:break-before="auto"/>
    </style:style>
    <style:style style:family="table-column" style:name="co_1_285">
      <style:table-column-properties style:column-width="2.143cm" fo:break-before="auto"/>
    </style:style>
    <style:style style:family="table-column" style:name="co_1_286">
      <style:table-column-properties style:column-width="2.143cm" fo:break-before="auto"/>
    </style:style>
    <style:style style:family="table-column" style:name="co_1_287">
      <style:table-column-properties style:column-width="2.143cm" fo:break-before="auto"/>
    </style:style>
    <style:style style:family="table-column" style:name="co_1_288">
      <style:table-column-properties style:column-width="2.143cm" fo:break-before="auto"/>
    </style:style>
    <style:style style:family="table-column" style:name="co_1_289">
      <style:table-column-properties style:column-width="2.143cm" fo:break-before="auto"/>
    </style:style>
    <style:style style:family="table-column" style:name="co_1_290">
      <style:table-column-properties style:column-width="2.143cm" fo:break-before="auto"/>
    </style:style>
    <style:style style:family="table-column" style:name="co_1_291">
      <style:table-column-properties style:column-width="2.143cm" fo:break-before="auto"/>
    </style:style>
    <style:style style:family="table-column" style:name="co_1_292">
      <style:table-column-properties style:column-width="2.143cm" fo:break-before="auto"/>
    </style:style>
    <style:style style:family="table-column" style:name="co_1_293">
      <style:table-column-properties style:column-width="2.143cm" fo:break-before="auto"/>
    </style:style>
    <style:style style:family="table-column" style:name="co_1_294">
      <style:table-column-properties style:column-width="2.143cm" fo:break-before="auto"/>
    </style:style>
    <style:style style:family="table-column" style:name="co_1_295">
      <style:table-column-properties style:column-width="2.143cm" fo:break-before="auto"/>
    </style:style>
    <style:style style:family="table-column" style:name="co_1_296">
      <style:table-column-properties style:column-width="2.143cm" fo:break-before="auto"/>
    </style:style>
    <style:style style:family="table-column" style:name="co_1_297">
      <style:table-column-properties style:column-width="2.143cm" fo:break-before="auto"/>
    </style:style>
    <style:style style:family="table-column" style:name="co_1_298">
      <style:table-column-properties style:column-width="2.143cm" fo:break-before="auto"/>
    </style:style>
    <style:style style:family="table-column" style:name="co_1_299">
      <style:table-column-properties style:column-width="2.143cm" fo:break-before="auto"/>
    </style:style>
    <style:style style:family="table-column" style:name="co_1_300">
      <style:table-column-properties style:column-width="2.143cm" fo:break-before="auto"/>
    </style:style>
    <style:style style:family="table-column" style:name="co_1_301">
      <style:table-column-properties style:column-width="2.143cm" fo:break-before="auto"/>
    </style:style>
    <style:style style:family="table-column" style:name="co_1_302">
      <style:table-column-properties style:column-width="2.143cm" fo:break-before="auto"/>
    </style:style>
    <style:style style:family="table-column" style:name="co_1_303">
      <style:table-column-properties style:column-width="2.143cm" fo:break-before="auto"/>
    </style:style>
    <style:style style:family="table-column" style:name="co_1_304">
      <style:table-column-properties style:column-width="2.143cm" fo:break-before="auto"/>
    </style:style>
    <style:style style:family="table-column" style:name="co_1_305">
      <style:table-column-properties style:column-width="2.143cm" fo:break-before="auto"/>
    </style:style>
    <style:style style:family="table-column" style:name="co_1_306">
      <style:table-column-properties style:column-width="2.143cm" fo:break-before="auto"/>
    </style:style>
    <style:style style:family="table-column" style:name="co_1_307">
      <style:table-column-properties style:column-width="2.143cm" fo:break-before="auto"/>
    </style:style>
    <style:style style:family="table-column" style:name="co_1_308">
      <style:table-column-properties style:column-width="2.143cm" fo:break-before="auto"/>
    </style:style>
    <style:style style:family="table-column" style:name="co_1_309">
      <style:table-column-properties style:column-width="2.143cm" fo:break-before="auto"/>
    </style:style>
    <style:style style:family="table-column" style:name="co_1_310">
      <style:table-column-properties style:column-width="2.143cm" fo:break-before="auto"/>
    </style:style>
    <style:style style:family="table-column" style:name="co_1_311">
      <style:table-column-properties style:column-width="2.143cm" fo:break-before="auto"/>
    </style:style>
    <style:style style:family="table-column" style:name="co_1_312">
      <style:table-column-properties style:column-width="2.143cm" fo:break-before="auto"/>
    </style:style>
    <style:style style:family="table-column" style:name="co_1_313">
      <style:table-column-properties style:column-width="2.143cm" fo:break-before="auto"/>
    </style:style>
    <style:style style:family="table-column" style:name="co_1_314">
      <style:table-column-properties style:column-width="2.143cm" fo:break-before="auto"/>
    </style:style>
    <style:style style:family="table-column" style:name="co_1_315">
      <style:table-column-properties style:column-width="2.143cm" fo:break-before="auto"/>
    </style:style>
    <style:style style:family="table-column" style:name="co_1_316">
      <style:table-column-properties style:column-width="2.143cm" fo:break-before="auto"/>
    </style:style>
    <style:style style:family="table-column" style:name="co_1_317">
      <style:table-column-properties style:column-width="2.143cm" fo:break-before="auto"/>
    </style:style>
    <style:style style:family="table-column" style:name="co_1_318">
      <style:table-column-properties style:column-width="2.143cm" fo:break-before="auto"/>
    </style:style>
    <style:style style:family="table-column" style:name="co_1_319">
      <style:table-column-properties style:column-width="2.143cm" fo:break-before="auto"/>
    </style:style>
    <style:style style:family="table-column" style:name="co_1_320">
      <style:table-column-properties style:column-width="2.143cm" fo:break-before="auto"/>
    </style:style>
    <style:style style:family="table-column" style:name="co_1_321">
      <style:table-column-properties style:column-width="2.143cm" fo:break-before="auto"/>
    </style:style>
    <style:style style:family="table-column" style:name="co_1_322">
      <style:table-column-properties style:column-width="2.143cm" fo:break-before="auto"/>
    </style:style>
    <style:style style:family="table-column" style:name="co_1_323">
      <style:table-column-properties style:column-width="2.143cm" fo:break-before="auto"/>
    </style:style>
    <style:style style:family="table-column" style:name="co_1_324">
      <style:table-column-properties style:column-width="2.143cm" fo:break-before="auto"/>
    </style:style>
    <style:style style:family="table-column" style:name="co_1_325">
      <style:table-column-properties style:column-width="2.143cm" fo:break-before="auto"/>
    </style:style>
    <style:style style:family="table-column" style:name="co_1_326">
      <style:table-column-properties style:column-width="2.143cm" fo:break-before="auto"/>
    </style:style>
    <style:style style:family="table-column" style:name="co_1_327">
      <style:table-column-properties style:column-width="2.143cm" fo:break-before="auto"/>
    </style:style>
    <style:style style:family="table-column" style:name="co_1_328">
      <style:table-column-properties style:column-width="2.143cm" fo:break-before="auto"/>
    </style:style>
    <style:style style:family="table-column" style:name="co_1_329">
      <style:table-column-properties style:column-width="2.143cm" fo:break-before="auto"/>
    </style:style>
    <style:style style:family="table-column" style:name="co_1_330">
      <style:table-column-properties style:column-width="2.143cm" fo:break-before="auto"/>
    </style:style>
    <style:style style:family="table-column" style:name="co_1_331">
      <style:table-column-properties style:column-width="2.143cm" fo:break-before="auto"/>
    </style:style>
    <style:style style:family="table-column" style:name="co_1_332">
      <style:table-column-properties style:column-width="2.143cm" fo:break-before="auto"/>
    </style:style>
    <style:style style:family="table-column" style:name="co_1_333">
      <style:table-column-properties style:column-width="2.143cm" fo:break-before="auto"/>
    </style:style>
    <style:style style:family="table-column" style:name="co_1_334">
      <style:table-column-properties style:column-width="2.143cm" fo:break-before="auto"/>
    </style:style>
    <style:style style:family="table-column" style:name="co_1_335">
      <style:table-column-properties style:column-width="2.143cm" fo:break-before="auto"/>
    </style:style>
    <style:style style:family="table-column" style:name="co_1_336">
      <style:table-column-properties style:column-width="2.143cm" fo:break-before="auto"/>
    </style:style>
    <style:style style:family="table-column" style:name="co_1_337">
      <style:table-column-properties style:column-width="2.143cm" fo:break-before="auto"/>
    </style:style>
    <style:style style:family="table-column" style:name="co_1_338">
      <style:table-column-properties style:column-width="2.143cm" fo:break-before="auto"/>
    </style:style>
    <style:style style:family="table-column" style:name="co_1_339">
      <style:table-column-properties style:column-width="2.143cm" fo:break-before="auto"/>
    </style:style>
    <style:style style:family="table-column" style:name="co_1_340">
      <style:table-column-properties style:column-width="2.143cm" fo:break-before="auto"/>
    </style:style>
    <style:style style:family="table-column" style:name="co_1_341">
      <style:table-column-properties style:column-width="2.143cm" fo:break-before="auto"/>
    </style:style>
    <style:style style:family="table-column" style:name="co_1_342">
      <style:table-column-properties style:column-width="2.143cm" fo:break-before="auto"/>
    </style:style>
    <style:style style:family="table-column" style:name="co_1_343">
      <style:table-column-properties style:column-width="2.143cm" fo:break-before="auto"/>
    </style:style>
    <style:style style:family="table-column" style:name="co_1_344">
      <style:table-column-properties style:column-width="2.143cm" fo:break-before="auto"/>
    </style:style>
    <style:style style:family="table-column" style:name="co_1_345">
      <style:table-column-properties style:column-width="2.143cm" fo:break-before="auto"/>
    </style:style>
    <style:style style:family="table-column" style:name="co_1_346">
      <style:table-column-properties style:column-width="2.143cm" fo:break-before="auto"/>
    </style:style>
    <style:style style:family="table-column" style:name="co_1_347">
      <style:table-column-properties style:column-width="2.143cm" fo:break-before="auto"/>
    </style:style>
    <style:style style:family="table-column" style:name="co_1_348">
      <style:table-column-properties style:column-width="2.143cm" fo:break-before="auto"/>
    </style:style>
    <style:style style:family="table-column" style:name="co_1_349">
      <style:table-column-properties style:column-width="2.143cm" fo:break-before="auto"/>
    </style:style>
    <style:style style:family="table-column" style:name="co_1_350">
      <style:table-column-properties style:column-width="2.143cm" fo:break-before="auto"/>
    </style:style>
    <style:style style:family="table-column" style:name="co_1_351">
      <style:table-column-properties style:column-width="2.143cm" fo:break-before="auto"/>
    </style:style>
    <style:style style:family="table-column" style:name="co_1_352">
      <style:table-column-properties style:column-width="2.143cm" fo:break-before="auto"/>
    </style:style>
    <style:style style:family="table-column" style:name="co_1_353">
      <style:table-column-properties style:column-width="2.143cm" fo:break-before="auto"/>
    </style:style>
    <style:style style:family="table-column" style:name="co_1_354">
      <style:table-column-properties style:column-width="2.143cm" fo:break-before="auto"/>
    </style:style>
    <style:style style:family="table-column" style:name="co_1_355">
      <style:table-column-properties style:column-width="2.143cm" fo:break-before="auto"/>
    </style:style>
    <style:style style:family="table-column" style:name="co_1_356">
      <style:table-column-properties style:column-width="2.143cm" fo:break-before="auto"/>
    </style:style>
    <style:style style:family="table-column" style:name="co_1_357">
      <style:table-column-properties style:column-width="2.143cm" fo:break-before="auto"/>
    </style:style>
    <style:style style:family="table-column" style:name="co_1_358">
      <style:table-column-properties style:column-width="2.143cm" fo:break-before="auto"/>
    </style:style>
    <style:style style:family="table-column" style:name="co_1_359">
      <style:table-column-properties style:column-width="2.143cm" fo:break-before="auto"/>
    </style:style>
    <style:style style:family="table-column" style:name="co_1_360">
      <style:table-column-properties style:column-width="2.143cm" fo:break-before="auto"/>
    </style:style>
    <style:style style:family="table-column" style:name="co_1_361">
      <style:table-column-properties style:column-width="2.143cm" fo:break-before="auto"/>
    </style:style>
    <style:style style:family="table-column" style:name="co_1_362">
      <style:table-column-properties style:column-width="2.143cm" fo:break-before="auto"/>
    </style:style>
    <style:style style:family="table-column" style:name="co_1_363">
      <style:table-column-properties style:column-width="2.143cm" fo:break-before="auto"/>
    </style:style>
    <style:style style:family="table-column" style:name="co_1_364">
      <style:table-column-properties style:column-width="2.143cm" fo:break-before="auto"/>
    </style:style>
    <style:style style:family="table-column" style:name="co_1_365">
      <style:table-column-properties style:column-width="2.143cm" fo:break-before="auto"/>
    </style:style>
    <style:style style:family="table-column" style:name="co_1_366">
      <style:table-column-properties style:column-width="2.143cm" fo:break-before="auto"/>
    </style:style>
    <style:style style:family="table-column" style:name="co_1_367">
      <style:table-column-properties style:column-width="2.143cm" fo:break-before="auto"/>
    </style:style>
    <style:style style:family="table-column" style:name="co_1_368">
      <style:table-column-properties style:column-width="2.143cm" fo:break-before="auto"/>
    </style:style>
    <style:style style:family="table-column" style:name="co_1_369">
      <style:table-column-properties style:column-width="2.143cm" fo:break-before="auto"/>
    </style:style>
    <style:style style:family="table-column" style:name="co_1_370">
      <style:table-column-properties style:column-width="2.143cm" fo:break-before="auto"/>
    </style:style>
    <style:style style:family="table-column" style:name="co_1_371">
      <style:table-column-properties style:column-width="2.143cm" fo:break-before="auto"/>
    </style:style>
    <style:style style:family="table-column" style:name="co_1_372">
      <style:table-column-properties style:column-width="2.143cm" fo:break-before="auto"/>
    </style:style>
    <style:style style:family="table-column" style:name="co_1_373">
      <style:table-column-properties style:column-width="2.143cm" fo:break-before="auto"/>
    </style:style>
    <style:style style:family="table-column" style:name="co_1_374">
      <style:table-column-properties style:column-width="2.143cm" fo:break-before="auto"/>
    </style:style>
    <style:style style:family="table-column" style:name="co_1_375">
      <style:table-column-properties style:column-width="2.143cm" fo:break-before="auto"/>
    </style:style>
    <style:style style:family="table-column" style:name="co_1_376">
      <style:table-column-properties style:column-width="2.143cm" fo:break-before="auto"/>
    </style:style>
    <style:style style:family="table-column" style:name="co_1_377">
      <style:table-column-properties style:column-width="2.143cm" fo:break-before="auto"/>
    </style:style>
    <style:style style:family="table-column" style:name="co_1_378">
      <style:table-column-properties style:column-width="2.143cm" fo:break-before="auto"/>
    </style:style>
    <style:style style:family="table-column" style:name="co_1_379">
      <style:table-column-properties style:column-width="2.143cm" fo:break-before="auto"/>
    </style:style>
    <style:style style:family="table-column" style:name="co_1_380">
      <style:table-column-properties style:column-width="2.143cm" fo:break-before="auto"/>
    </style:style>
    <style:style style:family="table-column" style:name="co_1_381">
      <style:table-column-properties style:column-width="2.143cm" fo:break-before="auto"/>
    </style:style>
    <style:style style:family="table-column" style:name="co_1_382">
      <style:table-column-properties style:column-width="2.143cm" fo:break-before="auto"/>
    </style:style>
    <style:style style:family="table-column" style:name="co_1_383">
      <style:table-column-properties style:column-width="2.143cm" fo:break-before="auto"/>
    </style:style>
    <style:style style:family="table-column" style:name="co_1_384">
      <style:table-column-properties style:column-width="2.143cm" fo:break-before="auto"/>
    </style:style>
    <style:style style:family="table-column" style:name="co_1_385">
      <style:table-column-properties style:column-width="2.143cm" fo:break-before="auto"/>
    </style:style>
    <style:style style:family="table-column" style:name="co_1_386">
      <style:table-column-properties style:column-width="2.143cm" fo:break-before="auto"/>
    </style:style>
    <style:style style:family="table-column" style:name="co_1_387">
      <style:table-column-properties style:column-width="2.143cm" fo:break-before="auto"/>
    </style:style>
    <style:style style:family="table-column" style:name="co_1_388">
      <style:table-column-properties style:column-width="2.143cm" fo:break-before="auto"/>
    </style:style>
    <style:style style:family="table-column" style:name="co_1_389">
      <style:table-column-properties style:column-width="2.143cm" fo:break-before="auto"/>
    </style:style>
    <style:style style:family="table-column" style:name="co_1_390">
      <style:table-column-properties style:column-width="2.143cm" fo:break-before="auto"/>
    </style:style>
    <style:style style:family="table-column" style:name="co_1_391">
      <style:table-column-properties style:column-width="2.143cm" fo:break-before="auto"/>
    </style:style>
    <style:style style:family="table-column" style:name="co_1_392">
      <style:table-column-properties style:column-width="2.143cm" fo:break-before="auto"/>
    </style:style>
    <style:style style:family="table-column" style:name="co_1_393">
      <style:table-column-properties style:column-width="2.143cm" fo:break-before="auto"/>
    </style:style>
    <style:style style:family="table-column" style:name="co_1_394">
      <style:table-column-properties style:column-width="2.143cm" fo:break-before="auto"/>
    </style:style>
    <style:style style:family="table-column" style:name="co_1_395">
      <style:table-column-properties style:column-width="2.143cm" fo:break-before="auto"/>
    </style:style>
    <style:style style:family="table-column" style:name="co_1_396">
      <style:table-column-properties style:column-width="2.143cm" fo:break-before="auto"/>
    </style:style>
    <style:style style:family="table-column" style:name="co_1_397">
      <style:table-column-properties style:column-width="2.143cm" fo:break-before="auto"/>
    </style:style>
    <style:style style:family="table-column" style:name="co_1_398">
      <style:table-column-properties style:column-width="2.143cm" fo:break-before="auto"/>
    </style:style>
    <style:style style:family="table-column" style:name="co_1_399">
      <style:table-column-properties style:column-width="2.143cm" fo:break-before="auto"/>
    </style:style>
    <style:style style:family="table-column" style:name="co_1_400">
      <style:table-column-properties style:column-width="2.143cm" fo:break-before="auto"/>
    </style:style>
    <style:style style:family="table-column" style:name="co_1_401">
      <style:table-column-properties style:column-width="2.143cm" fo:break-before="auto"/>
    </style:style>
    <style:style style:family="table-column" style:name="co_1_402">
      <style:table-column-properties style:column-width="2.143cm" fo:break-before="auto"/>
    </style:style>
    <style:style style:family="table-column" style:name="co_1_403">
      <style:table-column-properties style:column-width="2.143cm" fo:break-before="auto"/>
    </style:style>
    <style:style style:family="table-column" style:name="co_1_404">
      <style:table-column-properties style:column-width="2.143cm" fo:break-before="auto"/>
    </style:style>
    <style:style style:family="table-column" style:name="co_1_405">
      <style:table-column-properties style:column-width="2.143cm" fo:break-before="auto"/>
    </style:style>
    <style:style style:family="table-column" style:name="co_1_406">
      <style:table-column-properties style:column-width="2.143cm" fo:break-before="auto"/>
    </style:style>
    <style:style style:family="table-column" style:name="co_1_407">
      <style:table-column-properties style:column-width="2.143cm" fo:break-before="auto"/>
    </style:style>
    <style:style style:family="table-column" style:name="co_1_408">
      <style:table-column-properties style:column-width="2.143cm" fo:break-before="auto"/>
    </style:style>
    <style:style style:family="table-column" style:name="co_1_409">
      <style:table-column-properties style:column-width="2.143cm" fo:break-before="auto"/>
    </style:style>
    <style:style style:family="table-column" style:name="co_1_410">
      <style:table-column-properties style:column-width="2.143cm" fo:break-before="auto"/>
    </style:style>
    <style:style style:family="table-column" style:name="co_1_411">
      <style:table-column-properties style:column-width="2.143cm" fo:break-before="auto"/>
    </style:style>
    <style:style style:family="table-column" style:name="co_1_412">
      <style:table-column-properties style:column-width="2.143cm" fo:break-before="auto"/>
    </style:style>
    <style:style style:family="table-column" style:name="co_1_413">
      <style:table-column-properties style:column-width="2.143cm" fo:break-before="auto"/>
    </style:style>
    <style:style style:family="table-column" style:name="co_1_414">
      <style:table-column-properties style:column-width="2.143cm" fo:break-before="auto"/>
    </style:style>
    <style:style style:family="table-column" style:name="co_1_415">
      <style:table-column-properties style:column-width="2.143cm" fo:break-before="auto"/>
    </style:style>
    <style:style style:family="table-column" style:name="co_1_416">
      <style:table-column-properties style:column-width="2.143cm" fo:break-before="auto"/>
    </style:style>
    <style:style style:family="table-column" style:name="co_1_417">
      <style:table-column-properties style:column-width="2.143cm" fo:break-before="auto"/>
    </style:style>
    <style:style style:family="table-column" style:name="co_1_418">
      <style:table-column-properties style:column-width="2.143cm" fo:break-before="auto"/>
    </style:style>
    <style:style style:family="table-column" style:name="co_1_419">
      <style:table-column-properties style:column-width="2.143cm" fo:break-before="auto"/>
    </style:style>
    <style:style style:family="table-column" style:name="co_1_420">
      <style:table-column-properties style:column-width="2.143cm" fo:break-before="auto"/>
    </style:style>
    <style:style style:family="table-column" style:name="co_1_421">
      <style:table-column-properties style:column-width="2.143cm" fo:break-before="auto"/>
    </style:style>
    <style:style style:family="table-column" style:name="co_1_422">
      <style:table-column-properties style:column-width="2.143cm" fo:break-before="auto"/>
    </style:style>
    <style:style style:family="table-column" style:name="co_1_423">
      <style:table-column-properties style:column-width="2.143cm" fo:break-before="auto"/>
    </style:style>
    <style:style style:family="table-column" style:name="co_1_424">
      <style:table-column-properties style:column-width="2.143cm" fo:break-before="auto"/>
    </style:style>
    <style:style style:family="table-column" style:name="co_1_425">
      <style:table-column-properties style:column-width="2.143cm" fo:break-before="auto"/>
    </style:style>
    <style:style style:family="table-column" style:name="co_1_426">
      <style:table-column-properties style:column-width="2.143cm" fo:break-before="auto"/>
    </style:style>
    <style:style style:family="table-column" style:name="co_1_427">
      <style:table-column-properties style:column-width="2.143cm" fo:break-before="auto"/>
    </style:style>
    <style:style style:family="table-column" style:name="co_1_428">
      <style:table-column-properties style:column-width="2.143cm" fo:break-before="auto"/>
    </style:style>
    <style:style style:family="table-column" style:name="co_1_429">
      <style:table-column-properties style:column-width="2.143cm" fo:break-before="auto"/>
    </style:style>
    <style:style style:family="table-column" style:name="co_1_430">
      <style:table-column-properties style:column-width="2.143cm" fo:break-before="auto"/>
    </style:style>
    <style:style style:family="table-column" style:name="co_1_431">
      <style:table-column-properties style:column-width="2.143cm" fo:break-before="auto"/>
    </style:style>
    <style:style style:family="table-column" style:name="co_1_432">
      <style:table-column-properties style:column-width="2.143cm" fo:break-before="auto"/>
    </style:style>
    <style:style style:family="table-column" style:name="co_1_433">
      <style:table-column-properties style:column-width="2.143cm" fo:break-before="auto"/>
    </style:style>
    <style:style style:family="table-column" style:name="co_1_434">
      <style:table-column-properties style:column-width="2.143cm" fo:break-before="auto"/>
    </style:style>
    <style:style style:family="table-column" style:name="co_1_435">
      <style:table-column-properties style:column-width="2.143cm" fo:break-before="auto"/>
    </style:style>
    <style:style style:family="table-column" style:name="co_1_436">
      <style:table-column-properties style:column-width="2.143cm" fo:break-before="auto"/>
    </style:style>
    <style:style style:family="table-column" style:name="co_1_437">
      <style:table-column-properties style:column-width="2.143cm" fo:break-before="auto"/>
    </style:style>
    <style:style style:family="table-column" style:name="co_1_438">
      <style:table-column-properties style:column-width="2.143cm" fo:break-before="auto"/>
    </style:style>
    <style:style style:family="table-column" style:name="co_1_439">
      <style:table-column-properties style:column-width="2.143cm" fo:break-before="auto"/>
    </style:style>
    <style:style style:family="table-column" style:name="co_1_440">
      <style:table-column-properties style:column-width="2.143cm" fo:break-before="auto"/>
    </style:style>
    <style:style style:family="table-column" style:name="co_1_441">
      <style:table-column-properties style:column-width="2.143cm" fo:break-before="auto"/>
    </style:style>
    <style:style style:family="table-column" style:name="co_1_442">
      <style:table-column-properties style:column-width="2.143cm" fo:break-before="auto"/>
    </style:style>
    <style:style style:family="table-column" style:name="co_1_443">
      <style:table-column-properties style:column-width="2.143cm" fo:break-before="auto"/>
    </style:style>
    <style:style style:family="table-column" style:name="co_1_444">
      <style:table-column-properties style:column-width="2.143cm" fo:break-before="auto"/>
    </style:style>
    <style:style style:family="table-column" style:name="co_1_445">
      <style:table-column-properties style:column-width="2.143cm" fo:break-before="auto"/>
    </style:style>
    <style:style style:family="table-column" style:name="co_1_446">
      <style:table-column-properties style:column-width="2.143cm" fo:break-before="auto"/>
    </style:style>
    <style:style style:family="table-column" style:name="co_1_447">
      <style:table-column-properties style:column-width="2.143cm" fo:break-before="auto"/>
    </style:style>
    <style:style style:family="table-column" style:name="co_1_448">
      <style:table-column-properties style:column-width="2.143cm" fo:break-before="auto"/>
    </style:style>
    <style:style style:family="table-column" style:name="co_1_449">
      <style:table-column-properties style:column-width="2.143cm" fo:break-before="auto"/>
    </style:style>
    <style:style style:family="table-column" style:name="co_1_450">
      <style:table-column-properties style:column-width="2.143cm" fo:break-before="auto"/>
    </style:style>
    <style:style style:family="table-column" style:name="co_1_451">
      <style:table-column-properties style:column-width="2.143cm" fo:break-before="auto"/>
    </style:style>
    <style:style style:family="table-column" style:name="co_1_452">
      <style:table-column-properties style:column-width="2.143cm" fo:break-before="auto"/>
    </style:style>
    <style:style style:family="table-column" style:name="co_1_453">
      <style:table-column-properties style:column-width="2.143cm" fo:break-before="auto"/>
    </style:style>
    <style:style style:family="table-column" style:name="co_1_454">
      <style:table-column-properties style:column-width="2.143cm" fo:break-before="auto"/>
    </style:style>
    <style:style style:family="table-column" style:name="co_1_455">
      <style:table-column-properties style:column-width="2.143cm" fo:break-before="auto"/>
    </style:style>
    <style:style style:family="table-column" style:name="co_1_456">
      <style:table-column-properties style:column-width="2.143cm" fo:break-before="auto"/>
    </style:style>
    <style:style style:family="table-column" style:name="co_1_457">
      <style:table-column-properties style:column-width="2.143cm" fo:break-before="auto"/>
    </style:style>
    <style:style style:family="table-column" style:name="co_1_458">
      <style:table-column-properties style:column-width="2.143cm" fo:break-before="auto"/>
    </style:style>
    <style:style style:family="table-column" style:name="co_1_459">
      <style:table-column-properties style:column-width="2.143cm" fo:break-before="auto"/>
    </style:style>
    <style:style style:family="table-column" style:name="co_1_460">
      <style:table-column-properties style:column-width="2.143cm" fo:break-before="auto"/>
    </style:style>
    <style:style style:family="table-column" style:name="co_1_461">
      <style:table-column-properties style:column-width="2.143cm" fo:break-before="auto"/>
    </style:style>
    <style:style style:family="table-column" style:name="co_1_462">
      <style:table-column-properties style:column-width="2.143cm" fo:break-before="auto"/>
    </style:style>
    <style:style style:family="table-column" style:name="co_1_463">
      <style:table-column-properties style:column-width="2.143cm" fo:break-before="auto"/>
    </style:style>
    <style:style style:family="table-column" style:name="co_1_464">
      <style:table-column-properties style:column-width="2.143cm" fo:break-before="auto"/>
    </style:style>
    <style:style style:family="table-column" style:name="co_1_465">
      <style:table-column-properties style:column-width="2.143cm" fo:break-before="auto"/>
    </style:style>
    <style:style style:family="table-column" style:name="co_1_466">
      <style:table-column-properties style:column-width="2.143cm" fo:break-before="auto"/>
    </style:style>
    <style:style style:family="table-column" style:name="co_1_467">
      <style:table-column-properties style:column-width="2.143cm" fo:break-before="auto"/>
    </style:style>
    <style:style style:family="table-column" style:name="co_1_468">
      <style:table-column-properties style:column-width="2.143cm" fo:break-before="auto"/>
    </style:style>
    <style:style style:family="table-column" style:name="co_1_469">
      <style:table-column-properties style:column-width="2.143cm" fo:break-before="auto"/>
    </style:style>
    <style:style style:family="table-column" style:name="co_1_470">
      <style:table-column-properties style:column-width="2.143cm" fo:break-before="auto"/>
    </style:style>
    <style:style style:family="table-column" style:name="co_1_471">
      <style:table-column-properties style:column-width="2.143cm" fo:break-before="auto"/>
    </style:style>
    <style:style style:family="table-column" style:name="co_1_472">
      <style:table-column-properties style:column-width="2.143cm" fo:break-before="auto"/>
    </style:style>
    <style:style style:family="table-column" style:name="co_1_473">
      <style:table-column-properties style:column-width="2.143cm" fo:break-before="auto"/>
    </style:style>
    <style:style style:family="table-column" style:name="co_1_474">
      <style:table-column-properties style:column-width="2.143cm" fo:break-before="auto"/>
    </style:style>
    <style:style style:family="table-column" style:name="co_1_475">
      <style:table-column-properties style:column-width="2.143cm" fo:break-before="auto"/>
    </style:style>
    <style:style style:family="table-column" style:name="co_1_476">
      <style:table-column-properties style:column-width="2.143cm" fo:break-before="auto"/>
    </style:style>
    <style:style style:family="table-column" style:name="co_1_477">
      <style:table-column-properties style:column-width="2.143cm" fo:break-before="auto"/>
    </style:style>
    <style:style style:family="table-column" style:name="co_1_478">
      <style:table-column-properties style:column-width="2.143cm" fo:break-before="auto"/>
    </style:style>
    <style:style style:family="table-column" style:name="co_1_479">
      <style:table-column-properties style:column-width="2.143cm" fo:break-before="auto"/>
    </style:style>
    <style:style style:family="table-column" style:name="co_1_480">
      <style:table-column-properties style:column-width="2.143cm" fo:break-before="auto"/>
    </style:style>
    <style:style style:family="table-column" style:name="co_1_481">
      <style:table-column-properties style:column-width="2.143cm" fo:break-before="auto"/>
    </style:style>
    <style:style style:family="table-column" style:name="co_1_482">
      <style:table-column-properties style:column-width="2.143cm" fo:break-before="auto"/>
    </style:style>
    <style:style style:family="table-column" style:name="co_1_483">
      <style:table-column-properties style:column-width="2.143cm" fo:break-before="auto"/>
    </style:style>
    <style:style style:family="table-column" style:name="co_1_484">
      <style:table-column-properties style:column-width="2.143cm" fo:break-before="auto"/>
    </style:style>
    <style:style style:family="table-column" style:name="co_1_485">
      <style:table-column-properties style:column-width="2.143cm" fo:break-before="auto"/>
    </style:style>
    <style:style style:family="table-column" style:name="co_1_486">
      <style:table-column-properties style:column-width="2.143cm" fo:break-before="auto"/>
    </style:style>
    <style:style style:family="table-column" style:name="co_1_487">
      <style:table-column-properties style:column-width="2.143cm" fo:break-before="auto"/>
    </style:style>
    <style:style style:family="table-column" style:name="co_1_488">
      <style:table-column-properties style:column-width="2.143cm" fo:break-before="auto"/>
    </style:style>
    <style:style style:family="table-column" style:name="co_1_489">
      <style:table-column-properties style:column-width="2.143cm" fo:break-before="auto"/>
    </style:style>
    <style:style style:family="table-column" style:name="co_1_490">
      <style:table-column-properties style:column-width="2.143cm" fo:break-before="auto"/>
    </style:style>
    <style:style style:family="table-column" style:name="co_1_491">
      <style:table-column-properties style:column-width="2.143cm" fo:break-before="auto"/>
    </style:style>
    <style:style style:family="table-column" style:name="co_1_492">
      <style:table-column-properties style:column-width="2.143cm" fo:break-before="auto"/>
    </style:style>
    <style:style style:family="table-column" style:name="co_1_493">
      <style:table-column-properties style:column-width="2.143cm" fo:break-before="auto"/>
    </style:style>
    <style:style style:family="table-column" style:name="co_1_494">
      <style:table-column-properties style:column-width="2.143cm" fo:break-before="auto"/>
    </style:style>
    <style:style style:family="table-column" style:name="co_1_495">
      <style:table-column-properties style:column-width="2.143cm" fo:break-before="auto"/>
    </style:style>
    <style:style style:family="table-column" style:name="co_1_496">
      <style:table-column-properties style:column-width="2.143cm" fo:break-before="auto"/>
    </style:style>
    <style:style style:family="table-column" style:name="co_1_497">
      <style:table-column-properties style:column-width="2.143cm" fo:break-before="auto"/>
    </style:style>
    <style:style style:family="table-column" style:name="co_1_498">
      <style:table-column-properties style:column-width="2.143cm" fo:break-before="auto"/>
    </style:style>
    <style:style style:family="table-column" style:name="co_1_499">
      <style:table-column-properties style:column-width="2.143cm" fo:break-before="auto"/>
    </style:style>
    <style:style style:family="table-column" style:name="co_1_500">
      <style:table-column-properties style:column-width="2.143cm" fo:break-before="auto"/>
    </style:style>
    <style:style style:family="table-column" style:name="co_1_501">
      <style:table-column-properties style:column-width="2.143cm" fo:break-before="auto"/>
    </style:style>
    <style:style style:family="table-column" style:name="co_1_502">
      <style:table-column-properties style:column-width="2.143cm" fo:break-before="auto"/>
    </style:style>
    <style:style style:family="table-column" style:name="co_1_503">
      <style:table-column-properties style:column-width="2.143cm" fo:break-before="auto"/>
    </style:style>
    <style:style style:family="table-column" style:name="co_1_504">
      <style:table-column-properties style:column-width="2.143cm" fo:break-before="auto"/>
    </style:style>
    <style:style style:family="table-column" style:name="co_1_505">
      <style:table-column-properties style:column-width="2.143cm" fo:break-before="auto"/>
    </style:style>
    <style:style style:family="table-column" style:name="co_1_506">
      <style:table-column-properties style:column-width="2.143cm" fo:break-before="auto"/>
    </style:style>
    <style:style style:family="table-column" style:name="co_1_507">
      <style:table-column-properties style:column-width="2.143cm" fo:break-before="auto"/>
    </style:style>
    <style:style style:family="table-column" style:name="co_1_508">
      <style:table-column-properties style:column-width="2.143cm" fo:break-before="auto"/>
    </style:style>
    <style:style style:family="table-column" style:name="co_1_509">
      <style:table-column-properties style:column-width="2.143cm" fo:break-before="auto"/>
    </style:style>
    <style:style style:family="table-column" style:name="co_1_510">
      <style:table-column-properties style:column-width="2.143cm" fo:break-before="auto"/>
    </style:style>
    <style:style style:family="table-column" style:name="co_1_511">
      <style:table-column-properties style:column-width="2.143cm" fo:break-before="auto"/>
    </style:style>
    <style:style style:family="table-column" style:name="co_1_512">
      <style:table-column-properties style:column-width="2.143cm" fo:break-before="auto"/>
    </style:style>
    <style:style style:family="table-column" style:name="co_1_513">
      <style:table-column-properties style:column-width="2.143cm" fo:break-before="auto"/>
    </style:style>
    <style:style style:family="table-column" style:name="co_1_514">
      <style:table-column-properties style:column-width="2.143cm" fo:break-before="auto"/>
    </style:style>
    <style:style style:family="table-column" style:name="co_1_515">
      <style:table-column-properties style:column-width="2.143cm" fo:break-before="auto"/>
    </style:style>
    <style:style style:family="table-column" style:name="co_1_516">
      <style:table-column-properties style:column-width="2.143cm" fo:break-before="auto"/>
    </style:style>
    <style:style style:family="table-column" style:name="co_1_517">
      <style:table-column-properties style:column-width="2.143cm" fo:break-before="auto"/>
    </style:style>
    <style:style style:family="table-column" style:name="co_1_518">
      <style:table-column-properties style:column-width="2.143cm" fo:break-before="auto"/>
    </style:style>
    <style:style style:family="table-column" style:name="co_1_519">
      <style:table-column-properties style:column-width="2.143cm" fo:break-before="auto"/>
    </style:style>
    <style:style style:family="table-column" style:name="co_1_520">
      <style:table-column-properties style:column-width="2.143cm" fo:break-before="auto"/>
    </style:style>
    <style:style style:family="table-column" style:name="co_1_521">
      <style:table-column-properties style:column-width="2.143cm" fo:break-before="auto"/>
    </style:style>
    <style:style style:family="table-column" style:name="co_1_522">
      <style:table-column-properties style:column-width="2.143cm" fo:break-before="auto"/>
    </style:style>
    <style:style style:family="table-column" style:name="co_1_523">
      <style:table-column-properties style:column-width="2.143cm" fo:break-before="auto"/>
    </style:style>
    <style:style style:family="table-column" style:name="co_1_524">
      <style:table-column-properties style:column-width="2.143cm" fo:break-before="auto"/>
    </style:style>
    <style:style style:family="table-column" style:name="co_1_525">
      <style:table-column-properties style:column-width="2.143cm" fo:break-before="auto"/>
    </style:style>
    <style:style style:family="table-column" style:name="co_1_526">
      <style:table-column-properties style:column-width="2.143cm" fo:break-before="auto"/>
    </style:style>
    <style:style style:family="table-column" style:name="co_1_527">
      <style:table-column-properties style:column-width="2.143cm" fo:break-before="auto"/>
    </style:style>
    <style:style style:family="table-column" style:name="co_1_528">
      <style:table-column-properties style:column-width="2.143cm" fo:break-before="auto"/>
    </style:style>
    <style:style style:family="table-column" style:name="co_1_529">
      <style:table-column-properties style:column-width="2.143cm" fo:break-before="auto"/>
    </style:style>
    <style:style style:family="table-column" style:name="co_1_530">
      <style:table-column-properties style:column-width="2.143cm" fo:break-before="auto"/>
    </style:style>
    <style:style style:family="table-column" style:name="co_1_531">
      <style:table-column-properties style:column-width="2.143cm" fo:break-before="auto"/>
    </style:style>
    <style:style style:family="table-column" style:name="co_1_532">
      <style:table-column-properties style:column-width="2.143cm" fo:break-before="auto"/>
    </style:style>
    <style:style style:family="table-column" style:name="co_1_533">
      <style:table-column-properties style:column-width="2.143cm" fo:break-before="auto"/>
    </style:style>
    <style:style style:family="table-column" style:name="co_1_534">
      <style:table-column-properties style:column-width="2.143cm" fo:break-before="auto"/>
    </style:style>
    <style:style style:family="table-column" style:name="co_1_535">
      <style:table-column-properties style:column-width="2.143cm" fo:break-before="auto"/>
    </style:style>
    <style:style style:family="table-column" style:name="co_1_536">
      <style:table-column-properties style:column-width="2.143cm" fo:break-before="auto"/>
    </style:style>
    <style:style style:family="table-column" style:name="co_1_537">
      <style:table-column-properties style:column-width="2.143cm" fo:break-before="auto"/>
    </style:style>
    <style:style style:family="table-column" style:name="co_1_538">
      <style:table-column-properties style:column-width="2.143cm" fo:break-before="auto"/>
    </style:style>
    <style:style style:family="table-column" style:name="co_1_539">
      <style:table-column-properties style:column-width="2.143cm" fo:break-before="auto"/>
    </style:style>
    <style:style style:family="table-column" style:name="co_1_540">
      <style:table-column-properties style:column-width="2.143cm" fo:break-before="auto"/>
    </style:style>
    <style:style style:family="table-column" style:name="co_1_541">
      <style:table-column-properties style:column-width="2.143cm" fo:break-before="auto"/>
    </style:style>
    <style:style style:family="table-column" style:name="co_1_542">
      <style:table-column-properties style:column-width="2.143cm" fo:break-before="auto"/>
    </style:style>
    <style:style style:family="table-column" style:name="co_1_543">
      <style:table-column-properties style:column-width="2.143cm" fo:break-before="auto"/>
    </style:style>
    <style:style style:family="table-column" style:name="co_1_544">
      <style:table-column-properties style:column-width="2.143cm" fo:break-before="auto"/>
    </style:style>
    <style:style style:family="table-column" style:name="co_1_545">
      <style:table-column-properties style:column-width="2.143cm" fo:break-before="auto"/>
    </style:style>
    <style:style style:family="table-column" style:name="co_1_546">
      <style:table-column-properties style:column-width="2.143cm" fo:break-before="auto"/>
    </style:style>
    <style:style style:family="table-column" style:name="co_1_547">
      <style:table-column-properties style:column-width="2.143cm" fo:break-before="auto"/>
    </style:style>
    <style:style style:family="table-column" style:name="co_1_548">
      <style:table-column-properties style:column-width="2.143cm" fo:break-before="auto"/>
    </style:style>
    <style:style style:family="table-column" style:name="co_1_549">
      <style:table-column-properties style:column-width="2.143cm" fo:break-before="auto"/>
    </style:style>
    <style:style style:family="table-column" style:name="co_1_550">
      <style:table-column-properties style:column-width="2.143cm" fo:break-before="auto"/>
    </style:style>
    <style:style style:family="table-column" style:name="co_1_551">
      <style:table-column-properties style:column-width="2.143cm" fo:break-before="auto"/>
    </style:style>
    <style:style style:family="table-column" style:name="co_1_552">
      <style:table-column-properties style:column-width="2.143cm" fo:break-before="auto"/>
    </style:style>
    <style:style style:family="table-column" style:name="co_1_553">
      <style:table-column-properties style:column-width="2.143cm" fo:break-before="auto"/>
    </style:style>
    <style:style style:family="table-column" style:name="co_1_554">
      <style:table-column-properties style:column-width="2.143cm" fo:break-before="auto"/>
    </style:style>
    <style:style style:family="table-column" style:name="co_1_555">
      <style:table-column-properties style:column-width="2.143cm" fo:break-before="auto"/>
    </style:style>
    <style:style style:family="table-column" style:name="co_1_556">
      <style:table-column-properties style:column-width="2.143cm" fo:break-before="auto"/>
    </style:style>
    <style:style style:family="table-column" style:name="co_1_557">
      <style:table-column-properties style:column-width="2.143cm" fo:break-before="auto"/>
    </style:style>
    <style:style style:family="table-column" style:name="co_1_558">
      <style:table-column-properties style:column-width="2.143cm" fo:break-before="auto"/>
    </style:style>
    <style:style style:family="table-column" style:name="co_1_559">
      <style:table-column-properties style:column-width="2.143cm" fo:break-before="auto"/>
    </style:style>
    <style:style style:family="table-column" style:name="co_1_560">
      <style:table-column-properties style:column-width="2.143cm" fo:break-before="auto"/>
    </style:style>
    <style:style style:family="table-column" style:name="co_1_561">
      <style:table-column-properties style:column-width="2.143cm" fo:break-before="auto"/>
    </style:style>
    <style:style style:family="table-column" style:name="co_1_562">
      <style:table-column-properties style:column-width="2.143cm" fo:break-before="auto"/>
    </style:style>
    <style:style style:family="table-column" style:name="co_1_563">
      <style:table-column-properties style:column-width="2.143cm" fo:break-before="auto"/>
    </style:style>
    <style:style style:family="table-column" style:name="co_1_564">
      <style:table-column-properties style:column-width="2.143cm" fo:break-before="auto"/>
    </style:style>
    <style:style style:family="table-column" style:name="co_1_565">
      <style:table-column-properties style:column-width="2.143cm" fo:break-before="auto"/>
    </style:style>
    <style:style style:family="table-column" style:name="co_1_566">
      <style:table-column-properties style:column-width="2.143cm" fo:break-before="auto"/>
    </style:style>
    <style:style style:family="table-column" style:name="co_1_567">
      <style:table-column-properties style:column-width="2.143cm" fo:break-before="auto"/>
    </style:style>
    <style:style style:family="table-column" style:name="co_1_568">
      <style:table-column-properties style:column-width="2.143cm" fo:break-before="auto"/>
    </style:style>
    <style:style style:family="table-column" style:name="co_1_569">
      <style:table-column-properties style:column-width="2.143cm" fo:break-before="auto"/>
    </style:style>
    <style:style style:family="table-column" style:name="co_1_570">
      <style:table-column-properties style:column-width="2.143cm" fo:break-before="auto"/>
    </style:style>
    <style:style style:family="table-column" style:name="co_1_571">
      <style:table-column-properties style:column-width="2.143cm" fo:break-before="auto"/>
    </style:style>
    <style:style style:family="table-column" style:name="co_1_572">
      <style:table-column-properties style:column-width="2.143cm" fo:break-before="auto"/>
    </style:style>
    <style:style style:family="table-column" style:name="co_1_573">
      <style:table-column-properties style:column-width="2.143cm" fo:break-before="auto"/>
    </style:style>
    <style:style style:family="table-column" style:name="co_1_574">
      <style:table-column-properties style:column-width="2.143cm" fo:break-before="auto"/>
    </style:style>
    <style:style style:family="table-column" style:name="co_1_575">
      <style:table-column-properties style:column-width="2.143cm" fo:break-before="auto"/>
    </style:style>
    <style:style style:family="table-column" style:name="co_1_576">
      <style:table-column-properties style:column-width="2.143cm" fo:break-before="auto"/>
    </style:style>
    <style:style style:family="table-column" style:name="co_1_577">
      <style:table-column-properties style:column-width="2.143cm" fo:break-before="auto"/>
    </style:style>
    <style:style style:family="table-column" style:name="co_1_578">
      <style:table-column-properties style:column-width="2.143cm" fo:break-before="auto"/>
    </style:style>
    <style:style style:family="table-column" style:name="co_1_579">
      <style:table-column-properties style:column-width="2.143cm" fo:break-before="auto"/>
    </style:style>
    <style:style style:family="table-column" style:name="co_1_580">
      <style:table-column-properties style:column-width="2.143cm" fo:break-before="auto"/>
    </style:style>
    <style:style style:family="table-column" style:name="co_1_581">
      <style:table-column-properties style:column-width="2.143cm" fo:break-before="auto"/>
    </style:style>
    <style:style style:family="table-column" style:name="co_1_582">
      <style:table-column-properties style:column-width="2.143cm" fo:break-before="auto"/>
    </style:style>
    <style:style style:family="table-column" style:name="co_1_583">
      <style:table-column-properties style:column-width="2.143cm" fo:break-before="auto"/>
    </style:style>
    <style:style style:family="table-column" style:name="co_1_584">
      <style:table-column-properties style:column-width="2.143cm" fo:break-before="auto"/>
    </style:style>
    <style:style style:family="table-column" style:name="co_1_585">
      <style:table-column-properties style:column-width="2.143cm" fo:break-before="auto"/>
    </style:style>
    <style:style style:family="table-column" style:name="co_1_586">
      <style:table-column-properties style:column-width="2.143cm" fo:break-before="auto"/>
    </style:style>
    <style:style style:family="table-column" style:name="co_1_587">
      <style:table-column-properties style:column-width="2.143cm" fo:break-before="auto"/>
    </style:style>
    <style:style style:family="table-column" style:name="co_1_588">
      <style:table-column-properties style:column-width="2.143cm" fo:break-before="auto"/>
    </style:style>
    <style:style style:family="table-column" style:name="co_1_589">
      <style:table-column-properties style:column-width="2.143cm" fo:break-before="auto"/>
    </style:style>
    <style:style style:family="table-column" style:name="co_1_590">
      <style:table-column-properties style:column-width="2.143cm" fo:break-before="auto"/>
    </style:style>
    <style:style style:family="table-column" style:name="co_1_591">
      <style:table-column-properties style:column-width="2.143cm" fo:break-before="auto"/>
    </style:style>
    <style:style style:family="table-column" style:name="co_1_592">
      <style:table-column-properties style:column-width="2.143cm" fo:break-before="auto"/>
    </style:style>
    <style:style style:family="table-column" style:name="co_1_593">
      <style:table-column-properties style:column-width="2.143cm" fo:break-before="auto"/>
    </style:style>
    <style:style style:family="table-column" style:name="co_1_594">
      <style:table-column-properties style:column-width="2.143cm" fo:break-before="auto"/>
    </style:style>
    <style:style style:family="table-column" style:name="co_1_595">
      <style:table-column-properties style:column-width="2.143cm" fo:break-before="auto"/>
    </style:style>
    <style:style style:family="table-column" style:name="co_1_596">
      <style:table-column-properties style:column-width="2.143cm" fo:break-before="auto"/>
    </style:style>
    <style:style style:family="table-column" style:name="co_1_597">
      <style:table-column-properties style:column-width="2.143cm" fo:break-before="auto"/>
    </style:style>
    <style:style style:family="table-column" style:name="co_1_598">
      <style:table-column-properties style:column-width="2.143cm" fo:break-before="auto"/>
    </style:style>
    <style:style style:family="table-column" style:name="co_1_599">
      <style:table-column-properties style:column-width="2.143cm" fo:break-before="auto"/>
    </style:style>
    <style:style style:family="table-column" style:name="co_1_600">
      <style:table-column-properties style:column-width="2.143cm" fo:break-before="auto"/>
    </style:style>
    <style:style style:family="table-column" style:name="co_1_601">
      <style:table-column-properties style:column-width="2.143cm" fo:break-before="auto"/>
    </style:style>
    <style:style style:family="table-column" style:name="co_1_602">
      <style:table-column-properties style:column-width="2.143cm" fo:break-before="auto"/>
    </style:style>
    <style:style style:family="table-column" style:name="co_1_603">
      <style:table-column-properties style:column-width="2.143cm" fo:break-before="auto"/>
    </style:style>
    <style:style style:family="table-column" style:name="co_1_604">
      <style:table-column-properties style:column-width="2.143cm" fo:break-before="auto"/>
    </style:style>
    <style:style style:family="table-column" style:name="co_1_605">
      <style:table-column-properties style:column-width="2.143cm" fo:break-before="auto"/>
    </style:style>
    <style:style style:family="table-column" style:name="co_1_606">
      <style:table-column-properties style:column-width="2.143cm" fo:break-before="auto"/>
    </style:style>
    <style:style style:family="table-column" style:name="co_1_607">
      <style:table-column-properties style:column-width="2.143cm" fo:break-before="auto"/>
    </style:style>
    <style:style style:family="table-column" style:name="co_1_608">
      <style:table-column-properties style:column-width="2.143cm" fo:break-before="auto"/>
    </style:style>
    <style:style style:family="table-column" style:name="co_1_609">
      <style:table-column-properties style:column-width="2.143cm" fo:break-before="auto"/>
    </style:style>
    <style:style style:family="table-column" style:name="co_1_610">
      <style:table-column-properties style:column-width="2.143cm" fo:break-before="auto"/>
    </style:style>
    <style:style style:family="table-column" style:name="co_1_611">
      <style:table-column-properties style:column-width="2.143cm" fo:break-before="auto"/>
    </style:style>
    <style:style style:family="table-column" style:name="co_1_612">
      <style:table-column-properties style:column-width="2.143cm" fo:break-before="auto"/>
    </style:style>
    <style:style style:family="table-column" style:name="co_1_613">
      <style:table-column-properties style:column-width="2.143cm" fo:break-before="auto"/>
    </style:style>
    <style:style style:family="table-column" style:name="co_1_614">
      <style:table-column-properties style:column-width="2.143cm" fo:break-before="auto"/>
    </style:style>
    <style:style style:family="table-column" style:name="co_1_615">
      <style:table-column-properties style:column-width="2.143cm" fo:break-before="auto"/>
    </style:style>
    <style:style style:family="table-column" style:name="co_1_616">
      <style:table-column-properties style:column-width="2.143cm" fo:break-before="auto"/>
    </style:style>
    <style:style style:family="table-column" style:name="co_1_617">
      <style:table-column-properties style:column-width="2.143cm" fo:break-before="auto"/>
    </style:style>
    <style:style style:family="table-column" style:name="co_1_618">
      <style:table-column-properties style:column-width="2.143cm" fo:break-before="auto"/>
    </style:style>
    <style:style style:family="table-column" style:name="co_1_619">
      <style:table-column-properties style:column-width="2.143cm" fo:break-before="auto"/>
    </style:style>
    <style:style style:family="table-column" style:name="co_1_620">
      <style:table-column-properties style:column-width="2.143cm" fo:break-before="auto"/>
    </style:style>
    <style:style style:family="table-column" style:name="co_1_621">
      <style:table-column-properties style:column-width="2.143cm" fo:break-before="auto"/>
    </style:style>
    <style:style style:family="table-column" style:name="co_1_622">
      <style:table-column-properties style:column-width="2.143cm" fo:break-before="auto"/>
    </style:style>
    <style:style style:family="table-column" style:name="co_1_623">
      <style:table-column-properties style:column-width="2.143cm" fo:break-before="auto"/>
    </style:style>
    <style:style style:family="table-column" style:name="co_1_624">
      <style:table-column-properties style:column-width="2.143cm" fo:break-before="auto"/>
    </style:style>
    <style:style style:family="table-column" style:name="co_1_625">
      <style:table-column-properties style:column-width="2.143cm" fo:break-before="auto"/>
    </style:style>
    <style:style style:family="table-column" style:name="co_1_626">
      <style:table-column-properties style:column-width="2.143cm" fo:break-before="auto"/>
    </style:style>
    <style:style style:family="table-column" style:name="co_1_627">
      <style:table-column-properties style:column-width="2.143cm" fo:break-before="auto"/>
    </style:style>
    <style:style style:family="table-column" style:name="co_1_628">
      <style:table-column-properties style:column-width="2.143cm" fo:break-before="auto"/>
    </style:style>
    <style:style style:family="table-column" style:name="co_1_629">
      <style:table-column-properties style:column-width="2.143cm" fo:break-before="auto"/>
    </style:style>
    <style:style style:family="table-column" style:name="co_1_630">
      <style:table-column-properties style:column-width="2.143cm" fo:break-before="auto"/>
    </style:style>
    <style:style style:family="table-column" style:name="co_1_631">
      <style:table-column-properties style:column-width="2.143cm" fo:break-before="auto"/>
    </style:style>
    <style:style style:family="table-column" style:name="co_1_632">
      <style:table-column-properties style:column-width="2.143cm" fo:break-before="auto"/>
    </style:style>
    <style:style style:family="table-column" style:name="co_1_633">
      <style:table-column-properties style:column-width="2.143cm" fo:break-before="auto"/>
    </style:style>
    <style:style style:family="table-column" style:name="co_1_634">
      <style:table-column-properties style:column-width="2.143cm" fo:break-before="auto"/>
    </style:style>
    <style:style style:family="table-column" style:name="co_1_635">
      <style:table-column-properties style:column-width="2.143cm" fo:break-before="auto"/>
    </style:style>
    <style:style style:family="table-column" style:name="co_1_636">
      <style:table-column-properties style:column-width="2.143cm" fo:break-before="auto"/>
    </style:style>
    <style:style style:family="table-column" style:name="co_1_637">
      <style:table-column-properties style:column-width="2.143cm" fo:break-before="auto"/>
    </style:style>
    <style:style style:family="table-column" style:name="co_1_638">
      <style:table-column-properties style:column-width="2.143cm" fo:break-before="auto"/>
    </style:style>
    <style:style style:family="table-column" style:name="co_1_639">
      <style:table-column-properties style:column-width="2.143cm" fo:break-before="auto"/>
    </style:style>
    <style:style style:family="table-column" style:name="co_1_640">
      <style:table-column-properties style:column-width="2.143cm" fo:break-before="auto"/>
    </style:style>
    <style:style style:family="table-column" style:name="co_1_641">
      <style:table-column-properties style:column-width="2.143cm" fo:break-before="auto"/>
    </style:style>
    <style:style style:family="table-column" style:name="co_1_642">
      <style:table-column-properties style:column-width="2.143cm" fo:break-before="auto"/>
    </style:style>
    <style:style style:family="table-column" style:name="co_1_643">
      <style:table-column-properties style:column-width="2.143cm" fo:break-before="auto"/>
    </style:style>
    <style:style style:family="table-column" style:name="co_1_644">
      <style:table-column-properties style:column-width="2.143cm" fo:break-before="auto"/>
    </style:style>
    <style:style style:family="table-column" style:name="co_1_645">
      <style:table-column-properties style:column-width="2.143cm" fo:break-before="auto"/>
    </style:style>
    <style:style style:family="table-column" style:name="co_1_646">
      <style:table-column-properties style:column-width="2.143cm" fo:break-before="auto"/>
    </style:style>
    <style:style style:family="table-column" style:name="co_1_647">
      <style:table-column-properties style:column-width="2.143cm" fo:break-before="auto"/>
    </style:style>
    <style:style style:family="table-column" style:name="co_1_648">
      <style:table-column-properties style:column-width="2.143cm" fo:break-before="auto"/>
    </style:style>
    <style:style style:family="table-column" style:name="co_1_649">
      <style:table-column-properties style:column-width="2.143cm" fo:break-before="auto"/>
    </style:style>
    <style:style style:family="table-column" style:name="co_1_650">
      <style:table-column-properties style:column-width="2.143cm" fo:break-before="auto"/>
    </style:style>
    <style:style style:family="table-column" style:name="co_1_651">
      <style:table-column-properties style:column-width="2.143cm" fo:break-before="auto"/>
    </style:style>
    <style:style style:family="table-column" style:name="co_1_652">
      <style:table-column-properties style:column-width="2.143cm" fo:break-before="auto"/>
    </style:style>
    <style:style style:family="table-column" style:name="co_1_653">
      <style:table-column-properties style:column-width="2.143cm" fo:break-before="auto"/>
    </style:style>
    <style:style style:family="table-column" style:name="co_1_654">
      <style:table-column-properties style:column-width="2.143cm" fo:break-before="auto"/>
    </style:style>
    <style:style style:family="table-column" style:name="co_1_655">
      <style:table-column-properties style:column-width="2.143cm" fo:break-before="auto"/>
    </style:style>
    <style:style style:family="table-column" style:name="co_1_656">
      <style:table-column-properties style:column-width="2.143cm" fo:break-before="auto"/>
    </style:style>
    <style:style style:family="table-column" style:name="co_1_657">
      <style:table-column-properties style:column-width="2.143cm" fo:break-before="auto"/>
    </style:style>
    <style:style style:family="table-column" style:name="co_1_658">
      <style:table-column-properties style:column-width="2.143cm" fo:break-before="auto"/>
    </style:style>
    <style:style style:family="table-column" style:name="co_1_659">
      <style:table-column-properties style:column-width="2.143cm" fo:break-before="auto"/>
    </style:style>
    <style:style style:family="table-column" style:name="co_1_660">
      <style:table-column-properties style:column-width="2.143cm" fo:break-before="auto"/>
    </style:style>
    <style:style style:family="table-column" style:name="co_1_661">
      <style:table-column-properties style:column-width="2.143cm" fo:break-before="auto"/>
    </style:style>
    <style:style style:family="table-column" style:name="co_1_662">
      <style:table-column-properties style:column-width="2.143cm" fo:break-before="auto"/>
    </style:style>
    <style:style style:family="table-column" style:name="co_1_663">
      <style:table-column-properties style:column-width="2.143cm" fo:break-before="auto"/>
    </style:style>
    <style:style style:family="table-column" style:name="co_1_664">
      <style:table-column-properties style:column-width="2.143cm" fo:break-before="auto"/>
    </style:style>
    <style:style style:family="table-column" style:name="co_1_665">
      <style:table-column-properties style:column-width="2.143cm" fo:break-before="auto"/>
    </style:style>
    <style:style style:family="table-column" style:name="co_1_666">
      <style:table-column-properties style:column-width="2.143cm" fo:break-before="auto"/>
    </style:style>
    <style:style style:family="table-column" style:name="co_1_667">
      <style:table-column-properties style:column-width="2.143cm" fo:break-before="auto"/>
    </style:style>
    <style:style style:family="table-column" style:name="co_1_668">
      <style:table-column-properties style:column-width="2.143cm" fo:break-before="auto"/>
    </style:style>
    <style:style style:family="table-column" style:name="co_1_669">
      <style:table-column-properties style:column-width="2.143cm" fo:break-before="auto"/>
    </style:style>
    <style:style style:family="table-column" style:name="co_1_670">
      <style:table-column-properties style:column-width="2.143cm" fo:break-before="auto"/>
    </style:style>
    <style:style style:family="table-column" style:name="co_1_671">
      <style:table-column-properties style:column-width="2.143cm" fo:break-before="auto"/>
    </style:style>
    <style:style style:family="table-column" style:name="co_1_672">
      <style:table-column-properties style:column-width="2.143cm" fo:break-before="auto"/>
    </style:style>
    <style:style style:family="table-column" style:name="co_1_673">
      <style:table-column-properties style:column-width="2.143cm" fo:break-before="auto"/>
    </style:style>
    <style:style style:family="table-column" style:name="co_1_674">
      <style:table-column-properties style:column-width="2.143cm" fo:break-before="auto"/>
    </style:style>
    <style:style style:family="table-column" style:name="co_1_675">
      <style:table-column-properties style:column-width="2.143cm" fo:break-before="auto"/>
    </style:style>
    <style:style style:family="table-column" style:name="co_1_676">
      <style:table-column-properties style:column-width="2.143cm" fo:break-before="auto"/>
    </style:style>
    <style:style style:family="table-column" style:name="co_1_677">
      <style:table-column-properties style:column-width="2.143cm" fo:break-before="auto"/>
    </style:style>
    <style:style style:family="table-column" style:name="co_1_678">
      <style:table-column-properties style:column-width="2.143cm" fo:break-before="auto"/>
    </style:style>
    <style:style style:family="table-column" style:name="co_1_679">
      <style:table-column-properties style:column-width="2.143cm" fo:break-before="auto"/>
    </style:style>
    <style:style style:family="table-column" style:name="co_1_680">
      <style:table-column-properties style:column-width="2.143cm" fo:break-before="auto"/>
    </style:style>
    <style:style style:family="table-column" style:name="co_1_681">
      <style:table-column-properties style:column-width="2.143cm" fo:break-before="auto"/>
    </style:style>
    <style:style style:family="table-column" style:name="co_1_682">
      <style:table-column-properties style:column-width="2.143cm" fo:break-before="auto"/>
    </style:style>
    <style:style style:family="table-column" style:name="co_1_683">
      <style:table-column-properties style:column-width="2.143cm" fo:break-before="auto"/>
    </style:style>
    <style:style style:family="table-column" style:name="co_1_684">
      <style:table-column-properties style:column-width="2.143cm" fo:break-before="auto"/>
    </style:style>
    <style:style style:family="table-column" style:name="co_1_685">
      <style:table-column-properties style:column-width="2.143cm" fo:break-before="auto"/>
    </style:style>
    <style:style style:family="table-column" style:name="co_1_686">
      <style:table-column-properties style:column-width="2.143cm" fo:break-before="auto"/>
    </style:style>
    <style:style style:family="table-column" style:name="co_1_687">
      <style:table-column-properties style:column-width="2.143cm" fo:break-before="auto"/>
    </style:style>
    <style:style style:family="table-column" style:name="co_1_688">
      <style:table-column-properties style:column-width="2.143cm" fo:break-before="auto"/>
    </style:style>
    <style:style style:family="table-column" style:name="co_1_689">
      <style:table-column-properties style:column-width="2.143cm" fo:break-before="auto"/>
    </style:style>
    <style:style style:family="table-column" style:name="co_1_690">
      <style:table-column-properties style:column-width="2.143cm" fo:break-before="auto"/>
    </style:style>
    <style:style style:family="table-column" style:name="co_1_691">
      <style:table-column-properties style:column-width="2.143cm" fo:break-before="auto"/>
    </style:style>
    <style:style style:family="table-column" style:name="co_1_692">
      <style:table-column-properties style:column-width="2.143cm" fo:break-before="auto"/>
    </style:style>
    <style:style style:family="table-column" style:name="co_1_693">
      <style:table-column-properties style:column-width="2.143cm" fo:break-before="auto"/>
    </style:style>
    <style:style style:family="table-column" style:name="co_1_694">
      <style:table-column-properties style:column-width="2.143cm" fo:break-before="auto"/>
    </style:style>
    <style:style style:family="table-column" style:name="co_1_695">
      <style:table-column-properties style:column-width="2.143cm" fo:break-before="auto"/>
    </style:style>
    <style:style style:family="table-column" style:name="co_1_696">
      <style:table-column-properties style:column-width="2.143cm" fo:break-before="auto"/>
    </style:style>
    <style:style style:family="table-column" style:name="co_1_697">
      <style:table-column-properties style:column-width="2.143cm" fo:break-before="auto"/>
    </style:style>
    <style:style style:family="table-column" style:name="co_1_698">
      <style:table-column-properties style:column-width="2.143cm" fo:break-before="auto"/>
    </style:style>
    <style:style style:family="table-column" style:name="co_1_699">
      <style:table-column-properties style:column-width="2.143cm" fo:break-before="auto"/>
    </style:style>
    <style:style style:family="table-column" style:name="co_1_700">
      <style:table-column-properties style:column-width="2.143cm" fo:break-before="auto"/>
    </style:style>
    <style:style style:family="table-column" style:name="co_1_701">
      <style:table-column-properties style:column-width="2.143cm" fo:break-before="auto"/>
    </style:style>
    <style:style style:family="table-column" style:name="co_1_702">
      <style:table-column-properties style:column-width="2.143cm" fo:break-before="auto"/>
    </style:style>
    <style:style style:family="table-column" style:name="co_1_703">
      <style:table-column-properties style:column-width="2.143cm" fo:break-before="auto"/>
    </style:style>
    <style:style style:family="table-column" style:name="co_1_704">
      <style:table-column-properties style:column-width="2.143cm" fo:break-before="auto"/>
    </style:style>
    <style:style style:family="table-column" style:name="co_1_705">
      <style:table-column-properties style:column-width="2.143cm" fo:break-before="auto"/>
    </style:style>
    <style:style style:family="table-column" style:name="co_1_706">
      <style:table-column-properties style:column-width="2.143cm" fo:break-before="auto"/>
    </style:style>
    <style:style style:family="table-column" style:name="co_1_707">
      <style:table-column-properties style:column-width="2.143cm" fo:break-before="auto"/>
    </style:style>
    <style:style style:family="table-column" style:name="co_1_708">
      <style:table-column-properties style:column-width="2.143cm" fo:break-before="auto"/>
    </style:style>
    <style:style style:family="table-column" style:name="co_1_709">
      <style:table-column-properties style:column-width="2.143cm" fo:break-before="auto"/>
    </style:style>
    <style:style style:family="table-column" style:name="co_1_710">
      <style:table-column-properties style:column-width="2.143cm" fo:break-before="auto"/>
    </style:style>
    <style:style style:family="table-column" style:name="co_1_711">
      <style:table-column-properties style:column-width="2.143cm" fo:break-before="auto"/>
    </style:style>
    <style:style style:family="table-column" style:name="co_1_712">
      <style:table-column-properties style:column-width="2.143cm" fo:break-before="auto"/>
    </style:style>
    <style:style style:family="table-column" style:name="co_1_713">
      <style:table-column-properties style:column-width="2.143cm" fo:break-before="auto"/>
    </style:style>
    <style:style style:family="table-column" style:name="co_1_714">
      <style:table-column-properties style:column-width="2.143cm" fo:break-before="auto"/>
    </style:style>
    <style:style style:family="table-column" style:name="co_1_715">
      <style:table-column-properties style:column-width="2.143cm" fo:break-before="auto"/>
    </style:style>
    <style:style style:family="table-column" style:name="co_1_716">
      <style:table-column-properties style:column-width="2.143cm" fo:break-before="auto"/>
    </style:style>
    <style:style style:family="table-column" style:name="co_1_717">
      <style:table-column-properties style:column-width="2.143cm" fo:break-before="auto"/>
    </style:style>
    <style:style style:family="table-column" style:name="co_1_718">
      <style:table-column-properties style:column-width="2.143cm" fo:break-before="auto"/>
    </style:style>
    <style:style style:family="table-column" style:name="co_1_719">
      <style:table-column-properties style:column-width="2.143cm" fo:break-before="auto"/>
    </style:style>
    <style:style style:family="table-column" style:name="co_1_720">
      <style:table-column-properties style:column-width="2.143cm" fo:break-before="auto"/>
    </style:style>
    <style:style style:family="table-column" style:name="co_1_721">
      <style:table-column-properties style:column-width="2.143cm" fo:break-before="auto"/>
    </style:style>
    <style:style style:family="table-column" style:name="co_1_722">
      <style:table-column-properties style:column-width="2.143cm" fo:break-before="auto"/>
    </style:style>
    <style:style style:family="table-column" style:name="co_1_723">
      <style:table-column-properties style:column-width="2.143cm" fo:break-before="auto"/>
    </style:style>
    <style:style style:family="table-column" style:name="co_1_724">
      <style:table-column-properties style:column-width="2.143cm" fo:break-before="auto"/>
    </style:style>
    <style:style style:family="table-column" style:name="co_1_725">
      <style:table-column-properties style:column-width="2.143cm" fo:break-before="auto"/>
    </style:style>
    <style:style style:family="table-column" style:name="co_1_726">
      <style:table-column-properties style:column-width="2.143cm" fo:break-before="auto"/>
    </style:style>
    <style:style style:family="table-column" style:name="co_1_727">
      <style:table-column-properties style:column-width="2.143cm" fo:break-before="auto"/>
    </style:style>
    <style:style style:family="table-column" style:name="co_1_728">
      <style:table-column-properties style:column-width="2.143cm" fo:break-before="auto"/>
    </style:style>
    <style:style style:family="table-column" style:name="co_1_729">
      <style:table-column-properties style:column-width="2.143cm" fo:break-before="auto"/>
    </style:style>
    <style:style style:family="table-column" style:name="co_1_730">
      <style:table-column-properties style:column-width="2.143cm" fo:break-before="auto"/>
    </style:style>
    <style:style style:family="table-column" style:name="co_1_731">
      <style:table-column-properties style:column-width="2.143cm" fo:break-before="auto"/>
    </style:style>
    <style:style style:family="table-column" style:name="co_1_732">
      <style:table-column-properties style:column-width="2.143cm" fo:break-before="auto"/>
    </style:style>
    <style:style style:family="table-column" style:name="co_1_733">
      <style:table-column-properties style:column-width="2.143cm" fo:break-before="auto"/>
    </style:style>
    <style:style style:family="table-column" style:name="co_1_734">
      <style:table-column-properties style:column-width="2.143cm" fo:break-before="auto"/>
    </style:style>
    <style:style style:family="table-column" style:name="co_1_735">
      <style:table-column-properties style:column-width="2.143cm" fo:break-before="auto"/>
    </style:style>
    <style:style style:family="table-column" style:name="co_1_736">
      <style:table-column-properties style:column-width="2.143cm" fo:break-before="auto"/>
    </style:style>
    <style:style style:family="table-column" style:name="co_1_737">
      <style:table-column-properties style:column-width="2.143cm" fo:break-before="auto"/>
    </style:style>
    <style:style style:family="table-column" style:name="co_1_738">
      <style:table-column-properties style:column-width="2.143cm" fo:break-before="auto"/>
    </style:style>
    <style:style style:family="table-column" style:name="co_1_739">
      <style:table-column-properties style:column-width="2.143cm" fo:break-before="auto"/>
    </style:style>
    <style:style style:family="table-column" style:name="co_1_740">
      <style:table-column-properties style:column-width="2.143cm" fo:break-before="auto"/>
    </style:style>
    <style:style style:family="table-column" style:name="co_1_741">
      <style:table-column-properties style:column-width="2.143cm" fo:break-before="auto"/>
    </style:style>
    <style:style style:family="table-column" style:name="co_1_742">
      <style:table-column-properties style:column-width="2.143cm" fo:break-before="auto"/>
    </style:style>
    <style:style style:family="table-column" style:name="co_1_743">
      <style:table-column-properties style:column-width="2.143cm" fo:break-before="auto"/>
    </style:style>
    <style:style style:family="table-column" style:name="co_1_744">
      <style:table-column-properties style:column-width="2.143cm" fo:break-before="auto"/>
    </style:style>
    <style:style style:family="table-column" style:name="co_1_745">
      <style:table-column-properties style:column-width="2.143cm" fo:break-before="auto"/>
    </style:style>
    <style:style style:family="table-column" style:name="co_1_746">
      <style:table-column-properties style:column-width="2.143cm" fo:break-before="auto"/>
    </style:style>
    <style:style style:family="table-column" style:name="co_1_747">
      <style:table-column-properties style:column-width="2.143cm" fo:break-before="auto"/>
    </style:style>
    <style:style style:family="table-column" style:name="co_1_748">
      <style:table-column-properties style:column-width="2.143cm" fo:break-before="auto"/>
    </style:style>
    <style:style style:family="table-column" style:name="co_1_749">
      <style:table-column-properties style:column-width="2.143cm" fo:break-before="auto"/>
    </style:style>
    <style:style style:family="table-column" style:name="co_1_750">
      <style:table-column-properties style:column-width="2.143cm" fo:break-before="auto"/>
    </style:style>
    <style:style style:family="table-column" style:name="co_1_751">
      <style:table-column-properties style:column-width="2.143cm" fo:break-before="auto"/>
    </style:style>
    <style:style style:family="table-column" style:name="co_1_752">
      <style:table-column-properties style:column-width="2.143cm" fo:break-before="auto"/>
    </style:style>
    <style:style style:family="table-column" style:name="co_1_753">
      <style:table-column-properties style:column-width="2.143cm" fo:break-before="auto"/>
    </style:style>
    <style:style style:family="table-column" style:name="co_1_754">
      <style:table-column-properties style:column-width="2.143cm" fo:break-before="auto"/>
    </style:style>
    <style:style style:family="table-column" style:name="co_1_755">
      <style:table-column-properties style:column-width="2.143cm" fo:break-before="auto"/>
    </style:style>
    <style:style style:family="table-column" style:name="co_1_756">
      <style:table-column-properties style:column-width="2.143cm" fo:break-before="auto"/>
    </style:style>
    <style:style style:family="table-column" style:name="co_1_757">
      <style:table-column-properties style:column-width="2.143cm" fo:break-before="auto"/>
    </style:style>
    <style:style style:family="table-column" style:name="co_1_758">
      <style:table-column-properties style:column-width="2.143cm" fo:break-before="auto"/>
    </style:style>
    <style:style style:family="table-column" style:name="co_1_759">
      <style:table-column-properties style:column-width="2.143cm" fo:break-before="auto"/>
    </style:style>
    <style:style style:family="table-column" style:name="co_1_760">
      <style:table-column-properties style:column-width="2.143cm" fo:break-before="auto"/>
    </style:style>
    <style:style style:family="table-column" style:name="co_1_761">
      <style:table-column-properties style:column-width="2.143cm" fo:break-before="auto"/>
    </style:style>
    <style:style style:family="table-column" style:name="co_1_762">
      <style:table-column-properties style:column-width="2.143cm" fo:break-before="auto"/>
    </style:style>
    <style:style style:family="table-column" style:name="co_1_763">
      <style:table-column-properties style:column-width="2.143cm" fo:break-before="auto"/>
    </style:style>
    <style:style style:family="table-column" style:name="co_1_764">
      <style:table-column-properties style:column-width="2.143cm" fo:break-before="auto"/>
    </style:style>
    <style:style style:family="table-column" style:name="co_1_765">
      <style:table-column-properties style:column-width="2.143cm" fo:break-before="auto"/>
    </style:style>
    <style:style style:family="table-column" style:name="co_1_766">
      <style:table-column-properties style:column-width="2.143cm" fo:break-before="auto"/>
    </style:style>
    <style:style style:family="table-column" style:name="co_1_767">
      <style:table-column-properties style:column-width="2.143cm" fo:break-before="auto"/>
    </style:style>
    <style:style style:family="table-column" style:name="co_1_768">
      <style:table-column-properties style:column-width="2.143cm" fo:break-before="auto"/>
    </style:style>
    <style:style style:family="table-column" style:name="co_1_769">
      <style:table-column-properties style:column-width="2.143cm" fo:break-before="auto"/>
    </style:style>
    <style:style style:family="table-column" style:name="co_1_770">
      <style:table-column-properties style:column-width="2.143cm" fo:break-before="auto"/>
    </style:style>
    <style:style style:family="table-column" style:name="co_1_771">
      <style:table-column-properties style:column-width="2.143cm" fo:break-before="auto"/>
    </style:style>
    <style:style style:family="table-column" style:name="co_1_772">
      <style:table-column-properties style:column-width="2.143cm" fo:break-before="auto"/>
    </style:style>
    <style:style style:family="table-column" style:name="co_1_773">
      <style:table-column-properties style:column-width="2.143cm" fo:break-before="auto"/>
    </style:style>
    <style:style style:family="table-column" style:name="co_1_774">
      <style:table-column-properties style:column-width="2.143cm" fo:break-before="auto"/>
    </style:style>
    <style:style style:family="table-column" style:name="co_1_775">
      <style:table-column-properties style:column-width="2.143cm" fo:break-before="auto"/>
    </style:style>
    <style:style style:family="table-column" style:name="co_1_776">
      <style:table-column-properties style:column-width="2.143cm" fo:break-before="auto"/>
    </style:style>
    <style:style style:family="table-column" style:name="co_1_777">
      <style:table-column-properties style:column-width="2.143cm" fo:break-before="auto"/>
    </style:style>
    <style:style style:family="table-column" style:name="co_1_778">
      <style:table-column-properties style:column-width="2.143cm" fo:break-before="auto"/>
    </style:style>
    <style:style style:family="table-column" style:name="co_1_779">
      <style:table-column-properties style:column-width="2.143cm" fo:break-before="auto"/>
    </style:style>
    <style:style style:family="table-column" style:name="co_1_780">
      <style:table-column-properties style:column-width="2.143cm" fo:break-before="auto"/>
    </style:style>
    <style:style style:family="table-column" style:name="co_1_781">
      <style:table-column-properties style:column-width="2.143cm" fo:break-before="auto"/>
    </style:style>
    <style:style style:family="table-column" style:name="co_1_782">
      <style:table-column-properties style:column-width="2.143cm" fo:break-before="auto"/>
    </style:style>
    <style:style style:family="table-column" style:name="co_1_783">
      <style:table-column-properties style:column-width="2.143cm" fo:break-before="auto"/>
    </style:style>
    <style:style style:family="table-column" style:name="co_1_784">
      <style:table-column-properties style:column-width="2.143cm" fo:break-before="auto"/>
    </style:style>
    <style:style style:family="table-column" style:name="co_1_785">
      <style:table-column-properties style:column-width="2.143cm" fo:break-before="auto"/>
    </style:style>
    <style:style style:family="table-column" style:name="co_1_786">
      <style:table-column-properties style:column-width="2.143cm" fo:break-before="auto"/>
    </style:style>
    <style:style style:family="table-column" style:name="co_1_787">
      <style:table-column-properties style:column-width="2.143cm" fo:break-before="auto"/>
    </style:style>
    <style:style style:family="table-column" style:name="co_1_788">
      <style:table-column-properties style:column-width="2.143cm" fo:break-before="auto"/>
    </style:style>
    <style:style style:family="table-column" style:name="co_1_789">
      <style:table-column-properties style:column-width="2.143cm" fo:break-before="auto"/>
    </style:style>
    <style:style style:family="table-column" style:name="co_1_790">
      <style:table-column-properties style:column-width="2.143cm" fo:break-before="auto"/>
    </style:style>
    <style:style style:family="table-column" style:name="co_1_791">
      <style:table-column-properties style:column-width="2.143cm" fo:break-before="auto"/>
    </style:style>
    <style:style style:family="table-column" style:name="co_1_792">
      <style:table-column-properties style:column-width="2.143cm" fo:break-before="auto"/>
    </style:style>
    <style:style style:family="table-column" style:name="co_1_793">
      <style:table-column-properties style:column-width="2.143cm" fo:break-before="auto"/>
    </style:style>
    <style:style style:family="table-column" style:name="co_1_794">
      <style:table-column-properties style:column-width="2.143cm" fo:break-before="auto"/>
    </style:style>
    <style:style style:family="table-column" style:name="co_1_795">
      <style:table-column-properties style:column-width="2.143cm" fo:break-before="auto"/>
    </style:style>
    <style:style style:family="table-column" style:name="co_1_796">
      <style:table-column-properties style:column-width="2.143cm" fo:break-before="auto"/>
    </style:style>
    <style:style style:family="table-column" style:name="co_1_797">
      <style:table-column-properties style:column-width="2.143cm" fo:break-before="auto"/>
    </style:style>
    <style:style style:family="table-column" style:name="co_1_798">
      <style:table-column-properties style:column-width="2.143cm" fo:break-before="auto"/>
    </style:style>
    <style:style style:family="table-column" style:name="co_1_799">
      <style:table-column-properties style:column-width="2.143cm" fo:break-before="auto"/>
    </style:style>
    <style:style style:family="table-column" style:name="co_1_800">
      <style:table-column-properties style:column-width="2.143cm" fo:break-before="auto"/>
    </style:style>
    <style:style style:family="table-column" style:name="co_1_801">
      <style:table-column-properties style:column-width="2.143cm" fo:break-before="auto"/>
    </style:style>
    <style:style style:family="table-column" style:name="co_1_802">
      <style:table-column-properties style:column-width="2.143cm" fo:break-before="auto"/>
    </style:style>
    <style:style style:family="table-column" style:name="co_1_803">
      <style:table-column-properties style:column-width="2.143cm" fo:break-before="auto"/>
    </style:style>
    <style:style style:family="table-column" style:name="co_1_804">
      <style:table-column-properties style:column-width="2.143cm" fo:break-before="auto"/>
    </style:style>
    <style:style style:family="table-column" style:name="co_1_805">
      <style:table-column-properties style:column-width="2.143cm" fo:break-before="auto"/>
    </style:style>
    <style:style style:family="table-column" style:name="co_1_806">
      <style:table-column-properties style:column-width="2.143cm" fo:break-before="auto"/>
    </style:style>
    <style:style style:family="table-column" style:name="co_1_807">
      <style:table-column-properties style:column-width="2.143cm" fo:break-before="auto"/>
    </style:style>
    <style:style style:family="table-column" style:name="co_1_808">
      <style:table-column-properties style:column-width="2.143cm" fo:break-before="auto"/>
    </style:style>
    <style:style style:family="table-column" style:name="co_1_809">
      <style:table-column-properties style:column-width="2.143cm" fo:break-before="auto"/>
    </style:style>
    <style:style style:family="table-column" style:name="co_1_810">
      <style:table-column-properties style:column-width="2.143cm" fo:break-before="auto"/>
    </style:style>
    <style:style style:family="table-column" style:name="co_1_811">
      <style:table-column-properties style:column-width="2.143cm" fo:break-before="auto"/>
    </style:style>
    <style:style style:family="table-column" style:name="co_1_812">
      <style:table-column-properties style:column-width="2.143cm" fo:break-before="auto"/>
    </style:style>
    <style:style style:family="table-column" style:name="co_1_813">
      <style:table-column-properties style:column-width="2.143cm" fo:break-before="auto"/>
    </style:style>
    <style:style style:family="table-column" style:name="co_1_814">
      <style:table-column-properties style:column-width="2.143cm" fo:break-before="auto"/>
    </style:style>
    <style:style style:family="table-column" style:name="co_1_815">
      <style:table-column-properties style:column-width="2.143cm" fo:break-before="auto"/>
    </style:style>
    <style:style style:family="table-column" style:name="co_1_816">
      <style:table-column-properties style:column-width="2.143cm" fo:break-before="auto"/>
    </style:style>
    <style:style style:family="table-column" style:name="co_1_817">
      <style:table-column-properties style:column-width="2.143cm" fo:break-before="auto"/>
    </style:style>
    <style:style style:family="table-column" style:name="co_1_818">
      <style:table-column-properties style:column-width="2.143cm" fo:break-before="auto"/>
    </style:style>
    <style:style style:family="table-column" style:name="co_1_819">
      <style:table-column-properties style:column-width="2.143cm" fo:break-before="auto"/>
    </style:style>
    <style:style style:family="table-column" style:name="co_1_820">
      <style:table-column-properties style:column-width="2.143cm" fo:break-before="auto"/>
    </style:style>
    <style:style style:family="table-column" style:name="co_1_821">
      <style:table-column-properties style:column-width="2.143cm" fo:break-before="auto"/>
    </style:style>
    <style:style style:family="table-column" style:name="co_1_822">
      <style:table-column-properties style:column-width="2.143cm" fo:break-before="auto"/>
    </style:style>
    <style:style style:family="table-column" style:name="co_1_823">
      <style:table-column-properties style:column-width="2.143cm" fo:break-before="auto"/>
    </style:style>
    <style:style style:family="table-column" style:name="co_1_824">
      <style:table-column-properties style:column-width="2.143cm" fo:break-before="auto"/>
    </style:style>
    <style:style style:family="table-column" style:name="co_1_825">
      <style:table-column-properties style:column-width="2.143cm" fo:break-before="auto"/>
    </style:style>
    <style:style style:family="table-column" style:name="co_1_826">
      <style:table-column-properties style:column-width="2.143cm" fo:break-before="auto"/>
    </style:style>
    <style:style style:family="table-column" style:name="co_1_827">
      <style:table-column-properties style:column-width="2.143cm" fo:break-before="auto"/>
    </style:style>
    <style:style style:family="table-column" style:name="co_1_828">
      <style:table-column-properties style:column-width="2.143cm" fo:break-before="auto"/>
    </style:style>
    <style:style style:family="table-column" style:name="co_1_829">
      <style:table-column-properties style:column-width="2.143cm" fo:break-before="auto"/>
    </style:style>
    <style:style style:family="table-column" style:name="co_1_830">
      <style:table-column-properties style:column-width="2.143cm" fo:break-before="auto"/>
    </style:style>
    <style:style style:family="table-column" style:name="co_1_831">
      <style:table-column-properties style:column-width="2.143cm" fo:break-before="auto"/>
    </style:style>
    <style:style style:family="table-column" style:name="co_1_832">
      <style:table-column-properties style:column-width="2.143cm" fo:break-before="auto"/>
    </style:style>
    <style:style style:family="table-column" style:name="co_1_833">
      <style:table-column-properties style:column-width="2.143cm" fo:break-before="auto"/>
    </style:style>
    <style:style style:family="table-column" style:name="co_1_834">
      <style:table-column-properties style:column-width="2.143cm" fo:break-before="auto"/>
    </style:style>
    <style:style style:family="table-column" style:name="co_1_835">
      <style:table-column-properties style:column-width="2.143cm" fo:break-before="auto"/>
    </style:style>
    <style:style style:family="table-column" style:name="co_1_836">
      <style:table-column-properties style:column-width="2.143cm" fo:break-before="auto"/>
    </style:style>
    <style:style style:family="table-column" style:name="co_1_837">
      <style:table-column-properties style:column-width="2.143cm" fo:break-before="auto"/>
    </style:style>
    <style:style style:family="table-column" style:name="co_1_838">
      <style:table-column-properties style:column-width="2.143cm" fo:break-before="auto"/>
    </style:style>
    <style:style style:family="table-column" style:name="co_1_839">
      <style:table-column-properties style:column-width="2.143cm" fo:break-before="auto"/>
    </style:style>
    <style:style style:family="table-column" style:name="co_1_840">
      <style:table-column-properties style:column-width="2.143cm" fo:break-before="auto"/>
    </style:style>
    <style:style style:family="table-column" style:name="co_1_841">
      <style:table-column-properties style:column-width="2.143cm" fo:break-before="auto"/>
    </style:style>
    <style:style style:family="table-column" style:name="co_1_842">
      <style:table-column-properties style:column-width="2.143cm" fo:break-before="auto"/>
    </style:style>
    <style:style style:family="table-column" style:name="co_1_843">
      <style:table-column-properties style:column-width="2.143cm" fo:break-before="auto"/>
    </style:style>
    <style:style style:family="table-column" style:name="co_1_844">
      <style:table-column-properties style:column-width="2.143cm" fo:break-before="auto"/>
    </style:style>
    <style:style style:family="table-column" style:name="co_1_845">
      <style:table-column-properties style:column-width="2.143cm" fo:break-before="auto"/>
    </style:style>
    <style:style style:family="table-column" style:name="co_1_846">
      <style:table-column-properties style:column-width="2.143cm" fo:break-before="auto"/>
    </style:style>
    <style:style style:family="table-column" style:name="co_1_847">
      <style:table-column-properties style:column-width="2.143cm" fo:break-before="auto"/>
    </style:style>
    <style:style style:family="table-column" style:name="co_1_848">
      <style:table-column-properties style:column-width="2.143cm" fo:break-before="auto"/>
    </style:style>
    <style:style style:family="table-column" style:name="co_1_849">
      <style:table-column-properties style:column-width="2.143cm" fo:break-before="auto"/>
    </style:style>
    <style:style style:family="table-column" style:name="co_1_850">
      <style:table-column-properties style:column-width="2.143cm" fo:break-before="auto"/>
    </style:style>
    <style:style style:family="table-column" style:name="co_1_851">
      <style:table-column-properties style:column-width="2.143cm" fo:break-before="auto"/>
    </style:style>
    <style:style style:family="table-column" style:name="co_1_852">
      <style:table-column-properties style:column-width="2.143cm" fo:break-before="auto"/>
    </style:style>
    <style:style style:family="table-column" style:name="co_1_853">
      <style:table-column-properties style:column-width="2.143cm" fo:break-before="auto"/>
    </style:style>
    <style:style style:family="table-column" style:name="co_1_854">
      <style:table-column-properties style:column-width="2.143cm" fo:break-before="auto"/>
    </style:style>
    <style:style style:family="table-column" style:name="co_1_855">
      <style:table-column-properties style:column-width="2.143cm" fo:break-before="auto"/>
    </style:style>
    <style:style style:family="table-column" style:name="co_1_856">
      <style:table-column-properties style:column-width="2.143cm" fo:break-before="auto"/>
    </style:style>
    <style:style style:family="table-column" style:name="co_1_857">
      <style:table-column-properties style:column-width="2.143cm" fo:break-before="auto"/>
    </style:style>
    <style:style style:family="table-column" style:name="co_1_858">
      <style:table-column-properties style:column-width="2.143cm" fo:break-before="auto"/>
    </style:style>
    <style:style style:family="table-column" style:name="co_1_859">
      <style:table-column-properties style:column-width="2.143cm" fo:break-before="auto"/>
    </style:style>
    <style:style style:family="table-column" style:name="co_1_860">
      <style:table-column-properties style:column-width="2.143cm" fo:break-before="auto"/>
    </style:style>
    <style:style style:family="table-column" style:name="co_1_861">
      <style:table-column-properties style:column-width="2.143cm" fo:break-before="auto"/>
    </style:style>
    <style:style style:family="table-column" style:name="co_1_862">
      <style:table-column-properties style:column-width="2.143cm" fo:break-before="auto"/>
    </style:style>
    <style:style style:family="table-column" style:name="co_1_863">
      <style:table-column-properties style:column-width="2.143cm" fo:break-before="auto"/>
    </style:style>
    <style:style style:family="table-column" style:name="co_1_864">
      <style:table-column-properties style:column-width="2.143cm" fo:break-before="auto"/>
    </style:style>
    <style:style style:family="table-column" style:name="co_1_865">
      <style:table-column-properties style:column-width="2.143cm" fo:break-before="auto"/>
    </style:style>
    <style:style style:family="table-column" style:name="co_1_866">
      <style:table-column-properties style:column-width="2.143cm" fo:break-before="auto"/>
    </style:style>
    <style:style style:family="table-column" style:name="co_1_867">
      <style:table-column-properties style:column-width="2.143cm" fo:break-before="auto"/>
    </style:style>
    <style:style style:family="table-column" style:name="co_1_868">
      <style:table-column-properties style:column-width="2.143cm" fo:break-before="auto"/>
    </style:style>
    <style:style style:family="table-column" style:name="co_1_869">
      <style:table-column-properties style:column-width="2.143cm" fo:break-before="auto"/>
    </style:style>
    <style:style style:family="table-column" style:name="co_1_870">
      <style:table-column-properties style:column-width="2.143cm" fo:break-before="auto"/>
    </style:style>
    <style:style style:family="table-column" style:name="co_1_871">
      <style:table-column-properties style:column-width="2.143cm" fo:break-before="auto"/>
    </style:style>
    <style:style style:family="table-column" style:name="co_1_872">
      <style:table-column-properties style:column-width="2.143cm" fo:break-before="auto"/>
    </style:style>
    <style:style style:family="table-column" style:name="co_1_873">
      <style:table-column-properties style:column-width="2.143cm" fo:break-before="auto"/>
    </style:style>
    <style:style style:family="table-column" style:name="co_1_874">
      <style:table-column-properties style:column-width="2.143cm" fo:break-before="auto"/>
    </style:style>
    <style:style style:family="table-column" style:name="co_1_875">
      <style:table-column-properties style:column-width="2.143cm" fo:break-before="auto"/>
    </style:style>
    <style:style style:family="table-column" style:name="co_1_876">
      <style:table-column-properties style:column-width="2.143cm" fo:break-before="auto"/>
    </style:style>
    <style:style style:family="table-column" style:name="co_1_877">
      <style:table-column-properties style:column-width="2.143cm" fo:break-before="auto"/>
    </style:style>
    <style:style style:family="table-column" style:name="co_1_878">
      <style:table-column-properties style:column-width="2.143cm" fo:break-before="auto"/>
    </style:style>
    <style:style style:family="table-column" style:name="co_1_879">
      <style:table-column-properties style:column-width="2.143cm" fo:break-before="auto"/>
    </style:style>
    <style:style style:family="table-column" style:name="co_1_880">
      <style:table-column-properties style:column-width="2.143cm" fo:break-before="auto"/>
    </style:style>
    <style:style style:family="table-column" style:name="co_1_881">
      <style:table-column-properties style:column-width="2.143cm" fo:break-before="auto"/>
    </style:style>
    <style:style style:family="table-column" style:name="co_1_882">
      <style:table-column-properties style:column-width="2.143cm" fo:break-before="auto"/>
    </style:style>
    <style:style style:family="table-column" style:name="co_1_883">
      <style:table-column-properties style:column-width="2.143cm" fo:break-before="auto"/>
    </style:style>
    <style:style style:family="table-column" style:name="co_1_884">
      <style:table-column-properties style:column-width="2.143cm" fo:break-before="auto"/>
    </style:style>
    <style:style style:family="table-column" style:name="co_1_885">
      <style:table-column-properties style:column-width="2.143cm" fo:break-before="auto"/>
    </style:style>
    <style:style style:family="table-column" style:name="co_1_886">
      <style:table-column-properties style:column-width="2.143cm" fo:break-before="auto"/>
    </style:style>
    <style:style style:family="table-column" style:name="co_1_887">
      <style:table-column-properties style:column-width="2.143cm" fo:break-before="auto"/>
    </style:style>
    <style:style style:family="table-column" style:name="co_1_888">
      <style:table-column-properties style:column-width="2.143cm" fo:break-before="auto"/>
    </style:style>
    <style:style style:family="table-column" style:name="co_1_889">
      <style:table-column-properties style:column-width="2.143cm" fo:break-before="auto"/>
    </style:style>
    <style:style style:family="table-column" style:name="co_1_890">
      <style:table-column-properties style:column-width="2.143cm" fo:break-before="auto"/>
    </style:style>
    <style:style style:family="table-column" style:name="co_1_891">
      <style:table-column-properties style:column-width="2.143cm" fo:break-before="auto"/>
    </style:style>
    <style:style style:family="table-column" style:name="co_1_892">
      <style:table-column-properties style:column-width="2.143cm" fo:break-before="auto"/>
    </style:style>
    <style:style style:family="table-column" style:name="co_1_893">
      <style:table-column-properties style:column-width="2.143cm" fo:break-before="auto"/>
    </style:style>
    <style:style style:family="table-column" style:name="co_1_894">
      <style:table-column-properties style:column-width="2.143cm" fo:break-before="auto"/>
    </style:style>
    <style:style style:family="table-column" style:name="co_1_895">
      <style:table-column-properties style:column-width="2.143cm" fo:break-before="auto"/>
    </style:style>
    <style:style style:family="table-column" style:name="co_1_896">
      <style:table-column-properties style:column-width="2.143cm" fo:break-before="auto"/>
    </style:style>
    <style:style style:family="table-column" style:name="co_1_897">
      <style:table-column-properties style:column-width="2.143cm" fo:break-before="auto"/>
    </style:style>
    <style:style style:family="table-column" style:name="co_1_898">
      <style:table-column-properties style:column-width="2.143cm" fo:break-before="auto"/>
    </style:style>
    <style:style style:family="table-column" style:name="co_1_899">
      <style:table-column-properties style:column-width="2.143cm" fo:break-before="auto"/>
    </style:style>
    <style:style style:family="table-column" style:name="co_1_900">
      <style:table-column-properties style:column-width="2.143cm" fo:break-before="auto"/>
    </style:style>
    <style:style style:family="table-column" style:name="co_1_901">
      <style:table-column-properties style:column-width="2.143cm" fo:break-before="auto"/>
    </style:style>
    <style:style style:family="table-column" style:name="co_1_902">
      <style:table-column-properties style:column-width="2.143cm" fo:break-before="auto"/>
    </style:style>
    <style:style style:family="table-column" style:name="co_1_903">
      <style:table-column-properties style:column-width="2.143cm" fo:break-before="auto"/>
    </style:style>
    <style:style style:family="table-column" style:name="co_1_904">
      <style:table-column-properties style:column-width="2.143cm" fo:break-before="auto"/>
    </style:style>
    <style:style style:family="table-column" style:name="co_1_905">
      <style:table-column-properties style:column-width="2.143cm" fo:break-before="auto"/>
    </style:style>
    <style:style style:family="table-column" style:name="co_1_906">
      <style:table-column-properties style:column-width="2.143cm" fo:break-before="auto"/>
    </style:style>
    <style:style style:family="table-column" style:name="co_1_907">
      <style:table-column-properties style:column-width="2.143cm" fo:break-before="auto"/>
    </style:style>
    <style:style style:family="table-column" style:name="co_1_908">
      <style:table-column-properties style:column-width="2.143cm" fo:break-before="auto"/>
    </style:style>
    <style:style style:family="table-column" style:name="co_1_909">
      <style:table-column-properties style:column-width="2.143cm" fo:break-before="auto"/>
    </style:style>
    <style:style style:family="table-column" style:name="co_1_910">
      <style:table-column-properties style:column-width="2.143cm" fo:break-before="auto"/>
    </style:style>
    <style:style style:family="table-column" style:name="co_1_911">
      <style:table-column-properties style:column-width="2.143cm" fo:break-before="auto"/>
    </style:style>
    <style:style style:family="table-column" style:name="co_1_912">
      <style:table-column-properties style:column-width="2.143cm" fo:break-before="auto"/>
    </style:style>
    <style:style style:family="table-column" style:name="co_1_913">
      <style:table-column-properties style:column-width="2.143cm" fo:break-before="auto"/>
    </style:style>
    <style:style style:family="table-column" style:name="co_1_914">
      <style:table-column-properties style:column-width="2.143cm" fo:break-before="auto"/>
    </style:style>
    <style:style style:family="table-column" style:name="co_1_915">
      <style:table-column-properties style:column-width="2.143cm" fo:break-before="auto"/>
    </style:style>
    <style:style style:family="table-column" style:name="co_1_916">
      <style:table-column-properties style:column-width="2.143cm" fo:break-before="auto"/>
    </style:style>
    <style:style style:family="table-column" style:name="co_1_917">
      <style:table-column-properties style:column-width="2.143cm" fo:break-before="auto"/>
    </style:style>
    <style:style style:family="table-column" style:name="co_1_918">
      <style:table-column-properties style:column-width="2.143cm" fo:break-before="auto"/>
    </style:style>
    <style:style style:family="table-column" style:name="co_1_919">
      <style:table-column-properties style:column-width="2.143cm" fo:break-before="auto"/>
    </style:style>
    <style:style style:family="table-column" style:name="co_1_920">
      <style:table-column-properties style:column-width="2.143cm" fo:break-before="auto"/>
    </style:style>
    <style:style style:family="table-column" style:name="co_1_921">
      <style:table-column-properties style:column-width="2.143cm" fo:break-before="auto"/>
    </style:style>
    <style:style style:family="table-column" style:name="co_1_922">
      <style:table-column-properties style:column-width="2.143cm" fo:break-before="auto"/>
    </style:style>
    <style:style style:family="table-column" style:name="co_1_923">
      <style:table-column-properties style:column-width="2.143cm" fo:break-before="auto"/>
    </style:style>
    <style:style style:family="table-column" style:name="co_1_924">
      <style:table-column-properties style:column-width="2.143cm" fo:break-before="auto"/>
    </style:style>
    <style:style style:family="table-column" style:name="co_1_925">
      <style:table-column-properties style:column-width="2.143cm" fo:break-before="auto"/>
    </style:style>
    <style:style style:family="table-column" style:name="co_1_926">
      <style:table-column-properties style:column-width="2.143cm" fo:break-before="auto"/>
    </style:style>
    <style:style style:family="table-column" style:name="co_1_927">
      <style:table-column-properties style:column-width="2.143cm" fo:break-before="auto"/>
    </style:style>
    <style:style style:family="table-column" style:name="co_1_928">
      <style:table-column-properties style:column-width="2.143cm" fo:break-before="auto"/>
    </style:style>
    <style:style style:family="table-column" style:name="co_1_929">
      <style:table-column-properties style:column-width="2.143cm" fo:break-before="auto"/>
    </style:style>
    <style:style style:family="table-column" style:name="co_1_930">
      <style:table-column-properties style:column-width="2.143cm" fo:break-before="auto"/>
    </style:style>
    <style:style style:family="table-column" style:name="co_1_931">
      <style:table-column-properties style:column-width="2.143cm" fo:break-before="auto"/>
    </style:style>
    <style:style style:family="table-column" style:name="co_1_932">
      <style:table-column-properties style:column-width="2.143cm" fo:break-before="auto"/>
    </style:style>
    <style:style style:family="table-column" style:name="co_1_933">
      <style:table-column-properties style:column-width="2.143cm" fo:break-before="auto"/>
    </style:style>
    <style:style style:family="table-column" style:name="co_1_934">
      <style:table-column-properties style:column-width="2.143cm" fo:break-before="auto"/>
    </style:style>
    <style:style style:family="table-column" style:name="co_1_935">
      <style:table-column-properties style:column-width="2.143cm" fo:break-before="auto"/>
    </style:style>
    <style:style style:family="table-column" style:name="co_1_936">
      <style:table-column-properties style:column-width="2.143cm" fo:break-before="auto"/>
    </style:style>
    <style:style style:family="table-column" style:name="co_1_937">
      <style:table-column-properties style:column-width="2.143cm" fo:break-before="auto"/>
    </style:style>
    <style:style style:family="table-column" style:name="co_1_938">
      <style:table-column-properties style:column-width="2.143cm" fo:break-before="auto"/>
    </style:style>
    <style:style style:family="table-column" style:name="co_1_939">
      <style:table-column-properties style:column-width="2.143cm" fo:break-before="auto"/>
    </style:style>
    <style:style style:family="table-column" style:name="co_1_940">
      <style:table-column-properties style:column-width="2.143cm" fo:break-before="auto"/>
    </style:style>
    <style:style style:family="table-column" style:name="co_1_941">
      <style:table-column-properties style:column-width="2.143cm" fo:break-before="auto"/>
    </style:style>
    <style:style style:family="table-column" style:name="co_1_942">
      <style:table-column-properties style:column-width="2.143cm" fo:break-before="auto"/>
    </style:style>
    <style:style style:family="table-column" style:name="co_1_943">
      <style:table-column-properties style:column-width="2.143cm" fo:break-before="auto"/>
    </style:style>
    <style:style style:family="table-column" style:name="co_1_944">
      <style:table-column-properties style:column-width="2.143cm" fo:break-before="auto"/>
    </style:style>
    <style:style style:family="table-column" style:name="co_1_945">
      <style:table-column-properties style:column-width="2.143cm" fo:break-before="auto"/>
    </style:style>
    <style:style style:family="table-column" style:name="co_1_946">
      <style:table-column-properties style:column-width="2.143cm" fo:break-before="auto"/>
    </style:style>
    <style:style style:family="table-column" style:name="co_1_947">
      <style:table-column-properties style:column-width="2.143cm" fo:break-before="auto"/>
    </style:style>
    <style:style style:family="table-column" style:name="co_1_948">
      <style:table-column-properties style:column-width="2.143cm" fo:break-before="auto"/>
    </style:style>
    <style:style style:family="table-column" style:name="co_1_949">
      <style:table-column-properties style:column-width="2.143cm" fo:break-before="auto"/>
    </style:style>
    <style:style style:family="table-column" style:name="co_1_950">
      <style:table-column-properties style:column-width="2.143cm" fo:break-before="auto"/>
    </style:style>
    <style:style style:family="table-column" style:name="co_1_951">
      <style:table-column-properties style:column-width="2.143cm" fo:break-before="auto"/>
    </style:style>
    <style:style style:family="table-column" style:name="co_1_952">
      <style:table-column-properties style:column-width="2.143cm" fo:break-before="auto"/>
    </style:style>
    <style:style style:family="table-column" style:name="co_1_953">
      <style:table-column-properties style:column-width="2.143cm" fo:break-before="auto"/>
    </style:style>
    <style:style style:family="table-column" style:name="co_1_954">
      <style:table-column-properties style:column-width="2.143cm" fo:break-before="auto"/>
    </style:style>
    <style:style style:family="table-column" style:name="co_1_955">
      <style:table-column-properties style:column-width="2.143cm" fo:break-before="auto"/>
    </style:style>
    <style:style style:family="table-column" style:name="co_1_956">
      <style:table-column-properties style:column-width="2.143cm" fo:break-before="auto"/>
    </style:style>
    <style:style style:family="table-column" style:name="co_1_957">
      <style:table-column-properties style:column-width="2.143cm" fo:break-before="auto"/>
    </style:style>
    <style:style style:family="table-column" style:name="co_1_958">
      <style:table-column-properties style:column-width="2.143cm" fo:break-before="auto"/>
    </style:style>
    <style:style style:family="table-column" style:name="co_1_959">
      <style:table-column-properties style:column-width="2.143cm" fo:break-before="auto"/>
    </style:style>
    <style:style style:family="table-column" style:name="co_1_960">
      <style:table-column-properties style:column-width="2.143cm" fo:break-before="auto"/>
    </style:style>
    <style:style style:family="table-column" style:name="co_1_961">
      <style:table-column-properties style:column-width="2.143cm" fo:break-before="auto"/>
    </style:style>
    <style:style style:family="table-column" style:name="co_1_962">
      <style:table-column-properties style:column-width="2.143cm" fo:break-before="auto"/>
    </style:style>
    <style:style style:family="table-column" style:name="co_1_963">
      <style:table-column-properties style:column-width="2.143cm" fo:break-before="auto"/>
    </style:style>
    <style:style style:family="table-column" style:name="co_1_964">
      <style:table-column-properties style:column-width="2.143cm" fo:break-before="auto"/>
    </style:style>
    <style:style style:family="table-column" style:name="co_1_965">
      <style:table-column-properties style:column-width="2.143cm" fo:break-before="auto"/>
    </style:style>
    <style:style style:family="table-column" style:name="co_1_966">
      <style:table-column-properties style:column-width="2.143cm" fo:break-before="auto"/>
    </style:style>
    <style:style style:family="table-column" style:name="co_1_967">
      <style:table-column-properties style:column-width="2.143cm" fo:break-before="auto"/>
    </style:style>
    <style:style style:family="table-column" style:name="co_1_968">
      <style:table-column-properties style:column-width="2.143cm" fo:break-before="auto"/>
    </style:style>
    <style:style style:family="table-column" style:name="co_1_969">
      <style:table-column-properties style:column-width="2.143cm" fo:break-before="auto"/>
    </style:style>
    <style:style style:family="table-column" style:name="co_1_970">
      <style:table-column-properties style:column-width="2.143cm" fo:break-before="auto"/>
    </style:style>
    <style:style style:family="table-column" style:name="co_1_971">
      <style:table-column-properties style:column-width="2.143cm" fo:break-before="auto"/>
    </style:style>
    <style:style style:family="table-column" style:name="co_1_972">
      <style:table-column-properties style:column-width="2.143cm" fo:break-before="auto"/>
    </style:style>
    <style:style style:family="table-column" style:name="co_1_973">
      <style:table-column-properties style:column-width="2.143cm" fo:break-before="auto"/>
    </style:style>
    <style:style style:family="table-column" style:name="co_1_974">
      <style:table-column-properties style:column-width="2.143cm" fo:break-before="auto"/>
    </style:style>
    <style:style style:family="table-column" style:name="co_1_975">
      <style:table-column-properties style:column-width="2.143cm" fo:break-before="auto"/>
    </style:style>
    <style:style style:family="table-column" style:name="co_1_976">
      <style:table-column-properties style:column-width="2.143cm" fo:break-before="auto"/>
    </style:style>
    <style:style style:family="table-column" style:name="co_1_977">
      <style:table-column-properties style:column-width="2.143cm" fo:break-before="auto"/>
    </style:style>
    <style:style style:family="table-column" style:name="co_1_978">
      <style:table-column-properties style:column-width="2.143cm" fo:break-before="auto"/>
    </style:style>
    <style:style style:family="table-column" style:name="co_1_979">
      <style:table-column-properties style:column-width="2.143cm" fo:break-before="auto"/>
    </style:style>
    <style:style style:family="table-column" style:name="co_1_980">
      <style:table-column-properties style:column-width="2.143cm" fo:break-before="auto"/>
    </style:style>
    <style:style style:family="table-column" style:name="co_1_981">
      <style:table-column-properties style:column-width="2.143cm" fo:break-before="auto"/>
    </style:style>
    <style:style style:family="table-column" style:name="co_1_982">
      <style:table-column-properties style:column-width="2.143cm" fo:break-before="auto"/>
    </style:style>
    <style:style style:family="table-column" style:name="co_1_983">
      <style:table-column-properties style:column-width="2.143cm" fo:break-before="auto"/>
    </style:style>
    <style:style style:family="table-column" style:name="co_1_984">
      <style:table-column-properties style:column-width="2.143cm" fo:break-before="auto"/>
    </style:style>
    <style:style style:family="table-column" style:name="co_1_985">
      <style:table-column-properties style:column-width="2.143cm" fo:break-before="auto"/>
    </style:style>
    <style:style style:family="table-column" style:name="co_1_986">
      <style:table-column-properties style:column-width="2.143cm" fo:break-before="auto"/>
    </style:style>
    <style:style style:family="table-column" style:name="co_1_987">
      <style:table-column-properties style:column-width="2.143cm" fo:break-before="auto"/>
    </style:style>
    <style:style style:family="table-column" style:name="co_1_988">
      <style:table-column-properties style:column-width="2.143cm" fo:break-before="auto"/>
    </style:style>
    <style:style style:family="table-column" style:name="co_1_989">
      <style:table-column-properties style:column-width="2.143cm" fo:break-before="auto"/>
    </style:style>
    <style:style style:family="table-column" style:name="co_1_990">
      <style:table-column-properties style:column-width="2.143cm" fo:break-before="auto"/>
    </style:style>
    <style:style style:family="table-column" style:name="co_1_991">
      <style:table-column-properties style:column-width="2.143cm" fo:break-before="auto"/>
    </style:style>
    <style:style style:family="table-column" style:name="co_1_992">
      <style:table-column-properties style:column-width="2.143cm" fo:break-before="auto"/>
    </style:style>
    <style:style style:family="table-column" style:name="co_1_993">
      <style:table-column-properties style:column-width="2.143cm" fo:break-before="auto"/>
    </style:style>
    <style:style style:family="table-column" style:name="co_1_994">
      <style:table-column-properties style:column-width="2.143cm" fo:break-before="auto"/>
    </style:style>
    <style:style style:family="table-column" style:name="co_1_995">
      <style:table-column-properties style:column-width="2.143cm" fo:break-before="auto"/>
    </style:style>
    <style:style style:family="table-column" style:name="co_1_996">
      <style:table-column-properties style:column-width="2.143cm" fo:break-before="auto"/>
    </style:style>
    <style:style style:family="table-column" style:name="co_1_997">
      <style:table-column-properties style:column-width="2.143cm" fo:break-before="auto"/>
    </style:style>
    <style:style style:family="table-column" style:name="co_1_998">
      <style:table-column-properties style:column-width="2.143cm" fo:break-before="auto"/>
    </style:style>
    <style:style style:family="table-column" style:name="co_1_999">
      <style:table-column-properties style:column-width="2.143cm" fo:break-before="auto"/>
    </style:style>
    <style:style style:family="table-column" style:name="co_1_1000">
      <style:table-column-properties style:column-width="2.143cm" fo:break-before="auto"/>
    </style:style>
    <style:style style:family="table-column" style:name="co_1_1001">
      <style:table-column-properties style:column-width="2.143cm" fo:break-before="auto"/>
    </style:style>
    <style:style style:family="table-column" style:name="co_1_1002">
      <style:table-column-properties style:column-width="2.143cm" fo:break-before="auto"/>
    </style:style>
    <style:style style:family="table-column" style:name="co_1_1003">
      <style:table-column-properties style:column-width="2.143cm" fo:break-before="auto"/>
    </style:style>
    <style:style style:family="table-column" style:name="co_1_1004">
      <style:table-column-properties style:column-width="2.143cm" fo:break-before="auto"/>
    </style:style>
    <style:style style:family="table-column" style:name="co_1_1005">
      <style:table-column-properties style:column-width="2.143cm" fo:break-before="auto"/>
    </style:style>
    <style:style style:family="table-column" style:name="co_1_1006">
      <style:table-column-properties style:column-width="2.143cm" fo:break-before="auto"/>
    </style:style>
    <style:style style:family="table-column" style:name="co_1_1007">
      <style:table-column-properties style:column-width="2.143cm" fo:break-before="auto"/>
    </style:style>
    <style:style style:family="table-column" style:name="co_1_1008">
      <style:table-column-properties style:column-width="2.143cm" fo:break-before="auto"/>
    </style:style>
    <style:style style:family="table-column" style:name="co_1_1009">
      <style:table-column-properties style:column-width="2.143cm" fo:break-before="auto"/>
    </style:style>
    <style:style style:family="table-column" style:name="co_1_1010">
      <style:table-column-properties style:column-width="2.143cm" fo:break-before="auto"/>
    </style:style>
    <style:style style:family="table-column" style:name="co_1_1011">
      <style:table-column-properties style:column-width="2.143cm" fo:break-before="auto"/>
    </style:style>
    <style:style style:family="table-column" style:name="co_1_1012">
      <style:table-column-properties style:column-width="2.143cm" fo:break-before="auto"/>
    </style:style>
    <style:style style:family="table-column" style:name="co_1_1013">
      <style:table-column-properties style:column-width="2.143cm" fo:break-before="auto"/>
    </style:style>
    <style:style style:family="table-column" style:name="co_1_1014">
      <style:table-column-properties style:column-width="2.143cm" fo:break-before="auto"/>
    </style:style>
    <style:style style:family="table-column" style:name="co_1_1015">
      <style:table-column-properties style:column-width="2.143cm" fo:break-before="auto"/>
    </style:style>
    <style:style style:family="table-column" style:name="co_1_1016">
      <style:table-column-properties style:column-width="2.143cm" fo:break-before="auto"/>
    </style:style>
    <style:style style:family="table-column" style:name="co_1_1017">
      <style:table-column-properties style:column-width="2.143cm" fo:break-before="auto"/>
    </style:style>
    <style:style style:family="table-column" style:name="co_1_1018">
      <style:table-column-properties style:column-width="2.143cm" fo:break-before="auto"/>
    </style:style>
    <style:style style:family="table-column" style:name="co_1_1019">
      <style:table-column-properties style:column-width="2.143cm" fo:break-before="auto"/>
    </style:style>
    <style:style style:family="table-column" style:name="co_1_1020">
      <style:table-column-properties style:column-width="2.143cm" fo:break-before="auto"/>
    </style:style>
    <style:style style:family="table-column" style:name="co_1_1021">
      <style:table-column-properties style:column-width="2.143cm" fo:break-before="auto"/>
    </style:style>
    <style:style style:family="table-column" style:name="co_1_1022">
      <style:table-column-properties style:column-width="2.143cm" fo:break-before="auto"/>
    </style:style>
    <style:style style:family="table-column" style:name="co_1_1023">
      <style:table-column-properties style:column-width="2.143cm" fo:break-before="auto"/>
    </style:style>
    <style:style style:family="table-column" style:name="co_1_1024">
      <style:table-column-properties style:column-width="2.143cm" fo:break-before="auto"/>
    </style:style>
    <style:style style:family="table" style:name="ta3" style:master-page-name="Default">
      <style:table-properties table:display="true"/>
    </style:style>
    <style:style style:family="table-column" style:name="co_2_1">
      <style:table-column-properties style:column-width="2.143cm" fo:break-before="auto"/>
    </style:style>
    <style:style style:family="table-column" style:name="co_2_2">
      <style:table-column-properties style:column-width="2.143cm" fo:break-before="auto"/>
    </style:style>
    <style:style style:family="table-column" style:name="co_2_3">
      <style:table-column-properties style:column-width="2.143cm" fo:break-before="auto"/>
    </style:style>
    <style:style style:family="table-column" style:name="co_2_4">
      <style:table-column-properties style:column-width="2.143cm" fo:break-before="auto"/>
    </style:style>
    <style:style style:family="table-column" style:name="co_2_5">
      <style:table-column-properties style:column-width="2.143cm" fo:break-before="auto"/>
    </style:style>
    <style:style style:family="table-column" style:name="co_2_6">
      <style:table-column-properties style:column-width="2.143cm" fo:break-before="auto"/>
    </style:style>
    <style:style style:family="table-column" style:name="co_2_7">
      <style:table-column-properties style:column-width="2.143cm" fo:break-before="auto"/>
    </style:style>
    <style:style style:family="table-column" style:name="co_2_8">
      <style:table-column-properties style:column-width="2.143cm" fo:break-before="auto"/>
    </style:style>
    <style:style style:family="table-column" style:name="co_2_9">
      <style:table-column-properties style:column-width="2.143cm" fo:break-before="auto"/>
    </style:style>
    <style:style style:family="table-column" style:name="co_2_10">
      <style:table-column-properties style:column-width="2.143cm" fo:break-before="auto"/>
    </style:style>
    <style:style style:family="table-column" style:name="co_2_11">
      <style:table-column-properties style:column-width="2.143cm" fo:break-before="auto"/>
    </style:style>
    <style:style style:family="table-column" style:name="co_2_12">
      <style:table-column-properties style:column-width="2.143cm" fo:break-before="auto"/>
    </style:style>
    <style:style style:family="table-column" style:name="co_2_13">
      <style:table-column-properties style:column-width="2.143cm" fo:break-before="auto"/>
    </style:style>
    <style:style style:family="table-column" style:name="co_2_14">
      <style:table-column-properties style:column-width="2.143cm" fo:break-before="auto"/>
    </style:style>
    <style:style style:family="table-column" style:name="co_2_15">
      <style:table-column-properties style:column-width="2.143cm" fo:break-before="auto"/>
    </style:style>
    <style:style style:family="table-column" style:name="co_2_16">
      <style:table-column-properties style:column-width="2.143cm" fo:break-before="auto"/>
    </style:style>
    <style:style style:family="table-column" style:name="co_2_17">
      <style:table-column-properties style:column-width="2.143cm" fo:break-before="auto"/>
    </style:style>
    <style:style style:family="table-column" style:name="co_2_18">
      <style:table-column-properties style:column-width="2.143cm" fo:break-before="auto"/>
    </style:style>
    <style:style style:family="table-column" style:name="co_2_19">
      <style:table-column-properties style:column-width="2.143cm" fo:break-before="auto"/>
    </style:style>
    <style:style style:family="table-column" style:name="co_2_20">
      <style:table-column-properties style:column-width="2.143cm" fo:break-before="auto"/>
    </style:style>
    <style:style style:family="table-column" style:name="co_2_21">
      <style:table-column-properties style:column-width="2.143cm" fo:break-before="auto"/>
    </style:style>
    <style:style style:family="table-column" style:name="co_2_22">
      <style:table-column-properties style:column-width="2.143cm" fo:break-before="auto"/>
    </style:style>
    <style:style style:family="table-column" style:name="co_2_23">
      <style:table-column-properties style:column-width="2.143cm" fo:break-before="auto"/>
    </style:style>
    <style:style style:family="table-column" style:name="co_2_24">
      <style:table-column-properties style:column-width="2.143cm" fo:break-before="auto"/>
    </style:style>
    <style:style style:family="table-column" style:name="co_2_25">
      <style:table-column-properties style:column-width="2.143cm" fo:break-before="auto"/>
    </style:style>
    <style:style style:family="table-column" style:name="co_2_26">
      <style:table-column-properties style:column-width="2.143cm" fo:break-before="auto"/>
    </style:style>
    <style:style style:family="table-column" style:name="co_2_27">
      <style:table-column-properties style:column-width="2.143cm" fo:break-before="auto"/>
    </style:style>
    <style:style style:family="table-column" style:name="co_2_28">
      <style:table-column-properties style:column-width="2.143cm" fo:break-before="auto"/>
    </style:style>
    <style:style style:family="table-column" style:name="co_2_29">
      <style:table-column-properties style:column-width="2.143cm" fo:break-before="auto"/>
    </style:style>
    <style:style style:family="table-column" style:name="co_2_30">
      <style:table-column-properties style:column-width="2.143cm" fo:break-before="auto"/>
    </style:style>
    <style:style style:family="table-column" style:name="co_2_31">
      <style:table-column-properties style:column-width="2.143cm" fo:break-before="auto"/>
    </style:style>
    <style:style style:family="table-column" style:name="co_2_32">
      <style:table-column-properties style:column-width="2.143cm" fo:break-before="auto"/>
    </style:style>
    <style:style style:family="table-column" style:name="co_2_33">
      <style:table-column-properties style:column-width="2.143cm" fo:break-before="auto"/>
    </style:style>
    <style:style style:family="table-column" style:name="co_2_34">
      <style:table-column-properties style:column-width="2.143cm" fo:break-before="auto"/>
    </style:style>
    <style:style style:family="table-column" style:name="co_2_35">
      <style:table-column-properties style:column-width="2.143cm" fo:break-before="auto"/>
    </style:style>
    <style:style style:family="table-column" style:name="co_2_36">
      <style:table-column-properties style:column-width="2.143cm" fo:break-before="auto"/>
    </style:style>
    <style:style style:family="table-column" style:name="co_2_37">
      <style:table-column-properties style:column-width="2.143cm" fo:break-before="auto"/>
    </style:style>
    <style:style style:family="table-column" style:name="co_2_38">
      <style:table-column-properties style:column-width="2.143cm" fo:break-before="auto"/>
    </style:style>
    <style:style style:family="table-column" style:name="co_2_39">
      <style:table-column-properties style:column-width="2.143cm" fo:break-before="auto"/>
    </style:style>
    <style:style style:family="table-column" style:name="co_2_40">
      <style:table-column-properties style:column-width="2.143cm" fo:break-before="auto"/>
    </style:style>
    <style:style style:family="table-column" style:name="co_2_41">
      <style:table-column-properties style:column-width="2.143cm" fo:break-before="auto"/>
    </style:style>
    <style:style style:family="table-column" style:name="co_2_42">
      <style:table-column-properties style:column-width="2.143cm" fo:break-before="auto"/>
    </style:style>
    <style:style style:family="table-column" style:name="co_2_43">
      <style:table-column-properties style:column-width="2.143cm" fo:break-before="auto"/>
    </style:style>
    <style:style style:family="table-column" style:name="co_2_44">
      <style:table-column-properties style:column-width="2.143cm" fo:break-before="auto"/>
    </style:style>
    <style:style style:family="table-column" style:name="co_2_45">
      <style:table-column-properties style:column-width="2.143cm" fo:break-before="auto"/>
    </style:style>
    <style:style style:family="table-column" style:name="co_2_46">
      <style:table-column-properties style:column-width="2.143cm" fo:break-before="auto"/>
    </style:style>
    <style:style style:family="table-column" style:name="co_2_47">
      <style:table-column-properties style:column-width="2.143cm" fo:break-before="auto"/>
    </style:style>
    <style:style style:family="table-column" style:name="co_2_48">
      <style:table-column-properties style:column-width="2.143cm" fo:break-before="auto"/>
    </style:style>
    <style:style style:family="table-column" style:name="co_2_49">
      <style:table-column-properties style:column-width="2.143cm" fo:break-before="auto"/>
    </style:style>
    <style:style style:family="table-column" style:name="co_2_50">
      <style:table-column-properties style:column-width="2.143cm" fo:break-before="auto"/>
    </style:style>
    <style:style style:family="table-column" style:name="co_2_51">
      <style:table-column-properties style:column-width="2.143cm" fo:break-before="auto"/>
    </style:style>
    <style:style style:family="table-column" style:name="co_2_52">
      <style:table-column-properties style:column-width="2.143cm" fo:break-before="auto"/>
    </style:style>
    <style:style style:family="table-column" style:name="co_2_53">
      <style:table-column-properties style:column-width="2.143cm" fo:break-before="auto"/>
    </style:style>
    <style:style style:family="table-column" style:name="co_2_54">
      <style:table-column-properties style:column-width="2.143cm" fo:break-before="auto"/>
    </style:style>
    <style:style style:family="table-column" style:name="co_2_55">
      <style:table-column-properties style:column-width="2.143cm" fo:break-before="auto"/>
    </style:style>
    <style:style style:family="table-column" style:name="co_2_56">
      <style:table-column-properties style:column-width="2.143cm" fo:break-before="auto"/>
    </style:style>
    <style:style style:family="table-column" style:name="co_2_57">
      <style:table-column-properties style:column-width="2.143cm" fo:break-before="auto"/>
    </style:style>
    <style:style style:family="table-column" style:name="co_2_58">
      <style:table-column-properties style:column-width="2.143cm" fo:break-before="auto"/>
    </style:style>
    <style:style style:family="table-column" style:name="co_2_59">
      <style:table-column-properties style:column-width="2.143cm" fo:break-before="auto"/>
    </style:style>
    <style:style style:family="table-column" style:name="co_2_60">
      <style:table-column-properties style:column-width="2.143cm" fo:break-before="auto"/>
    </style:style>
    <style:style style:family="table-column" style:name="co_2_61">
      <style:table-column-properties style:column-width="2.143cm" fo:break-before="auto"/>
    </style:style>
    <style:style style:family="table-column" style:name="co_2_62">
      <style:table-column-properties style:column-width="2.143cm" fo:break-before="auto"/>
    </style:style>
    <style:style style:family="table-column" style:name="co_2_63">
      <style:table-column-properties style:column-width="2.143cm" fo:break-before="auto"/>
    </style:style>
    <style:style style:family="table-column" style:name="co_2_64">
      <style:table-column-properties style:column-width="2.143cm" fo:break-before="auto"/>
    </style:style>
    <style:style style:family="table-column" style:name="co_2_65">
      <style:table-column-properties style:column-width="2.143cm" fo:break-before="auto"/>
    </style:style>
    <style:style style:family="table-column" style:name="co_2_66">
      <style:table-column-properties style:column-width="2.143cm" fo:break-before="auto"/>
    </style:style>
    <style:style style:family="table-column" style:name="co_2_67">
      <style:table-column-properties style:column-width="2.143cm" fo:break-before="auto"/>
    </style:style>
    <style:style style:family="table-column" style:name="co_2_68">
      <style:table-column-properties style:column-width="2.143cm" fo:break-before="auto"/>
    </style:style>
    <style:style style:family="table-column" style:name="co_2_69">
      <style:table-column-properties style:column-width="2.143cm" fo:break-before="auto"/>
    </style:style>
    <style:style style:family="table-column" style:name="co_2_70">
      <style:table-column-properties style:column-width="2.143cm" fo:break-before="auto"/>
    </style:style>
    <style:style style:family="table-column" style:name="co_2_71">
      <style:table-column-properties style:column-width="2.143cm" fo:break-before="auto"/>
    </style:style>
    <style:style style:family="table-column" style:name="co_2_72">
      <style:table-column-properties style:column-width="2.143cm" fo:break-before="auto"/>
    </style:style>
    <style:style style:family="table-column" style:name="co_2_73">
      <style:table-column-properties style:column-width="2.143cm" fo:break-before="auto"/>
    </style:style>
    <style:style style:family="table-column" style:name="co_2_74">
      <style:table-column-properties style:column-width="2.143cm" fo:break-before="auto"/>
    </style:style>
    <style:style style:family="table-column" style:name="co_2_75">
      <style:table-column-properties style:column-width="2.143cm" fo:break-before="auto"/>
    </style:style>
    <style:style style:family="table-column" style:name="co_2_76">
      <style:table-column-properties style:column-width="2.143cm" fo:break-before="auto"/>
    </style:style>
    <style:style style:family="table-column" style:name="co_2_77">
      <style:table-column-properties style:column-width="2.143cm" fo:break-before="auto"/>
    </style:style>
    <style:style style:family="table-column" style:name="co_2_78">
      <style:table-column-properties style:column-width="2.143cm" fo:break-before="auto"/>
    </style:style>
    <style:style style:family="table-column" style:name="co_2_79">
      <style:table-column-properties style:column-width="2.143cm" fo:break-before="auto"/>
    </style:style>
    <style:style style:family="table-column" style:name="co_2_80">
      <style:table-column-properties style:column-width="2.143cm" fo:break-before="auto"/>
    </style:style>
    <style:style style:family="table-column" style:name="co_2_81">
      <style:table-column-properties style:column-width="2.143cm" fo:break-before="auto"/>
    </style:style>
    <style:style style:family="table-column" style:name="co_2_82">
      <style:table-column-properties style:column-width="2.143cm" fo:break-before="auto"/>
    </style:style>
    <style:style style:family="table-column" style:name="co_2_83">
      <style:table-column-properties style:column-width="2.143cm" fo:break-before="auto"/>
    </style:style>
    <style:style style:family="table-column" style:name="co_2_84">
      <style:table-column-properties style:column-width="2.143cm" fo:break-before="auto"/>
    </style:style>
    <style:style style:family="table-column" style:name="co_2_85">
      <style:table-column-properties style:column-width="2.143cm" fo:break-before="auto"/>
    </style:style>
    <style:style style:family="table-column" style:name="co_2_86">
      <style:table-column-properties style:column-width="2.143cm" fo:break-before="auto"/>
    </style:style>
    <style:style style:family="table-column" style:name="co_2_87">
      <style:table-column-properties style:column-width="2.143cm" fo:break-before="auto"/>
    </style:style>
    <style:style style:family="table-column" style:name="co_2_88">
      <style:table-column-properties style:column-width="2.143cm" fo:break-before="auto"/>
    </style:style>
    <style:style style:family="table-column" style:name="co_2_89">
      <style:table-column-properties style:column-width="2.143cm" fo:break-before="auto"/>
    </style:style>
    <style:style style:family="table-column" style:name="co_2_90">
      <style:table-column-properties style:column-width="2.143cm" fo:break-before="auto"/>
    </style:style>
    <style:style style:family="table-column" style:name="co_2_91">
      <style:table-column-properties style:column-width="2.143cm" fo:break-before="auto"/>
    </style:style>
    <style:style style:family="table-column" style:name="co_2_92">
      <style:table-column-properties style:column-width="2.143cm" fo:break-before="auto"/>
    </style:style>
    <style:style style:family="table-column" style:name="co_2_93">
      <style:table-column-properties style:column-width="2.143cm" fo:break-before="auto"/>
    </style:style>
    <style:style style:family="table-column" style:name="co_2_94">
      <style:table-column-properties style:column-width="2.143cm" fo:break-before="auto"/>
    </style:style>
    <style:style style:family="table-column" style:name="co_2_95">
      <style:table-column-properties style:column-width="2.143cm" fo:break-before="auto"/>
    </style:style>
    <style:style style:family="table-column" style:name="co_2_96">
      <style:table-column-properties style:column-width="2.143cm" fo:break-before="auto"/>
    </style:style>
    <style:style style:family="table-column" style:name="co_2_97">
      <style:table-column-properties style:column-width="2.143cm" fo:break-before="auto"/>
    </style:style>
    <style:style style:family="table-column" style:name="co_2_98">
      <style:table-column-properties style:column-width="2.143cm" fo:break-before="auto"/>
    </style:style>
    <style:style style:family="table-column" style:name="co_2_99">
      <style:table-column-properties style:column-width="2.143cm" fo:break-before="auto"/>
    </style:style>
    <style:style style:family="table-column" style:name="co_2_100">
      <style:table-column-properties style:column-width="2.143cm" fo:break-before="auto"/>
    </style:style>
    <style:style style:family="table-column" style:name="co_2_101">
      <style:table-column-properties style:column-width="2.143cm" fo:break-before="auto"/>
    </style:style>
    <style:style style:family="table-column" style:name="co_2_102">
      <style:table-column-properties style:column-width="2.143cm" fo:break-before="auto"/>
    </style:style>
    <style:style style:family="table-column" style:name="co_2_103">
      <style:table-column-properties style:column-width="2.143cm" fo:break-before="auto"/>
    </style:style>
    <style:style style:family="table-column" style:name="co_2_104">
      <style:table-column-properties style:column-width="2.143cm" fo:break-before="auto"/>
    </style:style>
    <style:style style:family="table-column" style:name="co_2_105">
      <style:table-column-properties style:column-width="2.143cm" fo:break-before="auto"/>
    </style:style>
    <style:style style:family="table-column" style:name="co_2_106">
      <style:table-column-properties style:column-width="2.143cm" fo:break-before="auto"/>
    </style:style>
    <style:style style:family="table-column" style:name="co_2_107">
      <style:table-column-properties style:column-width="2.143cm" fo:break-before="auto"/>
    </style:style>
    <style:style style:family="table-column" style:name="co_2_108">
      <style:table-column-properties style:column-width="2.143cm" fo:break-before="auto"/>
    </style:style>
    <style:style style:family="table-column" style:name="co_2_109">
      <style:table-column-properties style:column-width="2.143cm" fo:break-before="auto"/>
    </style:style>
    <style:style style:family="table-column" style:name="co_2_110">
      <style:table-column-properties style:column-width="2.143cm" fo:break-before="auto"/>
    </style:style>
    <style:style style:family="table-column" style:name="co_2_111">
      <style:table-column-properties style:column-width="2.143cm" fo:break-before="auto"/>
    </style:style>
    <style:style style:family="table-column" style:name="co_2_112">
      <style:table-column-properties style:column-width="2.143cm" fo:break-before="auto"/>
    </style:style>
    <style:style style:family="table-column" style:name="co_2_113">
      <style:table-column-properties style:column-width="2.143cm" fo:break-before="auto"/>
    </style:style>
    <style:style style:family="table-column" style:name="co_2_114">
      <style:table-column-properties style:column-width="2.143cm" fo:break-before="auto"/>
    </style:style>
    <style:style style:family="table-column" style:name="co_2_115">
      <style:table-column-properties style:column-width="2.143cm" fo:break-before="auto"/>
    </style:style>
    <style:style style:family="table-column" style:name="co_2_116">
      <style:table-column-properties style:column-width="2.143cm" fo:break-before="auto"/>
    </style:style>
    <style:style style:family="table-column" style:name="co_2_117">
      <style:table-column-properties style:column-width="2.143cm" fo:break-before="auto"/>
    </style:style>
    <style:style style:family="table-column" style:name="co_2_118">
      <style:table-column-properties style:column-width="2.143cm" fo:break-before="auto"/>
    </style:style>
    <style:style style:family="table-column" style:name="co_2_119">
      <style:table-column-properties style:column-width="2.143cm" fo:break-before="auto"/>
    </style:style>
    <style:style style:family="table-column" style:name="co_2_120">
      <style:table-column-properties style:column-width="2.143cm" fo:break-before="auto"/>
    </style:style>
    <style:style style:family="table-column" style:name="co_2_121">
      <style:table-column-properties style:column-width="2.143cm" fo:break-before="auto"/>
    </style:style>
    <style:style style:family="table-column" style:name="co_2_122">
      <style:table-column-properties style:column-width="2.143cm" fo:break-before="auto"/>
    </style:style>
    <style:style style:family="table-column" style:name="co_2_123">
      <style:table-column-properties style:column-width="2.143cm" fo:break-before="auto"/>
    </style:style>
    <style:style style:family="table-column" style:name="co_2_124">
      <style:table-column-properties style:column-width="2.143cm" fo:break-before="auto"/>
    </style:style>
    <style:style style:family="table-column" style:name="co_2_125">
      <style:table-column-properties style:column-width="2.143cm" fo:break-before="auto"/>
    </style:style>
    <style:style style:family="table-column" style:name="co_2_126">
      <style:table-column-properties style:column-width="2.143cm" fo:break-before="auto"/>
    </style:style>
    <style:style style:family="table-column" style:name="co_2_127">
      <style:table-column-properties style:column-width="2.143cm" fo:break-before="auto"/>
    </style:style>
    <style:style style:family="table-column" style:name="co_2_128">
      <style:table-column-properties style:column-width="2.143cm" fo:break-before="auto"/>
    </style:style>
    <style:style style:family="table-column" style:name="co_2_129">
      <style:table-column-properties style:column-width="2.143cm" fo:break-before="auto"/>
    </style:style>
    <style:style style:family="table-column" style:name="co_2_130">
      <style:table-column-properties style:column-width="2.143cm" fo:break-before="auto"/>
    </style:style>
    <style:style style:family="table-column" style:name="co_2_131">
      <style:table-column-properties style:column-width="2.143cm" fo:break-before="auto"/>
    </style:style>
    <style:style style:family="table-column" style:name="co_2_132">
      <style:table-column-properties style:column-width="2.143cm" fo:break-before="auto"/>
    </style:style>
    <style:style style:family="table-column" style:name="co_2_133">
      <style:table-column-properties style:column-width="2.143cm" fo:break-before="auto"/>
    </style:style>
    <style:style style:family="table-column" style:name="co_2_134">
      <style:table-column-properties style:column-width="2.143cm" fo:break-before="auto"/>
    </style:style>
    <style:style style:family="table-column" style:name="co_2_135">
      <style:table-column-properties style:column-width="2.143cm" fo:break-before="auto"/>
    </style:style>
    <style:style style:family="table-column" style:name="co_2_136">
      <style:table-column-properties style:column-width="2.143cm" fo:break-before="auto"/>
    </style:style>
    <style:style style:family="table-column" style:name="co_2_137">
      <style:table-column-properties style:column-width="2.143cm" fo:break-before="auto"/>
    </style:style>
    <style:style style:family="table-column" style:name="co_2_138">
      <style:table-column-properties style:column-width="2.143cm" fo:break-before="auto"/>
    </style:style>
    <style:style style:family="table-column" style:name="co_2_139">
      <style:table-column-properties style:column-width="2.143cm" fo:break-before="auto"/>
    </style:style>
    <style:style style:family="table-column" style:name="co_2_140">
      <style:table-column-properties style:column-width="2.143cm" fo:break-before="auto"/>
    </style:style>
    <style:style style:family="table-column" style:name="co_2_141">
      <style:table-column-properties style:column-width="2.143cm" fo:break-before="auto"/>
    </style:style>
    <style:style style:family="table-column" style:name="co_2_142">
      <style:table-column-properties style:column-width="2.143cm" fo:break-before="auto"/>
    </style:style>
    <style:style style:family="table-column" style:name="co_2_143">
      <style:table-column-properties style:column-width="2.143cm" fo:break-before="auto"/>
    </style:style>
    <style:style style:family="table-column" style:name="co_2_144">
      <style:table-column-properties style:column-width="2.143cm" fo:break-before="auto"/>
    </style:style>
    <style:style style:family="table-column" style:name="co_2_145">
      <style:table-column-properties style:column-width="2.143cm" fo:break-before="auto"/>
    </style:style>
    <style:style style:family="table-column" style:name="co_2_146">
      <style:table-column-properties style:column-width="2.143cm" fo:break-before="auto"/>
    </style:style>
    <style:style style:family="table-column" style:name="co_2_147">
      <style:table-column-properties style:column-width="2.143cm" fo:break-before="auto"/>
    </style:style>
    <style:style style:family="table-column" style:name="co_2_148">
      <style:table-column-properties style:column-width="2.143cm" fo:break-before="auto"/>
    </style:style>
    <style:style style:family="table-column" style:name="co_2_149">
      <style:table-column-properties style:column-width="2.143cm" fo:break-before="auto"/>
    </style:style>
    <style:style style:family="table-column" style:name="co_2_150">
      <style:table-column-properties style:column-width="2.143cm" fo:break-before="auto"/>
    </style:style>
    <style:style style:family="table-column" style:name="co_2_151">
      <style:table-column-properties style:column-width="2.143cm" fo:break-before="auto"/>
    </style:style>
    <style:style style:family="table-column" style:name="co_2_152">
      <style:table-column-properties style:column-width="2.143cm" fo:break-before="auto"/>
    </style:style>
    <style:style style:family="table-column" style:name="co_2_153">
      <style:table-column-properties style:column-width="2.143cm" fo:break-before="auto"/>
    </style:style>
    <style:style style:family="table-column" style:name="co_2_154">
      <style:table-column-properties style:column-width="2.143cm" fo:break-before="auto"/>
    </style:style>
    <style:style style:family="table-column" style:name="co_2_155">
      <style:table-column-properties style:column-width="2.143cm" fo:break-before="auto"/>
    </style:style>
    <style:style style:family="table-column" style:name="co_2_156">
      <style:table-column-properties style:column-width="2.143cm" fo:break-before="auto"/>
    </style:style>
    <style:style style:family="table-column" style:name="co_2_157">
      <style:table-column-properties style:column-width="2.143cm" fo:break-before="auto"/>
    </style:style>
    <style:style style:family="table-column" style:name="co_2_158">
      <style:table-column-properties style:column-width="2.143cm" fo:break-before="auto"/>
    </style:style>
    <style:style style:family="table-column" style:name="co_2_159">
      <style:table-column-properties style:column-width="2.143cm" fo:break-before="auto"/>
    </style:style>
    <style:style style:family="table-column" style:name="co_2_160">
      <style:table-column-properties style:column-width="2.143cm" fo:break-before="auto"/>
    </style:style>
    <style:style style:family="table-column" style:name="co_2_161">
      <style:table-column-properties style:column-width="2.143cm" fo:break-before="auto"/>
    </style:style>
    <style:style style:family="table-column" style:name="co_2_162">
      <style:table-column-properties style:column-width="2.143cm" fo:break-before="auto"/>
    </style:style>
    <style:style style:family="table-column" style:name="co_2_163">
      <style:table-column-properties style:column-width="2.143cm" fo:break-before="auto"/>
    </style:style>
    <style:style style:family="table-column" style:name="co_2_164">
      <style:table-column-properties style:column-width="2.143cm" fo:break-before="auto"/>
    </style:style>
    <style:style style:family="table-column" style:name="co_2_165">
      <style:table-column-properties style:column-width="2.143cm" fo:break-before="auto"/>
    </style:style>
    <style:style style:family="table-column" style:name="co_2_166">
      <style:table-column-properties style:column-width="2.143cm" fo:break-before="auto"/>
    </style:style>
    <style:style style:family="table-column" style:name="co_2_167">
      <style:table-column-properties style:column-width="2.143cm" fo:break-before="auto"/>
    </style:style>
    <style:style style:family="table-column" style:name="co_2_168">
      <style:table-column-properties style:column-width="2.143cm" fo:break-before="auto"/>
    </style:style>
    <style:style style:family="table-column" style:name="co_2_169">
      <style:table-column-properties style:column-width="2.143cm" fo:break-before="auto"/>
    </style:style>
    <style:style style:family="table-column" style:name="co_2_170">
      <style:table-column-properties style:column-width="2.143cm" fo:break-before="auto"/>
    </style:style>
    <style:style style:family="table-column" style:name="co_2_171">
      <style:table-column-properties style:column-width="2.143cm" fo:break-before="auto"/>
    </style:style>
    <style:style style:family="table-column" style:name="co_2_172">
      <style:table-column-properties style:column-width="2.143cm" fo:break-before="auto"/>
    </style:style>
    <style:style style:family="table-column" style:name="co_2_173">
      <style:table-column-properties style:column-width="2.143cm" fo:break-before="auto"/>
    </style:style>
    <style:style style:family="table-column" style:name="co_2_174">
      <style:table-column-properties style:column-width="2.143cm" fo:break-before="auto"/>
    </style:style>
    <style:style style:family="table-column" style:name="co_2_175">
      <style:table-column-properties style:column-width="2.143cm" fo:break-before="auto"/>
    </style:style>
    <style:style style:family="table-column" style:name="co_2_176">
      <style:table-column-properties style:column-width="2.143cm" fo:break-before="auto"/>
    </style:style>
    <style:style style:family="table-column" style:name="co_2_177">
      <style:table-column-properties style:column-width="2.143cm" fo:break-before="auto"/>
    </style:style>
    <style:style style:family="table-column" style:name="co_2_178">
      <style:table-column-properties style:column-width="2.143cm" fo:break-before="auto"/>
    </style:style>
    <style:style style:family="table-column" style:name="co_2_179">
      <style:table-column-properties style:column-width="2.143cm" fo:break-before="auto"/>
    </style:style>
    <style:style style:family="table-column" style:name="co_2_180">
      <style:table-column-properties style:column-width="2.143cm" fo:break-before="auto"/>
    </style:style>
    <style:style style:family="table-column" style:name="co_2_181">
      <style:table-column-properties style:column-width="2.143cm" fo:break-before="auto"/>
    </style:style>
    <style:style style:family="table-column" style:name="co_2_182">
      <style:table-column-properties style:column-width="2.143cm" fo:break-before="auto"/>
    </style:style>
    <style:style style:family="table-column" style:name="co_2_183">
      <style:table-column-properties style:column-width="2.143cm" fo:break-before="auto"/>
    </style:style>
    <style:style style:family="table-column" style:name="co_2_184">
      <style:table-column-properties style:column-width="2.143cm" fo:break-before="auto"/>
    </style:style>
    <style:style style:family="table-column" style:name="co_2_185">
      <style:table-column-properties style:column-width="2.143cm" fo:break-before="auto"/>
    </style:style>
    <style:style style:family="table-column" style:name="co_2_186">
      <style:table-column-properties style:column-width="2.143cm" fo:break-before="auto"/>
    </style:style>
    <style:style style:family="table-column" style:name="co_2_187">
      <style:table-column-properties style:column-width="2.143cm" fo:break-before="auto"/>
    </style:style>
    <style:style style:family="table-column" style:name="co_2_188">
      <style:table-column-properties style:column-width="2.143cm" fo:break-before="auto"/>
    </style:style>
    <style:style style:family="table-column" style:name="co_2_189">
      <style:table-column-properties style:column-width="2.143cm" fo:break-before="auto"/>
    </style:style>
    <style:style style:family="table-column" style:name="co_2_190">
      <style:table-column-properties style:column-width="2.143cm" fo:break-before="auto"/>
    </style:style>
    <style:style style:family="table-column" style:name="co_2_191">
      <style:table-column-properties style:column-width="2.143cm" fo:break-before="auto"/>
    </style:style>
    <style:style style:family="table-column" style:name="co_2_192">
      <style:table-column-properties style:column-width="2.143cm" fo:break-before="auto"/>
    </style:style>
    <style:style style:family="table-column" style:name="co_2_193">
      <style:table-column-properties style:column-width="2.143cm" fo:break-before="auto"/>
    </style:style>
    <style:style style:family="table-column" style:name="co_2_194">
      <style:table-column-properties style:column-width="2.143cm" fo:break-before="auto"/>
    </style:style>
    <style:style style:family="table-column" style:name="co_2_195">
      <style:table-column-properties style:column-width="2.143cm" fo:break-before="auto"/>
    </style:style>
    <style:style style:family="table-column" style:name="co_2_196">
      <style:table-column-properties style:column-width="2.143cm" fo:break-before="auto"/>
    </style:style>
    <style:style style:family="table-column" style:name="co_2_197">
      <style:table-column-properties style:column-width="2.143cm" fo:break-before="auto"/>
    </style:style>
    <style:style style:family="table-column" style:name="co_2_198">
      <style:table-column-properties style:column-width="2.143cm" fo:break-before="auto"/>
    </style:style>
    <style:style style:family="table-column" style:name="co_2_199">
      <style:table-column-properties style:column-width="2.143cm" fo:break-before="auto"/>
    </style:style>
    <style:style style:family="table-column" style:name="co_2_200">
      <style:table-column-properties style:column-width="2.143cm" fo:break-before="auto"/>
    </style:style>
    <style:style style:family="table-column" style:name="co_2_201">
      <style:table-column-properties style:column-width="2.143cm" fo:break-before="auto"/>
    </style:style>
    <style:style style:family="table-column" style:name="co_2_202">
      <style:table-column-properties style:column-width="2.143cm" fo:break-before="auto"/>
    </style:style>
    <style:style style:family="table-column" style:name="co_2_203">
      <style:table-column-properties style:column-width="2.143cm" fo:break-before="auto"/>
    </style:style>
    <style:style style:family="table-column" style:name="co_2_204">
      <style:table-column-properties style:column-width="2.143cm" fo:break-before="auto"/>
    </style:style>
    <style:style style:family="table-column" style:name="co_2_205">
      <style:table-column-properties style:column-width="2.143cm" fo:break-before="auto"/>
    </style:style>
    <style:style style:family="table-column" style:name="co_2_206">
      <style:table-column-properties style:column-width="2.143cm" fo:break-before="auto"/>
    </style:style>
    <style:style style:family="table-column" style:name="co_2_207">
      <style:table-column-properties style:column-width="2.143cm" fo:break-before="auto"/>
    </style:style>
    <style:style style:family="table-column" style:name="co_2_208">
      <style:table-column-properties style:column-width="2.143cm" fo:break-before="auto"/>
    </style:style>
    <style:style style:family="table-column" style:name="co_2_209">
      <style:table-column-properties style:column-width="2.143cm" fo:break-before="auto"/>
    </style:style>
    <style:style style:family="table-column" style:name="co_2_210">
      <style:table-column-properties style:column-width="2.143cm" fo:break-before="auto"/>
    </style:style>
    <style:style style:family="table-column" style:name="co_2_211">
      <style:table-column-properties style:column-width="2.143cm" fo:break-before="auto"/>
    </style:style>
    <style:style style:family="table-column" style:name="co_2_212">
      <style:table-column-properties style:column-width="2.143cm" fo:break-before="auto"/>
    </style:style>
    <style:style style:family="table-column" style:name="co_2_213">
      <style:table-column-properties style:column-width="2.143cm" fo:break-before="auto"/>
    </style:style>
    <style:style style:family="table-column" style:name="co_2_214">
      <style:table-column-properties style:column-width="2.143cm" fo:break-before="auto"/>
    </style:style>
    <style:style style:family="table-column" style:name="co_2_215">
      <style:table-column-properties style:column-width="2.143cm" fo:break-before="auto"/>
    </style:style>
    <style:style style:family="table-column" style:name="co_2_216">
      <style:table-column-properties style:column-width="2.143cm" fo:break-before="auto"/>
    </style:style>
    <style:style style:family="table-column" style:name="co_2_217">
      <style:table-column-properties style:column-width="2.143cm" fo:break-before="auto"/>
    </style:style>
    <style:style style:family="table-column" style:name="co_2_218">
      <style:table-column-properties style:column-width="2.143cm" fo:break-before="auto"/>
    </style:style>
    <style:style style:family="table-column" style:name="co_2_219">
      <style:table-column-properties style:column-width="2.143cm" fo:break-before="auto"/>
    </style:style>
    <style:style style:family="table-column" style:name="co_2_220">
      <style:table-column-properties style:column-width="2.143cm" fo:break-before="auto"/>
    </style:style>
    <style:style style:family="table-column" style:name="co_2_221">
      <style:table-column-properties style:column-width="2.143cm" fo:break-before="auto"/>
    </style:style>
    <style:style style:family="table-column" style:name="co_2_222">
      <style:table-column-properties style:column-width="2.143cm" fo:break-before="auto"/>
    </style:style>
    <style:style style:family="table-column" style:name="co_2_223">
      <style:table-column-properties style:column-width="2.143cm" fo:break-before="auto"/>
    </style:style>
    <style:style style:family="table-column" style:name="co_2_224">
      <style:table-column-properties style:column-width="2.143cm" fo:break-before="auto"/>
    </style:style>
    <style:style style:family="table-column" style:name="co_2_225">
      <style:table-column-properties style:column-width="2.143cm" fo:break-before="auto"/>
    </style:style>
    <style:style style:family="table-column" style:name="co_2_226">
      <style:table-column-properties style:column-width="2.143cm" fo:break-before="auto"/>
    </style:style>
    <style:style style:family="table-column" style:name="co_2_227">
      <style:table-column-properties style:column-width="2.143cm" fo:break-before="auto"/>
    </style:style>
    <style:style style:family="table-column" style:name="co_2_228">
      <style:table-column-properties style:column-width="2.143cm" fo:break-before="auto"/>
    </style:style>
    <style:style style:family="table-column" style:name="co_2_229">
      <style:table-column-properties style:column-width="2.143cm" fo:break-before="auto"/>
    </style:style>
    <style:style style:family="table-column" style:name="co_2_230">
      <style:table-column-properties style:column-width="2.143cm" fo:break-before="auto"/>
    </style:style>
    <style:style style:family="table-column" style:name="co_2_231">
      <style:table-column-properties style:column-width="2.143cm" fo:break-before="auto"/>
    </style:style>
    <style:style style:family="table-column" style:name="co_2_232">
      <style:table-column-properties style:column-width="2.143cm" fo:break-before="auto"/>
    </style:style>
    <style:style style:family="table-column" style:name="co_2_233">
      <style:table-column-properties style:column-width="2.143cm" fo:break-before="auto"/>
    </style:style>
    <style:style style:family="table-column" style:name="co_2_234">
      <style:table-column-properties style:column-width="2.143cm" fo:break-before="auto"/>
    </style:style>
    <style:style style:family="table-column" style:name="co_2_235">
      <style:table-column-properties style:column-width="2.143cm" fo:break-before="auto"/>
    </style:style>
    <style:style style:family="table-column" style:name="co_2_236">
      <style:table-column-properties style:column-width="2.143cm" fo:break-before="auto"/>
    </style:style>
    <style:style style:family="table-column" style:name="co_2_237">
      <style:table-column-properties style:column-width="2.143cm" fo:break-before="auto"/>
    </style:style>
    <style:style style:family="table-column" style:name="co_2_238">
      <style:table-column-properties style:column-width="2.143cm" fo:break-before="auto"/>
    </style:style>
    <style:style style:family="table-column" style:name="co_2_239">
      <style:table-column-properties style:column-width="2.143cm" fo:break-before="auto"/>
    </style:style>
    <style:style style:family="table-column" style:name="co_2_240">
      <style:table-column-properties style:column-width="2.143cm" fo:break-before="auto"/>
    </style:style>
    <style:style style:family="table-column" style:name="co_2_241">
      <style:table-column-properties style:column-width="2.143cm" fo:break-before="auto"/>
    </style:style>
    <style:style style:family="table-column" style:name="co_2_242">
      <style:table-column-properties style:column-width="2.143cm" fo:break-before="auto"/>
    </style:style>
    <style:style style:family="table-column" style:name="co_2_243">
      <style:table-column-properties style:column-width="2.143cm" fo:break-before="auto"/>
    </style:style>
    <style:style style:family="table-column" style:name="co_2_244">
      <style:table-column-properties style:column-width="2.143cm" fo:break-before="auto"/>
    </style:style>
    <style:style style:family="table-column" style:name="co_2_245">
      <style:table-column-properties style:column-width="2.143cm" fo:break-before="auto"/>
    </style:style>
    <style:style style:family="table-column" style:name="co_2_246">
      <style:table-column-properties style:column-width="2.143cm" fo:break-before="auto"/>
    </style:style>
    <style:style style:family="table-column" style:name="co_2_247">
      <style:table-column-properties style:column-width="2.143cm" fo:break-before="auto"/>
    </style:style>
    <style:style style:family="table-column" style:name="co_2_248">
      <style:table-column-properties style:column-width="2.143cm" fo:break-before="auto"/>
    </style:style>
    <style:style style:family="table-column" style:name="co_2_249">
      <style:table-column-properties style:column-width="2.143cm" fo:break-before="auto"/>
    </style:style>
    <style:style style:family="table-column" style:name="co_2_250">
      <style:table-column-properties style:column-width="2.143cm" fo:break-before="auto"/>
    </style:style>
    <style:style style:family="table-column" style:name="co_2_251">
      <style:table-column-properties style:column-width="2.143cm" fo:break-before="auto"/>
    </style:style>
    <style:style style:family="table-column" style:name="co_2_252">
      <style:table-column-properties style:column-width="2.143cm" fo:break-before="auto"/>
    </style:style>
    <style:style style:family="table-column" style:name="co_2_253">
      <style:table-column-properties style:column-width="2.143cm" fo:break-before="auto"/>
    </style:style>
    <style:style style:family="table-column" style:name="co_2_254">
      <style:table-column-properties style:column-width="2.143cm" fo:break-before="auto"/>
    </style:style>
    <style:style style:family="table-column" style:name="co_2_255">
      <style:table-column-properties style:column-width="2.143cm" fo:break-before="auto"/>
    </style:style>
    <style:style style:family="table-column" style:name="co_2_256">
      <style:table-column-properties style:column-width="2.143cm" fo:break-before="auto"/>
    </style:style>
    <style:style style:family="table-column" style:name="co_2_257">
      <style:table-column-properties style:column-width="2.143cm" fo:break-before="auto"/>
    </style:style>
    <style:style style:family="table-column" style:name="co_2_258">
      <style:table-column-properties style:column-width="2.143cm" fo:break-before="auto"/>
    </style:style>
    <style:style style:family="table-column" style:name="co_2_259">
      <style:table-column-properties style:column-width="2.143cm" fo:break-before="auto"/>
    </style:style>
    <style:style style:family="table-column" style:name="co_2_260">
      <style:table-column-properties style:column-width="2.143cm" fo:break-before="auto"/>
    </style:style>
    <style:style style:family="table-column" style:name="co_2_261">
      <style:table-column-properties style:column-width="2.143cm" fo:break-before="auto"/>
    </style:style>
    <style:style style:family="table-column" style:name="co_2_262">
      <style:table-column-properties style:column-width="2.143cm" fo:break-before="auto"/>
    </style:style>
    <style:style style:family="table-column" style:name="co_2_263">
      <style:table-column-properties style:column-width="2.143cm" fo:break-before="auto"/>
    </style:style>
    <style:style style:family="table-column" style:name="co_2_264">
      <style:table-column-properties style:column-width="2.143cm" fo:break-before="auto"/>
    </style:style>
    <style:style style:family="table-column" style:name="co_2_265">
      <style:table-column-properties style:column-width="2.143cm" fo:break-before="auto"/>
    </style:style>
    <style:style style:family="table-column" style:name="co_2_266">
      <style:table-column-properties style:column-width="2.143cm" fo:break-before="auto"/>
    </style:style>
    <style:style style:family="table-column" style:name="co_2_267">
      <style:table-column-properties style:column-width="2.143cm" fo:break-before="auto"/>
    </style:style>
    <style:style style:family="table-column" style:name="co_2_268">
      <style:table-column-properties style:column-width="2.143cm" fo:break-before="auto"/>
    </style:style>
    <style:style style:family="table-column" style:name="co_2_269">
      <style:table-column-properties style:column-width="2.143cm" fo:break-before="auto"/>
    </style:style>
    <style:style style:family="table-column" style:name="co_2_270">
      <style:table-column-properties style:column-width="2.143cm" fo:break-before="auto"/>
    </style:style>
    <style:style style:family="table-column" style:name="co_2_271">
      <style:table-column-properties style:column-width="2.143cm" fo:break-before="auto"/>
    </style:style>
    <style:style style:family="table-column" style:name="co_2_272">
      <style:table-column-properties style:column-width="2.143cm" fo:break-before="auto"/>
    </style:style>
    <style:style style:family="table-column" style:name="co_2_273">
      <style:table-column-properties style:column-width="2.143cm" fo:break-before="auto"/>
    </style:style>
    <style:style style:family="table-column" style:name="co_2_274">
      <style:table-column-properties style:column-width="2.143cm" fo:break-before="auto"/>
    </style:style>
    <style:style style:family="table-column" style:name="co_2_275">
      <style:table-column-properties style:column-width="2.143cm" fo:break-before="auto"/>
    </style:style>
    <style:style style:family="table-column" style:name="co_2_276">
      <style:table-column-properties style:column-width="2.143cm" fo:break-before="auto"/>
    </style:style>
    <style:style style:family="table-column" style:name="co_2_277">
      <style:table-column-properties style:column-width="2.143cm" fo:break-before="auto"/>
    </style:style>
    <style:style style:family="table-column" style:name="co_2_278">
      <style:table-column-properties style:column-width="2.143cm" fo:break-before="auto"/>
    </style:style>
    <style:style style:family="table-column" style:name="co_2_279">
      <style:table-column-properties style:column-width="2.143cm" fo:break-before="auto"/>
    </style:style>
    <style:style style:family="table-column" style:name="co_2_280">
      <style:table-column-properties style:column-width="2.143cm" fo:break-before="auto"/>
    </style:style>
    <style:style style:family="table-column" style:name="co_2_281">
      <style:table-column-properties style:column-width="2.143cm" fo:break-before="auto"/>
    </style:style>
    <style:style style:family="table-column" style:name="co_2_282">
      <style:table-column-properties style:column-width="2.143cm" fo:break-before="auto"/>
    </style:style>
    <style:style style:family="table-column" style:name="co_2_283">
      <style:table-column-properties style:column-width="2.143cm" fo:break-before="auto"/>
    </style:style>
    <style:style style:family="table-column" style:name="co_2_284">
      <style:table-column-properties style:column-width="2.143cm" fo:break-before="auto"/>
    </style:style>
    <style:style style:family="table-column" style:name="co_2_285">
      <style:table-column-properties style:column-width="2.143cm" fo:break-before="auto"/>
    </style:style>
    <style:style style:family="table-column" style:name="co_2_286">
      <style:table-column-properties style:column-width="2.143cm" fo:break-before="auto"/>
    </style:style>
    <style:style style:family="table-column" style:name="co_2_287">
      <style:table-column-properties style:column-width="2.143cm" fo:break-before="auto"/>
    </style:style>
    <style:style style:family="table-column" style:name="co_2_288">
      <style:table-column-properties style:column-width="2.143cm" fo:break-before="auto"/>
    </style:style>
    <style:style style:family="table-column" style:name="co_2_289">
      <style:table-column-properties style:column-width="2.143cm" fo:break-before="auto"/>
    </style:style>
    <style:style style:family="table-column" style:name="co_2_290">
      <style:table-column-properties style:column-width="2.143cm" fo:break-before="auto"/>
    </style:style>
    <style:style style:family="table-column" style:name="co_2_291">
      <style:table-column-properties style:column-width="2.143cm" fo:break-before="auto"/>
    </style:style>
    <style:style style:family="table-column" style:name="co_2_292">
      <style:table-column-properties style:column-width="2.143cm" fo:break-before="auto"/>
    </style:style>
    <style:style style:family="table-column" style:name="co_2_293">
      <style:table-column-properties style:column-width="2.143cm" fo:break-before="auto"/>
    </style:style>
    <style:style style:family="table-column" style:name="co_2_294">
      <style:table-column-properties style:column-width="2.143cm" fo:break-before="auto"/>
    </style:style>
    <style:style style:family="table-column" style:name="co_2_295">
      <style:table-column-properties style:column-width="2.143cm" fo:break-before="auto"/>
    </style:style>
    <style:style style:family="table-column" style:name="co_2_296">
      <style:table-column-properties style:column-width="2.143cm" fo:break-before="auto"/>
    </style:style>
    <style:style style:family="table-column" style:name="co_2_297">
      <style:table-column-properties style:column-width="2.143cm" fo:break-before="auto"/>
    </style:style>
    <style:style style:family="table-column" style:name="co_2_298">
      <style:table-column-properties style:column-width="2.143cm" fo:break-before="auto"/>
    </style:style>
    <style:style style:family="table-column" style:name="co_2_299">
      <style:table-column-properties style:column-width="2.143cm" fo:break-before="auto"/>
    </style:style>
    <style:style style:family="table-column" style:name="co_2_300">
      <style:table-column-properties style:column-width="2.143cm" fo:break-before="auto"/>
    </style:style>
    <style:style style:family="table-column" style:name="co_2_301">
      <style:table-column-properties style:column-width="2.143cm" fo:break-before="auto"/>
    </style:style>
    <style:style style:family="table-column" style:name="co_2_302">
      <style:table-column-properties style:column-width="2.143cm" fo:break-before="auto"/>
    </style:style>
    <style:style style:family="table-column" style:name="co_2_303">
      <style:table-column-properties style:column-width="2.143cm" fo:break-before="auto"/>
    </style:style>
    <style:style style:family="table-column" style:name="co_2_304">
      <style:table-column-properties style:column-width="2.143cm" fo:break-before="auto"/>
    </style:style>
    <style:style style:family="table-column" style:name="co_2_305">
      <style:table-column-properties style:column-width="2.143cm" fo:break-before="auto"/>
    </style:style>
    <style:style style:family="table-column" style:name="co_2_306">
      <style:table-column-properties style:column-width="2.143cm" fo:break-before="auto"/>
    </style:style>
    <style:style style:family="table-column" style:name="co_2_307">
      <style:table-column-properties style:column-width="2.143cm" fo:break-before="auto"/>
    </style:style>
    <style:style style:family="table-column" style:name="co_2_308">
      <style:table-column-properties style:column-width="2.143cm" fo:break-before="auto"/>
    </style:style>
    <style:style style:family="table-column" style:name="co_2_309">
      <style:table-column-properties style:column-width="2.143cm" fo:break-before="auto"/>
    </style:style>
    <style:style style:family="table-column" style:name="co_2_310">
      <style:table-column-properties style:column-width="2.143cm" fo:break-before="auto"/>
    </style:style>
    <style:style style:family="table-column" style:name="co_2_311">
      <style:table-column-properties style:column-width="2.143cm" fo:break-before="auto"/>
    </style:style>
    <style:style style:family="table-column" style:name="co_2_312">
      <style:table-column-properties style:column-width="2.143cm" fo:break-before="auto"/>
    </style:style>
    <style:style style:family="table-column" style:name="co_2_313">
      <style:table-column-properties style:column-width="2.143cm" fo:break-before="auto"/>
    </style:style>
    <style:style style:family="table-column" style:name="co_2_314">
      <style:table-column-properties style:column-width="2.143cm" fo:break-before="auto"/>
    </style:style>
    <style:style style:family="table-column" style:name="co_2_315">
      <style:table-column-properties style:column-width="2.143cm" fo:break-before="auto"/>
    </style:style>
    <style:style style:family="table-column" style:name="co_2_316">
      <style:table-column-properties style:column-width="2.143cm" fo:break-before="auto"/>
    </style:style>
    <style:style style:family="table-column" style:name="co_2_317">
      <style:table-column-properties style:column-width="2.143cm" fo:break-before="auto"/>
    </style:style>
    <style:style style:family="table-column" style:name="co_2_318">
      <style:table-column-properties style:column-width="2.143cm" fo:break-before="auto"/>
    </style:style>
    <style:style style:family="table-column" style:name="co_2_319">
      <style:table-column-properties style:column-width="2.143cm" fo:break-before="auto"/>
    </style:style>
    <style:style style:family="table-column" style:name="co_2_320">
      <style:table-column-properties style:column-width="2.143cm" fo:break-before="auto"/>
    </style:style>
    <style:style style:family="table-column" style:name="co_2_321">
      <style:table-column-properties style:column-width="2.143cm" fo:break-before="auto"/>
    </style:style>
    <style:style style:family="table-column" style:name="co_2_322">
      <style:table-column-properties style:column-width="2.143cm" fo:break-before="auto"/>
    </style:style>
    <style:style style:family="table-column" style:name="co_2_323">
      <style:table-column-properties style:column-width="2.143cm" fo:break-before="auto"/>
    </style:style>
    <style:style style:family="table-column" style:name="co_2_324">
      <style:table-column-properties style:column-width="2.143cm" fo:break-before="auto"/>
    </style:style>
    <style:style style:family="table-column" style:name="co_2_325">
      <style:table-column-properties style:column-width="2.143cm" fo:break-before="auto"/>
    </style:style>
    <style:style style:family="table-column" style:name="co_2_326">
      <style:table-column-properties style:column-width="2.143cm" fo:break-before="auto"/>
    </style:style>
    <style:style style:family="table-column" style:name="co_2_327">
      <style:table-column-properties style:column-width="2.143cm" fo:break-before="auto"/>
    </style:style>
    <style:style style:family="table-column" style:name="co_2_328">
      <style:table-column-properties style:column-width="2.143cm" fo:break-before="auto"/>
    </style:style>
    <style:style style:family="table-column" style:name="co_2_329">
      <style:table-column-properties style:column-width="2.143cm" fo:break-before="auto"/>
    </style:style>
    <style:style style:family="table-column" style:name="co_2_330">
      <style:table-column-properties style:column-width="2.143cm" fo:break-before="auto"/>
    </style:style>
    <style:style style:family="table-column" style:name="co_2_331">
      <style:table-column-properties style:column-width="2.143cm" fo:break-before="auto"/>
    </style:style>
    <style:style style:family="table-column" style:name="co_2_332">
      <style:table-column-properties style:column-width="2.143cm" fo:break-before="auto"/>
    </style:style>
    <style:style style:family="table-column" style:name="co_2_333">
      <style:table-column-properties style:column-width="2.143cm" fo:break-before="auto"/>
    </style:style>
    <style:style style:family="table-column" style:name="co_2_334">
      <style:table-column-properties style:column-width="2.143cm" fo:break-before="auto"/>
    </style:style>
    <style:style style:family="table-column" style:name="co_2_335">
      <style:table-column-properties style:column-width="2.143cm" fo:break-before="auto"/>
    </style:style>
    <style:style style:family="table-column" style:name="co_2_336">
      <style:table-column-properties style:column-width="2.143cm" fo:break-before="auto"/>
    </style:style>
    <style:style style:family="table-column" style:name="co_2_337">
      <style:table-column-properties style:column-width="2.143cm" fo:break-before="auto"/>
    </style:style>
    <style:style style:family="table-column" style:name="co_2_338">
      <style:table-column-properties style:column-width="2.143cm" fo:break-before="auto"/>
    </style:style>
    <style:style style:family="table-column" style:name="co_2_339">
      <style:table-column-properties style:column-width="2.143cm" fo:break-before="auto"/>
    </style:style>
    <style:style style:family="table-column" style:name="co_2_340">
      <style:table-column-properties style:column-width="2.143cm" fo:break-before="auto"/>
    </style:style>
    <style:style style:family="table-column" style:name="co_2_341">
      <style:table-column-properties style:column-width="2.143cm" fo:break-before="auto"/>
    </style:style>
    <style:style style:family="table-column" style:name="co_2_342">
      <style:table-column-properties style:column-width="2.143cm" fo:break-before="auto"/>
    </style:style>
    <style:style style:family="table-column" style:name="co_2_343">
      <style:table-column-properties style:column-width="2.143cm" fo:break-before="auto"/>
    </style:style>
    <style:style style:family="table-column" style:name="co_2_344">
      <style:table-column-properties style:column-width="2.143cm" fo:break-before="auto"/>
    </style:style>
    <style:style style:family="table-column" style:name="co_2_345">
      <style:table-column-properties style:column-width="2.143cm" fo:break-before="auto"/>
    </style:style>
    <style:style style:family="table-column" style:name="co_2_346">
      <style:table-column-properties style:column-width="2.143cm" fo:break-before="auto"/>
    </style:style>
    <style:style style:family="table-column" style:name="co_2_347">
      <style:table-column-properties style:column-width="2.143cm" fo:break-before="auto"/>
    </style:style>
    <style:style style:family="table-column" style:name="co_2_348">
      <style:table-column-properties style:column-width="2.143cm" fo:break-before="auto"/>
    </style:style>
    <style:style style:family="table-column" style:name="co_2_349">
      <style:table-column-properties style:column-width="2.143cm" fo:break-before="auto"/>
    </style:style>
    <style:style style:family="table-column" style:name="co_2_350">
      <style:table-column-properties style:column-width="2.143cm" fo:break-before="auto"/>
    </style:style>
    <style:style style:family="table-column" style:name="co_2_351">
      <style:table-column-properties style:column-width="2.143cm" fo:break-before="auto"/>
    </style:style>
    <style:style style:family="table-column" style:name="co_2_352">
      <style:table-column-properties style:column-width="2.143cm" fo:break-before="auto"/>
    </style:style>
    <style:style style:family="table-column" style:name="co_2_353">
      <style:table-column-properties style:column-width="2.143cm" fo:break-before="auto"/>
    </style:style>
    <style:style style:family="table-column" style:name="co_2_354">
      <style:table-column-properties style:column-width="2.143cm" fo:break-before="auto"/>
    </style:style>
    <style:style style:family="table-column" style:name="co_2_355">
      <style:table-column-properties style:column-width="2.143cm" fo:break-before="auto"/>
    </style:style>
    <style:style style:family="table-column" style:name="co_2_356">
      <style:table-column-properties style:column-width="2.143cm" fo:break-before="auto"/>
    </style:style>
    <style:style style:family="table-column" style:name="co_2_357">
      <style:table-column-properties style:column-width="2.143cm" fo:break-before="auto"/>
    </style:style>
    <style:style style:family="table-column" style:name="co_2_358">
      <style:table-column-properties style:column-width="2.143cm" fo:break-before="auto"/>
    </style:style>
    <style:style style:family="table-column" style:name="co_2_359">
      <style:table-column-properties style:column-width="2.143cm" fo:break-before="auto"/>
    </style:style>
    <style:style style:family="table-column" style:name="co_2_360">
      <style:table-column-properties style:column-width="2.143cm" fo:break-before="auto"/>
    </style:style>
    <style:style style:family="table-column" style:name="co_2_361">
      <style:table-column-properties style:column-width="2.143cm" fo:break-before="auto"/>
    </style:style>
    <style:style style:family="table-column" style:name="co_2_362">
      <style:table-column-properties style:column-width="2.143cm" fo:break-before="auto"/>
    </style:style>
    <style:style style:family="table-column" style:name="co_2_363">
      <style:table-column-properties style:column-width="2.143cm" fo:break-before="auto"/>
    </style:style>
    <style:style style:family="table-column" style:name="co_2_364">
      <style:table-column-properties style:column-width="2.143cm" fo:break-before="auto"/>
    </style:style>
    <style:style style:family="table-column" style:name="co_2_365">
      <style:table-column-properties style:column-width="2.143cm" fo:break-before="auto"/>
    </style:style>
    <style:style style:family="table-column" style:name="co_2_366">
      <style:table-column-properties style:column-width="2.143cm" fo:break-before="auto"/>
    </style:style>
    <style:style style:family="table-column" style:name="co_2_367">
      <style:table-column-properties style:column-width="2.143cm" fo:break-before="auto"/>
    </style:style>
    <style:style style:family="table-column" style:name="co_2_368">
      <style:table-column-properties style:column-width="2.143cm" fo:break-before="auto"/>
    </style:style>
    <style:style style:family="table-column" style:name="co_2_369">
      <style:table-column-properties style:column-width="2.143cm" fo:break-before="auto"/>
    </style:style>
    <style:style style:family="table-column" style:name="co_2_370">
      <style:table-column-properties style:column-width="2.143cm" fo:break-before="auto"/>
    </style:style>
    <style:style style:family="table-column" style:name="co_2_371">
      <style:table-column-properties style:column-width="2.143cm" fo:break-before="auto"/>
    </style:style>
    <style:style style:family="table-column" style:name="co_2_372">
      <style:table-column-properties style:column-width="2.143cm" fo:break-before="auto"/>
    </style:style>
    <style:style style:family="table-column" style:name="co_2_373">
      <style:table-column-properties style:column-width="2.143cm" fo:break-before="auto"/>
    </style:style>
    <style:style style:family="table-column" style:name="co_2_374">
      <style:table-column-properties style:column-width="2.143cm" fo:break-before="auto"/>
    </style:style>
    <style:style style:family="table-column" style:name="co_2_375">
      <style:table-column-properties style:column-width="2.143cm" fo:break-before="auto"/>
    </style:style>
    <style:style style:family="table-column" style:name="co_2_376">
      <style:table-column-properties style:column-width="2.143cm" fo:break-before="auto"/>
    </style:style>
    <style:style style:family="table-column" style:name="co_2_377">
      <style:table-column-properties style:column-width="2.143cm" fo:break-before="auto"/>
    </style:style>
    <style:style style:family="table-column" style:name="co_2_378">
      <style:table-column-properties style:column-width="2.143cm" fo:break-before="auto"/>
    </style:style>
    <style:style style:family="table-column" style:name="co_2_379">
      <style:table-column-properties style:column-width="2.143cm" fo:break-before="auto"/>
    </style:style>
    <style:style style:family="table-column" style:name="co_2_380">
      <style:table-column-properties style:column-width="2.143cm" fo:break-before="auto"/>
    </style:style>
    <style:style style:family="table-column" style:name="co_2_381">
      <style:table-column-properties style:column-width="2.143cm" fo:break-before="auto"/>
    </style:style>
    <style:style style:family="table-column" style:name="co_2_382">
      <style:table-column-properties style:column-width="2.143cm" fo:break-before="auto"/>
    </style:style>
    <style:style style:family="table-column" style:name="co_2_383">
      <style:table-column-properties style:column-width="2.143cm" fo:break-before="auto"/>
    </style:style>
    <style:style style:family="table-column" style:name="co_2_384">
      <style:table-column-properties style:column-width="2.143cm" fo:break-before="auto"/>
    </style:style>
    <style:style style:family="table-column" style:name="co_2_385">
      <style:table-column-properties style:column-width="2.143cm" fo:break-before="auto"/>
    </style:style>
    <style:style style:family="table-column" style:name="co_2_386">
      <style:table-column-properties style:column-width="2.143cm" fo:break-before="auto"/>
    </style:style>
    <style:style style:family="table-column" style:name="co_2_387">
      <style:table-column-properties style:column-width="2.143cm" fo:break-before="auto"/>
    </style:style>
    <style:style style:family="table-column" style:name="co_2_388">
      <style:table-column-properties style:column-width="2.143cm" fo:break-before="auto"/>
    </style:style>
    <style:style style:family="table-column" style:name="co_2_389">
      <style:table-column-properties style:column-width="2.143cm" fo:break-before="auto"/>
    </style:style>
    <style:style style:family="table-column" style:name="co_2_390">
      <style:table-column-properties style:column-width="2.143cm" fo:break-before="auto"/>
    </style:style>
    <style:style style:family="table-column" style:name="co_2_391">
      <style:table-column-properties style:column-width="2.143cm" fo:break-before="auto"/>
    </style:style>
    <style:style style:family="table-column" style:name="co_2_392">
      <style:table-column-properties style:column-width="2.143cm" fo:break-before="auto"/>
    </style:style>
    <style:style style:family="table-column" style:name="co_2_393">
      <style:table-column-properties style:column-width="2.143cm" fo:break-before="auto"/>
    </style:style>
    <style:style style:family="table-column" style:name="co_2_394">
      <style:table-column-properties style:column-width="2.143cm" fo:break-before="auto"/>
    </style:style>
    <style:style style:family="table-column" style:name="co_2_395">
      <style:table-column-properties style:column-width="2.143cm" fo:break-before="auto"/>
    </style:style>
    <style:style style:family="table-column" style:name="co_2_396">
      <style:table-column-properties style:column-width="2.143cm" fo:break-before="auto"/>
    </style:style>
    <style:style style:family="table-column" style:name="co_2_397">
      <style:table-column-properties style:column-width="2.143cm" fo:break-before="auto"/>
    </style:style>
    <style:style style:family="table-column" style:name="co_2_398">
      <style:table-column-properties style:column-width="2.143cm" fo:break-before="auto"/>
    </style:style>
    <style:style style:family="table-column" style:name="co_2_399">
      <style:table-column-properties style:column-width="2.143cm" fo:break-before="auto"/>
    </style:style>
    <style:style style:family="table-column" style:name="co_2_400">
      <style:table-column-properties style:column-width="2.143cm" fo:break-before="auto"/>
    </style:style>
    <style:style style:family="table-column" style:name="co_2_401">
      <style:table-column-properties style:column-width="2.143cm" fo:break-before="auto"/>
    </style:style>
    <style:style style:family="table-column" style:name="co_2_402">
      <style:table-column-properties style:column-width="2.143cm" fo:break-before="auto"/>
    </style:style>
    <style:style style:family="table-column" style:name="co_2_403">
      <style:table-column-properties style:column-width="2.143cm" fo:break-before="auto"/>
    </style:style>
    <style:style style:family="table-column" style:name="co_2_404">
      <style:table-column-properties style:column-width="2.143cm" fo:break-before="auto"/>
    </style:style>
    <style:style style:family="table-column" style:name="co_2_405">
      <style:table-column-properties style:column-width="2.143cm" fo:break-before="auto"/>
    </style:style>
    <style:style style:family="table-column" style:name="co_2_406">
      <style:table-column-properties style:column-width="2.143cm" fo:break-before="auto"/>
    </style:style>
    <style:style style:family="table-column" style:name="co_2_407">
      <style:table-column-properties style:column-width="2.143cm" fo:break-before="auto"/>
    </style:style>
    <style:style style:family="table-column" style:name="co_2_408">
      <style:table-column-properties style:column-width="2.143cm" fo:break-before="auto"/>
    </style:style>
    <style:style style:family="table-column" style:name="co_2_409">
      <style:table-column-properties style:column-width="2.143cm" fo:break-before="auto"/>
    </style:style>
    <style:style style:family="table-column" style:name="co_2_410">
      <style:table-column-properties style:column-width="2.143cm" fo:break-before="auto"/>
    </style:style>
    <style:style style:family="table-column" style:name="co_2_411">
      <style:table-column-properties style:column-width="2.143cm" fo:break-before="auto"/>
    </style:style>
    <style:style style:family="table-column" style:name="co_2_412">
      <style:table-column-properties style:column-width="2.143cm" fo:break-before="auto"/>
    </style:style>
    <style:style style:family="table-column" style:name="co_2_413">
      <style:table-column-properties style:column-width="2.143cm" fo:break-before="auto"/>
    </style:style>
    <style:style style:family="table-column" style:name="co_2_414">
      <style:table-column-properties style:column-width="2.143cm" fo:break-before="auto"/>
    </style:style>
    <style:style style:family="table-column" style:name="co_2_415">
      <style:table-column-properties style:column-width="2.143cm" fo:break-before="auto"/>
    </style:style>
    <style:style style:family="table-column" style:name="co_2_416">
      <style:table-column-properties style:column-width="2.143cm" fo:break-before="auto"/>
    </style:style>
    <style:style style:family="table-column" style:name="co_2_417">
      <style:table-column-properties style:column-width="2.143cm" fo:break-before="auto"/>
    </style:style>
    <style:style style:family="table-column" style:name="co_2_418">
      <style:table-column-properties style:column-width="2.143cm" fo:break-before="auto"/>
    </style:style>
    <style:style style:family="table-column" style:name="co_2_419">
      <style:table-column-properties style:column-width="2.143cm" fo:break-before="auto"/>
    </style:style>
    <style:style style:family="table-column" style:name="co_2_420">
      <style:table-column-properties style:column-width="2.143cm" fo:break-before="auto"/>
    </style:style>
    <style:style style:family="table-column" style:name="co_2_421">
      <style:table-column-properties style:column-width="2.143cm" fo:break-before="auto"/>
    </style:style>
    <style:style style:family="table-column" style:name="co_2_422">
      <style:table-column-properties style:column-width="2.143cm" fo:break-before="auto"/>
    </style:style>
    <style:style style:family="table-column" style:name="co_2_423">
      <style:table-column-properties style:column-width="2.143cm" fo:break-before="auto"/>
    </style:style>
    <style:style style:family="table-column" style:name="co_2_424">
      <style:table-column-properties style:column-width="2.143cm" fo:break-before="auto"/>
    </style:style>
    <style:style style:family="table-column" style:name="co_2_425">
      <style:table-column-properties style:column-width="2.143cm" fo:break-before="auto"/>
    </style:style>
    <style:style style:family="table-column" style:name="co_2_426">
      <style:table-column-properties style:column-width="2.143cm" fo:break-before="auto"/>
    </style:style>
    <style:style style:family="table-column" style:name="co_2_427">
      <style:table-column-properties style:column-width="2.143cm" fo:break-before="auto"/>
    </style:style>
    <style:style style:family="table-column" style:name="co_2_428">
      <style:table-column-properties style:column-width="2.143cm" fo:break-before="auto"/>
    </style:style>
    <style:style style:family="table-column" style:name="co_2_429">
      <style:table-column-properties style:column-width="2.143cm" fo:break-before="auto"/>
    </style:style>
    <style:style style:family="table-column" style:name="co_2_430">
      <style:table-column-properties style:column-width="2.143cm" fo:break-before="auto"/>
    </style:style>
    <style:style style:family="table-column" style:name="co_2_431">
      <style:table-column-properties style:column-width="2.143cm" fo:break-before="auto"/>
    </style:style>
    <style:style style:family="table-column" style:name="co_2_432">
      <style:table-column-properties style:column-width="2.143cm" fo:break-before="auto"/>
    </style:style>
    <style:style style:family="table-column" style:name="co_2_433">
      <style:table-column-properties style:column-width="2.143cm" fo:break-before="auto"/>
    </style:style>
    <style:style style:family="table-column" style:name="co_2_434">
      <style:table-column-properties style:column-width="2.143cm" fo:break-before="auto"/>
    </style:style>
    <style:style style:family="table-column" style:name="co_2_435">
      <style:table-column-properties style:column-width="2.143cm" fo:break-before="auto"/>
    </style:style>
    <style:style style:family="table-column" style:name="co_2_436">
      <style:table-column-properties style:column-width="2.143cm" fo:break-before="auto"/>
    </style:style>
    <style:style style:family="table-column" style:name="co_2_437">
      <style:table-column-properties style:column-width="2.143cm" fo:break-before="auto"/>
    </style:style>
    <style:style style:family="table-column" style:name="co_2_438">
      <style:table-column-properties style:column-width="2.143cm" fo:break-before="auto"/>
    </style:style>
    <style:style style:family="table-column" style:name="co_2_439">
      <style:table-column-properties style:column-width="2.143cm" fo:break-before="auto"/>
    </style:style>
    <style:style style:family="table-column" style:name="co_2_440">
      <style:table-column-properties style:column-width="2.143cm" fo:break-before="auto"/>
    </style:style>
    <style:style style:family="table-column" style:name="co_2_441">
      <style:table-column-properties style:column-width="2.143cm" fo:break-before="auto"/>
    </style:style>
    <style:style style:family="table-column" style:name="co_2_442">
      <style:table-column-properties style:column-width="2.143cm" fo:break-before="auto"/>
    </style:style>
    <style:style style:family="table-column" style:name="co_2_443">
      <style:table-column-properties style:column-width="2.143cm" fo:break-before="auto"/>
    </style:style>
    <style:style style:family="table-column" style:name="co_2_444">
      <style:table-column-properties style:column-width="2.143cm" fo:break-before="auto"/>
    </style:style>
    <style:style style:family="table-column" style:name="co_2_445">
      <style:table-column-properties style:column-width="2.143cm" fo:break-before="auto"/>
    </style:style>
    <style:style style:family="table-column" style:name="co_2_446">
      <style:table-column-properties style:column-width="2.143cm" fo:break-before="auto"/>
    </style:style>
    <style:style style:family="table-column" style:name="co_2_447">
      <style:table-column-properties style:column-width="2.143cm" fo:break-before="auto"/>
    </style:style>
    <style:style style:family="table-column" style:name="co_2_448">
      <style:table-column-properties style:column-width="2.143cm" fo:break-before="auto"/>
    </style:style>
    <style:style style:family="table-column" style:name="co_2_449">
      <style:table-column-properties style:column-width="2.143cm" fo:break-before="auto"/>
    </style:style>
    <style:style style:family="table-column" style:name="co_2_450">
      <style:table-column-properties style:column-width="2.143cm" fo:break-before="auto"/>
    </style:style>
    <style:style style:family="table-column" style:name="co_2_451">
      <style:table-column-properties style:column-width="2.143cm" fo:break-before="auto"/>
    </style:style>
    <style:style style:family="table-column" style:name="co_2_452">
      <style:table-column-properties style:column-width="2.143cm" fo:break-before="auto"/>
    </style:style>
    <style:style style:family="table-column" style:name="co_2_453">
      <style:table-column-properties style:column-width="2.143cm" fo:break-before="auto"/>
    </style:style>
    <style:style style:family="table-column" style:name="co_2_454">
      <style:table-column-properties style:column-width="2.143cm" fo:break-before="auto"/>
    </style:style>
    <style:style style:family="table-column" style:name="co_2_455">
      <style:table-column-properties style:column-width="2.143cm" fo:break-before="auto"/>
    </style:style>
    <style:style style:family="table-column" style:name="co_2_456">
      <style:table-column-properties style:column-width="2.143cm" fo:break-before="auto"/>
    </style:style>
    <style:style style:family="table-column" style:name="co_2_457">
      <style:table-column-properties style:column-width="2.143cm" fo:break-before="auto"/>
    </style:style>
    <style:style style:family="table-column" style:name="co_2_458">
      <style:table-column-properties style:column-width="2.143cm" fo:break-before="auto"/>
    </style:style>
    <style:style style:family="table-column" style:name="co_2_459">
      <style:table-column-properties style:column-width="2.143cm" fo:break-before="auto"/>
    </style:style>
    <style:style style:family="table-column" style:name="co_2_460">
      <style:table-column-properties style:column-width="2.143cm" fo:break-before="auto"/>
    </style:style>
    <style:style style:family="table-column" style:name="co_2_461">
      <style:table-column-properties style:column-width="2.143cm" fo:break-before="auto"/>
    </style:style>
    <style:style style:family="table-column" style:name="co_2_462">
      <style:table-column-properties style:column-width="2.143cm" fo:break-before="auto"/>
    </style:style>
    <style:style style:family="table-column" style:name="co_2_463">
      <style:table-column-properties style:column-width="2.143cm" fo:break-before="auto"/>
    </style:style>
    <style:style style:family="table-column" style:name="co_2_464">
      <style:table-column-properties style:column-width="2.143cm" fo:break-before="auto"/>
    </style:style>
    <style:style style:family="table-column" style:name="co_2_465">
      <style:table-column-properties style:column-width="2.143cm" fo:break-before="auto"/>
    </style:style>
    <style:style style:family="table-column" style:name="co_2_466">
      <style:table-column-properties style:column-width="2.143cm" fo:break-before="auto"/>
    </style:style>
    <style:style style:family="table-column" style:name="co_2_467">
      <style:table-column-properties style:column-width="2.143cm" fo:break-before="auto"/>
    </style:style>
    <style:style style:family="table-column" style:name="co_2_468">
      <style:table-column-properties style:column-width="2.143cm" fo:break-before="auto"/>
    </style:style>
    <style:style style:family="table-column" style:name="co_2_469">
      <style:table-column-properties style:column-width="2.143cm" fo:break-before="auto"/>
    </style:style>
    <style:style style:family="table-column" style:name="co_2_470">
      <style:table-column-properties style:column-width="2.143cm" fo:break-before="auto"/>
    </style:style>
    <style:style style:family="table-column" style:name="co_2_471">
      <style:table-column-properties style:column-width="2.143cm" fo:break-before="auto"/>
    </style:style>
    <style:style style:family="table-column" style:name="co_2_472">
      <style:table-column-properties style:column-width="2.143cm" fo:break-before="auto"/>
    </style:style>
    <style:style style:family="table-column" style:name="co_2_473">
      <style:table-column-properties style:column-width="2.143cm" fo:break-before="auto"/>
    </style:style>
    <style:style style:family="table-column" style:name="co_2_474">
      <style:table-column-properties style:column-width="2.143cm" fo:break-before="auto"/>
    </style:style>
    <style:style style:family="table-column" style:name="co_2_475">
      <style:table-column-properties style:column-width="2.143cm" fo:break-before="auto"/>
    </style:style>
    <style:style style:family="table-column" style:name="co_2_476">
      <style:table-column-properties style:column-width="2.143cm" fo:break-before="auto"/>
    </style:style>
    <style:style style:family="table-column" style:name="co_2_477">
      <style:table-column-properties style:column-width="2.143cm" fo:break-before="auto"/>
    </style:style>
    <style:style style:family="table-column" style:name="co_2_478">
      <style:table-column-properties style:column-width="2.143cm" fo:break-before="auto"/>
    </style:style>
    <style:style style:family="table-column" style:name="co_2_479">
      <style:table-column-properties style:column-width="2.143cm" fo:break-before="auto"/>
    </style:style>
    <style:style style:family="table-column" style:name="co_2_480">
      <style:table-column-properties style:column-width="2.143cm" fo:break-before="auto"/>
    </style:style>
    <style:style style:family="table-column" style:name="co_2_481">
      <style:table-column-properties style:column-width="2.143cm" fo:break-before="auto"/>
    </style:style>
    <style:style style:family="table-column" style:name="co_2_482">
      <style:table-column-properties style:column-width="2.143cm" fo:break-before="auto"/>
    </style:style>
    <style:style style:family="table-column" style:name="co_2_483">
      <style:table-column-properties style:column-width="2.143cm" fo:break-before="auto"/>
    </style:style>
    <style:style style:family="table-column" style:name="co_2_484">
      <style:table-column-properties style:column-width="2.143cm" fo:break-before="auto"/>
    </style:style>
    <style:style style:family="table-column" style:name="co_2_485">
      <style:table-column-properties style:column-width="2.143cm" fo:break-before="auto"/>
    </style:style>
    <style:style style:family="table-column" style:name="co_2_486">
      <style:table-column-properties style:column-width="2.143cm" fo:break-before="auto"/>
    </style:style>
    <style:style style:family="table-column" style:name="co_2_487">
      <style:table-column-properties style:column-width="2.143cm" fo:break-before="auto"/>
    </style:style>
    <style:style style:family="table-column" style:name="co_2_488">
      <style:table-column-properties style:column-width="2.143cm" fo:break-before="auto"/>
    </style:style>
    <style:style style:family="table-column" style:name="co_2_489">
      <style:table-column-properties style:column-width="2.143cm" fo:break-before="auto"/>
    </style:style>
    <style:style style:family="table-column" style:name="co_2_490">
      <style:table-column-properties style:column-width="2.143cm" fo:break-before="auto"/>
    </style:style>
    <style:style style:family="table-column" style:name="co_2_491">
      <style:table-column-properties style:column-width="2.143cm" fo:break-before="auto"/>
    </style:style>
    <style:style style:family="table-column" style:name="co_2_492">
      <style:table-column-properties style:column-width="2.143cm" fo:break-before="auto"/>
    </style:style>
    <style:style style:family="table-column" style:name="co_2_493">
      <style:table-column-properties style:column-width="2.143cm" fo:break-before="auto"/>
    </style:style>
    <style:style style:family="table-column" style:name="co_2_494">
      <style:table-column-properties style:column-width="2.143cm" fo:break-before="auto"/>
    </style:style>
    <style:style style:family="table-column" style:name="co_2_495">
      <style:table-column-properties style:column-width="2.143cm" fo:break-before="auto"/>
    </style:style>
    <style:style style:family="table-column" style:name="co_2_496">
      <style:table-column-properties style:column-width="2.143cm" fo:break-before="auto"/>
    </style:style>
    <style:style style:family="table-column" style:name="co_2_497">
      <style:table-column-properties style:column-width="2.143cm" fo:break-before="auto"/>
    </style:style>
    <style:style style:family="table-column" style:name="co_2_498">
      <style:table-column-properties style:column-width="2.143cm" fo:break-before="auto"/>
    </style:style>
    <style:style style:family="table-column" style:name="co_2_499">
      <style:table-column-properties style:column-width="2.143cm" fo:break-before="auto"/>
    </style:style>
    <style:style style:family="table-column" style:name="co_2_500">
      <style:table-column-properties style:column-width="2.143cm" fo:break-before="auto"/>
    </style:style>
    <style:style style:family="table-column" style:name="co_2_501">
      <style:table-column-properties style:column-width="2.143cm" fo:break-before="auto"/>
    </style:style>
    <style:style style:family="table-column" style:name="co_2_502">
      <style:table-column-properties style:column-width="2.143cm" fo:break-before="auto"/>
    </style:style>
    <style:style style:family="table-column" style:name="co_2_503">
      <style:table-column-properties style:column-width="2.143cm" fo:break-before="auto"/>
    </style:style>
    <style:style style:family="table-column" style:name="co_2_504">
      <style:table-column-properties style:column-width="2.143cm" fo:break-before="auto"/>
    </style:style>
    <style:style style:family="table-column" style:name="co_2_505">
      <style:table-column-properties style:column-width="2.143cm" fo:break-before="auto"/>
    </style:style>
    <style:style style:family="table-column" style:name="co_2_506">
      <style:table-column-properties style:column-width="2.143cm" fo:break-before="auto"/>
    </style:style>
    <style:style style:family="table-column" style:name="co_2_507">
      <style:table-column-properties style:column-width="2.143cm" fo:break-before="auto"/>
    </style:style>
    <style:style style:family="table-column" style:name="co_2_508">
      <style:table-column-properties style:column-width="2.143cm" fo:break-before="auto"/>
    </style:style>
    <style:style style:family="table-column" style:name="co_2_509">
      <style:table-column-properties style:column-width="2.143cm" fo:break-before="auto"/>
    </style:style>
    <style:style style:family="table-column" style:name="co_2_510">
      <style:table-column-properties style:column-width="2.143cm" fo:break-before="auto"/>
    </style:style>
    <style:style style:family="table-column" style:name="co_2_511">
      <style:table-column-properties style:column-width="2.143cm" fo:break-before="auto"/>
    </style:style>
    <style:style style:family="table-column" style:name="co_2_512">
      <style:table-column-properties style:column-width="2.143cm" fo:break-before="auto"/>
    </style:style>
    <style:style style:family="table-column" style:name="co_2_513">
      <style:table-column-properties style:column-width="2.143cm" fo:break-before="auto"/>
    </style:style>
    <style:style style:family="table-column" style:name="co_2_514">
      <style:table-column-properties style:column-width="2.143cm" fo:break-before="auto"/>
    </style:style>
    <style:style style:family="table-column" style:name="co_2_515">
      <style:table-column-properties style:column-width="2.143cm" fo:break-before="auto"/>
    </style:style>
    <style:style style:family="table-column" style:name="co_2_516">
      <style:table-column-properties style:column-width="2.143cm" fo:break-before="auto"/>
    </style:style>
    <style:style style:family="table-column" style:name="co_2_517">
      <style:table-column-properties style:column-width="2.143cm" fo:break-before="auto"/>
    </style:style>
    <style:style style:family="table-column" style:name="co_2_518">
      <style:table-column-properties style:column-width="2.143cm" fo:break-before="auto"/>
    </style:style>
    <style:style style:family="table-column" style:name="co_2_519">
      <style:table-column-properties style:column-width="2.143cm" fo:break-before="auto"/>
    </style:style>
    <style:style style:family="table-column" style:name="co_2_520">
      <style:table-column-properties style:column-width="2.143cm" fo:break-before="auto"/>
    </style:style>
    <style:style style:family="table-column" style:name="co_2_521">
      <style:table-column-properties style:column-width="2.143cm" fo:break-before="auto"/>
    </style:style>
    <style:style style:family="table-column" style:name="co_2_522">
      <style:table-column-properties style:column-width="2.143cm" fo:break-before="auto"/>
    </style:style>
    <style:style style:family="table-column" style:name="co_2_523">
      <style:table-column-properties style:column-width="2.143cm" fo:break-before="auto"/>
    </style:style>
    <style:style style:family="table-column" style:name="co_2_524">
      <style:table-column-properties style:column-width="2.143cm" fo:break-before="auto"/>
    </style:style>
    <style:style style:family="table-column" style:name="co_2_525">
      <style:table-column-properties style:column-width="2.143cm" fo:break-before="auto"/>
    </style:style>
    <style:style style:family="table-column" style:name="co_2_526">
      <style:table-column-properties style:column-width="2.143cm" fo:break-before="auto"/>
    </style:style>
    <style:style style:family="table-column" style:name="co_2_527">
      <style:table-column-properties style:column-width="2.143cm" fo:break-before="auto"/>
    </style:style>
    <style:style style:family="table-column" style:name="co_2_528">
      <style:table-column-properties style:column-width="2.143cm" fo:break-before="auto"/>
    </style:style>
    <style:style style:family="table-column" style:name="co_2_529">
      <style:table-column-properties style:column-width="2.143cm" fo:break-before="auto"/>
    </style:style>
    <style:style style:family="table-column" style:name="co_2_530">
      <style:table-column-properties style:column-width="2.143cm" fo:break-before="auto"/>
    </style:style>
    <style:style style:family="table-column" style:name="co_2_531">
      <style:table-column-properties style:column-width="2.143cm" fo:break-before="auto"/>
    </style:style>
    <style:style style:family="table-column" style:name="co_2_532">
      <style:table-column-properties style:column-width="2.143cm" fo:break-before="auto"/>
    </style:style>
    <style:style style:family="table-column" style:name="co_2_533">
      <style:table-column-properties style:column-width="2.143cm" fo:break-before="auto"/>
    </style:style>
    <style:style style:family="table-column" style:name="co_2_534">
      <style:table-column-properties style:column-width="2.143cm" fo:break-before="auto"/>
    </style:style>
    <style:style style:family="table-column" style:name="co_2_535">
      <style:table-column-properties style:column-width="2.143cm" fo:break-before="auto"/>
    </style:style>
    <style:style style:family="table-column" style:name="co_2_536">
      <style:table-column-properties style:column-width="2.143cm" fo:break-before="auto"/>
    </style:style>
    <style:style style:family="table-column" style:name="co_2_537">
      <style:table-column-properties style:column-width="2.143cm" fo:break-before="auto"/>
    </style:style>
    <style:style style:family="table-column" style:name="co_2_538">
      <style:table-column-properties style:column-width="2.143cm" fo:break-before="auto"/>
    </style:style>
    <style:style style:family="table-column" style:name="co_2_539">
      <style:table-column-properties style:column-width="2.143cm" fo:break-before="auto"/>
    </style:style>
    <style:style style:family="table-column" style:name="co_2_540">
      <style:table-column-properties style:column-width="2.143cm" fo:break-before="auto"/>
    </style:style>
    <style:style style:family="table-column" style:name="co_2_541">
      <style:table-column-properties style:column-width="2.143cm" fo:break-before="auto"/>
    </style:style>
    <style:style style:family="table-column" style:name="co_2_542">
      <style:table-column-properties style:column-width="2.143cm" fo:break-before="auto"/>
    </style:style>
    <style:style style:family="table-column" style:name="co_2_543">
      <style:table-column-properties style:column-width="2.143cm" fo:break-before="auto"/>
    </style:style>
    <style:style style:family="table-column" style:name="co_2_544">
      <style:table-column-properties style:column-width="2.143cm" fo:break-before="auto"/>
    </style:style>
    <style:style style:family="table-column" style:name="co_2_545">
      <style:table-column-properties style:column-width="2.143cm" fo:break-before="auto"/>
    </style:style>
    <style:style style:family="table-column" style:name="co_2_546">
      <style:table-column-properties style:column-width="2.143cm" fo:break-before="auto"/>
    </style:style>
    <style:style style:family="table-column" style:name="co_2_547">
      <style:table-column-properties style:column-width="2.143cm" fo:break-before="auto"/>
    </style:style>
    <style:style style:family="table-column" style:name="co_2_548">
      <style:table-column-properties style:column-width="2.143cm" fo:break-before="auto"/>
    </style:style>
    <style:style style:family="table-column" style:name="co_2_549">
      <style:table-column-properties style:column-width="2.143cm" fo:break-before="auto"/>
    </style:style>
    <style:style style:family="table-column" style:name="co_2_550">
      <style:table-column-properties style:column-width="2.143cm" fo:break-before="auto"/>
    </style:style>
    <style:style style:family="table-column" style:name="co_2_551">
      <style:table-column-properties style:column-width="2.143cm" fo:break-before="auto"/>
    </style:style>
    <style:style style:family="table-column" style:name="co_2_552">
      <style:table-column-properties style:column-width="2.143cm" fo:break-before="auto"/>
    </style:style>
    <style:style style:family="table-column" style:name="co_2_553">
      <style:table-column-properties style:column-width="2.143cm" fo:break-before="auto"/>
    </style:style>
    <style:style style:family="table-column" style:name="co_2_554">
      <style:table-column-properties style:column-width="2.143cm" fo:break-before="auto"/>
    </style:style>
    <style:style style:family="table-column" style:name="co_2_555">
      <style:table-column-properties style:column-width="2.143cm" fo:break-before="auto"/>
    </style:style>
    <style:style style:family="table-column" style:name="co_2_556">
      <style:table-column-properties style:column-width="2.143cm" fo:break-before="auto"/>
    </style:style>
    <style:style style:family="table-column" style:name="co_2_557">
      <style:table-column-properties style:column-width="2.143cm" fo:break-before="auto"/>
    </style:style>
    <style:style style:family="table-column" style:name="co_2_558">
      <style:table-column-properties style:column-width="2.143cm" fo:break-before="auto"/>
    </style:style>
    <style:style style:family="table-column" style:name="co_2_559">
      <style:table-column-properties style:column-width="2.143cm" fo:break-before="auto"/>
    </style:style>
    <style:style style:family="table-column" style:name="co_2_560">
      <style:table-column-properties style:column-width="2.143cm" fo:break-before="auto"/>
    </style:style>
    <style:style style:family="table-column" style:name="co_2_561">
      <style:table-column-properties style:column-width="2.143cm" fo:break-before="auto"/>
    </style:style>
    <style:style style:family="table-column" style:name="co_2_562">
      <style:table-column-properties style:column-width="2.143cm" fo:break-before="auto"/>
    </style:style>
    <style:style style:family="table-column" style:name="co_2_563">
      <style:table-column-properties style:column-width="2.143cm" fo:break-before="auto"/>
    </style:style>
    <style:style style:family="table-column" style:name="co_2_564">
      <style:table-column-properties style:column-width="2.143cm" fo:break-before="auto"/>
    </style:style>
    <style:style style:family="table-column" style:name="co_2_565">
      <style:table-column-properties style:column-width="2.143cm" fo:break-before="auto"/>
    </style:style>
    <style:style style:family="table-column" style:name="co_2_566">
      <style:table-column-properties style:column-width="2.143cm" fo:break-before="auto"/>
    </style:style>
    <style:style style:family="table-column" style:name="co_2_567">
      <style:table-column-properties style:column-width="2.143cm" fo:break-before="auto"/>
    </style:style>
    <style:style style:family="table-column" style:name="co_2_568">
      <style:table-column-properties style:column-width="2.143cm" fo:break-before="auto"/>
    </style:style>
    <style:style style:family="table-column" style:name="co_2_569">
      <style:table-column-properties style:column-width="2.143cm" fo:break-before="auto"/>
    </style:style>
    <style:style style:family="table-column" style:name="co_2_570">
      <style:table-column-properties style:column-width="2.143cm" fo:break-before="auto"/>
    </style:style>
    <style:style style:family="table-column" style:name="co_2_571">
      <style:table-column-properties style:column-width="2.143cm" fo:break-before="auto"/>
    </style:style>
    <style:style style:family="table-column" style:name="co_2_572">
      <style:table-column-properties style:column-width="2.143cm" fo:break-before="auto"/>
    </style:style>
    <style:style style:family="table-column" style:name="co_2_573">
      <style:table-column-properties style:column-width="2.143cm" fo:break-before="auto"/>
    </style:style>
    <style:style style:family="table-column" style:name="co_2_574">
      <style:table-column-properties style:column-width="2.143cm" fo:break-before="auto"/>
    </style:style>
    <style:style style:family="table-column" style:name="co_2_575">
      <style:table-column-properties style:column-width="2.143cm" fo:break-before="auto"/>
    </style:style>
    <style:style style:family="table-column" style:name="co_2_576">
      <style:table-column-properties style:column-width="2.143cm" fo:break-before="auto"/>
    </style:style>
    <style:style style:family="table-column" style:name="co_2_577">
      <style:table-column-properties style:column-width="2.143cm" fo:break-before="auto"/>
    </style:style>
    <style:style style:family="table-column" style:name="co_2_578">
      <style:table-column-properties style:column-width="2.143cm" fo:break-before="auto"/>
    </style:style>
    <style:style style:family="table-column" style:name="co_2_579">
      <style:table-column-properties style:column-width="2.143cm" fo:break-before="auto"/>
    </style:style>
    <style:style style:family="table-column" style:name="co_2_580">
      <style:table-column-properties style:column-width="2.143cm" fo:break-before="auto"/>
    </style:style>
    <style:style style:family="table-column" style:name="co_2_581">
      <style:table-column-properties style:column-width="2.143cm" fo:break-before="auto"/>
    </style:style>
    <style:style style:family="table-column" style:name="co_2_582">
      <style:table-column-properties style:column-width="2.143cm" fo:break-before="auto"/>
    </style:style>
    <style:style style:family="table-column" style:name="co_2_583">
      <style:table-column-properties style:column-width="2.143cm" fo:break-before="auto"/>
    </style:style>
    <style:style style:family="table-column" style:name="co_2_584">
      <style:table-column-properties style:column-width="2.143cm" fo:break-before="auto"/>
    </style:style>
    <style:style style:family="table-column" style:name="co_2_585">
      <style:table-column-properties style:column-width="2.143cm" fo:break-before="auto"/>
    </style:style>
    <style:style style:family="table-column" style:name="co_2_586">
      <style:table-column-properties style:column-width="2.143cm" fo:break-before="auto"/>
    </style:style>
    <style:style style:family="table-column" style:name="co_2_587">
      <style:table-column-properties style:column-width="2.143cm" fo:break-before="auto"/>
    </style:style>
    <style:style style:family="table-column" style:name="co_2_588">
      <style:table-column-properties style:column-width="2.143cm" fo:break-before="auto"/>
    </style:style>
    <style:style style:family="table-column" style:name="co_2_589">
      <style:table-column-properties style:column-width="2.143cm" fo:break-before="auto"/>
    </style:style>
    <style:style style:family="table-column" style:name="co_2_590">
      <style:table-column-properties style:column-width="2.143cm" fo:break-before="auto"/>
    </style:style>
    <style:style style:family="table-column" style:name="co_2_591">
      <style:table-column-properties style:column-width="2.143cm" fo:break-before="auto"/>
    </style:style>
    <style:style style:family="table-column" style:name="co_2_592">
      <style:table-column-properties style:column-width="2.143cm" fo:break-before="auto"/>
    </style:style>
    <style:style style:family="table-column" style:name="co_2_593">
      <style:table-column-properties style:column-width="2.143cm" fo:break-before="auto"/>
    </style:style>
    <style:style style:family="table-column" style:name="co_2_594">
      <style:table-column-properties style:column-width="2.143cm" fo:break-before="auto"/>
    </style:style>
    <style:style style:family="table-column" style:name="co_2_595">
      <style:table-column-properties style:column-width="2.143cm" fo:break-before="auto"/>
    </style:style>
    <style:style style:family="table-column" style:name="co_2_596">
      <style:table-column-properties style:column-width="2.143cm" fo:break-before="auto"/>
    </style:style>
    <style:style style:family="table-column" style:name="co_2_597">
      <style:table-column-properties style:column-width="2.143cm" fo:break-before="auto"/>
    </style:style>
    <style:style style:family="table-column" style:name="co_2_598">
      <style:table-column-properties style:column-width="2.143cm" fo:break-before="auto"/>
    </style:style>
    <style:style style:family="table-column" style:name="co_2_599">
      <style:table-column-properties style:column-width="2.143cm" fo:break-before="auto"/>
    </style:style>
    <style:style style:family="table-column" style:name="co_2_600">
      <style:table-column-properties style:column-width="2.143cm" fo:break-before="auto"/>
    </style:style>
    <style:style style:family="table-column" style:name="co_2_601">
      <style:table-column-properties style:column-width="2.143cm" fo:break-before="auto"/>
    </style:style>
    <style:style style:family="table-column" style:name="co_2_602">
      <style:table-column-properties style:column-width="2.143cm" fo:break-before="auto"/>
    </style:style>
    <style:style style:family="table-column" style:name="co_2_603">
      <style:table-column-properties style:column-width="2.143cm" fo:break-before="auto"/>
    </style:style>
    <style:style style:family="table-column" style:name="co_2_604">
      <style:table-column-properties style:column-width="2.143cm" fo:break-before="auto"/>
    </style:style>
    <style:style style:family="table-column" style:name="co_2_605">
      <style:table-column-properties style:column-width="2.143cm" fo:break-before="auto"/>
    </style:style>
    <style:style style:family="table-column" style:name="co_2_606">
      <style:table-column-properties style:column-width="2.143cm" fo:break-before="auto"/>
    </style:style>
    <style:style style:family="table-column" style:name="co_2_607">
      <style:table-column-properties style:column-width="2.143cm" fo:break-before="auto"/>
    </style:style>
    <style:style style:family="table-column" style:name="co_2_608">
      <style:table-column-properties style:column-width="2.143cm" fo:break-before="auto"/>
    </style:style>
    <style:style style:family="table-column" style:name="co_2_609">
      <style:table-column-properties style:column-width="2.143cm" fo:break-before="auto"/>
    </style:style>
    <style:style style:family="table-column" style:name="co_2_610">
      <style:table-column-properties style:column-width="2.143cm" fo:break-before="auto"/>
    </style:style>
    <style:style style:family="table-column" style:name="co_2_611">
      <style:table-column-properties style:column-width="2.143cm" fo:break-before="auto"/>
    </style:style>
    <style:style style:family="table-column" style:name="co_2_612">
      <style:table-column-properties style:column-width="2.143cm" fo:break-before="auto"/>
    </style:style>
    <style:style style:family="table-column" style:name="co_2_613">
      <style:table-column-properties style:column-width="2.143cm" fo:break-before="auto"/>
    </style:style>
    <style:style style:family="table-column" style:name="co_2_614">
      <style:table-column-properties style:column-width="2.143cm" fo:break-before="auto"/>
    </style:style>
    <style:style style:family="table-column" style:name="co_2_615">
      <style:table-column-properties style:column-width="2.143cm" fo:break-before="auto"/>
    </style:style>
    <style:style style:family="table-column" style:name="co_2_616">
      <style:table-column-properties style:column-width="2.143cm" fo:break-before="auto"/>
    </style:style>
    <style:style style:family="table-column" style:name="co_2_617">
      <style:table-column-properties style:column-width="2.143cm" fo:break-before="auto"/>
    </style:style>
    <style:style style:family="table-column" style:name="co_2_618">
      <style:table-column-properties style:column-width="2.143cm" fo:break-before="auto"/>
    </style:style>
    <style:style style:family="table-column" style:name="co_2_619">
      <style:table-column-properties style:column-width="2.143cm" fo:break-before="auto"/>
    </style:style>
    <style:style style:family="table-column" style:name="co_2_620">
      <style:table-column-properties style:column-width="2.143cm" fo:break-before="auto"/>
    </style:style>
    <style:style style:family="table-column" style:name="co_2_621">
      <style:table-column-properties style:column-width="2.143cm" fo:break-before="auto"/>
    </style:style>
    <style:style style:family="table-column" style:name="co_2_622">
      <style:table-column-properties style:column-width="2.143cm" fo:break-before="auto"/>
    </style:style>
    <style:style style:family="table-column" style:name="co_2_623">
      <style:table-column-properties style:column-width="2.143cm" fo:break-before="auto"/>
    </style:style>
    <style:style style:family="table-column" style:name="co_2_624">
      <style:table-column-properties style:column-width="2.143cm" fo:break-before="auto"/>
    </style:style>
    <style:style style:family="table-column" style:name="co_2_625">
      <style:table-column-properties style:column-width="2.143cm" fo:break-before="auto"/>
    </style:style>
    <style:style style:family="table-column" style:name="co_2_626">
      <style:table-column-properties style:column-width="2.143cm" fo:break-before="auto"/>
    </style:style>
    <style:style style:family="table-column" style:name="co_2_627">
      <style:table-column-properties style:column-width="2.143cm" fo:break-before="auto"/>
    </style:style>
    <style:style style:family="table-column" style:name="co_2_628">
      <style:table-column-properties style:column-width="2.143cm" fo:break-before="auto"/>
    </style:style>
    <style:style style:family="table-column" style:name="co_2_629">
      <style:table-column-properties style:column-width="2.143cm" fo:break-before="auto"/>
    </style:style>
    <style:style style:family="table-column" style:name="co_2_630">
      <style:table-column-properties style:column-width="2.143cm" fo:break-before="auto"/>
    </style:style>
    <style:style style:family="table-column" style:name="co_2_631">
      <style:table-column-properties style:column-width="2.143cm" fo:break-before="auto"/>
    </style:style>
    <style:style style:family="table-column" style:name="co_2_632">
      <style:table-column-properties style:column-width="2.143cm" fo:break-before="auto"/>
    </style:style>
    <style:style style:family="table-column" style:name="co_2_633">
      <style:table-column-properties style:column-width="2.143cm" fo:break-before="auto"/>
    </style:style>
    <style:style style:family="table-column" style:name="co_2_634">
      <style:table-column-properties style:column-width="2.143cm" fo:break-before="auto"/>
    </style:style>
    <style:style style:family="table-column" style:name="co_2_635">
      <style:table-column-properties style:column-width="2.143cm" fo:break-before="auto"/>
    </style:style>
    <style:style style:family="table-column" style:name="co_2_636">
      <style:table-column-properties style:column-width="2.143cm" fo:break-before="auto"/>
    </style:style>
    <style:style style:family="table-column" style:name="co_2_637">
      <style:table-column-properties style:column-width="2.143cm" fo:break-before="auto"/>
    </style:style>
    <style:style style:family="table-column" style:name="co_2_638">
      <style:table-column-properties style:column-width="2.143cm" fo:break-before="auto"/>
    </style:style>
    <style:style style:family="table-column" style:name="co_2_639">
      <style:table-column-properties style:column-width="2.143cm" fo:break-before="auto"/>
    </style:style>
    <style:style style:family="table-column" style:name="co_2_640">
      <style:table-column-properties style:column-width="2.143cm" fo:break-before="auto"/>
    </style:style>
    <style:style style:family="table-column" style:name="co_2_641">
      <style:table-column-properties style:column-width="2.143cm" fo:break-before="auto"/>
    </style:style>
    <style:style style:family="table-column" style:name="co_2_642">
      <style:table-column-properties style:column-width="2.143cm" fo:break-before="auto"/>
    </style:style>
    <style:style style:family="table-column" style:name="co_2_643">
      <style:table-column-properties style:column-width="2.143cm" fo:break-before="auto"/>
    </style:style>
    <style:style style:family="table-column" style:name="co_2_644">
      <style:table-column-properties style:column-width="2.143cm" fo:break-before="auto"/>
    </style:style>
    <style:style style:family="table-column" style:name="co_2_645">
      <style:table-column-properties style:column-width="2.143cm" fo:break-before="auto"/>
    </style:style>
    <style:style style:family="table-column" style:name="co_2_646">
      <style:table-column-properties style:column-width="2.143cm" fo:break-before="auto"/>
    </style:style>
    <style:style style:family="table-column" style:name="co_2_647">
      <style:table-column-properties style:column-width="2.143cm" fo:break-before="auto"/>
    </style:style>
    <style:style style:family="table-column" style:name="co_2_648">
      <style:table-column-properties style:column-width="2.143cm" fo:break-before="auto"/>
    </style:style>
    <style:style style:family="table-column" style:name="co_2_649">
      <style:table-column-properties style:column-width="2.143cm" fo:break-before="auto"/>
    </style:style>
    <style:style style:family="table-column" style:name="co_2_650">
      <style:table-column-properties style:column-width="2.143cm" fo:break-before="auto"/>
    </style:style>
    <style:style style:family="table-column" style:name="co_2_651">
      <style:table-column-properties style:column-width="2.143cm" fo:break-before="auto"/>
    </style:style>
    <style:style style:family="table-column" style:name="co_2_652">
      <style:table-column-properties style:column-width="2.143cm" fo:break-before="auto"/>
    </style:style>
    <style:style style:family="table-column" style:name="co_2_653">
      <style:table-column-properties style:column-width="2.143cm" fo:break-before="auto"/>
    </style:style>
    <style:style style:family="table-column" style:name="co_2_654">
      <style:table-column-properties style:column-width="2.143cm" fo:break-before="auto"/>
    </style:style>
    <style:style style:family="table-column" style:name="co_2_655">
      <style:table-column-properties style:column-width="2.143cm" fo:break-before="auto"/>
    </style:style>
    <style:style style:family="table-column" style:name="co_2_656">
      <style:table-column-properties style:column-width="2.143cm" fo:break-before="auto"/>
    </style:style>
    <style:style style:family="table-column" style:name="co_2_657">
      <style:table-column-properties style:column-width="2.143cm" fo:break-before="auto"/>
    </style:style>
    <style:style style:family="table-column" style:name="co_2_658">
      <style:table-column-properties style:column-width="2.143cm" fo:break-before="auto"/>
    </style:style>
    <style:style style:family="table-column" style:name="co_2_659">
      <style:table-column-properties style:column-width="2.143cm" fo:break-before="auto"/>
    </style:style>
    <style:style style:family="table-column" style:name="co_2_660">
      <style:table-column-properties style:column-width="2.143cm" fo:break-before="auto"/>
    </style:style>
    <style:style style:family="table-column" style:name="co_2_661">
      <style:table-column-properties style:column-width="2.143cm" fo:break-before="auto"/>
    </style:style>
    <style:style style:family="table-column" style:name="co_2_662">
      <style:table-column-properties style:column-width="2.143cm" fo:break-before="auto"/>
    </style:style>
    <style:style style:family="table-column" style:name="co_2_663">
      <style:table-column-properties style:column-width="2.143cm" fo:break-before="auto"/>
    </style:style>
    <style:style style:family="table-column" style:name="co_2_664">
      <style:table-column-properties style:column-width="2.143cm" fo:break-before="auto"/>
    </style:style>
    <style:style style:family="table-column" style:name="co_2_665">
      <style:table-column-properties style:column-width="2.143cm" fo:break-before="auto"/>
    </style:style>
    <style:style style:family="table-column" style:name="co_2_666">
      <style:table-column-properties style:column-width="2.143cm" fo:break-before="auto"/>
    </style:style>
    <style:style style:family="table-column" style:name="co_2_667">
      <style:table-column-properties style:column-width="2.143cm" fo:break-before="auto"/>
    </style:style>
    <style:style style:family="table-column" style:name="co_2_668">
      <style:table-column-properties style:column-width="2.143cm" fo:break-before="auto"/>
    </style:style>
    <style:style style:family="table-column" style:name="co_2_669">
      <style:table-column-properties style:column-width="2.143cm" fo:break-before="auto"/>
    </style:style>
    <style:style style:family="table-column" style:name="co_2_670">
      <style:table-column-properties style:column-width="2.143cm" fo:break-before="auto"/>
    </style:style>
    <style:style style:family="table-column" style:name="co_2_671">
      <style:table-column-properties style:column-width="2.143cm" fo:break-before="auto"/>
    </style:style>
    <style:style style:family="table-column" style:name="co_2_672">
      <style:table-column-properties style:column-width="2.143cm" fo:break-before="auto"/>
    </style:style>
    <style:style style:family="table-column" style:name="co_2_673">
      <style:table-column-properties style:column-width="2.143cm" fo:break-before="auto"/>
    </style:style>
    <style:style style:family="table-column" style:name="co_2_674">
      <style:table-column-properties style:column-width="2.143cm" fo:break-before="auto"/>
    </style:style>
    <style:style style:family="table-column" style:name="co_2_675">
      <style:table-column-properties style:column-width="2.143cm" fo:break-before="auto"/>
    </style:style>
    <style:style style:family="table-column" style:name="co_2_676">
      <style:table-column-properties style:column-width="2.143cm" fo:break-before="auto"/>
    </style:style>
    <style:style style:family="table-column" style:name="co_2_677">
      <style:table-column-properties style:column-width="2.143cm" fo:break-before="auto"/>
    </style:style>
    <style:style style:family="table-column" style:name="co_2_678">
      <style:table-column-properties style:column-width="2.143cm" fo:break-before="auto"/>
    </style:style>
    <style:style style:family="table-column" style:name="co_2_679">
      <style:table-column-properties style:column-width="2.143cm" fo:break-before="auto"/>
    </style:style>
    <style:style style:family="table-column" style:name="co_2_680">
      <style:table-column-properties style:column-width="2.143cm" fo:break-before="auto"/>
    </style:style>
    <style:style style:family="table-column" style:name="co_2_681">
      <style:table-column-properties style:column-width="2.143cm" fo:break-before="auto"/>
    </style:style>
    <style:style style:family="table-column" style:name="co_2_682">
      <style:table-column-properties style:column-width="2.143cm" fo:break-before="auto"/>
    </style:style>
    <style:style style:family="table-column" style:name="co_2_683">
      <style:table-column-properties style:column-width="2.143cm" fo:break-before="auto"/>
    </style:style>
    <style:style style:family="table-column" style:name="co_2_684">
      <style:table-column-properties style:column-width="2.143cm" fo:break-before="auto"/>
    </style:style>
    <style:style style:family="table-column" style:name="co_2_685">
      <style:table-column-properties style:column-width="2.143cm" fo:break-before="auto"/>
    </style:style>
    <style:style style:family="table-column" style:name="co_2_686">
      <style:table-column-properties style:column-width="2.143cm" fo:break-before="auto"/>
    </style:style>
    <style:style style:family="table-column" style:name="co_2_687">
      <style:table-column-properties style:column-width="2.143cm" fo:break-before="auto"/>
    </style:style>
    <style:style style:family="table-column" style:name="co_2_688">
      <style:table-column-properties style:column-width="2.143cm" fo:break-before="auto"/>
    </style:style>
    <style:style style:family="table-column" style:name="co_2_689">
      <style:table-column-properties style:column-width="2.143cm" fo:break-before="auto"/>
    </style:style>
    <style:style style:family="table-column" style:name="co_2_690">
      <style:table-column-properties style:column-width="2.143cm" fo:break-before="auto"/>
    </style:style>
    <style:style style:family="table-column" style:name="co_2_691">
      <style:table-column-properties style:column-width="2.143cm" fo:break-before="auto"/>
    </style:style>
    <style:style style:family="table-column" style:name="co_2_692">
      <style:table-column-properties style:column-width="2.143cm" fo:break-before="auto"/>
    </style:style>
    <style:style style:family="table-column" style:name="co_2_693">
      <style:table-column-properties style:column-width="2.143cm" fo:break-before="auto"/>
    </style:style>
    <style:style style:family="table-column" style:name="co_2_694">
      <style:table-column-properties style:column-width="2.143cm" fo:break-before="auto"/>
    </style:style>
    <style:style style:family="table-column" style:name="co_2_695">
      <style:table-column-properties style:column-width="2.143cm" fo:break-before="auto"/>
    </style:style>
    <style:style style:family="table-column" style:name="co_2_696">
      <style:table-column-properties style:column-width="2.143cm" fo:break-before="auto"/>
    </style:style>
    <style:style style:family="table-column" style:name="co_2_697">
      <style:table-column-properties style:column-width="2.143cm" fo:break-before="auto"/>
    </style:style>
    <style:style style:family="table-column" style:name="co_2_698">
      <style:table-column-properties style:column-width="2.143cm" fo:break-before="auto"/>
    </style:style>
    <style:style style:family="table-column" style:name="co_2_699">
      <style:table-column-properties style:column-width="2.143cm" fo:break-before="auto"/>
    </style:style>
    <style:style style:family="table-column" style:name="co_2_700">
      <style:table-column-properties style:column-width="2.143cm" fo:break-before="auto"/>
    </style:style>
    <style:style style:family="table-column" style:name="co_2_701">
      <style:table-column-properties style:column-width="2.143cm" fo:break-before="auto"/>
    </style:style>
    <style:style style:family="table-column" style:name="co_2_702">
      <style:table-column-properties style:column-width="2.143cm" fo:break-before="auto"/>
    </style:style>
    <style:style style:family="table-column" style:name="co_2_703">
      <style:table-column-properties style:column-width="2.143cm" fo:break-before="auto"/>
    </style:style>
    <style:style style:family="table-column" style:name="co_2_704">
      <style:table-column-properties style:column-width="2.143cm" fo:break-before="auto"/>
    </style:style>
    <style:style style:family="table-column" style:name="co_2_705">
      <style:table-column-properties style:column-width="2.143cm" fo:break-before="auto"/>
    </style:style>
    <style:style style:family="table-column" style:name="co_2_706">
      <style:table-column-properties style:column-width="2.143cm" fo:break-before="auto"/>
    </style:style>
    <style:style style:family="table-column" style:name="co_2_707">
      <style:table-column-properties style:column-width="2.143cm" fo:break-before="auto"/>
    </style:style>
    <style:style style:family="table-column" style:name="co_2_708">
      <style:table-column-properties style:column-width="2.143cm" fo:break-before="auto"/>
    </style:style>
    <style:style style:family="table-column" style:name="co_2_709">
      <style:table-column-properties style:column-width="2.143cm" fo:break-before="auto"/>
    </style:style>
    <style:style style:family="table-column" style:name="co_2_710">
      <style:table-column-properties style:column-width="2.143cm" fo:break-before="auto"/>
    </style:style>
    <style:style style:family="table-column" style:name="co_2_711">
      <style:table-column-properties style:column-width="2.143cm" fo:break-before="auto"/>
    </style:style>
    <style:style style:family="table-column" style:name="co_2_712">
      <style:table-column-properties style:column-width="2.143cm" fo:break-before="auto"/>
    </style:style>
    <style:style style:family="table-column" style:name="co_2_713">
      <style:table-column-properties style:column-width="2.143cm" fo:break-before="auto"/>
    </style:style>
    <style:style style:family="table-column" style:name="co_2_714">
      <style:table-column-properties style:column-width="2.143cm" fo:break-before="auto"/>
    </style:style>
    <style:style style:family="table-column" style:name="co_2_715">
      <style:table-column-properties style:column-width="2.143cm" fo:break-before="auto"/>
    </style:style>
    <style:style style:family="table-column" style:name="co_2_716">
      <style:table-column-properties style:column-width="2.143cm" fo:break-before="auto"/>
    </style:style>
    <style:style style:family="table-column" style:name="co_2_717">
      <style:table-column-properties style:column-width="2.143cm" fo:break-before="auto"/>
    </style:style>
    <style:style style:family="table-column" style:name="co_2_718">
      <style:table-column-properties style:column-width="2.143cm" fo:break-before="auto"/>
    </style:style>
    <style:style style:family="table-column" style:name="co_2_719">
      <style:table-column-properties style:column-width="2.143cm" fo:break-before="auto"/>
    </style:style>
    <style:style style:family="table-column" style:name="co_2_720">
      <style:table-column-properties style:column-width="2.143cm" fo:break-before="auto"/>
    </style:style>
    <style:style style:family="table-column" style:name="co_2_721">
      <style:table-column-properties style:column-width="2.143cm" fo:break-before="auto"/>
    </style:style>
    <style:style style:family="table-column" style:name="co_2_722">
      <style:table-column-properties style:column-width="2.143cm" fo:break-before="auto"/>
    </style:style>
    <style:style style:family="table-column" style:name="co_2_723">
      <style:table-column-properties style:column-width="2.143cm" fo:break-before="auto"/>
    </style:style>
    <style:style style:family="table-column" style:name="co_2_724">
      <style:table-column-properties style:column-width="2.143cm" fo:break-before="auto"/>
    </style:style>
    <style:style style:family="table-column" style:name="co_2_725">
      <style:table-column-properties style:column-width="2.143cm" fo:break-before="auto"/>
    </style:style>
    <style:style style:family="table-column" style:name="co_2_726">
      <style:table-column-properties style:column-width="2.143cm" fo:break-before="auto"/>
    </style:style>
    <style:style style:family="table-column" style:name="co_2_727">
      <style:table-column-properties style:column-width="2.143cm" fo:break-before="auto"/>
    </style:style>
    <style:style style:family="table-column" style:name="co_2_728">
      <style:table-column-properties style:column-width="2.143cm" fo:break-before="auto"/>
    </style:style>
    <style:style style:family="table-column" style:name="co_2_729">
      <style:table-column-properties style:column-width="2.143cm" fo:break-before="auto"/>
    </style:style>
    <style:style style:family="table-column" style:name="co_2_730">
      <style:table-column-properties style:column-width="2.143cm" fo:break-before="auto"/>
    </style:style>
    <style:style style:family="table-column" style:name="co_2_731">
      <style:table-column-properties style:column-width="2.143cm" fo:break-before="auto"/>
    </style:style>
    <style:style style:family="table-column" style:name="co_2_732">
      <style:table-column-properties style:column-width="2.143cm" fo:break-before="auto"/>
    </style:style>
    <style:style style:family="table-column" style:name="co_2_733">
      <style:table-column-properties style:column-width="2.143cm" fo:break-before="auto"/>
    </style:style>
    <style:style style:family="table-column" style:name="co_2_734">
      <style:table-column-properties style:column-width="2.143cm" fo:break-before="auto"/>
    </style:style>
    <style:style style:family="table-column" style:name="co_2_735">
      <style:table-column-properties style:column-width="2.143cm" fo:break-before="auto"/>
    </style:style>
    <style:style style:family="table-column" style:name="co_2_736">
      <style:table-column-properties style:column-width="2.143cm" fo:break-before="auto"/>
    </style:style>
    <style:style style:family="table-column" style:name="co_2_737">
      <style:table-column-properties style:column-width="2.143cm" fo:break-before="auto"/>
    </style:style>
    <style:style style:family="table-column" style:name="co_2_738">
      <style:table-column-properties style:column-width="2.143cm" fo:break-before="auto"/>
    </style:style>
    <style:style style:family="table-column" style:name="co_2_739">
      <style:table-column-properties style:column-width="2.143cm" fo:break-before="auto"/>
    </style:style>
    <style:style style:family="table-column" style:name="co_2_740">
      <style:table-column-properties style:column-width="2.143cm" fo:break-before="auto"/>
    </style:style>
    <style:style style:family="table-column" style:name="co_2_741">
      <style:table-column-properties style:column-width="2.143cm" fo:break-before="auto"/>
    </style:style>
    <style:style style:family="table-column" style:name="co_2_742">
      <style:table-column-properties style:column-width="2.143cm" fo:break-before="auto"/>
    </style:style>
    <style:style style:family="table-column" style:name="co_2_743">
      <style:table-column-properties style:column-width="2.143cm" fo:break-before="auto"/>
    </style:style>
    <style:style style:family="table-column" style:name="co_2_744">
      <style:table-column-properties style:column-width="2.143cm" fo:break-before="auto"/>
    </style:style>
    <style:style style:family="table-column" style:name="co_2_745">
      <style:table-column-properties style:column-width="2.143cm" fo:break-before="auto"/>
    </style:style>
    <style:style style:family="table-column" style:name="co_2_746">
      <style:table-column-properties style:column-width="2.143cm" fo:break-before="auto"/>
    </style:style>
    <style:style style:family="table-column" style:name="co_2_747">
      <style:table-column-properties style:column-width="2.143cm" fo:break-before="auto"/>
    </style:style>
    <style:style style:family="table-column" style:name="co_2_748">
      <style:table-column-properties style:column-width="2.143cm" fo:break-before="auto"/>
    </style:style>
    <style:style style:family="table-column" style:name="co_2_749">
      <style:table-column-properties style:column-width="2.143cm" fo:break-before="auto"/>
    </style:style>
    <style:style style:family="table-column" style:name="co_2_750">
      <style:table-column-properties style:column-width="2.143cm" fo:break-before="auto"/>
    </style:style>
    <style:style style:family="table-column" style:name="co_2_751">
      <style:table-column-properties style:column-width="2.143cm" fo:break-before="auto"/>
    </style:style>
    <style:style style:family="table-column" style:name="co_2_752">
      <style:table-column-properties style:column-width="2.143cm" fo:break-before="auto"/>
    </style:style>
    <style:style style:family="table-column" style:name="co_2_753">
      <style:table-column-properties style:column-width="2.143cm" fo:break-before="auto"/>
    </style:style>
    <style:style style:family="table-column" style:name="co_2_754">
      <style:table-column-properties style:column-width="2.143cm" fo:break-before="auto"/>
    </style:style>
    <style:style style:family="table-column" style:name="co_2_755">
      <style:table-column-properties style:column-width="2.143cm" fo:break-before="auto"/>
    </style:style>
    <style:style style:family="table-column" style:name="co_2_756">
      <style:table-column-properties style:column-width="2.143cm" fo:break-before="auto"/>
    </style:style>
    <style:style style:family="table-column" style:name="co_2_757">
      <style:table-column-properties style:column-width="2.143cm" fo:break-before="auto"/>
    </style:style>
    <style:style style:family="table-column" style:name="co_2_758">
      <style:table-column-properties style:column-width="2.143cm" fo:break-before="auto"/>
    </style:style>
    <style:style style:family="table-column" style:name="co_2_759">
      <style:table-column-properties style:column-width="2.143cm" fo:break-before="auto"/>
    </style:style>
    <style:style style:family="table-column" style:name="co_2_760">
      <style:table-column-properties style:column-width="2.143cm" fo:break-before="auto"/>
    </style:style>
    <style:style style:family="table-column" style:name="co_2_761">
      <style:table-column-properties style:column-width="2.143cm" fo:break-before="auto"/>
    </style:style>
    <style:style style:family="table-column" style:name="co_2_762">
      <style:table-column-properties style:column-width="2.143cm" fo:break-before="auto"/>
    </style:style>
    <style:style style:family="table-column" style:name="co_2_763">
      <style:table-column-properties style:column-width="2.143cm" fo:break-before="auto"/>
    </style:style>
    <style:style style:family="table-column" style:name="co_2_764">
      <style:table-column-properties style:column-width="2.143cm" fo:break-before="auto"/>
    </style:style>
    <style:style style:family="table-column" style:name="co_2_765">
      <style:table-column-properties style:column-width="2.143cm" fo:break-before="auto"/>
    </style:style>
    <style:style style:family="table-column" style:name="co_2_766">
      <style:table-column-properties style:column-width="2.143cm" fo:break-before="auto"/>
    </style:style>
    <style:style style:family="table-column" style:name="co_2_767">
      <style:table-column-properties style:column-width="2.143cm" fo:break-before="auto"/>
    </style:style>
    <style:style style:family="table-column" style:name="co_2_768">
      <style:table-column-properties style:column-width="2.143cm" fo:break-before="auto"/>
    </style:style>
    <style:style style:family="table-column" style:name="co_2_769">
      <style:table-column-properties style:column-width="2.143cm" fo:break-before="auto"/>
    </style:style>
    <style:style style:family="table-column" style:name="co_2_770">
      <style:table-column-properties style:column-width="2.143cm" fo:break-before="auto"/>
    </style:style>
    <style:style style:family="table-column" style:name="co_2_771">
      <style:table-column-properties style:column-width="2.143cm" fo:break-before="auto"/>
    </style:style>
    <style:style style:family="table-column" style:name="co_2_772">
      <style:table-column-properties style:column-width="2.143cm" fo:break-before="auto"/>
    </style:style>
    <style:style style:family="table-column" style:name="co_2_773">
      <style:table-column-properties style:column-width="2.143cm" fo:break-before="auto"/>
    </style:style>
    <style:style style:family="table-column" style:name="co_2_774">
      <style:table-column-properties style:column-width="2.143cm" fo:break-before="auto"/>
    </style:style>
    <style:style style:family="table-column" style:name="co_2_775">
      <style:table-column-properties style:column-width="2.143cm" fo:break-before="auto"/>
    </style:style>
    <style:style style:family="table-column" style:name="co_2_776">
      <style:table-column-properties style:column-width="2.143cm" fo:break-before="auto"/>
    </style:style>
    <style:style style:family="table-column" style:name="co_2_777">
      <style:table-column-properties style:column-width="2.143cm" fo:break-before="auto"/>
    </style:style>
    <style:style style:family="table-column" style:name="co_2_778">
      <style:table-column-properties style:column-width="2.143cm" fo:break-before="auto"/>
    </style:style>
    <style:style style:family="table-column" style:name="co_2_779">
      <style:table-column-properties style:column-width="2.143cm" fo:break-before="auto"/>
    </style:style>
    <style:style style:family="table-column" style:name="co_2_780">
      <style:table-column-properties style:column-width="2.143cm" fo:break-before="auto"/>
    </style:style>
    <style:style style:family="table-column" style:name="co_2_781">
      <style:table-column-properties style:column-width="2.143cm" fo:break-before="auto"/>
    </style:style>
    <style:style style:family="table-column" style:name="co_2_782">
      <style:table-column-properties style:column-width="2.143cm" fo:break-before="auto"/>
    </style:style>
    <style:style style:family="table-column" style:name="co_2_783">
      <style:table-column-properties style:column-width="2.143cm" fo:break-before="auto"/>
    </style:style>
    <style:style style:family="table-column" style:name="co_2_784">
      <style:table-column-properties style:column-width="2.143cm" fo:break-before="auto"/>
    </style:style>
    <style:style style:family="table-column" style:name="co_2_785">
      <style:table-column-properties style:column-width="2.143cm" fo:break-before="auto"/>
    </style:style>
    <style:style style:family="table-column" style:name="co_2_786">
      <style:table-column-properties style:column-width="2.143cm" fo:break-before="auto"/>
    </style:style>
    <style:style style:family="table-column" style:name="co_2_787">
      <style:table-column-properties style:column-width="2.143cm" fo:break-before="auto"/>
    </style:style>
    <style:style style:family="table-column" style:name="co_2_788">
      <style:table-column-properties style:column-width="2.143cm" fo:break-before="auto"/>
    </style:style>
    <style:style style:family="table-column" style:name="co_2_789">
      <style:table-column-properties style:column-width="2.143cm" fo:break-before="auto"/>
    </style:style>
    <style:style style:family="table-column" style:name="co_2_790">
      <style:table-column-properties style:column-width="2.143cm" fo:break-before="auto"/>
    </style:style>
    <style:style style:family="table-column" style:name="co_2_791">
      <style:table-column-properties style:column-width="2.143cm" fo:break-before="auto"/>
    </style:style>
    <style:style style:family="table-column" style:name="co_2_792">
      <style:table-column-properties style:column-width="2.143cm" fo:break-before="auto"/>
    </style:style>
    <style:style style:family="table-column" style:name="co_2_793">
      <style:table-column-properties style:column-width="2.143cm" fo:break-before="auto"/>
    </style:style>
    <style:style style:family="table-column" style:name="co_2_794">
      <style:table-column-properties style:column-width="2.143cm" fo:break-before="auto"/>
    </style:style>
    <style:style style:family="table-column" style:name="co_2_795">
      <style:table-column-properties style:column-width="2.143cm" fo:break-before="auto"/>
    </style:style>
    <style:style style:family="table-column" style:name="co_2_796">
      <style:table-column-properties style:column-width="2.143cm" fo:break-before="auto"/>
    </style:style>
    <style:style style:family="table-column" style:name="co_2_797">
      <style:table-column-properties style:column-width="2.143cm" fo:break-before="auto"/>
    </style:style>
    <style:style style:family="table-column" style:name="co_2_798">
      <style:table-column-properties style:column-width="2.143cm" fo:break-before="auto"/>
    </style:style>
    <style:style style:family="table-column" style:name="co_2_799">
      <style:table-column-properties style:column-width="2.143cm" fo:break-before="auto"/>
    </style:style>
    <style:style style:family="table-column" style:name="co_2_800">
      <style:table-column-properties style:column-width="2.143cm" fo:break-before="auto"/>
    </style:style>
    <style:style style:family="table-column" style:name="co_2_801">
      <style:table-column-properties style:column-width="2.143cm" fo:break-before="auto"/>
    </style:style>
    <style:style style:family="table-column" style:name="co_2_802">
      <style:table-column-properties style:column-width="2.143cm" fo:break-before="auto"/>
    </style:style>
    <style:style style:family="table-column" style:name="co_2_803">
      <style:table-column-properties style:column-width="2.143cm" fo:break-before="auto"/>
    </style:style>
    <style:style style:family="table-column" style:name="co_2_804">
      <style:table-column-properties style:column-width="2.143cm" fo:break-before="auto"/>
    </style:style>
    <style:style style:family="table-column" style:name="co_2_805">
      <style:table-column-properties style:column-width="2.143cm" fo:break-before="auto"/>
    </style:style>
    <style:style style:family="table-column" style:name="co_2_806">
      <style:table-column-properties style:column-width="2.143cm" fo:break-before="auto"/>
    </style:style>
    <style:style style:family="table-column" style:name="co_2_807">
      <style:table-column-properties style:column-width="2.143cm" fo:break-before="auto"/>
    </style:style>
    <style:style style:family="table-column" style:name="co_2_808">
      <style:table-column-properties style:column-width="2.143cm" fo:break-before="auto"/>
    </style:style>
    <style:style style:family="table-column" style:name="co_2_809">
      <style:table-column-properties style:column-width="2.143cm" fo:break-before="auto"/>
    </style:style>
    <style:style style:family="table-column" style:name="co_2_810">
      <style:table-column-properties style:column-width="2.143cm" fo:break-before="auto"/>
    </style:style>
    <style:style style:family="table-column" style:name="co_2_811">
      <style:table-column-properties style:column-width="2.143cm" fo:break-before="auto"/>
    </style:style>
    <style:style style:family="table-column" style:name="co_2_812">
      <style:table-column-properties style:column-width="2.143cm" fo:break-before="auto"/>
    </style:style>
    <style:style style:family="table-column" style:name="co_2_813">
      <style:table-column-properties style:column-width="2.143cm" fo:break-before="auto"/>
    </style:style>
    <style:style style:family="table-column" style:name="co_2_814">
      <style:table-column-properties style:column-width="2.143cm" fo:break-before="auto"/>
    </style:style>
    <style:style style:family="table-column" style:name="co_2_815">
      <style:table-column-properties style:column-width="2.143cm" fo:break-before="auto"/>
    </style:style>
    <style:style style:family="table-column" style:name="co_2_816">
      <style:table-column-properties style:column-width="2.143cm" fo:break-before="auto"/>
    </style:style>
    <style:style style:family="table-column" style:name="co_2_817">
      <style:table-column-properties style:column-width="2.143cm" fo:break-before="auto"/>
    </style:style>
    <style:style style:family="table-column" style:name="co_2_818">
      <style:table-column-properties style:column-width="2.143cm" fo:break-before="auto"/>
    </style:style>
    <style:style style:family="table-column" style:name="co_2_819">
      <style:table-column-properties style:column-width="2.143cm" fo:break-before="auto"/>
    </style:style>
    <style:style style:family="table-column" style:name="co_2_820">
      <style:table-column-properties style:column-width="2.143cm" fo:break-before="auto"/>
    </style:style>
    <style:style style:family="table-column" style:name="co_2_821">
      <style:table-column-properties style:column-width="2.143cm" fo:break-before="auto"/>
    </style:style>
    <style:style style:family="table-column" style:name="co_2_822">
      <style:table-column-properties style:column-width="2.143cm" fo:break-before="auto"/>
    </style:style>
    <style:style style:family="table-column" style:name="co_2_823">
      <style:table-column-properties style:column-width="2.143cm" fo:break-before="auto"/>
    </style:style>
    <style:style style:family="table-column" style:name="co_2_824">
      <style:table-column-properties style:column-width="2.143cm" fo:break-before="auto"/>
    </style:style>
    <style:style style:family="table-column" style:name="co_2_825">
      <style:table-column-properties style:column-width="2.143cm" fo:break-before="auto"/>
    </style:style>
    <style:style style:family="table-column" style:name="co_2_826">
      <style:table-column-properties style:column-width="2.143cm" fo:break-before="auto"/>
    </style:style>
    <style:style style:family="table-column" style:name="co_2_827">
      <style:table-column-properties style:column-width="2.143cm" fo:break-before="auto"/>
    </style:style>
    <style:style style:family="table-column" style:name="co_2_828">
      <style:table-column-properties style:column-width="2.143cm" fo:break-before="auto"/>
    </style:style>
    <style:style style:family="table-column" style:name="co_2_829">
      <style:table-column-properties style:column-width="2.143cm" fo:break-before="auto"/>
    </style:style>
    <style:style style:family="table-column" style:name="co_2_830">
      <style:table-column-properties style:column-width="2.143cm" fo:break-before="auto"/>
    </style:style>
    <style:style style:family="table-column" style:name="co_2_831">
      <style:table-column-properties style:column-width="2.143cm" fo:break-before="auto"/>
    </style:style>
    <style:style style:family="table-column" style:name="co_2_832">
      <style:table-column-properties style:column-width="2.143cm" fo:break-before="auto"/>
    </style:style>
    <style:style style:family="table-column" style:name="co_2_833">
      <style:table-column-properties style:column-width="2.143cm" fo:break-before="auto"/>
    </style:style>
    <style:style style:family="table-column" style:name="co_2_834">
      <style:table-column-properties style:column-width="2.143cm" fo:break-before="auto"/>
    </style:style>
    <style:style style:family="table-column" style:name="co_2_835">
      <style:table-column-properties style:column-width="2.143cm" fo:break-before="auto"/>
    </style:style>
    <style:style style:family="table-column" style:name="co_2_836">
      <style:table-column-properties style:column-width="2.143cm" fo:break-before="auto"/>
    </style:style>
    <style:style style:family="table-column" style:name="co_2_837">
      <style:table-column-properties style:column-width="2.143cm" fo:break-before="auto"/>
    </style:style>
    <style:style style:family="table-column" style:name="co_2_838">
      <style:table-column-properties style:column-width="2.143cm" fo:break-before="auto"/>
    </style:style>
    <style:style style:family="table-column" style:name="co_2_839">
      <style:table-column-properties style:column-width="2.143cm" fo:break-before="auto"/>
    </style:style>
    <style:style style:family="table-column" style:name="co_2_840">
      <style:table-column-properties style:column-width="2.143cm" fo:break-before="auto"/>
    </style:style>
    <style:style style:family="table-column" style:name="co_2_841">
      <style:table-column-properties style:column-width="2.143cm" fo:break-before="auto"/>
    </style:style>
    <style:style style:family="table-column" style:name="co_2_842">
      <style:table-column-properties style:column-width="2.143cm" fo:break-before="auto"/>
    </style:style>
    <style:style style:family="table-column" style:name="co_2_843">
      <style:table-column-properties style:column-width="2.143cm" fo:break-before="auto"/>
    </style:style>
    <style:style style:family="table-column" style:name="co_2_844">
      <style:table-column-properties style:column-width="2.143cm" fo:break-before="auto"/>
    </style:style>
    <style:style style:family="table-column" style:name="co_2_845">
      <style:table-column-properties style:column-width="2.143cm" fo:break-before="auto"/>
    </style:style>
    <style:style style:family="table-column" style:name="co_2_846">
      <style:table-column-properties style:column-width="2.143cm" fo:break-before="auto"/>
    </style:style>
    <style:style style:family="table-column" style:name="co_2_847">
      <style:table-column-properties style:column-width="2.143cm" fo:break-before="auto"/>
    </style:style>
    <style:style style:family="table-column" style:name="co_2_848">
      <style:table-column-properties style:column-width="2.143cm" fo:break-before="auto"/>
    </style:style>
    <style:style style:family="table-column" style:name="co_2_849">
      <style:table-column-properties style:column-width="2.143cm" fo:break-before="auto"/>
    </style:style>
    <style:style style:family="table-column" style:name="co_2_850">
      <style:table-column-properties style:column-width="2.143cm" fo:break-before="auto"/>
    </style:style>
    <style:style style:family="table-column" style:name="co_2_851">
      <style:table-column-properties style:column-width="2.143cm" fo:break-before="auto"/>
    </style:style>
    <style:style style:family="table-column" style:name="co_2_852">
      <style:table-column-properties style:column-width="2.143cm" fo:break-before="auto"/>
    </style:style>
    <style:style style:family="table-column" style:name="co_2_853">
      <style:table-column-properties style:column-width="2.143cm" fo:break-before="auto"/>
    </style:style>
    <style:style style:family="table-column" style:name="co_2_854">
      <style:table-column-properties style:column-width="2.143cm" fo:break-before="auto"/>
    </style:style>
    <style:style style:family="table-column" style:name="co_2_855">
      <style:table-column-properties style:column-width="2.143cm" fo:break-before="auto"/>
    </style:style>
    <style:style style:family="table-column" style:name="co_2_856">
      <style:table-column-properties style:column-width="2.143cm" fo:break-before="auto"/>
    </style:style>
    <style:style style:family="table-column" style:name="co_2_857">
      <style:table-column-properties style:column-width="2.143cm" fo:break-before="auto"/>
    </style:style>
    <style:style style:family="table-column" style:name="co_2_858">
      <style:table-column-properties style:column-width="2.143cm" fo:break-before="auto"/>
    </style:style>
    <style:style style:family="table-column" style:name="co_2_859">
      <style:table-column-properties style:column-width="2.143cm" fo:break-before="auto"/>
    </style:style>
    <style:style style:family="table-column" style:name="co_2_860">
      <style:table-column-properties style:column-width="2.143cm" fo:break-before="auto"/>
    </style:style>
    <style:style style:family="table-column" style:name="co_2_861">
      <style:table-column-properties style:column-width="2.143cm" fo:break-before="auto"/>
    </style:style>
    <style:style style:family="table-column" style:name="co_2_862">
      <style:table-column-properties style:column-width="2.143cm" fo:break-before="auto"/>
    </style:style>
    <style:style style:family="table-column" style:name="co_2_863">
      <style:table-column-properties style:column-width="2.143cm" fo:break-before="auto"/>
    </style:style>
    <style:style style:family="table-column" style:name="co_2_864">
      <style:table-column-properties style:column-width="2.143cm" fo:break-before="auto"/>
    </style:style>
    <style:style style:family="table-column" style:name="co_2_865">
      <style:table-column-properties style:column-width="2.143cm" fo:break-before="auto"/>
    </style:style>
    <style:style style:family="table-column" style:name="co_2_866">
      <style:table-column-properties style:column-width="2.143cm" fo:break-before="auto"/>
    </style:style>
    <style:style style:family="table-column" style:name="co_2_867">
      <style:table-column-properties style:column-width="2.143cm" fo:break-before="auto"/>
    </style:style>
    <style:style style:family="table-column" style:name="co_2_868">
      <style:table-column-properties style:column-width="2.143cm" fo:break-before="auto"/>
    </style:style>
    <style:style style:family="table-column" style:name="co_2_869">
      <style:table-column-properties style:column-width="2.143cm" fo:break-before="auto"/>
    </style:style>
    <style:style style:family="table-column" style:name="co_2_870">
      <style:table-column-properties style:column-width="2.143cm" fo:break-before="auto"/>
    </style:style>
    <style:style style:family="table-column" style:name="co_2_871">
      <style:table-column-properties style:column-width="2.143cm" fo:break-before="auto"/>
    </style:style>
    <style:style style:family="table-column" style:name="co_2_872">
      <style:table-column-properties style:column-width="2.143cm" fo:break-before="auto"/>
    </style:style>
    <style:style style:family="table-column" style:name="co_2_873">
      <style:table-column-properties style:column-width="2.143cm" fo:break-before="auto"/>
    </style:style>
    <style:style style:family="table-column" style:name="co_2_874">
      <style:table-column-properties style:column-width="2.143cm" fo:break-before="auto"/>
    </style:style>
    <style:style style:family="table-column" style:name="co_2_875">
      <style:table-column-properties style:column-width="2.143cm" fo:break-before="auto"/>
    </style:style>
    <style:style style:family="table-column" style:name="co_2_876">
      <style:table-column-properties style:column-width="2.143cm" fo:break-before="auto"/>
    </style:style>
    <style:style style:family="table-column" style:name="co_2_877">
      <style:table-column-properties style:column-width="2.143cm" fo:break-before="auto"/>
    </style:style>
    <style:style style:family="table-column" style:name="co_2_878">
      <style:table-column-properties style:column-width="2.143cm" fo:break-before="auto"/>
    </style:style>
    <style:style style:family="table-column" style:name="co_2_879">
      <style:table-column-properties style:column-width="2.143cm" fo:break-before="auto"/>
    </style:style>
    <style:style style:family="table-column" style:name="co_2_880">
      <style:table-column-properties style:column-width="2.143cm" fo:break-before="auto"/>
    </style:style>
    <style:style style:family="table-column" style:name="co_2_881">
      <style:table-column-properties style:column-width="2.143cm" fo:break-before="auto"/>
    </style:style>
    <style:style style:family="table-column" style:name="co_2_882">
      <style:table-column-properties style:column-width="2.143cm" fo:break-before="auto"/>
    </style:style>
    <style:style style:family="table-column" style:name="co_2_883">
      <style:table-column-properties style:column-width="2.143cm" fo:break-before="auto"/>
    </style:style>
    <style:style style:family="table-column" style:name="co_2_884">
      <style:table-column-properties style:column-width="2.143cm" fo:break-before="auto"/>
    </style:style>
    <style:style style:family="table-column" style:name="co_2_885">
      <style:table-column-properties style:column-width="2.143cm" fo:break-before="auto"/>
    </style:style>
    <style:style style:family="table-column" style:name="co_2_886">
      <style:table-column-properties style:column-width="2.143cm" fo:break-before="auto"/>
    </style:style>
    <style:style style:family="table-column" style:name="co_2_887">
      <style:table-column-properties style:column-width="2.143cm" fo:break-before="auto"/>
    </style:style>
    <style:style style:family="table-column" style:name="co_2_888">
      <style:table-column-properties style:column-width="2.143cm" fo:break-before="auto"/>
    </style:style>
    <style:style style:family="table-column" style:name="co_2_889">
      <style:table-column-properties style:column-width="2.143cm" fo:break-before="auto"/>
    </style:style>
    <style:style style:family="table-column" style:name="co_2_890">
      <style:table-column-properties style:column-width="2.143cm" fo:break-before="auto"/>
    </style:style>
    <style:style style:family="table-column" style:name="co_2_891">
      <style:table-column-properties style:column-width="2.143cm" fo:break-before="auto"/>
    </style:style>
    <style:style style:family="table-column" style:name="co_2_892">
      <style:table-column-properties style:column-width="2.143cm" fo:break-before="auto"/>
    </style:style>
    <style:style style:family="table-column" style:name="co_2_893">
      <style:table-column-properties style:column-width="2.143cm" fo:break-before="auto"/>
    </style:style>
    <style:style style:family="table-column" style:name="co_2_894">
      <style:table-column-properties style:column-width="2.143cm" fo:break-before="auto"/>
    </style:style>
    <style:style style:family="table-column" style:name="co_2_895">
      <style:table-column-properties style:column-width="2.143cm" fo:break-before="auto"/>
    </style:style>
    <style:style style:family="table-column" style:name="co_2_896">
      <style:table-column-properties style:column-width="2.143cm" fo:break-before="auto"/>
    </style:style>
    <style:style style:family="table-column" style:name="co_2_897">
      <style:table-column-properties style:column-width="2.143cm" fo:break-before="auto"/>
    </style:style>
    <style:style style:family="table-column" style:name="co_2_898">
      <style:table-column-properties style:column-width="2.143cm" fo:break-before="auto"/>
    </style:style>
    <style:style style:family="table-column" style:name="co_2_899">
      <style:table-column-properties style:column-width="2.143cm" fo:break-before="auto"/>
    </style:style>
    <style:style style:family="table-column" style:name="co_2_900">
      <style:table-column-properties style:column-width="2.143cm" fo:break-before="auto"/>
    </style:style>
    <style:style style:family="table-column" style:name="co_2_901">
      <style:table-column-properties style:column-width="2.143cm" fo:break-before="auto"/>
    </style:style>
    <style:style style:family="table-column" style:name="co_2_902">
      <style:table-column-properties style:column-width="2.143cm" fo:break-before="auto"/>
    </style:style>
    <style:style style:family="table-column" style:name="co_2_903">
      <style:table-column-properties style:column-width="2.143cm" fo:break-before="auto"/>
    </style:style>
    <style:style style:family="table-column" style:name="co_2_904">
      <style:table-column-properties style:column-width="2.143cm" fo:break-before="auto"/>
    </style:style>
    <style:style style:family="table-column" style:name="co_2_905">
      <style:table-column-properties style:column-width="2.143cm" fo:break-before="auto"/>
    </style:style>
    <style:style style:family="table-column" style:name="co_2_906">
      <style:table-column-properties style:column-width="2.143cm" fo:break-before="auto"/>
    </style:style>
    <style:style style:family="table-column" style:name="co_2_907">
      <style:table-column-properties style:column-width="2.143cm" fo:break-before="auto"/>
    </style:style>
    <style:style style:family="table-column" style:name="co_2_908">
      <style:table-column-properties style:column-width="2.143cm" fo:break-before="auto"/>
    </style:style>
    <style:style style:family="table-column" style:name="co_2_909">
      <style:table-column-properties style:column-width="2.143cm" fo:break-before="auto"/>
    </style:style>
    <style:style style:family="table-column" style:name="co_2_910">
      <style:table-column-properties style:column-width="2.143cm" fo:break-before="auto"/>
    </style:style>
    <style:style style:family="table-column" style:name="co_2_911">
      <style:table-column-properties style:column-width="2.143cm" fo:break-before="auto"/>
    </style:style>
    <style:style style:family="table-column" style:name="co_2_912">
      <style:table-column-properties style:column-width="2.143cm" fo:break-before="auto"/>
    </style:style>
    <style:style style:family="table-column" style:name="co_2_913">
      <style:table-column-properties style:column-width="2.143cm" fo:break-before="auto"/>
    </style:style>
    <style:style style:family="table-column" style:name="co_2_914">
      <style:table-column-properties style:column-width="2.143cm" fo:break-before="auto"/>
    </style:style>
    <style:style style:family="table-column" style:name="co_2_915">
      <style:table-column-properties style:column-width="2.143cm" fo:break-before="auto"/>
    </style:style>
    <style:style style:family="table-column" style:name="co_2_916">
      <style:table-column-properties style:column-width="2.143cm" fo:break-before="auto"/>
    </style:style>
    <style:style style:family="table-column" style:name="co_2_917">
      <style:table-column-properties style:column-width="2.143cm" fo:break-before="auto"/>
    </style:style>
    <style:style style:family="table-column" style:name="co_2_918">
      <style:table-column-properties style:column-width="2.143cm" fo:break-before="auto"/>
    </style:style>
    <style:style style:family="table-column" style:name="co_2_919">
      <style:table-column-properties style:column-width="2.143cm" fo:break-before="auto"/>
    </style:style>
    <style:style style:family="table-column" style:name="co_2_920">
      <style:table-column-properties style:column-width="2.143cm" fo:break-before="auto"/>
    </style:style>
    <style:style style:family="table-column" style:name="co_2_921">
      <style:table-column-properties style:column-width="2.143cm" fo:break-before="auto"/>
    </style:style>
    <style:style style:family="table-column" style:name="co_2_922">
      <style:table-column-properties style:column-width="2.143cm" fo:break-before="auto"/>
    </style:style>
    <style:style style:family="table-column" style:name="co_2_923">
      <style:table-column-properties style:column-width="2.143cm" fo:break-before="auto"/>
    </style:style>
    <style:style style:family="table-column" style:name="co_2_924">
      <style:table-column-properties style:column-width="2.143cm" fo:break-before="auto"/>
    </style:style>
    <style:style style:family="table-column" style:name="co_2_925">
      <style:table-column-properties style:column-width="2.143cm" fo:break-before="auto"/>
    </style:style>
    <style:style style:family="table-column" style:name="co_2_926">
      <style:table-column-properties style:column-width="2.143cm" fo:break-before="auto"/>
    </style:style>
    <style:style style:family="table-column" style:name="co_2_927">
      <style:table-column-properties style:column-width="2.143cm" fo:break-before="auto"/>
    </style:style>
    <style:style style:family="table-column" style:name="co_2_928">
      <style:table-column-properties style:column-width="2.143cm" fo:break-before="auto"/>
    </style:style>
    <style:style style:family="table-column" style:name="co_2_929">
      <style:table-column-properties style:column-width="2.143cm" fo:break-before="auto"/>
    </style:style>
    <style:style style:family="table-column" style:name="co_2_930">
      <style:table-column-properties style:column-width="2.143cm" fo:break-before="auto"/>
    </style:style>
    <style:style style:family="table-column" style:name="co_2_931">
      <style:table-column-properties style:column-width="2.143cm" fo:break-before="auto"/>
    </style:style>
    <style:style style:family="table-column" style:name="co_2_932">
      <style:table-column-properties style:column-width="2.143cm" fo:break-before="auto"/>
    </style:style>
    <style:style style:family="table-column" style:name="co_2_933">
      <style:table-column-properties style:column-width="2.143cm" fo:break-before="auto"/>
    </style:style>
    <style:style style:family="table-column" style:name="co_2_934">
      <style:table-column-properties style:column-width="2.143cm" fo:break-before="auto"/>
    </style:style>
    <style:style style:family="table-column" style:name="co_2_935">
      <style:table-column-properties style:column-width="2.143cm" fo:break-before="auto"/>
    </style:style>
    <style:style style:family="table-column" style:name="co_2_936">
      <style:table-column-properties style:column-width="2.143cm" fo:break-before="auto"/>
    </style:style>
    <style:style style:family="table-column" style:name="co_2_937">
      <style:table-column-properties style:column-width="2.143cm" fo:break-before="auto"/>
    </style:style>
    <style:style style:family="table-column" style:name="co_2_938">
      <style:table-column-properties style:column-width="2.143cm" fo:break-before="auto"/>
    </style:style>
    <style:style style:family="table-column" style:name="co_2_939">
      <style:table-column-properties style:column-width="2.143cm" fo:break-before="auto"/>
    </style:style>
    <style:style style:family="table-column" style:name="co_2_940">
      <style:table-column-properties style:column-width="2.143cm" fo:break-before="auto"/>
    </style:style>
    <style:style style:family="table-column" style:name="co_2_941">
      <style:table-column-properties style:column-width="2.143cm" fo:break-before="auto"/>
    </style:style>
    <style:style style:family="table-column" style:name="co_2_942">
      <style:table-column-properties style:column-width="2.143cm" fo:break-before="auto"/>
    </style:style>
    <style:style style:family="table-column" style:name="co_2_943">
      <style:table-column-properties style:column-width="2.143cm" fo:break-before="auto"/>
    </style:style>
    <style:style style:family="table-column" style:name="co_2_944">
      <style:table-column-properties style:column-width="2.143cm" fo:break-before="auto"/>
    </style:style>
    <style:style style:family="table-column" style:name="co_2_945">
      <style:table-column-properties style:column-width="2.143cm" fo:break-before="auto"/>
    </style:style>
    <style:style style:family="table-column" style:name="co_2_946">
      <style:table-column-properties style:column-width="2.143cm" fo:break-before="auto"/>
    </style:style>
    <style:style style:family="table-column" style:name="co_2_947">
      <style:table-column-properties style:column-width="2.143cm" fo:break-before="auto"/>
    </style:style>
    <style:style style:family="table-column" style:name="co_2_948">
      <style:table-column-properties style:column-width="2.143cm" fo:break-before="auto"/>
    </style:style>
    <style:style style:family="table-column" style:name="co_2_949">
      <style:table-column-properties style:column-width="2.143cm" fo:break-before="auto"/>
    </style:style>
    <style:style style:family="table-column" style:name="co_2_950">
      <style:table-column-properties style:column-width="2.143cm" fo:break-before="auto"/>
    </style:style>
    <style:style style:family="table-column" style:name="co_2_951">
      <style:table-column-properties style:column-width="2.143cm" fo:break-before="auto"/>
    </style:style>
    <style:style style:family="table-column" style:name="co_2_952">
      <style:table-column-properties style:column-width="2.143cm" fo:break-before="auto"/>
    </style:style>
    <style:style style:family="table-column" style:name="co_2_953">
      <style:table-column-properties style:column-width="2.143cm" fo:break-before="auto"/>
    </style:style>
    <style:style style:family="table-column" style:name="co_2_954">
      <style:table-column-properties style:column-width="2.143cm" fo:break-before="auto"/>
    </style:style>
    <style:style style:family="table-column" style:name="co_2_955">
      <style:table-column-properties style:column-width="2.143cm" fo:break-before="auto"/>
    </style:style>
    <style:style style:family="table-column" style:name="co_2_956">
      <style:table-column-properties style:column-width="2.143cm" fo:break-before="auto"/>
    </style:style>
    <style:style style:family="table-column" style:name="co_2_957">
      <style:table-column-properties style:column-width="2.143cm" fo:break-before="auto"/>
    </style:style>
    <style:style style:family="table-column" style:name="co_2_958">
      <style:table-column-properties style:column-width="2.143cm" fo:break-before="auto"/>
    </style:style>
    <style:style style:family="table-column" style:name="co_2_959">
      <style:table-column-properties style:column-width="2.143cm" fo:break-before="auto"/>
    </style:style>
    <style:style style:family="table-column" style:name="co_2_960">
      <style:table-column-properties style:column-width="2.143cm" fo:break-before="auto"/>
    </style:style>
    <style:style style:family="table-column" style:name="co_2_961">
      <style:table-column-properties style:column-width="2.143cm" fo:break-before="auto"/>
    </style:style>
    <style:style style:family="table-column" style:name="co_2_962">
      <style:table-column-properties style:column-width="2.143cm" fo:break-before="auto"/>
    </style:style>
    <style:style style:family="table-column" style:name="co_2_963">
      <style:table-column-properties style:column-width="2.143cm" fo:break-before="auto"/>
    </style:style>
    <style:style style:family="table-column" style:name="co_2_964">
      <style:table-column-properties style:column-width="2.143cm" fo:break-before="auto"/>
    </style:style>
    <style:style style:family="table-column" style:name="co_2_965">
      <style:table-column-properties style:column-width="2.143cm" fo:break-before="auto"/>
    </style:style>
    <style:style style:family="table-column" style:name="co_2_966">
      <style:table-column-properties style:column-width="2.143cm" fo:break-before="auto"/>
    </style:style>
    <style:style style:family="table-column" style:name="co_2_967">
      <style:table-column-properties style:column-width="2.143cm" fo:break-before="auto"/>
    </style:style>
    <style:style style:family="table-column" style:name="co_2_968">
      <style:table-column-properties style:column-width="2.143cm" fo:break-before="auto"/>
    </style:style>
    <style:style style:family="table-column" style:name="co_2_969">
      <style:table-column-properties style:column-width="2.143cm" fo:break-before="auto"/>
    </style:style>
    <style:style style:family="table-column" style:name="co_2_970">
      <style:table-column-properties style:column-width="2.143cm" fo:break-before="auto"/>
    </style:style>
    <style:style style:family="table-column" style:name="co_2_971">
      <style:table-column-properties style:column-width="2.143cm" fo:break-before="auto"/>
    </style:style>
    <style:style style:family="table-column" style:name="co_2_972">
      <style:table-column-properties style:column-width="2.143cm" fo:break-before="auto"/>
    </style:style>
    <style:style style:family="table-column" style:name="co_2_973">
      <style:table-column-properties style:column-width="2.143cm" fo:break-before="auto"/>
    </style:style>
    <style:style style:family="table-column" style:name="co_2_974">
      <style:table-column-properties style:column-width="2.143cm" fo:break-before="auto"/>
    </style:style>
    <style:style style:family="table-column" style:name="co_2_975">
      <style:table-column-properties style:column-width="2.143cm" fo:break-before="auto"/>
    </style:style>
    <style:style style:family="table-column" style:name="co_2_976">
      <style:table-column-properties style:column-width="2.143cm" fo:break-before="auto"/>
    </style:style>
    <style:style style:family="table-column" style:name="co_2_977">
      <style:table-column-properties style:column-width="2.143cm" fo:break-before="auto"/>
    </style:style>
    <style:style style:family="table-column" style:name="co_2_978">
      <style:table-column-properties style:column-width="2.143cm" fo:break-before="auto"/>
    </style:style>
    <style:style style:family="table-column" style:name="co_2_979">
      <style:table-column-properties style:column-width="2.143cm" fo:break-before="auto"/>
    </style:style>
    <style:style style:family="table-column" style:name="co_2_980">
      <style:table-column-properties style:column-width="2.143cm" fo:break-before="auto"/>
    </style:style>
    <style:style style:family="table-column" style:name="co_2_981">
      <style:table-column-properties style:column-width="2.143cm" fo:break-before="auto"/>
    </style:style>
    <style:style style:family="table-column" style:name="co_2_982">
      <style:table-column-properties style:column-width="2.143cm" fo:break-before="auto"/>
    </style:style>
    <style:style style:family="table-column" style:name="co_2_983">
      <style:table-column-properties style:column-width="2.143cm" fo:break-before="auto"/>
    </style:style>
    <style:style style:family="table-column" style:name="co_2_984">
      <style:table-column-properties style:column-width="2.143cm" fo:break-before="auto"/>
    </style:style>
    <style:style style:family="table-column" style:name="co_2_985">
      <style:table-column-properties style:column-width="2.143cm" fo:break-before="auto"/>
    </style:style>
    <style:style style:family="table-column" style:name="co_2_986">
      <style:table-column-properties style:column-width="2.143cm" fo:break-before="auto"/>
    </style:style>
    <style:style style:family="table-column" style:name="co_2_987">
      <style:table-column-properties style:column-width="2.143cm" fo:break-before="auto"/>
    </style:style>
    <style:style style:family="table-column" style:name="co_2_988">
      <style:table-column-properties style:column-width="2.143cm" fo:break-before="auto"/>
    </style:style>
    <style:style style:family="table-column" style:name="co_2_989">
      <style:table-column-properties style:column-width="2.143cm" fo:break-before="auto"/>
    </style:style>
    <style:style style:family="table-column" style:name="co_2_990">
      <style:table-column-properties style:column-width="2.143cm" fo:break-before="auto"/>
    </style:style>
    <style:style style:family="table-column" style:name="co_2_991">
      <style:table-column-properties style:column-width="2.143cm" fo:break-before="auto"/>
    </style:style>
    <style:style style:family="table-column" style:name="co_2_992">
      <style:table-column-properties style:column-width="2.143cm" fo:break-before="auto"/>
    </style:style>
    <style:style style:family="table-column" style:name="co_2_993">
      <style:table-column-properties style:column-width="2.143cm" fo:break-before="auto"/>
    </style:style>
    <style:style style:family="table-column" style:name="co_2_994">
      <style:table-column-properties style:column-width="2.143cm" fo:break-before="auto"/>
    </style:style>
    <style:style style:family="table-column" style:name="co_2_995">
      <style:table-column-properties style:column-width="2.143cm" fo:break-before="auto"/>
    </style:style>
    <style:style style:family="table-column" style:name="co_2_996">
      <style:table-column-properties style:column-width="2.143cm" fo:break-before="auto"/>
    </style:style>
    <style:style style:family="table-column" style:name="co_2_997">
      <style:table-column-properties style:column-width="2.143cm" fo:break-before="auto"/>
    </style:style>
    <style:style style:family="table-column" style:name="co_2_998">
      <style:table-column-properties style:column-width="2.143cm" fo:break-before="auto"/>
    </style:style>
    <style:style style:family="table-column" style:name="co_2_999">
      <style:table-column-properties style:column-width="2.143cm" fo:break-before="auto"/>
    </style:style>
    <style:style style:family="table-column" style:name="co_2_1000">
      <style:table-column-properties style:column-width="2.143cm" fo:break-before="auto"/>
    </style:style>
    <style:style style:family="table-column" style:name="co_2_1001">
      <style:table-column-properties style:column-width="2.143cm" fo:break-before="auto"/>
    </style:style>
    <style:style style:family="table-column" style:name="co_2_1002">
      <style:table-column-properties style:column-width="2.143cm" fo:break-before="auto"/>
    </style:style>
    <style:style style:family="table-column" style:name="co_2_1003">
      <style:table-column-properties style:column-width="2.143cm" fo:break-before="auto"/>
    </style:style>
    <style:style style:family="table-column" style:name="co_2_1004">
      <style:table-column-properties style:column-width="2.143cm" fo:break-before="auto"/>
    </style:style>
    <style:style style:family="table-column" style:name="co_2_1005">
      <style:table-column-properties style:column-width="2.143cm" fo:break-before="auto"/>
    </style:style>
    <style:style style:family="table-column" style:name="co_2_1006">
      <style:table-column-properties style:column-width="2.143cm" fo:break-before="auto"/>
    </style:style>
    <style:style style:family="table-column" style:name="co_2_1007">
      <style:table-column-properties style:column-width="2.143cm" fo:break-before="auto"/>
    </style:style>
    <style:style style:family="table-column" style:name="co_2_1008">
      <style:table-column-properties style:column-width="2.143cm" fo:break-before="auto"/>
    </style:style>
    <style:style style:family="table-column" style:name="co_2_1009">
      <style:table-column-properties style:column-width="2.143cm" fo:break-before="auto"/>
    </style:style>
    <style:style style:family="table-column" style:name="co_2_1010">
      <style:table-column-properties style:column-width="2.143cm" fo:break-before="auto"/>
    </style:style>
    <style:style style:family="table-column" style:name="co_2_1011">
      <style:table-column-properties style:column-width="2.143cm" fo:break-before="auto"/>
    </style:style>
    <style:style style:family="table-column" style:name="co_2_1012">
      <style:table-column-properties style:column-width="2.143cm" fo:break-before="auto"/>
    </style:style>
    <style:style style:family="table-column" style:name="co_2_1013">
      <style:table-column-properties style:column-width="2.143cm" fo:break-before="auto"/>
    </style:style>
    <style:style style:family="table-column" style:name="co_2_1014">
      <style:table-column-properties style:column-width="2.143cm" fo:break-before="auto"/>
    </style:style>
    <style:style style:family="table-column" style:name="co_2_1015">
      <style:table-column-properties style:column-width="2.143cm" fo:break-before="auto"/>
    </style:style>
    <style:style style:family="table-column" style:name="co_2_1016">
      <style:table-column-properties style:column-width="2.143cm" fo:break-before="auto"/>
    </style:style>
    <style:style style:family="table-column" style:name="co_2_1017">
      <style:table-column-properties style:column-width="2.143cm" fo:break-before="auto"/>
    </style:style>
    <style:style style:family="table-column" style:name="co_2_1018">
      <style:table-column-properties style:column-width="2.143cm" fo:break-before="auto"/>
    </style:style>
    <style:style style:family="table-column" style:name="co_2_1019">
      <style:table-column-properties style:column-width="2.143cm" fo:break-before="auto"/>
    </style:style>
    <style:style style:family="table-column" style:name="co_2_1020">
      <style:table-column-properties style:column-width="2.143cm" fo:break-before="auto"/>
    </style:style>
    <style:style style:family="table-column" style:name="co_2_1021">
      <style:table-column-properties style:column-width="2.143cm" fo:break-before="auto"/>
    </style:style>
    <style:style style:family="table-column" style:name="co_2_1022">
      <style:table-column-properties style:column-width="2.143cm" fo:break-before="auto"/>
    </style:style>
    <style:style style:family="table-column" style:name="co_2_1023">
      <style:table-column-properties style:column-width="2.143cm" fo:break-before="auto"/>
    </style:style>
    <style:style style:family="table-column" style:name="co_2_1024">
      <style:table-column-properties style:column-width="2.143cm" fo:break-before="auto"/>
    </style:style>
    <style:style style:name="ce0" style:family="table-cell" style:parent-style-name="Default">
      <style:table-cell-properties style:vertical-align="bottom" style:rotation-align="none"/>
      <style:text-properties fo:color="#000000" fo:font-family="Calibri" fo:font-size="11.0pt"/>
    </style:style>
    <style:style style:name="ce1" style:family="table-cell" style:parent-style-name="Default">
      <style:table-cell-properties style:vertical-align="bottom" style:rotation-align="none"/>
      <style:text-properties fo:color="#000000" fo:font-family="Calibri" fo:font-size="11.0pt"/>
    </style:style>
    <style:style style:name="ce2" style:family="table-cell" style:parent-style-name="Default">
      <style:table-cell-properties style:vertical-align="bottom" style:rotation-align="none"/>
      <style:text-properties fo:color="#000000" fo:font-family="Calibri" fo:font-size="11.0pt"/>
    </style:style>
  </office:automatic-styles>
  <office:body>
    <office:spreadsheet>
      <table:calculation-settings/>
      <table:table table:name="Feuil1" table:style-name="ta1">
        <office:forms/>
        <table:table-column table:style-name="co_0_1" table:default-cell-style-name="ce0"/>
        <table:table-column table:style-name="co_0_2" table:default-cell-style-name="ce0"/>
        <table:table-column table:style-name="co_0_3" table:default-cell-style-name="ce0"/>
        <table:table-column table:style-name="co_0_4" table:default-cell-style-name="ce0"/>
        <table:table-column table:style-name="co_0_5" table:default-cell-style-name="ce0"/>
        <table:table-column table:style-name="co_0_6" table:default-cell-style-name="ce0"/>
        <table:table-column table:style-name="co_0_7" table:default-cell-style-name="ce0"/>
        <table:table-column table:style-name="co_0_8" table:default-cell-style-name="ce0"/>
        <table:table-column table:style-name="co_0_9" table:default-cell-style-name="ce0"/>
        <table:table-column table:style-name="co_0_10" table:default-cell-style-name="ce0"/>
        <table:table-column table:style-name="co_0_11" table:default-cell-style-name="ce0"/>
        <table:table-column table:style-name="co_0_12" table:default-cell-style-name="ce0"/>
        <table:table-column table:style-name="co_0_13" table:default-cell-style-name="ce0"/>
        <table:table-column table:style-name="co_0_14" table:default-cell-style-name="ce0"/>
        <table:table-column table:style-name="co_0_15" table:default-cell-style-name="ce0"/>
        <table:table-column table:style-name="co_0_16" table:default-cell-style-name="ce0"/>
        <table:table-column table:style-name="co_0_17" table:default-cell-style-name="ce0"/>
        <table:table-column table:style-name="co_0_18" table:default-cell-style-name="ce0"/>
        <table:table-column table:style-name="co_0_19" table:default-cell-style-name="ce0"/>
        <table:table-column table:style-name="co_0_20" table:default-cell-style-name="ce0"/>
        <table:table-column table:style-name="co_0_21" table:default-cell-style-name="ce0"/>
        <table:table-column table:style-name="co_0_22" table:default-cell-style-name="ce0"/>
        <table:table-column table:style-name="co_0_23" table:default-cell-style-name="ce0"/>
        <table:table-column table:style-name="co_0_24" table:default-cell-style-name="ce0"/>
        <table:table-column table:style-name="co_0_25" table:default-cell-style-name="ce0"/>
        <table:table-column table:style-name="co_0_26" table:default-cell-style-name="ce0"/>
        <table:table-column table:style-name="co_0_27" table:default-cell-style-name="ce0"/>
        <table:table-column table:style-name="co_0_28" table:default-cell-style-name="ce0"/>
        <table:table-column table:style-name="co_0_29" table:default-cell-style-name="ce0"/>
        <table:table-column table:style-name="co_0_30" table:default-cell-style-name="ce0"/>
        <table:table-column table:style-name="co_0_31" table:default-cell-style-name="ce0"/>
        <table:table-column table:style-name="co_0_32" table:default-cell-style-name="ce0"/>
        <table:table-column table:style-name="co_0_33" table:default-cell-style-name="ce0"/>
        <table:table-column table:style-name="co_0_34" table:default-cell-style-name="ce0"/>
        <table:table-column table:style-name="co_0_35" table:default-cell-style-name="ce0"/>
        <table:table-column table:style-name="co_0_36" table:default-cell-style-name="ce0"/>
        <table:table-column table:style-name="co_0_37" table:default-cell-style-name="ce0"/>
        <table:table-column table:style-name="co_0_38" table:default-cell-style-name="ce0"/>
        <table:table-column table:style-name="co_0_39" table:default-cell-style-name="ce0"/>
        <table:table-column table:style-name="co_0_40" table:default-cell-style-name="ce0"/>
        <table:table-column table:style-name="co_0_41" table:default-cell-style-name="ce0"/>
        <table:table-column table:style-name="co_0_42" table:default-cell-style-name="ce0"/>
        <table:table-column table:style-name="co_0_43" table:default-cell-style-name="ce0"/>
        <table:table-column table:style-name="co_0_44" table:default-cell-style-name="ce0"/>
        <table:table-column table:style-name="co_0_45" table:default-cell-style-name="ce0"/>
        <table:table-column table:style-name="co_0_46" table:default-cell-style-name="ce0"/>
        <table:table-column table:style-name="co_0_47" table:default-cell-style-name="ce0"/>
        <table:table-column table:style-name="co_0_48" table:default-cell-style-name="ce0"/>
        <table:table-column table:style-name="co_0_49" table:default-cell-style-name="ce0"/>
        <table:table-column table:style-name="co_0_50" table:default-cell-style-name="ce0"/>
        <table:table-column table:style-name="co_0_51" table:default-cell-style-name="ce0"/>
        <table:table-column table:style-name="co_0_52" table:default-cell-style-name="ce0"/>
        <table:table-column table:style-name="co_0_53" table:default-cell-style-name="ce0"/>
        <table:table-column table:style-name="co_0_54" table:default-cell-style-name="ce0"/>
        <table:table-column table:style-name="co_0_55" table:default-cell-style-name="ce0"/>
        <table:table-column table:style-name="co_0_56" table:default-cell-style-name="ce0"/>
        <table:table-column table:style-name="co_0_57" table:default-cell-style-name="ce0"/>
        <table:table-column table:style-name="co_0_58" table:default-cell-style-name="ce0"/>
        <table:table-column table:style-name="co_0_59" table:default-cell-style-name="ce0"/>
        <table:table-column table:style-name="co_0_60" table:default-cell-style-name="ce0"/>
        <table:table-column table:style-name="co_0_61" table:default-cell-style-name="ce0"/>
        <table:table-column table:style-name="co_0_62" table:default-cell-style-name="ce0"/>
        <table:table-column table:style-name="co_0_63" table:default-cell-style-name="ce0"/>
        <table:table-column table:style-name="co_0_64" table:default-cell-style-name="ce0"/>
        <table:table-column table:style-name="co_0_65" table:default-cell-style-name="ce0"/>
        <table:table-column table:style-name="co_0_66" table:default-cell-style-name="ce0"/>
        <table:table-column table:style-name="co_0_67" table:default-cell-style-name="ce0"/>
        <table:table-column table:style-name="co_0_68" table:default-cell-style-name="ce0"/>
        <table:table-column table:style-name="co_0_69" table:default-cell-style-name="ce0"/>
        <table:table-column table:style-name="co_0_70" table:default-cell-style-name="ce0"/>
        <table:table-column table:style-name="co_0_71" table:default-cell-style-name="ce0"/>
        <table:table-column table:style-name="co_0_72" table:default-cell-style-name="ce0"/>
        <table:table-column table:style-name="co_0_73" table:default-cell-style-name="ce0"/>
        <table:table-column table:style-name="co_0_74" table:default-cell-style-name="ce0"/>
        <table:table-column table:style-name="co_0_75" table:default-cell-style-name="ce0"/>
        <table:table-column table:style-name="co_0_76" table:default-cell-style-name="ce0"/>
        <table:table-column table:style-name="co_0_77" table:default-cell-style-name="ce0"/>
        <table:table-column table:style-name="co_0_78" table:default-cell-style-name="ce0"/>
        <table:table-column table:style-name="co_0_79" table:default-cell-style-name="ce0"/>
        <table:table-column table:style-name="co_0_80" table:default-cell-style-name="ce0"/>
        <table:table-column table:style-name="co_0_81" table:default-cell-style-name="ce0"/>
        <table:table-column table:style-name="co_0_82" table:default-cell-style-name="ce0"/>
        <table:table-column table:style-name="co_0_83" table:default-cell-style-name="ce0"/>
        <table:table-column table:style-name="co_0_84" table:default-cell-style-name="ce0"/>
        <table:table-column table:style-name="co_0_85" table:default-cell-style-name="ce0"/>
        <table:table-column table:style-name="co_0_86" table:default-cell-style-name="ce0"/>
        <table:table-column table:style-name="co_0_87" table:default-cell-style-name="ce0"/>
        <table:table-column table:style-name="co_0_88" table:default-cell-style-name="ce0"/>
        <table:table-column table:style-name="co_0_89" table:default-cell-style-name="ce0"/>
        <table:table-column table:style-name="co_0_90" table:default-cell-style-name="ce0"/>
        <table:table-column table:style-name="co_0_91" table:default-cell-style-name="ce0"/>
        <table:table-column table:style-name="co_0_92" table:default-cell-style-name="ce0"/>
        <table:table-column table:style-name="co_0_93" table:default-cell-style-name="ce0"/>
        <table:table-column table:style-name="co_0_94" table:default-cell-style-name="ce0"/>
        <table:table-column table:style-name="co_0_95" table:default-cell-style-name="ce0"/>
        <table:table-column table:style-name="co_0_96" table:default-cell-style-name="ce0"/>
        <table:table-column table:style-name="co_0_97" table:default-cell-style-name="ce0"/>
        <table:table-column table:style-name="co_0_98" table:default-cell-style-name="ce0"/>
        <table:table-column table:style-name="co_0_99" table:default-cell-style-name="ce0"/>
        <table:table-column table:style-name="co_0_100" table:default-cell-style-name="ce0"/>
        <table:table-column table:style-name="co_0_101" table:default-cell-style-name="ce0"/>
        <table:table-column table:style-name="co_0_102" table:default-cell-style-name="ce0"/>
        <table:table-column table:style-name="co_0_103" table:default-cell-style-name="ce0"/>
        <table:table-column table:style-name="co_0_104" table:default-cell-style-name="ce0"/>
        <table:table-column table:style-name="co_0_105" table:default-cell-style-name="ce0"/>
        <table:table-column table:style-name="co_0_106" table:default-cell-style-name="ce0"/>
        <table:table-column table:style-name="co_0_107" table:default-cell-style-name="ce0"/>
        <table:table-column table:style-name="co_0_108" table:default-cell-style-name="ce0"/>
        <table:table-column table:style-name="co_0_109" table:default-cell-style-name="ce0"/>
        <table:table-column table:style-name="co_0_110" table:default-cell-style-name="ce0"/>
        <table:table-column table:style-name="co_0_111" table:default-cell-style-name="ce0"/>
        <table:table-column table:style-name="co_0_112" table:default-cell-style-name="ce0"/>
        <table:table-column table:style-name="co_0_113" table:default-cell-style-name="ce0"/>
        <table:table-column table:style-name="co_0_114" table:default-cell-style-name="ce0"/>
        <table:table-column table:style-name="co_0_115" table:default-cell-style-name="ce0"/>
        <table:table-column table:style-name="co_0_116" table:default-cell-style-name="ce0"/>
        <table:table-column table:style-name="co_0_117" table:default-cell-style-name="ce0"/>
        <table:table-column table:style-name="co_0_118" table:default-cell-style-name="ce0"/>
        <table:table-column table:style-name="co_0_119" table:default-cell-style-name="ce0"/>
        <table:table-column table:style-name="co_0_120" table:default-cell-style-name="ce0"/>
        <table:table-column table:style-name="co_0_121" table:default-cell-style-name="ce0"/>
        <table:table-column table:style-name="co_0_122" table:default-cell-style-name="ce0"/>
        <table:table-column table:style-name="co_0_123" table:default-cell-style-name="ce0"/>
        <table:table-column table:style-name="co_0_124" table:default-cell-style-name="ce0"/>
        <table:table-column table:style-name="co_0_125" table:default-cell-style-name="ce0"/>
        <table:table-column table:style-name="co_0_126" table:default-cell-style-name="ce0"/>
        <table:table-column table:style-name="co_0_127" table:default-cell-style-name="ce0"/>
        <table:table-column table:style-name="co_0_128" table:default-cell-style-name="ce0"/>
        <table:table-column table:style-name="co_0_129" table:default-cell-style-name="ce0"/>
        <table:table-column table:style-name="co_0_130" table:default-cell-style-name="ce0"/>
        <table:table-column table:style-name="co_0_131" table:default-cell-style-name="ce0"/>
        <table:table-column table:style-name="co_0_132" table:default-cell-style-name="ce0"/>
        <table:table-column table:style-name="co_0_133" table:default-cell-style-name="ce0"/>
        <table:table-column table:style-name="co_0_134" table:default-cell-style-name="ce0"/>
        <table:table-column table:style-name="co_0_135" table:default-cell-style-name="ce0"/>
        <table:table-column table:style-name="co_0_136" table:default-cell-style-name="ce0"/>
        <table:table-column table:style-name="co_0_137" table:default-cell-style-name="ce0"/>
        <table:table-column table:style-name="co_0_138" table:default-cell-style-name="ce0"/>
        <table:table-column table:style-name="co_0_139" table:default-cell-style-name="ce0"/>
        <table:table-column table:style-name="co_0_140" table:default-cell-style-name="ce0"/>
        <table:table-column table:style-name="co_0_141" table:default-cell-style-name="ce0"/>
        <table:table-column table:style-name="co_0_142" table:default-cell-style-name="ce0"/>
        <table:table-column table:style-name="co_0_143" table:default-cell-style-name="ce0"/>
        <table:table-column table:style-name="co_0_144" table:default-cell-style-name="ce0"/>
        <table:table-column table:style-name="co_0_145" table:default-cell-style-name="ce0"/>
        <table:table-column table:style-name="co_0_146" table:default-cell-style-name="ce0"/>
        <table:table-column table:style-name="co_0_147" table:default-cell-style-name="ce0"/>
        <table:table-column table:style-name="co_0_148" table:default-cell-style-name="ce0"/>
        <table:table-column table:style-name="co_0_149" table:default-cell-style-name="ce0"/>
        <table:table-column table:style-name="co_0_150" table:default-cell-style-name="ce0"/>
        <table:table-column table:style-name="co_0_151" table:default-cell-style-name="ce0"/>
        <table:table-column table:style-name="co_0_152" table:default-cell-style-name="ce0"/>
        <table:table-column table:style-name="co_0_153" table:default-cell-style-name="ce0"/>
        <table:table-column table:style-name="co_0_154" table:default-cell-style-name="ce0"/>
        <table:table-column table:style-name="co_0_155" table:default-cell-style-name="ce0"/>
        <table:table-column table:style-name="co_0_156" table:default-cell-style-name="ce0"/>
        <table:table-column table:style-name="co_0_157" table:default-cell-style-name="ce0"/>
        <table:table-column table:style-name="co_0_158" table:default-cell-style-name="ce0"/>
        <table:table-column table:style-name="co_0_159" table:default-cell-style-name="ce0"/>
        <table:table-column table:style-name="co_0_160" table:default-cell-style-name="ce0"/>
        <table:table-column table:style-name="co_0_161" table:default-cell-style-name="ce0"/>
        <table:table-column table:style-name="co_0_162" table:default-cell-style-name="ce0"/>
        <table:table-column table:style-name="co_0_163" table:default-cell-style-name="ce0"/>
        <table:table-column table:style-name="co_0_164" table:default-cell-style-name="ce0"/>
        <table:table-column table:style-name="co_0_165" table:default-cell-style-name="ce0"/>
        <table:table-column table:style-name="co_0_166" table:default-cell-style-name="ce0"/>
        <table:table-column table:style-name="co_0_167" table:default-cell-style-name="ce0"/>
        <table:table-column table:style-name="co_0_168" table:default-cell-style-name="ce0"/>
        <table:table-column table:style-name="co_0_169" table:default-cell-style-name="ce0"/>
        <table:table-column table:style-name="co_0_170" table:default-cell-style-name="ce0"/>
        <table:table-column table:style-name="co_0_171" table:default-cell-style-name="ce0"/>
        <table:table-column table:style-name="co_0_172" table:default-cell-style-name="ce0"/>
        <table:table-column table:style-name="co_0_173" table:default-cell-style-name="ce0"/>
        <table:table-column table:style-name="co_0_174" table:default-cell-style-name="ce0"/>
        <table:table-column table:style-name="co_0_175" table:default-cell-style-name="ce0"/>
        <table:table-column table:style-name="co_0_176" table:default-cell-style-name="ce0"/>
        <table:table-column table:style-name="co_0_177" table:default-cell-style-name="ce0"/>
        <table:table-column table:style-name="co_0_178" table:default-cell-style-name="ce0"/>
        <table:table-column table:style-name="co_0_179" table:default-cell-style-name="ce0"/>
        <table:table-column table:style-name="co_0_180" table:default-cell-style-name="ce0"/>
        <table:table-column table:style-name="co_0_181" table:default-cell-style-name="ce0"/>
        <table:table-column table:style-name="co_0_182" table:default-cell-style-name="ce0"/>
        <table:table-column table:style-name="co_0_183" table:default-cell-style-name="ce0"/>
        <table:table-column table:style-name="co_0_184" table:default-cell-style-name="ce0"/>
        <table:table-column table:style-name="co_0_185" table:default-cell-style-name="ce0"/>
        <table:table-column table:style-name="co_0_186" table:default-cell-style-name="ce0"/>
        <table:table-column table:style-name="co_0_187" table:default-cell-style-name="ce0"/>
        <table:table-column table:style-name="co_0_188" table:default-cell-style-name="ce0"/>
        <table:table-column table:style-name="co_0_189" table:default-cell-style-name="ce0"/>
        <table:table-column table:style-name="co_0_190" table:default-cell-style-name="ce0"/>
        <table:table-column table:style-name="co_0_191" table:default-cell-style-name="ce0"/>
        <table:table-column table:style-name="co_0_192" table:default-cell-style-name="ce0"/>
        <table:table-column table:style-name="co_0_193" table:default-cell-style-name="ce0"/>
        <table:table-column table:style-name="co_0_194" table:default-cell-style-name="ce0"/>
        <table:table-column table:style-name="co_0_195" table:default-cell-style-name="ce0"/>
        <table:table-column table:style-name="co_0_196" table:default-cell-style-name="ce0"/>
        <table:table-column table:style-name="co_0_197" table:default-cell-style-name="ce0"/>
        <table:table-column table:style-name="co_0_198" table:default-cell-style-name="ce0"/>
        <table:table-column table:style-name="co_0_199" table:default-cell-style-name="ce0"/>
        <table:table-column table:style-name="co_0_200" table:default-cell-style-name="ce0"/>
        <table:table-column table:style-name="co_0_201" table:default-cell-style-name="ce0"/>
        <table:table-column table:style-name="co_0_202" table:default-cell-style-name="ce0"/>
        <table:table-column table:style-name="co_0_203" table:default-cell-style-name="ce0"/>
        <table:table-column table:style-name="co_0_204" table:default-cell-style-name="ce0"/>
        <table:table-column table:style-name="co_0_205" table:default-cell-style-name="ce0"/>
        <table:table-column table:style-name="co_0_206" table:default-cell-style-name="ce0"/>
        <table:table-column table:style-name="co_0_207" table:default-cell-style-name="ce0"/>
        <table:table-column table:style-name="co_0_208" table:default-cell-style-name="ce0"/>
        <table:table-column table:style-name="co_0_209" table:default-cell-style-name="ce0"/>
        <table:table-column table:style-name="co_0_210" table:default-cell-style-name="ce0"/>
        <table:table-column table:style-name="co_0_211" table:default-cell-style-name="ce0"/>
        <table:table-column table:style-name="co_0_212" table:default-cell-style-name="ce0"/>
        <table:table-column table:style-name="co_0_213" table:default-cell-style-name="ce0"/>
        <table:table-column table:style-name="co_0_214" table:default-cell-style-name="ce0"/>
        <table:table-column table:style-name="co_0_215" table:default-cell-style-name="ce0"/>
        <table:table-column table:style-name="co_0_216" table:default-cell-style-name="ce0"/>
        <table:table-column table:style-name="co_0_217" table:default-cell-style-name="ce0"/>
        <table:table-column table:style-name="co_0_218" table:default-cell-style-name="ce0"/>
        <table:table-column table:style-name="co_0_219" table:default-cell-style-name="ce0"/>
        <table:table-column table:style-name="co_0_220" table:default-cell-style-name="ce0"/>
        <table:table-column table:style-name="co_0_221" table:default-cell-style-name="ce0"/>
        <table:table-column table:style-name="co_0_222" table:default-cell-style-name="ce0"/>
        <table:table-column table:style-name="co_0_223" table:default-cell-style-name="ce0"/>
        <table:table-column table:style-name="co_0_224" table:default-cell-style-name="ce0"/>
        <table:table-column table:style-name="co_0_225" table:default-cell-style-name="ce0"/>
        <table:table-column table:style-name="co_0_226" table:default-cell-style-name="ce0"/>
        <table:table-column table:style-name="co_0_227" table:default-cell-style-name="ce0"/>
        <table:table-column table:style-name="co_0_228" table:default-cell-style-name="ce0"/>
        <table:table-column table:style-name="co_0_229" table:default-cell-style-name="ce0"/>
        <table:table-column table:style-name="co_0_230" table:default-cell-style-name="ce0"/>
        <table:table-column table:style-name="co_0_231" table:default-cell-style-name="ce0"/>
        <table:table-column table:style-name="co_0_232" table:default-cell-style-name="ce0"/>
        <table:table-column table:style-name="co_0_233" table:default-cell-style-name="ce0"/>
        <table:table-column table:style-name="co_0_234" table:default-cell-style-name="ce0"/>
        <table:table-column table:style-name="co_0_235" table:default-cell-style-name="ce0"/>
        <table:table-column table:style-name="co_0_236" table:default-cell-style-name="ce0"/>
        <table:table-column table:style-name="co_0_237" table:default-cell-style-name="ce0"/>
        <table:table-column table:style-name="co_0_238" table:default-cell-style-name="ce0"/>
        <table:table-column table:style-name="co_0_239" table:default-cell-style-name="ce0"/>
        <table:table-column table:style-name="co_0_240" table:default-cell-style-name="ce0"/>
        <table:table-column table:style-name="co_0_241" table:default-cell-style-name="ce0"/>
        <table:table-column table:style-name="co_0_242" table:default-cell-style-name="ce0"/>
        <table:table-column table:style-name="co_0_243" table:default-cell-style-name="ce0"/>
        <table:table-column table:style-name="co_0_244" table:default-cell-style-name="ce0"/>
        <table:table-column table:style-name="co_0_245" table:default-cell-style-name="ce0"/>
        <table:table-column table:style-name="co_0_246" table:default-cell-style-name="ce0"/>
        <table:table-column table:style-name="co_0_247" table:default-cell-style-name="ce0"/>
        <table:table-column table:style-name="co_0_248" table:default-cell-style-name="ce0"/>
        <table:table-column table:style-name="co_0_249" table:default-cell-style-name="ce0"/>
        <table:table-column table:style-name="co_0_250" table:default-cell-style-name="ce0"/>
        <table:table-column table:style-name="co_0_251" table:default-cell-style-name="ce0"/>
        <table:table-column table:style-name="co_0_252" table:default-cell-style-name="ce0"/>
        <table:table-column table:style-name="co_0_253" table:default-cell-style-name="ce0"/>
        <table:table-column table:style-name="co_0_254" table:default-cell-style-name="ce0"/>
        <table:table-column table:style-name="co_0_255" table:default-cell-style-name="ce0"/>
        <table:table-column table:style-name="co_0_256" table:default-cell-style-name="ce0"/>
        <table:table-column table:style-name="co_0_257" table:default-cell-style-name="ce0"/>
        <table:table-column table:style-name="co_0_258" table:default-cell-style-name="ce0"/>
        <table:table-column table:style-name="co_0_259" table:default-cell-style-name="ce0"/>
        <table:table-column table:style-name="co_0_260" table:default-cell-style-name="ce0"/>
        <table:table-column table:style-name="co_0_261" table:default-cell-style-name="ce0"/>
        <table:table-column table:style-name="co_0_262" table:default-cell-style-name="ce0"/>
        <table:table-column table:style-name="co_0_263" table:default-cell-style-name="ce0"/>
        <table:table-column table:style-name="co_0_264" table:default-cell-style-name="ce0"/>
        <table:table-column table:style-name="co_0_265" table:default-cell-style-name="ce0"/>
        <table:table-column table:style-name="co_0_266" table:default-cell-style-name="ce0"/>
        <table:table-column table:style-name="co_0_267" table:default-cell-style-name="ce0"/>
        <table:table-column table:style-name="co_0_268" table:default-cell-style-name="ce0"/>
        <table:table-column table:style-name="co_0_269" table:default-cell-style-name="ce0"/>
        <table:table-column table:style-name="co_0_270" table:default-cell-style-name="ce0"/>
        <table:table-column table:style-name="co_0_271" table:default-cell-style-name="ce0"/>
        <table:table-column table:style-name="co_0_272" table:default-cell-style-name="ce0"/>
        <table:table-column table:style-name="co_0_273" table:default-cell-style-name="ce0"/>
        <table:table-column table:style-name="co_0_274" table:default-cell-style-name="ce0"/>
        <table:table-column table:style-name="co_0_275" table:default-cell-style-name="ce0"/>
        <table:table-column table:style-name="co_0_276" table:default-cell-style-name="ce0"/>
        <table:table-column table:style-name="co_0_277" table:default-cell-style-name="ce0"/>
        <table:table-column table:style-name="co_0_278" table:default-cell-style-name="ce0"/>
        <table:table-column table:style-name="co_0_279" table:default-cell-style-name="ce0"/>
        <table:table-column table:style-name="co_0_280" table:default-cell-style-name="ce0"/>
        <table:table-column table:style-name="co_0_281" table:default-cell-style-name="ce0"/>
        <table:table-column table:style-name="co_0_282" table:default-cell-style-name="ce0"/>
        <table:table-column table:style-name="co_0_283" table:default-cell-style-name="ce0"/>
        <table:table-column table:style-name="co_0_284" table:default-cell-style-name="ce0"/>
        <table:table-column table:style-name="co_0_285" table:default-cell-style-name="ce0"/>
        <table:table-column table:style-name="co_0_286" table:default-cell-style-name="ce0"/>
        <table:table-column table:style-name="co_0_287" table:default-cell-style-name="ce0"/>
        <table:table-column table:style-name="co_0_288" table:default-cell-style-name="ce0"/>
        <table:table-column table:style-name="co_0_289" table:default-cell-style-name="ce0"/>
        <table:table-column table:style-name="co_0_290" table:default-cell-style-name="ce0"/>
        <table:table-column table:style-name="co_0_291" table:default-cell-style-name="ce0"/>
        <table:table-column table:style-name="co_0_292" table:default-cell-style-name="ce0"/>
        <table:table-column table:style-name="co_0_293" table:default-cell-style-name="ce0"/>
        <table:table-column table:style-name="co_0_294" table:default-cell-style-name="ce0"/>
        <table:table-column table:style-name="co_0_295" table:default-cell-style-name="ce0"/>
        <table:table-column table:style-name="co_0_296" table:default-cell-style-name="ce0"/>
        <table:table-column table:style-name="co_0_297" table:default-cell-style-name="ce0"/>
        <table:table-column table:style-name="co_0_298" table:default-cell-style-name="ce0"/>
        <table:table-column table:style-name="co_0_299" table:default-cell-style-name="ce0"/>
        <table:table-column table:style-name="co_0_300" table:default-cell-style-name="ce0"/>
        <table:table-column table:style-name="co_0_301" table:default-cell-style-name="ce0"/>
        <table:table-column table:style-name="co_0_302" table:default-cell-style-name="ce0"/>
        <table:table-column table:style-name="co_0_303" table:default-cell-style-name="ce0"/>
        <table:table-column table:style-name="co_0_304" table:default-cell-style-name="ce0"/>
        <table:table-column table:style-name="co_0_305" table:default-cell-style-name="ce0"/>
        <table:table-column table:style-name="co_0_306" table:default-cell-style-name="ce0"/>
        <table:table-column table:style-name="co_0_307" table:default-cell-style-name="ce0"/>
        <table:table-column table:style-name="co_0_308" table:default-cell-style-name="ce0"/>
        <table:table-column table:style-name="co_0_309" table:default-cell-style-name="ce0"/>
        <table:table-column table:style-name="co_0_310" table:default-cell-style-name="ce0"/>
        <table:table-column table:style-name="co_0_311" table:default-cell-style-name="ce0"/>
        <table:table-column table:style-name="co_0_312" table:default-cell-style-name="ce0"/>
        <table:table-column table:style-name="co_0_313" table:default-cell-style-name="ce0"/>
        <table:table-column table:style-name="co_0_314" table:default-cell-style-name="ce0"/>
        <table:table-column table:style-name="co_0_315" table:default-cell-style-name="ce0"/>
        <table:table-column table:style-name="co_0_316" table:default-cell-style-name="ce0"/>
        <table:table-column table:style-name="co_0_317" table:default-cell-style-name="ce0"/>
        <table:table-column table:style-name="co_0_318" table:default-cell-style-name="ce0"/>
        <table:table-column table:style-name="co_0_319" table:default-cell-style-name="ce0"/>
        <table:table-column table:style-name="co_0_320" table:default-cell-style-name="ce0"/>
        <table:table-column table:style-name="co_0_321" table:default-cell-style-name="ce0"/>
        <table:table-column table:style-name="co_0_322" table:default-cell-style-name="ce0"/>
        <table:table-column table:style-name="co_0_323" table:default-cell-style-name="ce0"/>
        <table:table-column table:style-name="co_0_324" table:default-cell-style-name="ce0"/>
        <table:table-column table:style-name="co_0_325" table:default-cell-style-name="ce0"/>
        <table:table-column table:style-name="co_0_326" table:default-cell-style-name="ce0"/>
        <table:table-column table:style-name="co_0_327" table:default-cell-style-name="ce0"/>
        <table:table-column table:style-name="co_0_328" table:default-cell-style-name="ce0"/>
        <table:table-column table:style-name="co_0_329" table:default-cell-style-name="ce0"/>
        <table:table-column table:style-name="co_0_330" table:default-cell-style-name="ce0"/>
        <table:table-column table:style-name="co_0_331" table:default-cell-style-name="ce0"/>
        <table:table-column table:style-name="co_0_332" table:default-cell-style-name="ce0"/>
        <table:table-column table:style-name="co_0_333" table:default-cell-style-name="ce0"/>
        <table:table-column table:style-name="co_0_334" table:default-cell-style-name="ce0"/>
        <table:table-column table:style-name="co_0_335" table:default-cell-style-name="ce0"/>
        <table:table-column table:style-name="co_0_336" table:default-cell-style-name="ce0"/>
        <table:table-column table:style-name="co_0_337" table:default-cell-style-name="ce0"/>
        <table:table-column table:style-name="co_0_338" table:default-cell-style-name="ce0"/>
        <table:table-column table:style-name="co_0_339" table:default-cell-style-name="ce0"/>
        <table:table-column table:style-name="co_0_340" table:default-cell-style-name="ce0"/>
        <table:table-column table:style-name="co_0_341" table:default-cell-style-name="ce0"/>
        <table:table-column table:style-name="co_0_342" table:default-cell-style-name="ce0"/>
        <table:table-column table:style-name="co_0_343" table:default-cell-style-name="ce0"/>
        <table:table-column table:style-name="co_0_344" table:default-cell-style-name="ce0"/>
        <table:table-column table:style-name="co_0_345" table:default-cell-style-name="ce0"/>
        <table:table-column table:style-name="co_0_346" table:default-cell-style-name="ce0"/>
        <table:table-column table:style-name="co_0_347" table:default-cell-style-name="ce0"/>
        <table:table-column table:style-name="co_0_348" table:default-cell-style-name="ce0"/>
        <table:table-column table:style-name="co_0_349" table:default-cell-style-name="ce0"/>
        <table:table-column table:style-name="co_0_350" table:default-cell-style-name="ce0"/>
        <table:table-column table:style-name="co_0_351" table:default-cell-style-name="ce0"/>
        <table:table-column table:style-name="co_0_352" table:default-cell-style-name="ce0"/>
        <table:table-column table:style-name="co_0_353" table:default-cell-style-name="ce0"/>
        <table:table-column table:style-name="co_0_354" table:default-cell-style-name="ce0"/>
        <table:table-column table:style-name="co_0_355" table:default-cell-style-name="ce0"/>
        <table:table-column table:style-name="co_0_356" table:default-cell-style-name="ce0"/>
        <table:table-column table:style-name="co_0_357" table:default-cell-style-name="ce0"/>
        <table:table-column table:style-name="co_0_358" table:default-cell-style-name="ce0"/>
        <table:table-column table:style-name="co_0_359" table:default-cell-style-name="ce0"/>
        <table:table-column table:style-name="co_0_360" table:default-cell-style-name="ce0"/>
        <table:table-column table:style-name="co_0_361" table:default-cell-style-name="ce0"/>
        <table:table-column table:style-name="co_0_362" table:default-cell-style-name="ce0"/>
        <table:table-column table:style-name="co_0_363" table:default-cell-style-name="ce0"/>
        <table:table-column table:style-name="co_0_364" table:default-cell-style-name="ce0"/>
        <table:table-column table:style-name="co_0_365" table:default-cell-style-name="ce0"/>
        <table:table-column table:style-name="co_0_366" table:default-cell-style-name="ce0"/>
        <table:table-column table:style-name="co_0_367" table:default-cell-style-name="ce0"/>
        <table:table-column table:style-name="co_0_368" table:default-cell-style-name="ce0"/>
        <table:table-column table:style-name="co_0_369" table:default-cell-style-name="ce0"/>
        <table:table-column table:style-name="co_0_370" table:default-cell-style-name="ce0"/>
        <table:table-column table:style-name="co_0_371" table:default-cell-style-name="ce0"/>
        <table:table-column table:style-name="co_0_372" table:default-cell-style-name="ce0"/>
        <table:table-column table:style-name="co_0_373" table:default-cell-style-name="ce0"/>
        <table:table-column table:style-name="co_0_374" table:default-cell-style-name="ce0"/>
        <table:table-column table:style-name="co_0_375" table:default-cell-style-name="ce0"/>
        <table:table-column table:style-name="co_0_376" table:default-cell-style-name="ce0"/>
        <table:table-column table:style-name="co_0_377" table:default-cell-style-name="ce0"/>
        <table:table-column table:style-name="co_0_378" table:default-cell-style-name="ce0"/>
        <table:table-column table:style-name="co_0_379" table:default-cell-style-name="ce0"/>
        <table:table-column table:style-name="co_0_380" table:default-cell-style-name="ce0"/>
        <table:table-column table:style-name="co_0_381" table:default-cell-style-name="ce0"/>
        <table:table-column table:style-name="co_0_382" table:default-cell-style-name="ce0"/>
        <table:table-column table:style-name="co_0_383" table:default-cell-style-name="ce0"/>
        <table:table-column table:style-name="co_0_384" table:default-cell-style-name="ce0"/>
        <table:table-column table:style-name="co_0_385" table:default-cell-style-name="ce0"/>
        <table:table-column table:style-name="co_0_386" table:default-cell-style-name="ce0"/>
        <table:table-column table:style-name="co_0_387" table:default-cell-style-name="ce0"/>
        <table:table-column table:style-name="co_0_388" table:default-cell-style-name="ce0"/>
        <table:table-column table:style-name="co_0_389" table:default-cell-style-name="ce0"/>
        <table:table-column table:style-name="co_0_390" table:default-cell-style-name="ce0"/>
        <table:table-column table:style-name="co_0_391" table:default-cell-style-name="ce0"/>
        <table:table-column table:style-name="co_0_392" table:default-cell-style-name="ce0"/>
        <table:table-column table:style-name="co_0_393" table:default-cell-style-name="ce0"/>
        <table:table-column table:style-name="co_0_394" table:default-cell-style-name="ce0"/>
        <table:table-column table:style-name="co_0_395" table:default-cell-style-name="ce0"/>
        <table:table-column table:style-name="co_0_396" table:default-cell-style-name="ce0"/>
        <table:table-column table:style-name="co_0_397" table:default-cell-style-name="ce0"/>
        <table:table-column table:style-name="co_0_398" table:default-cell-style-name="ce0"/>
        <table:table-column table:style-name="co_0_399" table:default-cell-style-name="ce0"/>
        <table:table-column table:style-name="co_0_400" table:default-cell-style-name="ce0"/>
        <table:table-column table:style-name="co_0_401" table:default-cell-style-name="ce0"/>
        <table:table-column table:style-name="co_0_402" table:default-cell-style-name="ce0"/>
        <table:table-column table:style-name="co_0_403" table:default-cell-style-name="ce0"/>
        <table:table-column table:style-name="co_0_404" table:default-cell-style-name="ce0"/>
        <table:table-column table:style-name="co_0_405" table:default-cell-style-name="ce0"/>
        <table:table-column table:style-name="co_0_406" table:default-cell-style-name="ce0"/>
        <table:table-column table:style-name="co_0_407" table:default-cell-style-name="ce0"/>
        <table:table-column table:style-name="co_0_408" table:default-cell-style-name="ce0"/>
        <table:table-column table:style-name="co_0_409" table:default-cell-style-name="ce0"/>
        <table:table-column table:style-name="co_0_410" table:default-cell-style-name="ce0"/>
        <table:table-column table:style-name="co_0_411" table:default-cell-style-name="ce0"/>
        <table:table-column table:style-name="co_0_412" table:default-cell-style-name="ce0"/>
        <table:table-column table:style-name="co_0_413" table:default-cell-style-name="ce0"/>
        <table:table-column table:style-name="co_0_414" table:default-cell-style-name="ce0"/>
        <table:table-column table:style-name="co_0_415" table:default-cell-style-name="ce0"/>
        <table:table-column table:style-name="co_0_416" table:default-cell-style-name="ce0"/>
        <table:table-column table:style-name="co_0_417" table:default-cell-style-name="ce0"/>
        <table:table-column table:style-name="co_0_418" table:default-cell-style-name="ce0"/>
        <table:table-column table:style-name="co_0_419" table:default-cell-style-name="ce0"/>
        <table:table-column table:style-name="co_0_420" table:default-cell-style-name="ce0"/>
        <table:table-column table:style-name="co_0_421" table:default-cell-style-name="ce0"/>
        <table:table-column table:style-name="co_0_422" table:default-cell-style-name="ce0"/>
        <table:table-column table:style-name="co_0_423" table:default-cell-style-name="ce0"/>
        <table:table-column table:style-name="co_0_424" table:default-cell-style-name="ce0"/>
        <table:table-column table:style-name="co_0_425" table:default-cell-style-name="ce0"/>
        <table:table-column table:style-name="co_0_426" table:default-cell-style-name="ce0"/>
        <table:table-column table:style-name="co_0_427" table:default-cell-style-name="ce0"/>
        <table:table-column table:style-name="co_0_428" table:default-cell-style-name="ce0"/>
        <table:table-column table:style-name="co_0_429" table:default-cell-style-name="ce0"/>
        <table:table-column table:style-name="co_0_430" table:default-cell-style-name="ce0"/>
        <table:table-column table:style-name="co_0_431" table:default-cell-style-name="ce0"/>
        <table:table-column table:style-name="co_0_432" table:default-cell-style-name="ce0"/>
        <table:table-column table:style-name="co_0_433" table:default-cell-style-name="ce0"/>
        <table:table-column table:style-name="co_0_434" table:default-cell-style-name="ce0"/>
        <table:table-column table:style-name="co_0_435" table:default-cell-style-name="ce0"/>
        <table:table-column table:style-name="co_0_436" table:default-cell-style-name="ce0"/>
        <table:table-column table:style-name="co_0_437" table:default-cell-style-name="ce0"/>
        <table:table-column table:style-name="co_0_438" table:default-cell-style-name="ce0"/>
        <table:table-column table:style-name="co_0_439" table:default-cell-style-name="ce0"/>
        <table:table-column table:style-name="co_0_440" table:default-cell-style-name="ce0"/>
        <table:table-column table:style-name="co_0_441" table:default-cell-style-name="ce0"/>
        <table:table-column table:style-name="co_0_442" table:default-cell-style-name="ce0"/>
        <table:table-column table:style-name="co_0_443" table:default-cell-style-name="ce0"/>
        <table:table-column table:style-name="co_0_444" table:default-cell-style-name="ce0"/>
        <table:table-column table:style-name="co_0_445" table:default-cell-style-name="ce0"/>
        <table:table-column table:style-name="co_0_446" table:default-cell-style-name="ce0"/>
        <table:table-column table:style-name="co_0_447" table:default-cell-style-name="ce0"/>
        <table:table-column table:style-name="co_0_448" table:default-cell-style-name="ce0"/>
        <table:table-column table:style-name="co_0_449" table:default-cell-style-name="ce0"/>
        <table:table-column table:style-name="co_0_450" table:default-cell-style-name="ce0"/>
        <table:table-column table:style-name="co_0_451" table:default-cell-style-name="ce0"/>
        <table:table-column table:style-name="co_0_452" table:default-cell-style-name="ce0"/>
        <table:table-column table:style-name="co_0_453" table:default-cell-style-name="ce0"/>
        <table:table-column table:style-name="co_0_454" table:default-cell-style-name="ce0"/>
        <table:table-column table:style-name="co_0_455" table:default-cell-style-name="ce0"/>
        <table:table-column table:style-name="co_0_456" table:default-cell-style-name="ce0"/>
        <table:table-column table:style-name="co_0_457" table:default-cell-style-name="ce0"/>
        <table:table-column table:style-name="co_0_458" table:default-cell-style-name="ce0"/>
        <table:table-column table:style-name="co_0_459" table:default-cell-style-name="ce0"/>
        <table:table-column table:style-name="co_0_460" table:default-cell-style-name="ce0"/>
        <table:table-column table:style-name="co_0_461" table:default-cell-style-name="ce0"/>
        <table:table-column table:style-name="co_0_462" table:default-cell-style-name="ce0"/>
        <table:table-column table:style-name="co_0_463" table:default-cell-style-name="ce0"/>
        <table:table-column table:style-name="co_0_464" table:default-cell-style-name="ce0"/>
        <table:table-column table:style-name="co_0_465" table:default-cell-style-name="ce0"/>
        <table:table-column table:style-name="co_0_466" table:default-cell-style-name="ce0"/>
        <table:table-column table:style-name="co_0_467" table:default-cell-style-name="ce0"/>
        <table:table-column table:style-name="co_0_468" table:default-cell-style-name="ce0"/>
        <table:table-column table:style-name="co_0_469" table:default-cell-style-name="ce0"/>
        <table:table-column table:style-name="co_0_470" table:default-cell-style-name="ce0"/>
        <table:table-column table:style-name="co_0_471" table:default-cell-style-name="ce0"/>
        <table:table-column table:style-name="co_0_472" table:default-cell-style-name="ce0"/>
        <table:table-column table:style-name="co_0_473" table:default-cell-style-name="ce0"/>
        <table:table-column table:style-name="co_0_474" table:default-cell-style-name="ce0"/>
        <table:table-column table:style-name="co_0_475" table:default-cell-style-name="ce0"/>
        <table:table-column table:style-name="co_0_476" table:default-cell-style-name="ce0"/>
        <table:table-column table:style-name="co_0_477" table:default-cell-style-name="ce0"/>
        <table:table-column table:style-name="co_0_478" table:default-cell-style-name="ce0"/>
        <table:table-column table:style-name="co_0_479" table:default-cell-style-name="ce0"/>
        <table:table-column table:style-name="co_0_480" table:default-cell-style-name="ce0"/>
        <table:table-column table:style-name="co_0_481" table:default-cell-style-name="ce0"/>
        <table:table-column table:style-name="co_0_482" table:default-cell-style-name="ce0"/>
        <table:table-column table:style-name="co_0_483" table:default-cell-style-name="ce0"/>
        <table:table-column table:style-name="co_0_484" table:default-cell-style-name="ce0"/>
        <table:table-column table:style-name="co_0_485" table:default-cell-style-name="ce0"/>
        <table:table-column table:style-name="co_0_486" table:default-cell-style-name="ce0"/>
        <table:table-column table:style-name="co_0_487" table:default-cell-style-name="ce0"/>
        <table:table-column table:style-name="co_0_488" table:default-cell-style-name="ce0"/>
        <table:table-column table:style-name="co_0_489" table:default-cell-style-name="ce0"/>
        <table:table-column table:style-name="co_0_490" table:default-cell-style-name="ce0"/>
        <table:table-column table:style-name="co_0_491" table:default-cell-style-name="ce0"/>
        <table:table-column table:style-name="co_0_492" table:default-cell-style-name="ce0"/>
        <table:table-column table:style-name="co_0_493" table:default-cell-style-name="ce0"/>
        <table:table-column table:style-name="co_0_494" table:default-cell-style-name="ce0"/>
        <table:table-column table:style-name="co_0_495" table:default-cell-style-name="ce0"/>
        <table:table-column table:style-name="co_0_496" table:default-cell-style-name="ce0"/>
        <table:table-column table:style-name="co_0_497" table:default-cell-style-name="ce0"/>
        <table:table-column table:style-name="co_0_498" table:default-cell-style-name="ce0"/>
        <table:table-column table:style-name="co_0_499" table:default-cell-style-name="ce0"/>
        <table:table-column table:style-name="co_0_500" table:default-cell-style-name="ce0"/>
        <table:table-column table:style-name="co_0_501" table:default-cell-style-name="ce0"/>
        <table:table-column table:style-name="co_0_502" table:default-cell-style-name="ce0"/>
        <table:table-column table:style-name="co_0_503" table:default-cell-style-name="ce0"/>
        <table:table-column table:style-name="co_0_504" table:default-cell-style-name="ce0"/>
        <table:table-column table:style-name="co_0_505" table:default-cell-style-name="ce0"/>
        <table:table-column table:style-name="co_0_506" table:default-cell-style-name="ce0"/>
        <table:table-column table:style-name="co_0_507" table:default-cell-style-name="ce0"/>
        <table:table-column table:style-name="co_0_508" table:default-cell-style-name="ce0"/>
        <table:table-column table:style-name="co_0_509" table:default-cell-style-name="ce0"/>
        <table:table-column table:style-name="co_0_510" table:default-cell-style-name="ce0"/>
        <table:table-column table:style-name="co_0_511" table:default-cell-style-name="ce0"/>
        <table:table-column table:style-name="co_0_512" table:default-cell-style-name="ce0"/>
        <table:table-column table:style-name="co_0_513" table:default-cell-style-name="ce0"/>
        <table:table-column table:style-name="co_0_514" table:default-cell-style-name="ce0"/>
        <table:table-column table:style-name="co_0_515" table:default-cell-style-name="ce0"/>
        <table:table-column table:style-name="co_0_516" table:default-cell-style-name="ce0"/>
        <table:table-column table:style-name="co_0_517" table:default-cell-style-name="ce0"/>
        <table:table-column table:style-name="co_0_518" table:default-cell-style-name="ce0"/>
        <table:table-column table:style-name="co_0_519" table:default-cell-style-name="ce0"/>
        <table:table-column table:style-name="co_0_520" table:default-cell-style-name="ce0"/>
        <table:table-column table:style-name="co_0_521" table:default-cell-style-name="ce0"/>
        <table:table-column table:style-name="co_0_522" table:default-cell-style-name="ce0"/>
        <table:table-column table:style-name="co_0_523" table:default-cell-style-name="ce0"/>
        <table:table-column table:style-name="co_0_524" table:default-cell-style-name="ce0"/>
        <table:table-column table:style-name="co_0_525" table:default-cell-style-name="ce0"/>
        <table:table-column table:style-name="co_0_526" table:default-cell-style-name="ce0"/>
        <table:table-column table:style-name="co_0_527" table:default-cell-style-name="ce0"/>
        <table:table-column table:style-name="co_0_528" table:default-cell-style-name="ce0"/>
        <table:table-column table:style-name="co_0_529" table:default-cell-style-name="ce0"/>
        <table:table-column table:style-name="co_0_530" table:default-cell-style-name="ce0"/>
        <table:table-column table:style-name="co_0_531" table:default-cell-style-name="ce0"/>
        <table:table-column table:style-name="co_0_532" table:default-cell-style-name="ce0"/>
        <table:table-column table:style-name="co_0_533" table:default-cell-style-name="ce0"/>
        <table:table-column table:style-name="co_0_534" table:default-cell-style-name="ce0"/>
        <table:table-column table:style-name="co_0_535" table:default-cell-style-name="ce0"/>
        <table:table-column table:style-name="co_0_536" table:default-cell-style-name="ce0"/>
        <table:table-column table:style-name="co_0_537" table:default-cell-style-name="ce0"/>
        <table:table-column table:style-name="co_0_538" table:default-cell-style-name="ce0"/>
        <table:table-column table:style-name="co_0_539" table:default-cell-style-name="ce0"/>
        <table:table-column table:style-name="co_0_540" table:default-cell-style-name="ce0"/>
        <table:table-column table:style-name="co_0_541" table:default-cell-style-name="ce0"/>
        <table:table-column table:style-name="co_0_542" table:default-cell-style-name="ce0"/>
        <table:table-column table:style-name="co_0_543" table:default-cell-style-name="ce0"/>
        <table:table-column table:style-name="co_0_544" table:default-cell-style-name="ce0"/>
        <table:table-column table:style-name="co_0_545" table:default-cell-style-name="ce0"/>
        <table:table-column table:style-name="co_0_546" table:default-cell-style-name="ce0"/>
        <table:table-column table:style-name="co_0_547" table:default-cell-style-name="ce0"/>
        <table:table-column table:style-name="co_0_548" table:default-cell-style-name="ce0"/>
        <table:table-column table:style-name="co_0_549" table:default-cell-style-name="ce0"/>
        <table:table-column table:style-name="co_0_550" table:default-cell-style-name="ce0"/>
        <table:table-column table:style-name="co_0_551" table:default-cell-style-name="ce0"/>
        <table:table-column table:style-name="co_0_552" table:default-cell-style-name="ce0"/>
        <table:table-column table:style-name="co_0_553" table:default-cell-style-name="ce0"/>
        <table:table-column table:style-name="co_0_554" table:default-cell-style-name="ce0"/>
        <table:table-column table:style-name="co_0_555" table:default-cell-style-name="ce0"/>
        <table:table-column table:style-name="co_0_556" table:default-cell-style-name="ce0"/>
        <table:table-column table:style-name="co_0_557" table:default-cell-style-name="ce0"/>
        <table:table-column table:style-name="co_0_558" table:default-cell-style-name="ce0"/>
        <table:table-column table:style-name="co_0_559" table:default-cell-style-name="ce0"/>
        <table:table-column table:style-name="co_0_560" table:default-cell-style-name="ce0"/>
        <table:table-column table:style-name="co_0_561" table:default-cell-style-name="ce0"/>
        <table:table-column table:style-name="co_0_562" table:default-cell-style-name="ce0"/>
        <table:table-column table:style-name="co_0_563" table:default-cell-style-name="ce0"/>
        <table:table-column table:style-name="co_0_564" table:default-cell-style-name="ce0"/>
        <table:table-column table:style-name="co_0_565" table:default-cell-style-name="ce0"/>
        <table:table-column table:style-name="co_0_566" table:default-cell-style-name="ce0"/>
        <table:table-column table:style-name="co_0_567" table:default-cell-style-name="ce0"/>
        <table:table-column table:style-name="co_0_568" table:default-cell-style-name="ce0"/>
        <table:table-column table:style-name="co_0_569" table:default-cell-style-name="ce0"/>
        <table:table-column table:style-name="co_0_570" table:default-cell-style-name="ce0"/>
        <table:table-column table:style-name="co_0_571" table:default-cell-style-name="ce0"/>
        <table:table-column table:style-name="co_0_572" table:default-cell-style-name="ce0"/>
        <table:table-column table:style-name="co_0_573" table:default-cell-style-name="ce0"/>
        <table:table-column table:style-name="co_0_574" table:default-cell-style-name="ce0"/>
        <table:table-column table:style-name="co_0_575" table:default-cell-style-name="ce0"/>
        <table:table-column table:style-name="co_0_576" table:default-cell-style-name="ce0"/>
        <table:table-column table:style-name="co_0_577" table:default-cell-style-name="ce0"/>
        <table:table-column table:style-name="co_0_578" table:default-cell-style-name="ce0"/>
        <table:table-column table:style-name="co_0_579" table:default-cell-style-name="ce0"/>
        <table:table-column table:style-name="co_0_580" table:default-cell-style-name="ce0"/>
        <table:table-column table:style-name="co_0_581" table:default-cell-style-name="ce0"/>
        <table:table-column table:style-name="co_0_582" table:default-cell-style-name="ce0"/>
        <table:table-column table:style-name="co_0_583" table:default-cell-style-name="ce0"/>
        <table:table-column table:style-name="co_0_584" table:default-cell-style-name="ce0"/>
        <table:table-column table:style-name="co_0_585" table:default-cell-style-name="ce0"/>
        <table:table-column table:style-name="co_0_586" table:default-cell-style-name="ce0"/>
        <table:table-column table:style-name="co_0_587" table:default-cell-style-name="ce0"/>
        <table:table-column table:style-name="co_0_588" table:default-cell-style-name="ce0"/>
        <table:table-column table:style-name="co_0_589" table:default-cell-style-name="ce0"/>
        <table:table-column table:style-name="co_0_590" table:default-cell-style-name="ce0"/>
        <table:table-column table:style-name="co_0_591" table:default-cell-style-name="ce0"/>
        <table:table-column table:style-name="co_0_592" table:default-cell-style-name="ce0"/>
        <table:table-column table:style-name="co_0_593" table:default-cell-style-name="ce0"/>
        <table:table-column table:style-name="co_0_594" table:default-cell-style-name="ce0"/>
        <table:table-column table:style-name="co_0_595" table:default-cell-style-name="ce0"/>
        <table:table-column table:style-name="co_0_596" table:default-cell-style-name="ce0"/>
        <table:table-column table:style-name="co_0_597" table:default-cell-style-name="ce0"/>
        <table:table-column table:style-name="co_0_598" table:default-cell-style-name="ce0"/>
        <table:table-column table:style-name="co_0_599" table:default-cell-style-name="ce0"/>
        <table:table-column table:style-name="co_0_600" table:default-cell-style-name="ce0"/>
        <table:table-column table:style-name="co_0_601" table:default-cell-style-name="ce0"/>
        <table:table-column table:style-name="co_0_602" table:default-cell-style-name="ce0"/>
        <table:table-column table:style-name="co_0_603" table:default-cell-style-name="ce0"/>
        <table:table-column table:style-name="co_0_604" table:default-cell-style-name="ce0"/>
        <table:table-column table:style-name="co_0_605" table:default-cell-style-name="ce0"/>
        <table:table-column table:style-name="co_0_606" table:default-cell-style-name="ce0"/>
        <table:table-column table:style-name="co_0_607" table:default-cell-style-name="ce0"/>
        <table:table-column table:style-name="co_0_608" table:default-cell-style-name="ce0"/>
        <table:table-column table:style-name="co_0_609" table:default-cell-style-name="ce0"/>
        <table:table-column table:style-name="co_0_610" table:default-cell-style-name="ce0"/>
        <table:table-column table:style-name="co_0_611" table:default-cell-style-name="ce0"/>
        <table:table-column table:style-name="co_0_612" table:default-cell-style-name="ce0"/>
        <table:table-column table:style-name="co_0_613" table:default-cell-style-name="ce0"/>
        <table:table-column table:style-name="co_0_614" table:default-cell-style-name="ce0"/>
        <table:table-column table:style-name="co_0_615" table:default-cell-style-name="ce0"/>
        <table:table-column table:style-name="co_0_616" table:default-cell-style-name="ce0"/>
        <table:table-column table:style-name="co_0_617" table:default-cell-style-name="ce0"/>
        <table:table-column table:style-name="co_0_618" table:default-cell-style-name="ce0"/>
        <table:table-column table:style-name="co_0_619" table:default-cell-style-name="ce0"/>
        <table:table-column table:style-name="co_0_620" table:default-cell-style-name="ce0"/>
        <table:table-column table:style-name="co_0_621" table:default-cell-style-name="ce0"/>
        <table:table-column table:style-name="co_0_622" table:default-cell-style-name="ce0"/>
        <table:table-column table:style-name="co_0_623" table:default-cell-style-name="ce0"/>
        <table:table-column table:style-name="co_0_624" table:default-cell-style-name="ce0"/>
        <table:table-column table:style-name="co_0_625" table:default-cell-style-name="ce0"/>
        <table:table-column table:style-name="co_0_626" table:default-cell-style-name="ce0"/>
        <table:table-column table:style-name="co_0_627" table:default-cell-style-name="ce0"/>
        <table:table-column table:style-name="co_0_628" table:default-cell-style-name="ce0"/>
        <table:table-column table:style-name="co_0_629" table:default-cell-style-name="ce0"/>
        <table:table-column table:style-name="co_0_630" table:default-cell-style-name="ce0"/>
        <table:table-column table:style-name="co_0_631" table:default-cell-style-name="ce0"/>
        <table:table-column table:style-name="co_0_632" table:default-cell-style-name="ce0"/>
        <table:table-column table:style-name="co_0_633" table:default-cell-style-name="ce0"/>
        <table:table-column table:style-name="co_0_634" table:default-cell-style-name="ce0"/>
        <table:table-column table:style-name="co_0_635" table:default-cell-style-name="ce0"/>
        <table:table-column table:style-name="co_0_636" table:default-cell-style-name="ce0"/>
        <table:table-column table:style-name="co_0_637" table:default-cell-style-name="ce0"/>
        <table:table-column table:style-name="co_0_638" table:default-cell-style-name="ce0"/>
        <table:table-column table:style-name="co_0_639" table:default-cell-style-name="ce0"/>
        <table:table-column table:style-name="co_0_640" table:default-cell-style-name="ce0"/>
        <table:table-column table:style-name="co_0_641" table:default-cell-style-name="ce0"/>
        <table:table-column table:style-name="co_0_642" table:default-cell-style-name="ce0"/>
        <table:table-column table:style-name="co_0_643" table:default-cell-style-name="ce0"/>
        <table:table-column table:style-name="co_0_644" table:default-cell-style-name="ce0"/>
        <table:table-column table:style-name="co_0_645" table:default-cell-style-name="ce0"/>
        <table:table-column table:style-name="co_0_646" table:default-cell-style-name="ce0"/>
        <table:table-column table:style-name="co_0_647" table:default-cell-style-name="ce0"/>
        <table:table-column table:style-name="co_0_648" table:default-cell-style-name="ce0"/>
        <table:table-column table:style-name="co_0_649" table:default-cell-style-name="ce0"/>
        <table:table-column table:style-name="co_0_650" table:default-cell-style-name="ce0"/>
        <table:table-column table:style-name="co_0_651" table:default-cell-style-name="ce0"/>
        <table:table-column table:style-name="co_0_652" table:default-cell-style-name="ce0"/>
        <table:table-column table:style-name="co_0_653" table:default-cell-style-name="ce0"/>
        <table:table-column table:style-name="co_0_654" table:default-cell-style-name="ce0"/>
        <table:table-column table:style-name="co_0_655" table:default-cell-style-name="ce0"/>
        <table:table-column table:style-name="co_0_656" table:default-cell-style-name="ce0"/>
        <table:table-column table:style-name="co_0_657" table:default-cell-style-name="ce0"/>
        <table:table-column table:style-name="co_0_658" table:default-cell-style-name="ce0"/>
        <table:table-column table:style-name="co_0_659" table:default-cell-style-name="ce0"/>
        <table:table-column table:style-name="co_0_660" table:default-cell-style-name="ce0"/>
        <table:table-column table:style-name="co_0_661" table:default-cell-style-name="ce0"/>
        <table:table-column table:style-name="co_0_662" table:default-cell-style-name="ce0"/>
        <table:table-column table:style-name="co_0_663" table:default-cell-style-name="ce0"/>
        <table:table-column table:style-name="co_0_664" table:default-cell-style-name="ce0"/>
        <table:table-column table:style-name="co_0_665" table:default-cell-style-name="ce0"/>
        <table:table-column table:style-name="co_0_666" table:default-cell-style-name="ce0"/>
        <table:table-column table:style-name="co_0_667" table:default-cell-style-name="ce0"/>
        <table:table-column table:style-name="co_0_668" table:default-cell-style-name="ce0"/>
        <table:table-column table:style-name="co_0_669" table:default-cell-style-name="ce0"/>
        <table:table-column table:style-name="co_0_670" table:default-cell-style-name="ce0"/>
        <table:table-column table:style-name="co_0_671" table:default-cell-style-name="ce0"/>
        <table:table-column table:style-name="co_0_672" table:default-cell-style-name="ce0"/>
        <table:table-column table:style-name="co_0_673" table:default-cell-style-name="ce0"/>
        <table:table-column table:style-name="co_0_674" table:default-cell-style-name="ce0"/>
        <table:table-column table:style-name="co_0_675" table:default-cell-style-name="ce0"/>
        <table:table-column table:style-name="co_0_676" table:default-cell-style-name="ce0"/>
        <table:table-column table:style-name="co_0_677" table:default-cell-style-name="ce0"/>
        <table:table-column table:style-name="co_0_678" table:default-cell-style-name="ce0"/>
        <table:table-column table:style-name="co_0_679" table:default-cell-style-name="ce0"/>
        <table:table-column table:style-name="co_0_680" table:default-cell-style-name="ce0"/>
        <table:table-column table:style-name="co_0_681" table:default-cell-style-name="ce0"/>
        <table:table-column table:style-name="co_0_682" table:default-cell-style-name="ce0"/>
        <table:table-column table:style-name="co_0_683" table:default-cell-style-name="ce0"/>
        <table:table-column table:style-name="co_0_684" table:default-cell-style-name="ce0"/>
        <table:table-column table:style-name="co_0_685" table:default-cell-style-name="ce0"/>
        <table:table-column table:style-name="co_0_686" table:default-cell-style-name="ce0"/>
        <table:table-column table:style-name="co_0_687" table:default-cell-style-name="ce0"/>
        <table:table-column table:style-name="co_0_688" table:default-cell-style-name="ce0"/>
        <table:table-column table:style-name="co_0_689" table:default-cell-style-name="ce0"/>
        <table:table-column table:style-name="co_0_690" table:default-cell-style-name="ce0"/>
        <table:table-column table:style-name="co_0_691" table:default-cell-style-name="ce0"/>
        <table:table-column table:style-name="co_0_692" table:default-cell-style-name="ce0"/>
        <table:table-column table:style-name="co_0_693" table:default-cell-style-name="ce0"/>
        <table:table-column table:style-name="co_0_694" table:default-cell-style-name="ce0"/>
        <table:table-column table:style-name="co_0_695" table:default-cell-style-name="ce0"/>
        <table:table-column table:style-name="co_0_696" table:default-cell-style-name="ce0"/>
        <table:table-column table:style-name="co_0_697" table:default-cell-style-name="ce0"/>
        <table:table-column table:style-name="co_0_698" table:default-cell-style-name="ce0"/>
        <table:table-column table:style-name="co_0_699" table:default-cell-style-name="ce0"/>
        <table:table-column table:style-name="co_0_700" table:default-cell-style-name="ce0"/>
        <table:table-column table:style-name="co_0_701" table:default-cell-style-name="ce0"/>
        <table:table-column table:style-name="co_0_702" table:default-cell-style-name="ce0"/>
        <table:table-column table:style-name="co_0_703" table:default-cell-style-name="ce0"/>
        <table:table-column table:style-name="co_0_704" table:default-cell-style-name="ce0"/>
        <table:table-column table:style-name="co_0_705" table:default-cell-style-name="ce0"/>
        <table:table-column table:style-name="co_0_706" table:default-cell-style-name="ce0"/>
        <table:table-column table:style-name="co_0_707" table:default-cell-style-name="ce0"/>
        <table:table-column table:style-name="co_0_708" table:default-cell-style-name="ce0"/>
        <table:table-column table:style-name="co_0_709" table:default-cell-style-name="ce0"/>
        <table:table-column table:style-name="co_0_710" table:default-cell-style-name="ce0"/>
        <table:table-column table:style-name="co_0_711" table:default-cell-style-name="ce0"/>
        <table:table-column table:style-name="co_0_712" table:default-cell-style-name="ce0"/>
        <table:table-column table:style-name="co_0_713" table:default-cell-style-name="ce0"/>
        <table:table-column table:style-name="co_0_714" table:default-cell-style-name="ce0"/>
        <table:table-column table:style-name="co_0_715" table:default-cell-style-name="ce0"/>
        <table:table-column table:style-name="co_0_716" table:default-cell-style-name="ce0"/>
        <table:table-column table:style-name="co_0_717" table:default-cell-style-name="ce0"/>
        <table:table-column table:style-name="co_0_718" table:default-cell-style-name="ce0"/>
        <table:table-column table:style-name="co_0_719" table:default-cell-style-name="ce0"/>
        <table:table-column table:style-name="co_0_720" table:default-cell-style-name="ce0"/>
        <table:table-column table:style-name="co_0_721" table:default-cell-style-name="ce0"/>
        <table:table-column table:style-name="co_0_722" table:default-cell-style-name="ce0"/>
        <table:table-column table:style-name="co_0_723" table:default-cell-style-name="ce0"/>
        <table:table-column table:style-name="co_0_724" table:default-cell-style-name="ce0"/>
        <table:table-column table:style-name="co_0_725" table:default-cell-style-name="ce0"/>
        <table:table-column table:style-name="co_0_726" table:default-cell-style-name="ce0"/>
        <table:table-column table:style-name="co_0_727" table:default-cell-style-name="ce0"/>
        <table:table-column table:style-name="co_0_728" table:default-cell-style-name="ce0"/>
        <table:table-column table:style-name="co_0_729" table:default-cell-style-name="ce0"/>
        <table:table-column table:style-name="co_0_730" table:default-cell-style-name="ce0"/>
        <table:table-column table:style-name="co_0_731" table:default-cell-style-name="ce0"/>
        <table:table-column table:style-name="co_0_732" table:default-cell-style-name="ce0"/>
        <table:table-column table:style-name="co_0_733" table:default-cell-style-name="ce0"/>
        <table:table-column table:style-name="co_0_734" table:default-cell-style-name="ce0"/>
        <table:table-column table:style-name="co_0_735" table:default-cell-style-name="ce0"/>
        <table:table-column table:style-name="co_0_736" table:default-cell-style-name="ce0"/>
        <table:table-column table:style-name="co_0_737" table:default-cell-style-name="ce0"/>
        <table:table-column table:style-name="co_0_738" table:default-cell-style-name="ce0"/>
        <table:table-column table:style-name="co_0_739" table:default-cell-style-name="ce0"/>
        <table:table-column table:style-name="co_0_740" table:default-cell-style-name="ce0"/>
        <table:table-column table:style-name="co_0_741" table:default-cell-style-name="ce0"/>
        <table:table-column table:style-name="co_0_742" table:default-cell-style-name="ce0"/>
        <table:table-column table:style-name="co_0_743" table:default-cell-style-name="ce0"/>
        <table:table-column table:style-name="co_0_744" table:default-cell-style-name="ce0"/>
        <table:table-column table:style-name="co_0_745" table:default-cell-style-name="ce0"/>
        <table:table-column table:style-name="co_0_746" table:default-cell-style-name="ce0"/>
        <table:table-column table:style-name="co_0_747" table:default-cell-style-name="ce0"/>
        <table:table-column table:style-name="co_0_748" table:default-cell-style-name="ce0"/>
        <table:table-column table:style-name="co_0_749" table:default-cell-style-name="ce0"/>
        <table:table-column table:style-name="co_0_750" table:default-cell-style-name="ce0"/>
        <table:table-column table:style-name="co_0_751" table:default-cell-style-name="ce0"/>
        <table:table-column table:style-name="co_0_752" table:default-cell-style-name="ce0"/>
        <table:table-column table:style-name="co_0_753" table:default-cell-style-name="ce0"/>
        <table:table-column table:style-name="co_0_754" table:default-cell-style-name="ce0"/>
        <table:table-column table:style-name="co_0_755" table:default-cell-style-name="ce0"/>
        <table:table-column table:style-name="co_0_756" table:default-cell-style-name="ce0"/>
        <table:table-column table:style-name="co_0_757" table:default-cell-style-name="ce0"/>
        <table:table-column table:style-name="co_0_758" table:default-cell-style-name="ce0"/>
        <table:table-column table:style-name="co_0_759" table:default-cell-style-name="ce0"/>
        <table:table-column table:style-name="co_0_760" table:default-cell-style-name="ce0"/>
        <table:table-column table:style-name="co_0_761" table:default-cell-style-name="ce0"/>
        <table:table-column table:style-name="co_0_762" table:default-cell-style-name="ce0"/>
        <table:table-column table:style-name="co_0_763" table:default-cell-style-name="ce0"/>
        <table:table-column table:style-name="co_0_764" table:default-cell-style-name="ce0"/>
        <table:table-column table:style-name="co_0_765" table:default-cell-style-name="ce0"/>
        <table:table-column table:style-name="co_0_766" table:default-cell-style-name="ce0"/>
        <table:table-column table:style-name="co_0_767" table:default-cell-style-name="ce0"/>
        <table:table-column table:style-name="co_0_768" table:default-cell-style-name="ce0"/>
        <table:table-column table:style-name="co_0_769" table:default-cell-style-name="ce0"/>
        <table:table-column table:style-name="co_0_770" table:default-cell-style-name="ce0"/>
        <table:table-column table:style-name="co_0_771" table:default-cell-style-name="ce0"/>
        <table:table-column table:style-name="co_0_772" table:default-cell-style-name="ce0"/>
        <table:table-column table:style-name="co_0_773" table:default-cell-style-name="ce0"/>
        <table:table-column table:style-name="co_0_774" table:default-cell-style-name="ce0"/>
        <table:table-column table:style-name="co_0_775" table:default-cell-style-name="ce0"/>
        <table:table-column table:style-name="co_0_776" table:default-cell-style-name="ce0"/>
        <table:table-column table:style-name="co_0_777" table:default-cell-style-name="ce0"/>
        <table:table-column table:style-name="co_0_778" table:default-cell-style-name="ce0"/>
        <table:table-column table:style-name="co_0_779" table:default-cell-style-name="ce0"/>
        <table:table-column table:style-name="co_0_780" table:default-cell-style-name="ce0"/>
        <table:table-column table:style-name="co_0_781" table:default-cell-style-name="ce0"/>
        <table:table-column table:style-name="co_0_782" table:default-cell-style-name="ce0"/>
        <table:table-column table:style-name="co_0_783" table:default-cell-style-name="ce0"/>
        <table:table-column table:style-name="co_0_784" table:default-cell-style-name="ce0"/>
        <table:table-column table:style-name="co_0_785" table:default-cell-style-name="ce0"/>
        <table:table-column table:style-name="co_0_786" table:default-cell-style-name="ce0"/>
        <table:table-column table:style-name="co_0_787" table:default-cell-style-name="ce0"/>
        <table:table-column table:style-name="co_0_788" table:default-cell-style-name="ce0"/>
        <table:table-column table:style-name="co_0_789" table:default-cell-style-name="ce0"/>
        <table:table-column table:style-name="co_0_790" table:default-cell-style-name="ce0"/>
        <table:table-column table:style-name="co_0_791" table:default-cell-style-name="ce0"/>
        <table:table-column table:style-name="co_0_792" table:default-cell-style-name="ce0"/>
        <table:table-column table:style-name="co_0_793" table:default-cell-style-name="ce0"/>
        <table:table-column table:style-name="co_0_794" table:default-cell-style-name="ce0"/>
        <table:table-column table:style-name="co_0_795" table:default-cell-style-name="ce0"/>
        <table:table-column table:style-name="co_0_796" table:default-cell-style-name="ce0"/>
        <table:table-column table:style-name="co_0_797" table:default-cell-style-name="ce0"/>
        <table:table-column table:style-name="co_0_798" table:default-cell-style-name="ce0"/>
        <table:table-column table:style-name="co_0_799" table:default-cell-style-name="ce0"/>
        <table:table-column table:style-name="co_0_800" table:default-cell-style-name="ce0"/>
        <table:table-column table:style-name="co_0_801" table:default-cell-style-name="ce0"/>
        <table:table-column table:style-name="co_0_802" table:default-cell-style-name="ce0"/>
        <table:table-column table:style-name="co_0_803" table:default-cell-style-name="ce0"/>
        <table:table-column table:style-name="co_0_804" table:default-cell-style-name="ce0"/>
        <table:table-column table:style-name="co_0_805" table:default-cell-style-name="ce0"/>
        <table:table-column table:style-name="co_0_806" table:default-cell-style-name="ce0"/>
        <table:table-column table:style-name="co_0_807" table:default-cell-style-name="ce0"/>
        <table:table-column table:style-name="co_0_808" table:default-cell-style-name="ce0"/>
        <table:table-column table:style-name="co_0_809" table:default-cell-style-name="ce0"/>
        <table:table-column table:style-name="co_0_810" table:default-cell-style-name="ce0"/>
        <table:table-column table:style-name="co_0_811" table:default-cell-style-name="ce0"/>
        <table:table-column table:style-name="co_0_812" table:default-cell-style-name="ce0"/>
        <table:table-column table:style-name="co_0_813" table:default-cell-style-name="ce0"/>
        <table:table-column table:style-name="co_0_814" table:default-cell-style-name="ce0"/>
        <table:table-column table:style-name="co_0_815" table:default-cell-style-name="ce0"/>
        <table:table-column table:style-name="co_0_816" table:default-cell-style-name="ce0"/>
        <table:table-column table:style-name="co_0_817" table:default-cell-style-name="ce0"/>
        <table:table-column table:style-name="co_0_818" table:default-cell-style-name="ce0"/>
        <table:table-column table:style-name="co_0_819" table:default-cell-style-name="ce0"/>
        <table:table-column table:style-name="co_0_820" table:default-cell-style-name="ce0"/>
        <table:table-column table:style-name="co_0_821" table:default-cell-style-name="ce0"/>
        <table:table-column table:style-name="co_0_822" table:default-cell-style-name="ce0"/>
        <table:table-column table:style-name="co_0_823" table:default-cell-style-name="ce0"/>
        <table:table-column table:style-name="co_0_824" table:default-cell-style-name="ce0"/>
        <table:table-column table:style-name="co_0_825" table:default-cell-style-name="ce0"/>
        <table:table-column table:style-name="co_0_826" table:default-cell-style-name="ce0"/>
        <table:table-column table:style-name="co_0_827" table:default-cell-style-name="ce0"/>
        <table:table-column table:style-name="co_0_828" table:default-cell-style-name="ce0"/>
        <table:table-column table:style-name="co_0_829" table:default-cell-style-name="ce0"/>
        <table:table-column table:style-name="co_0_830" table:default-cell-style-name="ce0"/>
        <table:table-column table:style-name="co_0_831" table:default-cell-style-name="ce0"/>
        <table:table-column table:style-name="co_0_832" table:default-cell-style-name="ce0"/>
        <table:table-column table:style-name="co_0_833" table:default-cell-style-name="ce0"/>
        <table:table-column table:style-name="co_0_834" table:default-cell-style-name="ce0"/>
        <table:table-column table:style-name="co_0_835" table:default-cell-style-name="ce0"/>
        <table:table-column table:style-name="co_0_836" table:default-cell-style-name="ce0"/>
        <table:table-column table:style-name="co_0_837" table:default-cell-style-name="ce0"/>
        <table:table-column table:style-name="co_0_838" table:default-cell-style-name="ce0"/>
        <table:table-column table:style-name="co_0_839" table:default-cell-style-name="ce0"/>
        <table:table-column table:style-name="co_0_840" table:default-cell-style-name="ce0"/>
        <table:table-column table:style-name="co_0_841" table:default-cell-style-name="ce0"/>
        <table:table-column table:style-name="co_0_842" table:default-cell-style-name="ce0"/>
        <table:table-column table:style-name="co_0_843" table:default-cell-style-name="ce0"/>
        <table:table-column table:style-name="co_0_844" table:default-cell-style-name="ce0"/>
        <table:table-column table:style-name="co_0_845" table:default-cell-style-name="ce0"/>
        <table:table-column table:style-name="co_0_846" table:default-cell-style-name="ce0"/>
        <table:table-column table:style-name="co_0_847" table:default-cell-style-name="ce0"/>
        <table:table-column table:style-name="co_0_848" table:default-cell-style-name="ce0"/>
        <table:table-column table:style-name="co_0_849" table:default-cell-style-name="ce0"/>
        <table:table-column table:style-name="co_0_850" table:default-cell-style-name="ce0"/>
        <table:table-column table:style-name="co_0_851" table:default-cell-style-name="ce0"/>
        <table:table-column table:style-name="co_0_852" table:default-cell-style-name="ce0"/>
        <table:table-column table:style-name="co_0_853" table:default-cell-style-name="ce0"/>
        <table:table-column table:style-name="co_0_854" table:default-cell-style-name="ce0"/>
        <table:table-column table:style-name="co_0_855" table:default-cell-style-name="ce0"/>
        <table:table-column table:style-name="co_0_856" table:default-cell-style-name="ce0"/>
        <table:table-column table:style-name="co_0_857" table:default-cell-style-name="ce0"/>
        <table:table-column table:style-name="co_0_858" table:default-cell-style-name="ce0"/>
        <table:table-column table:style-name="co_0_859" table:default-cell-style-name="ce0"/>
        <table:table-column table:style-name="co_0_860" table:default-cell-style-name="ce0"/>
        <table:table-column table:style-name="co_0_861" table:default-cell-style-name="ce0"/>
        <table:table-column table:style-name="co_0_862" table:default-cell-style-name="ce0"/>
        <table:table-column table:style-name="co_0_863" table:default-cell-style-name="ce0"/>
        <table:table-column table:style-name="co_0_864" table:default-cell-style-name="ce0"/>
        <table:table-column table:style-name="co_0_865" table:default-cell-style-name="ce0"/>
        <table:table-column table:style-name="co_0_866" table:default-cell-style-name="ce0"/>
        <table:table-column table:style-name="co_0_867" table:default-cell-style-name="ce0"/>
        <table:table-column table:style-name="co_0_868" table:default-cell-style-name="ce0"/>
        <table:table-column table:style-name="co_0_869" table:default-cell-style-name="ce0"/>
        <table:table-column table:style-name="co_0_870" table:default-cell-style-name="ce0"/>
        <table:table-column table:style-name="co_0_871" table:default-cell-style-name="ce0"/>
        <table:table-column table:style-name="co_0_872" table:default-cell-style-name="ce0"/>
        <table:table-column table:style-name="co_0_873" table:default-cell-style-name="ce0"/>
        <table:table-column table:style-name="co_0_874" table:default-cell-style-name="ce0"/>
        <table:table-column table:style-name="co_0_875" table:default-cell-style-name="ce0"/>
        <table:table-column table:style-name="co_0_876" table:default-cell-style-name="ce0"/>
        <table:table-column table:style-name="co_0_877" table:default-cell-style-name="ce0"/>
        <table:table-column table:style-name="co_0_878" table:default-cell-style-name="ce0"/>
        <table:table-column table:style-name="co_0_879" table:default-cell-style-name="ce0"/>
        <table:table-column table:style-name="co_0_880" table:default-cell-style-name="ce0"/>
        <table:table-column table:style-name="co_0_881" table:default-cell-style-name="ce0"/>
        <table:table-column table:style-name="co_0_882" table:default-cell-style-name="ce0"/>
        <table:table-column table:style-name="co_0_883" table:default-cell-style-name="ce0"/>
        <table:table-column table:style-name="co_0_884" table:default-cell-style-name="ce0"/>
        <table:table-column table:style-name="co_0_885" table:default-cell-style-name="ce0"/>
        <table:table-column table:style-name="co_0_886" table:default-cell-style-name="ce0"/>
        <table:table-column table:style-name="co_0_887" table:default-cell-style-name="ce0"/>
        <table:table-column table:style-name="co_0_888" table:default-cell-style-name="ce0"/>
        <table:table-column table:style-name="co_0_889" table:default-cell-style-name="ce0"/>
        <table:table-column table:style-name="co_0_890" table:default-cell-style-name="ce0"/>
        <table:table-column table:style-name="co_0_891" table:default-cell-style-name="ce0"/>
        <table:table-column table:style-name="co_0_892" table:default-cell-style-name="ce0"/>
        <table:table-column table:style-name="co_0_893" table:default-cell-style-name="ce0"/>
        <table:table-column table:style-name="co_0_894" table:default-cell-style-name="ce0"/>
        <table:table-column table:style-name="co_0_895" table:default-cell-style-name="ce0"/>
        <table:table-column table:style-name="co_0_896" table:default-cell-style-name="ce0"/>
        <table:table-column table:style-name="co_0_897" table:default-cell-style-name="ce0"/>
        <table:table-column table:style-name="co_0_898" table:default-cell-style-name="ce0"/>
        <table:table-column table:style-name="co_0_899" table:default-cell-style-name="ce0"/>
        <table:table-column table:style-name="co_0_900" table:default-cell-style-name="ce0"/>
        <table:table-column table:style-name="co_0_901" table:default-cell-style-name="ce0"/>
        <table:table-column table:style-name="co_0_902" table:default-cell-style-name="ce0"/>
        <table:table-column table:style-name="co_0_903" table:default-cell-style-name="ce0"/>
        <table:table-column table:style-name="co_0_904" table:default-cell-style-name="ce0"/>
        <table:table-column table:style-name="co_0_905" table:default-cell-style-name="ce0"/>
        <table:table-column table:style-name="co_0_906" table:default-cell-style-name="ce0"/>
        <table:table-column table:style-name="co_0_907" table:default-cell-style-name="ce0"/>
        <table:table-column table:style-name="co_0_908" table:default-cell-style-name="ce0"/>
        <table:table-column table:style-name="co_0_909" table:default-cell-style-name="ce0"/>
        <table:table-column table:style-name="co_0_910" table:default-cell-style-name="ce0"/>
        <table:table-column table:style-name="co_0_911" table:default-cell-style-name="ce0"/>
        <table:table-column table:style-name="co_0_912" table:default-cell-style-name="ce0"/>
        <table:table-column table:style-name="co_0_913" table:default-cell-style-name="ce0"/>
        <table:table-column table:style-name="co_0_914" table:default-cell-style-name="ce0"/>
        <table:table-column table:style-name="co_0_915" table:default-cell-style-name="ce0"/>
        <table:table-column table:style-name="co_0_916" table:default-cell-style-name="ce0"/>
        <table:table-column table:style-name="co_0_917" table:default-cell-style-name="ce0"/>
        <table:table-column table:style-name="co_0_918" table:default-cell-style-name="ce0"/>
        <table:table-column table:style-name="co_0_919" table:default-cell-style-name="ce0"/>
        <table:table-column table:style-name="co_0_920" table:default-cell-style-name="ce0"/>
        <table:table-column table:style-name="co_0_921" table:default-cell-style-name="ce0"/>
        <table:table-column table:style-name="co_0_922" table:default-cell-style-name="ce0"/>
        <table:table-column table:style-name="co_0_923" table:default-cell-style-name="ce0"/>
        <table:table-column table:style-name="co_0_924" table:default-cell-style-name="ce0"/>
        <table:table-column table:style-name="co_0_925" table:default-cell-style-name="ce0"/>
        <table:table-column table:style-name="co_0_926" table:default-cell-style-name="ce0"/>
        <table:table-column table:style-name="co_0_927" table:default-cell-style-name="ce0"/>
        <table:table-column table:style-name="co_0_928" table:default-cell-style-name="ce0"/>
        <table:table-column table:style-name="co_0_929" table:default-cell-style-name="ce0"/>
        <table:table-column table:style-name="co_0_930" table:default-cell-style-name="ce0"/>
        <table:table-column table:style-name="co_0_931" table:default-cell-style-name="ce0"/>
        <table:table-column table:style-name="co_0_932" table:default-cell-style-name="ce0"/>
        <table:table-column table:style-name="co_0_933" table:default-cell-style-name="ce0"/>
        <table:table-column table:style-name="co_0_934" table:default-cell-style-name="ce0"/>
        <table:table-column table:style-name="co_0_935" table:default-cell-style-name="ce0"/>
        <table:table-column table:style-name="co_0_936" table:default-cell-style-name="ce0"/>
        <table:table-column table:style-name="co_0_937" table:default-cell-style-name="ce0"/>
        <table:table-column table:style-name="co_0_938" table:default-cell-style-name="ce0"/>
        <table:table-column table:style-name="co_0_939" table:default-cell-style-name="ce0"/>
        <table:table-column table:style-name="co_0_940" table:default-cell-style-name="ce0"/>
        <table:table-column table:style-name="co_0_941" table:default-cell-style-name="ce0"/>
        <table:table-column table:style-name="co_0_942" table:default-cell-style-name="ce0"/>
        <table:table-column table:style-name="co_0_943" table:default-cell-style-name="ce0"/>
        <table:table-column table:style-name="co_0_944" table:default-cell-style-name="ce0"/>
        <table:table-column table:style-name="co_0_945" table:default-cell-style-name="ce0"/>
        <table:table-column table:style-name="co_0_946" table:default-cell-style-name="ce0"/>
        <table:table-column table:style-name="co_0_947" table:default-cell-style-name="ce0"/>
        <table:table-column table:style-name="co_0_948" table:default-cell-style-name="ce0"/>
        <table:table-column table:style-name="co_0_949" table:default-cell-style-name="ce0"/>
        <table:table-column table:style-name="co_0_950" table:default-cell-style-name="ce0"/>
        <table:table-column table:style-name="co_0_951" table:default-cell-style-name="ce0"/>
        <table:table-column table:style-name="co_0_952" table:default-cell-style-name="ce0"/>
        <table:table-column table:style-name="co_0_953" table:default-cell-style-name="ce0"/>
        <table:table-column table:style-name="co_0_954" table:default-cell-style-name="ce0"/>
        <table:table-column table:style-name="co_0_955" table:default-cell-style-name="ce0"/>
        <table:table-column table:style-name="co_0_956" table:default-cell-style-name="ce0"/>
        <table:table-column table:style-name="co_0_957" table:default-cell-style-name="ce0"/>
        <table:table-column table:style-name="co_0_958" table:default-cell-style-name="ce0"/>
        <table:table-column table:style-name="co_0_959" table:default-cell-style-name="ce0"/>
        <table:table-column table:style-name="co_0_960" table:default-cell-style-name="ce0"/>
        <table:table-column table:style-name="co_0_961" table:default-cell-style-name="ce0"/>
        <table:table-column table:style-name="co_0_962" table:default-cell-style-name="ce0"/>
        <table:table-column table:style-name="co_0_963" table:default-cell-style-name="ce0"/>
        <table:table-column table:style-name="co_0_964" table:default-cell-style-name="ce0"/>
        <table:table-column table:style-name="co_0_965" table:default-cell-style-name="ce0"/>
        <table:table-column table:style-name="co_0_966" table:default-cell-style-name="ce0"/>
        <table:table-column table:style-name="co_0_967" table:default-cell-style-name="ce0"/>
        <table:table-column table:style-name="co_0_968" table:default-cell-style-name="ce0"/>
        <table:table-column table:style-name="co_0_969" table:default-cell-style-name="ce0"/>
        <table:table-column table:style-name="co_0_970" table:default-cell-style-name="ce0"/>
        <table:table-column table:style-name="co_0_971" table:default-cell-style-name="ce0"/>
        <table:table-column table:style-name="co_0_972" table:default-cell-style-name="ce0"/>
        <table:table-column table:style-name="co_0_973" table:default-cell-style-name="ce0"/>
        <table:table-column table:style-name="co_0_974" table:default-cell-style-name="ce0"/>
        <table:table-column table:style-name="co_0_975" table:default-cell-style-name="ce0"/>
        <table:table-column table:style-name="co_0_976" table:default-cell-style-name="ce0"/>
        <table:table-column table:style-name="co_0_977" table:default-cell-style-name="ce0"/>
        <table:table-column table:style-name="co_0_978" table:default-cell-style-name="ce0"/>
        <table:table-column table:style-name="co_0_979" table:default-cell-style-name="ce0"/>
        <table:table-column table:style-name="co_0_980" table:default-cell-style-name="ce0"/>
        <table:table-column table:style-name="co_0_981" table:default-cell-style-name="ce0"/>
        <table:table-column table:style-name="co_0_982" table:default-cell-style-name="ce0"/>
        <table:table-column table:style-name="co_0_983" table:default-cell-style-name="ce0"/>
        <table:table-column table:style-name="co_0_984" table:default-cell-style-name="ce0"/>
        <table:table-column table:style-name="co_0_985" table:default-cell-style-name="ce0"/>
        <table:table-column table:style-name="co_0_986" table:default-cell-style-name="ce0"/>
        <table:table-column table:style-name="co_0_987" table:default-cell-style-name="ce0"/>
        <table:table-column table:style-name="co_0_988" table:default-cell-style-name="ce0"/>
        <table:table-column table:style-name="co_0_989" table:default-cell-style-name="ce0"/>
        <table:table-column table:style-name="co_0_990" table:default-cell-style-name="ce0"/>
        <table:table-column table:style-name="co_0_991" table:default-cell-style-name="ce0"/>
        <table:table-column table:style-name="co_0_992" table:default-cell-style-name="ce0"/>
        <table:table-column table:style-name="co_0_993" table:default-cell-style-name="ce0"/>
        <table:table-column table:style-name="co_0_994" table:default-cell-style-name="ce0"/>
        <table:table-column table:style-name="co_0_995" table:default-cell-style-name="ce0"/>
        <table:table-column table:style-name="co_0_996" table:default-cell-style-name="ce0"/>
        <table:table-column table:style-name="co_0_997" table:default-cell-style-name="ce0"/>
        <table:table-column table:style-name="co_0_998" table:default-cell-style-name="ce0"/>
        <table:table-column table:style-name="co_0_999" table:default-cell-style-name="ce0"/>
        <table:table-column table:style-name="co_0_1000" table:default-cell-style-name="ce0"/>
        <table:table-column table:style-name="co_0_1001" table:default-cell-style-name="ce0"/>
        <table:table-column table:style-name="co_0_1002" table:default-cell-style-name="ce0"/>
        <table:table-column table:style-name="co_0_1003" table:default-cell-style-name="ce0"/>
        <table:table-column table:style-name="co_0_1004" table:default-cell-style-name="ce0"/>
        <table:table-column table:style-name="co_0_1005" table:default-cell-style-name="ce0"/>
        <table:table-column table:style-name="co_0_1006" table:default-cell-style-name="ce0"/>
        <table:table-column table:style-name="co_0_1007" table:default-cell-style-name="ce0"/>
        <table:table-column table:style-name="co_0_1008" table:default-cell-style-name="ce0"/>
        <table:table-column table:style-name="co_0_1009" table:default-cell-style-name="ce0"/>
        <table:table-column table:style-name="co_0_1010" table:default-cell-style-name="ce0"/>
        <table:table-column table:style-name="co_0_1011" table:default-cell-style-name="ce0"/>
        <table:table-column table:style-name="co_0_1012" table:default-cell-style-name="ce0"/>
        <table:table-column table:style-name="co_0_1013" table:default-cell-style-name="ce0"/>
        <table:table-column table:style-name="co_0_1014" table:default-cell-style-name="ce0"/>
        <table:table-column table:style-name="co_0_1015" table:default-cell-style-name="ce0"/>
        <table:table-column table:style-name="co_0_1016" table:default-cell-style-name="ce0"/>
        <table:table-column table:style-name="co_0_1017" table:default-cell-style-name="ce0"/>
        <table:table-column table:style-name="co_0_1018" table:default-cell-style-name="ce0"/>
        <table:table-column table:style-name="co_0_1019" table:default-cell-style-name="ce0"/>
        <table:table-column table:style-name="co_0_1020" table:default-cell-style-name="ce0"/>
        <table:table-column table:style-name="co_0_1021" table:default-cell-style-name="ce0"/>
        <table:table-column table:style-name="co_0_1022" table:default-cell-style-name="ce0"/>
        <table:table-column table:style-name="co_0_1023" table:default-cell-style-name="ce0"/>
        <table:table-column table:style-name="co_0_1024" table:default-cell-style-name="ce0"/>
        <table:table-row>
          <table:table-cell table:style-name="ce0" office:value-type="string">
            <text:p>BORDEREAU DE RECETTE :</text:p>
          </table:table-cell>
        </table:table-row>
        <table:table-row>
          <table:table-cell table:style-name="ce0" office:value-type="string">
            <text:p>TITRE:</text:p>
          </table:table-cell>
          <table:table-cell table:style-name="ce0" office:value-type="string">
            <text:p>Petite Linotte</text:p>
          </table:table-cell>
        </table:table-row>
        <table:table-row>
          <table:table-cell table:style-name="ce0" office:value-type="string">
            <text:p>CIE :</text:p>
          </table:table-cell>
          <table:table-cell table:number-columns-repeated="3"/>
          <table:table-cell table:style-name="ce0" office:value-type="string">
            <text:p>LICENCE :</text:p>
          </table:table-cell>
        </table:table-row>
        <table:table-row>
          <table:table-cell table:style-name="ce0" office:value-type="string">
            <text:p>LIEU :</text:p>
          </table:table-cell>
          <table:table-cell table:style-name="ce0" office:value-type="string">
            <text:p>BOUFFON THEATRE 26/28 RUE DE MEAUX 75019 PARIS</text:p>
          </table:table-cell>
        </table:table-row>
        <table:table-row>
          <table:table-cell table:style-name="ce0" office:value-type="string">
            <text:p>DATES DES REPRESENTATIONS :</text:p>
          </table:table-cell>
          <table:table-cell/>
          <table:table-cell table:style-name="ce0" office:value-type="string">
            <text:p>du</text:p>
          </table:table-cell>
          <table:table-cell table:style-name="ce1" office:value-type="float" office:value="45701">
            <text:p>45701</text:p>
          </table:table-cell>
          <table:table-cell table:style-name="ce0" office:value-type="string">
            <text:p>au</text:p>
          </table:table-cell>
          <table:table-cell table:style-name="ce1" office:value-type="float" office:value="45704">
            <text:p>45704</text:p>
          </table:table-cell>
          <table:table-cell table:style-name="ce0" office:value-type="float" office:value="2025">
            <text:p>2025</text:p>
          </table:table-cell>
        </table:table-row>
        <table:table-row table:number-rows-repeated="1"/>
        <table:table-row>
          <table:table-cell table:style-name="ce0" office:value-type="string">
            <text:p>NOMBRE DE</text:p>
          </table:table-cell>
          <table:table-cell/>
          <table:table-cell table:style-name="ce0" office:value-type="string">
            <text:p>RECETTE</text:p>
          </table:table-cell>
          <table:table-cell table:style-name="ce0" office:value-type="string">
            <text:p>NOMBRE</text:p>
          </table:table-cell>
        </table:table-row>
        <table:table-row>
          <table:table-cell table:style-name="ce0" office:value-type="string">
            <text:p>REPRESENT.</text:p>
          </table:table-cell>
          <table:table-cell table:style-name="ce0" office:value-type="string">
            <text:p>DATE</text:p>
          </table:table-cell>
          <table:table-cell table:style-name="ce0" office:value-type="string">
            <text:p>BRUTE</text:p>
          </table:table-cell>
          <table:table-cell table:style-name="ce0" office:value-type="string">
            <text:p>D'ENTREES</text:p>
          </table:table-cell>
          <table:table-cell table:style-name="ce0" office:value-type="string">
            <text:p>PAYANT</text:p>
          </table:table-cell>
          <table:table-cell table:style-name="ce0" office:value-type="string">
            <text:p>GRATUIT</text:p>
          </table:table-cell>
          <table:table-cell table:style-name="ce0" office:value-type="string">
            <text:p>TOTAL</text:p>
          </table:table-cell>
        </table:table-row>
        <table:table-row>
          <table:table-cell table:style-name="ce0" office:value-type="float" office:value="1">
            <text:p>1</text:p>
          </table:table-cell>
          <table:table-cell table:style-name="ce1" office:value-type="float" office:value="45701">
            <text:p>45701</text:p>
          </table:table-cell>
          <table:table-cell table:style-name="ce2" office:value-type="float" office:value="423">
            <text:p>423</text:p>
          </table:table-cell>
          <table:table-cell table:style-name="ce0" office:value-type="float" office:value="29">
            <text:p>29</text:p>
          </table:table-cell>
          <table:table-cell table:style-name="ce0" office:value-type="float" office:value="25">
            <text:p>25</text:p>
          </table:table-cell>
          <table:table-cell table:style-name="ce0" office:value-type="float" office:value="3">
            <text:p>3</text:p>
          </table:table-cell>
          <table:table-cell table:style-name="ce0" table:formula="of:=SUM([.D9:.F9])" office:value-type="float" office:value="57">
            <text:p>57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</table:table-row>
        <table:table-row>
          <table:table-cell table:style-name="ce0" office:value-type="float" office:value="1">
            <text:p>1</text:p>
          </table:table-cell>
          <table:table-cell table:style-name="ce1" office:value-type="float" office:value="45701">
            <text:p>45701</text:p>
          </table:table-cell>
          <table:table-cell table:style-name="ce2" office:value-type="float" office:value="455">
            <text:p>455</text:p>
          </table:table-cell>
          <table:table-cell table:style-name="ce0" office:value-type="float" office:value="29">
            <text:p>29</text:p>
          </table:table-cell>
          <table:table-cell table:style-name="ce0" office:value-type="float" office:value="24">
            <text:p>24</text:p>
          </table:table-cell>
          <table:table-cell table:style-name="ce0" office:value-type="float" office:value="2">
            <text:p>2</text:p>
          </table:table-cell>
          <table:table-cell table:style-name="ce0" table:formula="of:=SUM([.D9:.F9])" office:value-type="float" office:value="57">
            <text:p>57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</table:table-row>
        <table:table-row>
          <table:table-cell table:style-name="ce0" office:value-type="string">
            <text:p>RECETTE BRUTE :</text:p>
          </table:table-cell>
          <table:table-cell table:style-name="ce0"/>
          <table:table-cell table:style-name="ce2" table:formula="of:=SUM($$RECETTES)" office:value-type="float" office:value="423">
            <text:p>423</text:p>
          </table:table-cell>
          <table:table-cell table:style-name="ce0"/>
          <table:table-cell table:style-name="ce0"/>
          <table:table-cell table:style-name="ce0"/>
          <table:table-cell table:style-name="ce0"/>
        </table:table-row>
        <table:table-row>
          <table:table-cell table:style-name="ce0" office:value-type="string">
            <text:p>TVA 2,10 % :</text:p>
          </table:table-cell>
          <table:table-cell table:style-name="ce0"/>
          <table:table-cell table:style-name="ce2" table:formula="of:=($$RECETTE_BRUTE-$$RECETTE_HTVA)" office:value-type="float" office:value="455">
            <text:p>455</text:p>
          </table:table-cell>
          <table:table-cell table:style-name="ce0"/>
          <table:table-cell table:style-name="ce0" office:value-type="string">
            <text:p>minimum garanti :</text:p>
          </table:table-cell>
          <table:table-cell table:style-name="ce0"/>
          <table:table-cell table:style-name="ce0"/>
        </table:table-row>
        <table:table-row>
          <table:table-cell table:style-name="ce0" office:value-type="string">
            <text:p>RECETTE HTVA :</text:p>
          </table:table-cell>
          <table:table-cell table:style-name="ce0"/>
          <table:table-cell table:style-name="ce2" table:formula="of:=($$RECETTE_BRUTE/1.021)" office:value-type="float" office:value="445.64152791381">
            <text:p>445.64152791381</text:p>
          </table:table-cell>
          <table:table-cell table:style-name="ce0"/>
          <table:table-cell table:style-name="ce0" office:value-type="string">
            <text:p>minimun garanti encaissé :</text:p>
          </table:table-cell>
          <table:table-cell table:style-name="ce0"/>
          <table:table-cell table:style-name="ce2" office:value-type="float" office:value="0">
            <text:p>0</text:p>
          </table:table-cell>
        </table:table-row>
        <table:table-row>
          <table:table-cell table:style-name="ce0" office:value-type="string">
            <text:p>Droits d'Auteur 12 % :</text:p>
          </table:table-cell>
          <table:table-cell table:style-name="ce0" office:value-type="string">
            <text:p>Applicable</text:p>
          </table:table-cell>
          <table:table-cell table:style-name="ce2" table:formula="of:=IF([.B14]=&quot;Applicable&quot;;$$RECETTE_HTVA*0.12;0)" office:value-type="float" office:value="54.6">
            <text:p>54.6</text:p>
          </table:table-cell>
          <table:table-cell table:style-name="ce0"/>
          <table:table-cell table:style-name="ce0" office:value-type="string">
            <text:p>différence recette/mini.gar. :</text:p>
          </table:table-cell>
          <table:table-cell table:style-name="ce0"/>
          <table:table-cell table:style-name="ce2" office:value-type="float" office:value="0">
            <text:p>0</text:p>
          </table:table-cell>
        </table:table-row>
        <table:table-row>
          <table:table-cell table:style-name="ce0" office:value-type="string">
            <text:p>Contribution retraite 1% :</text:p>
          </table:table-cell>
          <table:table-cell table:style-name="ce0" office:value-type="string">
            <text:p>Applicable</text:p>
          </table:table-cell>
          <table:table-cell table:style-name="ce2" table:formula="of:=IF([.B15]=&quot;Applicable&quot;;$$RECETTE_HTVA*0.01;0)" office:value-type="float" office:value="4.55">
            <text:p>4.55</text:p>
          </table:table-cell>
          <table:table-cell table:style-name="ce0"/>
          <table:table-cell table:style-name="ce0" office:value-type="string">
            <text:p>tva sur différence 20% :</text:p>
          </table:table-cell>
          <table:table-cell table:style-name="ce0"/>
          <table:table-cell table:style-name="ce2" office:value-type="float" office:value="0">
            <text:p>0</text:p>
          </table:table-cell>
        </table:table-row>
        <table:table-row>
          <table:table-cell table:style-name="ce0" office:value-type="string">
            <text:p>Contribution diffuseur-Agessa 1% :</text:p>
          </table:table-cell>
          <table:table-cell table:style-name="ce0"/>
          <table:table-cell table:style-name="ce2" table:formula="of:=$$DROIT_D_AUTEUR * 0.01" office:value-type="float" office:value="4.4564152791381">
            <text:p>4.4564152791381</text:p>
          </table:table-cell>
          <table:table-cell table:style-name="ce0"/>
          <table:table-cell table:style-name="ce0" office:value-type="string">
            <text:p>Total Théâtre</text:p>
          </table:table-cell>
          <table:table-cell table:style-name="ce0"/>
          <table:table-cell table:style-name="ce2" table:formula="of:=[.C18]/2" office:value-type="float" office:value="-238.62397159647">
            <text:p>-238.62397159647</text:p>
          </table:table-cell>
        </table:table-row>
        <table:table-row>
          <table:table-cell table:style-name="ce0" office:value-type="string">
            <text:p>TAXE PARAFISCALE 3,50 % :</text:p>
          </table:table-cell>
          <table:table-cell table:style-name="ce0"/>
          <table:table-cell table:style-name="ce2" table:formula="of:=($$RECETTE_HTVA*0.035)" office:value-type="float" office:value="15.925">
            <text:p>15.925</text:p>
          </table:table-cell>
          <table:table-cell table:style-name="ce0"/>
          <table:table-cell table:style-name="ce0" office:value-type="string">
            <text:p>Total Cie</text:p>
          </table:table-cell>
          <table:table-cell table:style-name="ce0"/>
          <table:table-cell table:style-name="ce2" table:formula="of:=[.C18]/2" office:value-type="float" office:value="-238.62397159647">
            <text:p>-238.62397159647</text:p>
          </table:table-cell>
        </table:table-row>
        <table:table-row>
          <table:table-cell table:style-name="ce0" office:value-type="string">
            <text:p>RECETTE NETTE :</text:p>
          </table:table-cell>
          <table:table-cell table:style-name="ce0"/>
          <table:table-cell table:style-name="ce2" table:formula="of:=$$RECETTE_BRUTE - $$TVA-$$DROIT_D_AUTEUR - $$CONTRIBUTION_RETRAITE - $$CONTRIBUTION_DIFFUSEUR_AGESSA - $$TAXE_PARAFISCALE" office:value-type="float" office:value="-477.24794319295">
            <text:p>-477.24794319295</text:p>
          </table:table-cell>
          <table:table-cell table:style-name="ce0"/>
          <table:table-cell table:style-name="ce0"/>
          <table:table-cell table:style-name="ce0"/>
          <table:table-cell table:style-name="ce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</table:table-row>
        <table:table-row>
          <table:table-cell table:style-name="ce0" office:value-type="string">
            <text:p>BILAN FAIT A PARIS EN DEUX EXEMPLAIRES LE 19/02/2025,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CERTIFIE CONFORME A LA BILLETTERIE</text:p>
          </table:table-cell>
          <table:table-cell table:style-name="ce0"/>
          <table:table-cell table:style-name="ce0"/>
        </table:table-row>
        <table:table-row>
          <table:table-cell table:style-name="ce0" office:value-type="string">
            <text:p>POUR LE THEATRE</text:p>
          </table:table-cell>
          <table:table-cell table:style-name="ce0" office:value-type="string">
            <text:p>BON POUR ACCORD</text:p>
          </table:table-cell>
          <table:table-cell table:style-name="ce0"/>
          <table:table-cell table:style-name="ce0"/>
          <table:table-cell table:style-name="ce0" office:value-type="string">
            <text:p>POUR LA COMPAGNIE</text:p>
          </table:table-cell>
          <table:table-cell table:style-name="ce0" office:value-type="string">
            <text:p>BON POUR ACCORD</text:p>
          </table:table-cell>
          <table:table-cell table:style-name="ce0"/>
        </table:table-row>
      </table:table>
      <table:table table:name="Feuil2" table:style-name="ta2">
        <office:forms/>
        <table:table-column table:style-name="co_1_1" table:default-cell-style-name="ce0"/>
        <table:table-column table:style-name="co_1_2" table:default-cell-style-name="ce0"/>
        <table:table-column table:style-name="co_1_3" table:default-cell-style-name="ce0"/>
        <table:table-column table:style-name="co_1_4" table:default-cell-style-name="ce0"/>
        <table:table-column table:style-name="co_1_5" table:default-cell-style-name="ce0"/>
        <table:table-column table:style-name="co_1_6" table:default-cell-style-name="ce0"/>
        <table:table-column table:style-name="co_1_7" table:default-cell-style-name="ce0"/>
        <table:table-column table:style-name="co_1_8" table:default-cell-style-name="ce0"/>
        <table:table-column table:style-name="co_1_9" table:default-cell-style-name="ce0"/>
        <table:table-column table:style-name="co_1_10" table:default-cell-style-name="ce0"/>
        <table:table-column table:style-name="co_1_11" table:default-cell-style-name="ce0"/>
        <table:table-column table:style-name="co_1_12" table:default-cell-style-name="ce0"/>
        <table:table-column table:style-name="co_1_13" table:default-cell-style-name="ce0"/>
        <table:table-column table:style-name="co_1_14" table:default-cell-style-name="ce0"/>
        <table:table-column table:style-name="co_1_15" table:default-cell-style-name="ce0"/>
        <table:table-column table:style-name="co_1_16" table:default-cell-style-name="ce0"/>
        <table:table-column table:style-name="co_1_17" table:default-cell-style-name="ce0"/>
        <table:table-column table:style-name="co_1_18" table:default-cell-style-name="ce0"/>
        <table:table-column table:style-name="co_1_19" table:default-cell-style-name="ce0"/>
        <table:table-column table:style-name="co_1_20" table:default-cell-style-name="ce0"/>
        <table:table-column table:style-name="co_1_21" table:default-cell-style-name="ce0"/>
        <table:table-column table:style-name="co_1_22" table:default-cell-style-name="ce0"/>
        <table:table-column table:style-name="co_1_23" table:default-cell-style-name="ce0"/>
        <table:table-column table:style-name="co_1_24" table:default-cell-style-name="ce0"/>
        <table:table-column table:style-name="co_1_25" table:default-cell-style-name="ce0"/>
        <table:table-column table:style-name="co_1_26" table:default-cell-style-name="ce0"/>
        <table:table-column table:style-name="co_1_27" table:default-cell-style-name="ce0"/>
        <table:table-column table:style-name="co_1_28" table:default-cell-style-name="ce0"/>
        <table:table-column table:style-name="co_1_29" table:default-cell-style-name="ce0"/>
        <table:table-column table:style-name="co_1_30" table:default-cell-style-name="ce0"/>
        <table:table-column table:style-name="co_1_31" table:default-cell-style-name="ce0"/>
        <table:table-column table:style-name="co_1_32" table:default-cell-style-name="ce0"/>
        <table:table-column table:style-name="co_1_33" table:default-cell-style-name="ce0"/>
        <table:table-column table:style-name="co_1_34" table:default-cell-style-name="ce0"/>
        <table:table-column table:style-name="co_1_35" table:default-cell-style-name="ce0"/>
        <table:table-column table:style-name="co_1_36" table:default-cell-style-name="ce0"/>
        <table:table-column table:style-name="co_1_37" table:default-cell-style-name="ce0"/>
        <table:table-column table:style-name="co_1_38" table:default-cell-style-name="ce0"/>
        <table:table-column table:style-name="co_1_39" table:default-cell-style-name="ce0"/>
        <table:table-column table:style-name="co_1_40" table:default-cell-style-name="ce0"/>
        <table:table-column table:style-name="co_1_41" table:default-cell-style-name="ce0"/>
        <table:table-column table:style-name="co_1_42" table:default-cell-style-name="ce0"/>
        <table:table-column table:style-name="co_1_43" table:default-cell-style-name="ce0"/>
        <table:table-column table:style-name="co_1_44" table:default-cell-style-name="ce0"/>
        <table:table-column table:style-name="co_1_45" table:default-cell-style-name="ce0"/>
        <table:table-column table:style-name="co_1_46" table:default-cell-style-name="ce0"/>
        <table:table-column table:style-name="co_1_47" table:default-cell-style-name="ce0"/>
        <table:table-column table:style-name="co_1_48" table:default-cell-style-name="ce0"/>
        <table:table-column table:style-name="co_1_49" table:default-cell-style-name="ce0"/>
        <table:table-column table:style-name="co_1_50" table:default-cell-style-name="ce0"/>
        <table:table-column table:style-name="co_1_51" table:default-cell-style-name="ce0"/>
        <table:table-column table:style-name="co_1_52" table:default-cell-style-name="ce0"/>
        <table:table-column table:style-name="co_1_53" table:default-cell-style-name="ce0"/>
        <table:table-column table:style-name="co_1_54" table:default-cell-style-name="ce0"/>
        <table:table-column table:style-name="co_1_55" table:default-cell-style-name="ce0"/>
        <table:table-column table:style-name="co_1_56" table:default-cell-style-name="ce0"/>
        <table:table-column table:style-name="co_1_57" table:default-cell-style-name="ce0"/>
        <table:table-column table:style-name="co_1_58" table:default-cell-style-name="ce0"/>
        <table:table-column table:style-name="co_1_59" table:default-cell-style-name="ce0"/>
        <table:table-column table:style-name="co_1_60" table:default-cell-style-name="ce0"/>
        <table:table-column table:style-name="co_1_61" table:default-cell-style-name="ce0"/>
        <table:table-column table:style-name="co_1_62" table:default-cell-style-name="ce0"/>
        <table:table-column table:style-name="co_1_63" table:default-cell-style-name="ce0"/>
        <table:table-column table:style-name="co_1_64" table:default-cell-style-name="ce0"/>
        <table:table-column table:style-name="co_1_65" table:default-cell-style-name="ce0"/>
        <table:table-column table:style-name="co_1_66" table:default-cell-style-name="ce0"/>
        <table:table-column table:style-name="co_1_67" table:default-cell-style-name="ce0"/>
        <table:table-column table:style-name="co_1_68" table:default-cell-style-name="ce0"/>
        <table:table-column table:style-name="co_1_69" table:default-cell-style-name="ce0"/>
        <table:table-column table:style-name="co_1_70" table:default-cell-style-name="ce0"/>
        <table:table-column table:style-name="co_1_71" table:default-cell-style-name="ce0"/>
        <table:table-column table:style-name="co_1_72" table:default-cell-style-name="ce0"/>
        <table:table-column table:style-name="co_1_73" table:default-cell-style-name="ce0"/>
        <table:table-column table:style-name="co_1_74" table:default-cell-style-name="ce0"/>
        <table:table-column table:style-name="co_1_75" table:default-cell-style-name="ce0"/>
        <table:table-column table:style-name="co_1_76" table:default-cell-style-name="ce0"/>
        <table:table-column table:style-name="co_1_77" table:default-cell-style-name="ce0"/>
        <table:table-column table:style-name="co_1_78" table:default-cell-style-name="ce0"/>
        <table:table-column table:style-name="co_1_79" table:default-cell-style-name="ce0"/>
        <table:table-column table:style-name="co_1_80" table:default-cell-style-name="ce0"/>
        <table:table-column table:style-name="co_1_81" table:default-cell-style-name="ce0"/>
        <table:table-column table:style-name="co_1_82" table:default-cell-style-name="ce0"/>
        <table:table-column table:style-name="co_1_83" table:default-cell-style-name="ce0"/>
        <table:table-column table:style-name="co_1_84" table:default-cell-style-name="ce0"/>
        <table:table-column table:style-name="co_1_85" table:default-cell-style-name="ce0"/>
        <table:table-column table:style-name="co_1_86" table:default-cell-style-name="ce0"/>
        <table:table-column table:style-name="co_1_87" table:default-cell-style-name="ce0"/>
        <table:table-column table:style-name="co_1_88" table:default-cell-style-name="ce0"/>
        <table:table-column table:style-name="co_1_89" table:default-cell-style-name="ce0"/>
        <table:table-column table:style-name="co_1_90" table:default-cell-style-name="ce0"/>
        <table:table-column table:style-name="co_1_91" table:default-cell-style-name="ce0"/>
        <table:table-column table:style-name="co_1_92" table:default-cell-style-name="ce0"/>
        <table:table-column table:style-name="co_1_93" table:default-cell-style-name="ce0"/>
        <table:table-column table:style-name="co_1_94" table:default-cell-style-name="ce0"/>
        <table:table-column table:style-name="co_1_95" table:default-cell-style-name="ce0"/>
        <table:table-column table:style-name="co_1_96" table:default-cell-style-name="ce0"/>
        <table:table-column table:style-name="co_1_97" table:default-cell-style-name="ce0"/>
        <table:table-column table:style-name="co_1_98" table:default-cell-style-name="ce0"/>
        <table:table-column table:style-name="co_1_99" table:default-cell-style-name="ce0"/>
        <table:table-column table:style-name="co_1_100" table:default-cell-style-name="ce0"/>
        <table:table-column table:style-name="co_1_101" table:default-cell-style-name="ce0"/>
        <table:table-column table:style-name="co_1_102" table:default-cell-style-name="ce0"/>
        <table:table-column table:style-name="co_1_103" table:default-cell-style-name="ce0"/>
        <table:table-column table:style-name="co_1_104" table:default-cell-style-name="ce0"/>
        <table:table-column table:style-name="co_1_105" table:default-cell-style-name="ce0"/>
        <table:table-column table:style-name="co_1_106" table:default-cell-style-name="ce0"/>
        <table:table-column table:style-name="co_1_107" table:default-cell-style-name="ce0"/>
        <table:table-column table:style-name="co_1_108" table:default-cell-style-name="ce0"/>
        <table:table-column table:style-name="co_1_109" table:default-cell-style-name="ce0"/>
        <table:table-column table:style-name="co_1_110" table:default-cell-style-name="ce0"/>
        <table:table-column table:style-name="co_1_111" table:default-cell-style-name="ce0"/>
        <table:table-column table:style-name="co_1_112" table:default-cell-style-name="ce0"/>
        <table:table-column table:style-name="co_1_113" table:default-cell-style-name="ce0"/>
        <table:table-column table:style-name="co_1_114" table:default-cell-style-name="ce0"/>
        <table:table-column table:style-name="co_1_115" table:default-cell-style-name="ce0"/>
        <table:table-column table:style-name="co_1_116" table:default-cell-style-name="ce0"/>
        <table:table-column table:style-name="co_1_117" table:default-cell-style-name="ce0"/>
        <table:table-column table:style-name="co_1_118" table:default-cell-style-name="ce0"/>
        <table:table-column table:style-name="co_1_119" table:default-cell-style-name="ce0"/>
        <table:table-column table:style-name="co_1_120" table:default-cell-style-name="ce0"/>
        <table:table-column table:style-name="co_1_121" table:default-cell-style-name="ce0"/>
        <table:table-column table:style-name="co_1_122" table:default-cell-style-name="ce0"/>
        <table:table-column table:style-name="co_1_123" table:default-cell-style-name="ce0"/>
        <table:table-column table:style-name="co_1_124" table:default-cell-style-name="ce0"/>
        <table:table-column table:style-name="co_1_125" table:default-cell-style-name="ce0"/>
        <table:table-column table:style-name="co_1_126" table:default-cell-style-name="ce0"/>
        <table:table-column table:style-name="co_1_127" table:default-cell-style-name="ce0"/>
        <table:table-column table:style-name="co_1_128" table:default-cell-style-name="ce0"/>
        <table:table-column table:style-name="co_1_129" table:default-cell-style-name="ce0"/>
        <table:table-column table:style-name="co_1_130" table:default-cell-style-name="ce0"/>
        <table:table-column table:style-name="co_1_131" table:default-cell-style-name="ce0"/>
        <table:table-column table:style-name="co_1_132" table:default-cell-style-name="ce0"/>
        <table:table-column table:style-name="co_1_133" table:default-cell-style-name="ce0"/>
        <table:table-column table:style-name="co_1_134" table:default-cell-style-name="ce0"/>
        <table:table-column table:style-name="co_1_135" table:default-cell-style-name="ce0"/>
        <table:table-column table:style-name="co_1_136" table:default-cell-style-name="ce0"/>
        <table:table-column table:style-name="co_1_137" table:default-cell-style-name="ce0"/>
        <table:table-column table:style-name="co_1_138" table:default-cell-style-name="ce0"/>
        <table:table-column table:style-name="co_1_139" table:default-cell-style-name="ce0"/>
        <table:table-column table:style-name="co_1_140" table:default-cell-style-name="ce0"/>
        <table:table-column table:style-name="co_1_141" table:default-cell-style-name="ce0"/>
        <table:table-column table:style-name="co_1_142" table:default-cell-style-name="ce0"/>
        <table:table-column table:style-name="co_1_143" table:default-cell-style-name="ce0"/>
        <table:table-column table:style-name="co_1_144" table:default-cell-style-name="ce0"/>
        <table:table-column table:style-name="co_1_145" table:default-cell-style-name="ce0"/>
        <table:table-column table:style-name="co_1_146" table:default-cell-style-name="ce0"/>
        <table:table-column table:style-name="co_1_147" table:default-cell-style-name="ce0"/>
        <table:table-column table:style-name="co_1_148" table:default-cell-style-name="ce0"/>
        <table:table-column table:style-name="co_1_149" table:default-cell-style-name="ce0"/>
        <table:table-column table:style-name="co_1_150" table:default-cell-style-name="ce0"/>
        <table:table-column table:style-name="co_1_151" table:default-cell-style-name="ce0"/>
        <table:table-column table:style-name="co_1_152" table:default-cell-style-name="ce0"/>
        <table:table-column table:style-name="co_1_153" table:default-cell-style-name="ce0"/>
        <table:table-column table:style-name="co_1_154" table:default-cell-style-name="ce0"/>
        <table:table-column table:style-name="co_1_155" table:default-cell-style-name="ce0"/>
        <table:table-column table:style-name="co_1_156" table:default-cell-style-name="ce0"/>
        <table:table-column table:style-name="co_1_157" table:default-cell-style-name="ce0"/>
        <table:table-column table:style-name="co_1_158" table:default-cell-style-name="ce0"/>
        <table:table-column table:style-name="co_1_159" table:default-cell-style-name="ce0"/>
        <table:table-column table:style-name="co_1_160" table:default-cell-style-name="ce0"/>
        <table:table-column table:style-name="co_1_161" table:default-cell-style-name="ce0"/>
        <table:table-column table:style-name="co_1_162" table:default-cell-style-name="ce0"/>
        <table:table-column table:style-name="co_1_163" table:default-cell-style-name="ce0"/>
        <table:table-column table:style-name="co_1_164" table:default-cell-style-name="ce0"/>
        <table:table-column table:style-name="co_1_165" table:default-cell-style-name="ce0"/>
        <table:table-column table:style-name="co_1_166" table:default-cell-style-name="ce0"/>
        <table:table-column table:style-name="co_1_167" table:default-cell-style-name="ce0"/>
        <table:table-column table:style-name="co_1_168" table:default-cell-style-name="ce0"/>
        <table:table-column table:style-name="co_1_169" table:default-cell-style-name="ce0"/>
        <table:table-column table:style-name="co_1_170" table:default-cell-style-name="ce0"/>
        <table:table-column table:style-name="co_1_171" table:default-cell-style-name="ce0"/>
        <table:table-column table:style-name="co_1_172" table:default-cell-style-name="ce0"/>
        <table:table-column table:style-name="co_1_173" table:default-cell-style-name="ce0"/>
        <table:table-column table:style-name="co_1_174" table:default-cell-style-name="ce0"/>
        <table:table-column table:style-name="co_1_175" table:default-cell-style-name="ce0"/>
        <table:table-column table:style-name="co_1_176" table:default-cell-style-name="ce0"/>
        <table:table-column table:style-name="co_1_177" table:default-cell-style-name="ce0"/>
        <table:table-column table:style-name="co_1_178" table:default-cell-style-name="ce0"/>
        <table:table-column table:style-name="co_1_179" table:default-cell-style-name="ce0"/>
        <table:table-column table:style-name="co_1_180" table:default-cell-style-name="ce0"/>
        <table:table-column table:style-name="co_1_181" table:default-cell-style-name="ce0"/>
        <table:table-column table:style-name="co_1_182" table:default-cell-style-name="ce0"/>
        <table:table-column table:style-name="co_1_183" table:default-cell-style-name="ce0"/>
        <table:table-column table:style-name="co_1_184" table:default-cell-style-name="ce0"/>
        <table:table-column table:style-name="co_1_185" table:default-cell-style-name="ce0"/>
        <table:table-column table:style-name="co_1_186" table:default-cell-style-name="ce0"/>
        <table:table-column table:style-name="co_1_187" table:default-cell-style-name="ce0"/>
        <table:table-column table:style-name="co_1_188" table:default-cell-style-name="ce0"/>
        <table:table-column table:style-name="co_1_189" table:default-cell-style-name="ce0"/>
        <table:table-column table:style-name="co_1_190" table:default-cell-style-name="ce0"/>
        <table:table-column table:style-name="co_1_191" table:default-cell-style-name="ce0"/>
        <table:table-column table:style-name="co_1_192" table:default-cell-style-name="ce0"/>
        <table:table-column table:style-name="co_1_193" table:default-cell-style-name="ce0"/>
        <table:table-column table:style-name="co_1_194" table:default-cell-style-name="ce0"/>
        <table:table-column table:style-name="co_1_195" table:default-cell-style-name="ce0"/>
        <table:table-column table:style-name="co_1_196" table:default-cell-style-name="ce0"/>
        <table:table-column table:style-name="co_1_197" table:default-cell-style-name="ce0"/>
        <table:table-column table:style-name="co_1_198" table:default-cell-style-name="ce0"/>
        <table:table-column table:style-name="co_1_199" table:default-cell-style-name="ce0"/>
        <table:table-column table:style-name="co_1_200" table:default-cell-style-name="ce0"/>
        <table:table-column table:style-name="co_1_201" table:default-cell-style-name="ce0"/>
        <table:table-column table:style-name="co_1_202" table:default-cell-style-name="ce0"/>
        <table:table-column table:style-name="co_1_203" table:default-cell-style-name="ce0"/>
        <table:table-column table:style-name="co_1_204" table:default-cell-style-name="ce0"/>
        <table:table-column table:style-name="co_1_205" table:default-cell-style-name="ce0"/>
        <table:table-column table:style-name="co_1_206" table:default-cell-style-name="ce0"/>
        <table:table-column table:style-name="co_1_207" table:default-cell-style-name="ce0"/>
        <table:table-column table:style-name="co_1_208" table:default-cell-style-name="ce0"/>
        <table:table-column table:style-name="co_1_209" table:default-cell-style-name="ce0"/>
        <table:table-column table:style-name="co_1_210" table:default-cell-style-name="ce0"/>
        <table:table-column table:style-name="co_1_211" table:default-cell-style-name="ce0"/>
        <table:table-column table:style-name="co_1_212" table:default-cell-style-name="ce0"/>
        <table:table-column table:style-name="co_1_213" table:default-cell-style-name="ce0"/>
        <table:table-column table:style-name="co_1_214" table:default-cell-style-name="ce0"/>
        <table:table-column table:style-name="co_1_215" table:default-cell-style-name="ce0"/>
        <table:table-column table:style-name="co_1_216" table:default-cell-style-name="ce0"/>
        <table:table-column table:style-name="co_1_217" table:default-cell-style-name="ce0"/>
        <table:table-column table:style-name="co_1_218" table:default-cell-style-name="ce0"/>
        <table:table-column table:style-name="co_1_219" table:default-cell-style-name="ce0"/>
        <table:table-column table:style-name="co_1_220" table:default-cell-style-name="ce0"/>
        <table:table-column table:style-name="co_1_221" table:default-cell-style-name="ce0"/>
        <table:table-column table:style-name="co_1_222" table:default-cell-style-name="ce0"/>
        <table:table-column table:style-name="co_1_223" table:default-cell-style-name="ce0"/>
        <table:table-column table:style-name="co_1_224" table:default-cell-style-name="ce0"/>
        <table:table-column table:style-name="co_1_225" table:default-cell-style-name="ce0"/>
        <table:table-column table:style-name="co_1_226" table:default-cell-style-name="ce0"/>
        <table:table-column table:style-name="co_1_227" table:default-cell-style-name="ce0"/>
        <table:table-column table:style-name="co_1_228" table:default-cell-style-name="ce0"/>
        <table:table-column table:style-name="co_1_229" table:default-cell-style-name="ce0"/>
        <table:table-column table:style-name="co_1_230" table:default-cell-style-name="ce0"/>
        <table:table-column table:style-name="co_1_231" table:default-cell-style-name="ce0"/>
        <table:table-column table:style-name="co_1_232" table:default-cell-style-name="ce0"/>
        <table:table-column table:style-name="co_1_233" table:default-cell-style-name="ce0"/>
        <table:table-column table:style-name="co_1_234" table:default-cell-style-name="ce0"/>
        <table:table-column table:style-name="co_1_235" table:default-cell-style-name="ce0"/>
        <table:table-column table:style-name="co_1_236" table:default-cell-style-name="ce0"/>
        <table:table-column table:style-name="co_1_237" table:default-cell-style-name="ce0"/>
        <table:table-column table:style-name="co_1_238" table:default-cell-style-name="ce0"/>
        <table:table-column table:style-name="co_1_239" table:default-cell-style-name="ce0"/>
        <table:table-column table:style-name="co_1_240" table:default-cell-style-name="ce0"/>
        <table:table-column table:style-name="co_1_241" table:default-cell-style-name="ce0"/>
        <table:table-column table:style-name="co_1_242" table:default-cell-style-name="ce0"/>
        <table:table-column table:style-name="co_1_243" table:default-cell-style-name="ce0"/>
        <table:table-column table:style-name="co_1_244" table:default-cell-style-name="ce0"/>
        <table:table-column table:style-name="co_1_245" table:default-cell-style-name="ce0"/>
        <table:table-column table:style-name="co_1_246" table:default-cell-style-name="ce0"/>
        <table:table-column table:style-name="co_1_247" table:default-cell-style-name="ce0"/>
        <table:table-column table:style-name="co_1_248" table:default-cell-style-name="ce0"/>
        <table:table-column table:style-name="co_1_249" table:default-cell-style-name="ce0"/>
        <table:table-column table:style-name="co_1_250" table:default-cell-style-name="ce0"/>
        <table:table-column table:style-name="co_1_251" table:default-cell-style-name="ce0"/>
        <table:table-column table:style-name="co_1_252" table:default-cell-style-name="ce0"/>
        <table:table-column table:style-name="co_1_253" table:default-cell-style-name="ce0"/>
        <table:table-column table:style-name="co_1_254" table:default-cell-style-name="ce0"/>
        <table:table-column table:style-name="co_1_255" table:default-cell-style-name="ce0"/>
        <table:table-column table:style-name="co_1_256" table:default-cell-style-name="ce0"/>
        <table:table-column table:style-name="co_1_257" table:default-cell-style-name="ce0"/>
        <table:table-column table:style-name="co_1_258" table:default-cell-style-name="ce0"/>
        <table:table-column table:style-name="co_1_259" table:default-cell-style-name="ce0"/>
        <table:table-column table:style-name="co_1_260" table:default-cell-style-name="ce0"/>
        <table:table-column table:style-name="co_1_261" table:default-cell-style-name="ce0"/>
        <table:table-column table:style-name="co_1_262" table:default-cell-style-name="ce0"/>
        <table:table-column table:style-name="co_1_263" table:default-cell-style-name="ce0"/>
        <table:table-column table:style-name="co_1_264" table:default-cell-style-name="ce0"/>
        <table:table-column table:style-name="co_1_265" table:default-cell-style-name="ce0"/>
        <table:table-column table:style-name="co_1_266" table:default-cell-style-name="ce0"/>
        <table:table-column table:style-name="co_1_267" table:default-cell-style-name="ce0"/>
        <table:table-column table:style-name="co_1_268" table:default-cell-style-name="ce0"/>
        <table:table-column table:style-name="co_1_269" table:default-cell-style-name="ce0"/>
        <table:table-column table:style-name="co_1_270" table:default-cell-style-name="ce0"/>
        <table:table-column table:style-name="co_1_271" table:default-cell-style-name="ce0"/>
        <table:table-column table:style-name="co_1_272" table:default-cell-style-name="ce0"/>
        <table:table-column table:style-name="co_1_273" table:default-cell-style-name="ce0"/>
        <table:table-column table:style-name="co_1_274" table:default-cell-style-name="ce0"/>
        <table:table-column table:style-name="co_1_275" table:default-cell-style-name="ce0"/>
        <table:table-column table:style-name="co_1_276" table:default-cell-style-name="ce0"/>
        <table:table-column table:style-name="co_1_277" table:default-cell-style-name="ce0"/>
        <table:table-column table:style-name="co_1_278" table:default-cell-style-name="ce0"/>
        <table:table-column table:style-name="co_1_279" table:default-cell-style-name="ce0"/>
        <table:table-column table:style-name="co_1_280" table:default-cell-style-name="ce0"/>
        <table:table-column table:style-name="co_1_281" table:default-cell-style-name="ce0"/>
        <table:table-column table:style-name="co_1_282" table:default-cell-style-name="ce0"/>
        <table:table-column table:style-name="co_1_283" table:default-cell-style-name="ce0"/>
        <table:table-column table:style-name="co_1_284" table:default-cell-style-name="ce0"/>
        <table:table-column table:style-name="co_1_285" table:default-cell-style-name="ce0"/>
        <table:table-column table:style-name="co_1_286" table:default-cell-style-name="ce0"/>
        <table:table-column table:style-name="co_1_287" table:default-cell-style-name="ce0"/>
        <table:table-column table:style-name="co_1_288" table:default-cell-style-name="ce0"/>
        <table:table-column table:style-name="co_1_289" table:default-cell-style-name="ce0"/>
        <table:table-column table:style-name="co_1_290" table:default-cell-style-name="ce0"/>
        <table:table-column table:style-name="co_1_291" table:default-cell-style-name="ce0"/>
        <table:table-column table:style-name="co_1_292" table:default-cell-style-name="ce0"/>
        <table:table-column table:style-name="co_1_293" table:default-cell-style-name="ce0"/>
        <table:table-column table:style-name="co_1_294" table:default-cell-style-name="ce0"/>
        <table:table-column table:style-name="co_1_295" table:default-cell-style-name="ce0"/>
        <table:table-column table:style-name="co_1_296" table:default-cell-style-name="ce0"/>
        <table:table-column table:style-name="co_1_297" table:default-cell-style-name="ce0"/>
        <table:table-column table:style-name="co_1_298" table:default-cell-style-name="ce0"/>
        <table:table-column table:style-name="co_1_299" table:default-cell-style-name="ce0"/>
        <table:table-column table:style-name="co_1_300" table:default-cell-style-name="ce0"/>
        <table:table-column table:style-name="co_1_301" table:default-cell-style-name="ce0"/>
        <table:table-column table:style-name="co_1_302" table:default-cell-style-name="ce0"/>
        <table:table-column table:style-name="co_1_303" table:default-cell-style-name="ce0"/>
        <table:table-column table:style-name="co_1_304" table:default-cell-style-name="ce0"/>
        <table:table-column table:style-name="co_1_305" table:default-cell-style-name="ce0"/>
        <table:table-column table:style-name="co_1_306" table:default-cell-style-name="ce0"/>
        <table:table-column table:style-name="co_1_307" table:default-cell-style-name="ce0"/>
        <table:table-column table:style-name="co_1_308" table:default-cell-style-name="ce0"/>
        <table:table-column table:style-name="co_1_309" table:default-cell-style-name="ce0"/>
        <table:table-column table:style-name="co_1_310" table:default-cell-style-name="ce0"/>
        <table:table-column table:style-name="co_1_311" table:default-cell-style-name="ce0"/>
        <table:table-column table:style-name="co_1_312" table:default-cell-style-name="ce0"/>
        <table:table-column table:style-name="co_1_313" table:default-cell-style-name="ce0"/>
        <table:table-column table:style-name="co_1_314" table:default-cell-style-name="ce0"/>
        <table:table-column table:style-name="co_1_315" table:default-cell-style-name="ce0"/>
        <table:table-column table:style-name="co_1_316" table:default-cell-style-name="ce0"/>
        <table:table-column table:style-name="co_1_317" table:default-cell-style-name="ce0"/>
        <table:table-column table:style-name="co_1_318" table:default-cell-style-name="ce0"/>
        <table:table-column table:style-name="co_1_319" table:default-cell-style-name="ce0"/>
        <table:table-column table:style-name="co_1_320" table:default-cell-style-name="ce0"/>
        <table:table-column table:style-name="co_1_321" table:default-cell-style-name="ce0"/>
        <table:table-column table:style-name="co_1_322" table:default-cell-style-name="ce0"/>
        <table:table-column table:style-name="co_1_323" table:default-cell-style-name="ce0"/>
        <table:table-column table:style-name="co_1_324" table:default-cell-style-name="ce0"/>
        <table:table-column table:style-name="co_1_325" table:default-cell-style-name="ce0"/>
        <table:table-column table:style-name="co_1_326" table:default-cell-style-name="ce0"/>
        <table:table-column table:style-name="co_1_327" table:default-cell-style-name="ce0"/>
        <table:table-column table:style-name="co_1_328" table:default-cell-style-name="ce0"/>
        <table:table-column table:style-name="co_1_329" table:default-cell-style-name="ce0"/>
        <table:table-column table:style-name="co_1_330" table:default-cell-style-name="ce0"/>
        <table:table-column table:style-name="co_1_331" table:default-cell-style-name="ce0"/>
        <table:table-column table:style-name="co_1_332" table:default-cell-style-name="ce0"/>
        <table:table-column table:style-name="co_1_333" table:default-cell-style-name="ce0"/>
        <table:table-column table:style-name="co_1_334" table:default-cell-style-name="ce0"/>
        <table:table-column table:style-name="co_1_335" table:default-cell-style-name="ce0"/>
        <table:table-column table:style-name="co_1_336" table:default-cell-style-name="ce0"/>
        <table:table-column table:style-name="co_1_337" table:default-cell-style-name="ce0"/>
        <table:table-column table:style-name="co_1_338" table:default-cell-style-name="ce0"/>
        <table:table-column table:style-name="co_1_339" table:default-cell-style-name="ce0"/>
        <table:table-column table:style-name="co_1_340" table:default-cell-style-name="ce0"/>
        <table:table-column table:style-name="co_1_341" table:default-cell-style-name="ce0"/>
        <table:table-column table:style-name="co_1_342" table:default-cell-style-name="ce0"/>
        <table:table-column table:style-name="co_1_343" table:default-cell-style-name="ce0"/>
        <table:table-column table:style-name="co_1_344" table:default-cell-style-name="ce0"/>
        <table:table-column table:style-name="co_1_345" table:default-cell-style-name="ce0"/>
        <table:table-column table:style-name="co_1_346" table:default-cell-style-name="ce0"/>
        <table:table-column table:style-name="co_1_347" table:default-cell-style-name="ce0"/>
        <table:table-column table:style-name="co_1_348" table:default-cell-style-name="ce0"/>
        <table:table-column table:style-name="co_1_349" table:default-cell-style-name="ce0"/>
        <table:table-column table:style-name="co_1_350" table:default-cell-style-name="ce0"/>
        <table:table-column table:style-name="co_1_351" table:default-cell-style-name="ce0"/>
        <table:table-column table:style-name="co_1_352" table:default-cell-style-name="ce0"/>
        <table:table-column table:style-name="co_1_353" table:default-cell-style-name="ce0"/>
        <table:table-column table:style-name="co_1_354" table:default-cell-style-name="ce0"/>
        <table:table-column table:style-name="co_1_355" table:default-cell-style-name="ce0"/>
        <table:table-column table:style-name="co_1_356" table:default-cell-style-name="ce0"/>
        <table:table-column table:style-name="co_1_357" table:default-cell-style-name="ce0"/>
        <table:table-column table:style-name="co_1_358" table:default-cell-style-name="ce0"/>
        <table:table-column table:style-name="co_1_359" table:default-cell-style-name="ce0"/>
        <table:table-column table:style-name="co_1_360" table:default-cell-style-name="ce0"/>
        <table:table-column table:style-name="co_1_361" table:default-cell-style-name="ce0"/>
        <table:table-column table:style-name="co_1_362" table:default-cell-style-name="ce0"/>
        <table:table-column table:style-name="co_1_363" table:default-cell-style-name="ce0"/>
        <table:table-column table:style-name="co_1_364" table:default-cell-style-name="ce0"/>
        <table:table-column table:style-name="co_1_365" table:default-cell-style-name="ce0"/>
        <table:table-column table:style-name="co_1_366" table:default-cell-style-name="ce0"/>
        <table:table-column table:style-name="co_1_367" table:default-cell-style-name="ce0"/>
        <table:table-column table:style-name="co_1_368" table:default-cell-style-name="ce0"/>
        <table:table-column table:style-name="co_1_369" table:default-cell-style-name="ce0"/>
        <table:table-column table:style-name="co_1_370" table:default-cell-style-name="ce0"/>
        <table:table-column table:style-name="co_1_371" table:default-cell-style-name="ce0"/>
        <table:table-column table:style-name="co_1_372" table:default-cell-style-name="ce0"/>
        <table:table-column table:style-name="co_1_373" table:default-cell-style-name="ce0"/>
        <table:table-column table:style-name="co_1_374" table:default-cell-style-name="ce0"/>
        <table:table-column table:style-name="co_1_375" table:default-cell-style-name="ce0"/>
        <table:table-column table:style-name="co_1_376" table:default-cell-style-name="ce0"/>
        <table:table-column table:style-name="co_1_377" table:default-cell-style-name="ce0"/>
        <table:table-column table:style-name="co_1_378" table:default-cell-style-name="ce0"/>
        <table:table-column table:style-name="co_1_379" table:default-cell-style-name="ce0"/>
        <table:table-column table:style-name="co_1_380" table:default-cell-style-name="ce0"/>
        <table:table-column table:style-name="co_1_381" table:default-cell-style-name="ce0"/>
        <table:table-column table:style-name="co_1_382" table:default-cell-style-name="ce0"/>
        <table:table-column table:style-name="co_1_383" table:default-cell-style-name="ce0"/>
        <table:table-column table:style-name="co_1_384" table:default-cell-style-name="ce0"/>
        <table:table-column table:style-name="co_1_385" table:default-cell-style-name="ce0"/>
        <table:table-column table:style-name="co_1_386" table:default-cell-style-name="ce0"/>
        <table:table-column table:style-name="co_1_387" table:default-cell-style-name="ce0"/>
        <table:table-column table:style-name="co_1_388" table:default-cell-style-name="ce0"/>
        <table:table-column table:style-name="co_1_389" table:default-cell-style-name="ce0"/>
        <table:table-column table:style-name="co_1_390" table:default-cell-style-name="ce0"/>
        <table:table-column table:style-name="co_1_391" table:default-cell-style-name="ce0"/>
        <table:table-column table:style-name="co_1_392" table:default-cell-style-name="ce0"/>
        <table:table-column table:style-name="co_1_393" table:default-cell-style-name="ce0"/>
        <table:table-column table:style-name="co_1_394" table:default-cell-style-name="ce0"/>
        <table:table-column table:style-name="co_1_395" table:default-cell-style-name="ce0"/>
        <table:table-column table:style-name="co_1_396" table:default-cell-style-name="ce0"/>
        <table:table-column table:style-name="co_1_397" table:default-cell-style-name="ce0"/>
        <table:table-column table:style-name="co_1_398" table:default-cell-style-name="ce0"/>
        <table:table-column table:style-name="co_1_399" table:default-cell-style-name="ce0"/>
        <table:table-column table:style-name="co_1_400" table:default-cell-style-name="ce0"/>
        <table:table-column table:style-name="co_1_401" table:default-cell-style-name="ce0"/>
        <table:table-column table:style-name="co_1_402" table:default-cell-style-name="ce0"/>
        <table:table-column table:style-name="co_1_403" table:default-cell-style-name="ce0"/>
        <table:table-column table:style-name="co_1_404" table:default-cell-style-name="ce0"/>
        <table:table-column table:style-name="co_1_405" table:default-cell-style-name="ce0"/>
        <table:table-column table:style-name="co_1_406" table:default-cell-style-name="ce0"/>
        <table:table-column table:style-name="co_1_407" table:default-cell-style-name="ce0"/>
        <table:table-column table:style-name="co_1_408" table:default-cell-style-name="ce0"/>
        <table:table-column table:style-name="co_1_409" table:default-cell-style-name="ce0"/>
        <table:table-column table:style-name="co_1_410" table:default-cell-style-name="ce0"/>
        <table:table-column table:style-name="co_1_411" table:default-cell-style-name="ce0"/>
        <table:table-column table:style-name="co_1_412" table:default-cell-style-name="ce0"/>
        <table:table-column table:style-name="co_1_413" table:default-cell-style-name="ce0"/>
        <table:table-column table:style-name="co_1_414" table:default-cell-style-name="ce0"/>
        <table:table-column table:style-name="co_1_415" table:default-cell-style-name="ce0"/>
        <table:table-column table:style-name="co_1_416" table:default-cell-style-name="ce0"/>
        <table:table-column table:style-name="co_1_417" table:default-cell-style-name="ce0"/>
        <table:table-column table:style-name="co_1_418" table:default-cell-style-name="ce0"/>
        <table:table-column table:style-name="co_1_419" table:default-cell-style-name="ce0"/>
        <table:table-column table:style-name="co_1_420" table:default-cell-style-name="ce0"/>
        <table:table-column table:style-name="co_1_421" table:default-cell-style-name="ce0"/>
        <table:table-column table:style-name="co_1_422" table:default-cell-style-name="ce0"/>
        <table:table-column table:style-name="co_1_423" table:default-cell-style-name="ce0"/>
        <table:table-column table:style-name="co_1_424" table:default-cell-style-name="ce0"/>
        <table:table-column table:style-name="co_1_425" table:default-cell-style-name="ce0"/>
        <table:table-column table:style-name="co_1_426" table:default-cell-style-name="ce0"/>
        <table:table-column table:style-name="co_1_427" table:default-cell-style-name="ce0"/>
        <table:table-column table:style-name="co_1_428" table:default-cell-style-name="ce0"/>
        <table:table-column table:style-name="co_1_429" table:default-cell-style-name="ce0"/>
        <table:table-column table:style-name="co_1_430" table:default-cell-style-name="ce0"/>
        <table:table-column table:style-name="co_1_431" table:default-cell-style-name="ce0"/>
        <table:table-column table:style-name="co_1_432" table:default-cell-style-name="ce0"/>
        <table:table-column table:style-name="co_1_433" table:default-cell-style-name="ce0"/>
        <table:table-column table:style-name="co_1_434" table:default-cell-style-name="ce0"/>
        <table:table-column table:style-name="co_1_435" table:default-cell-style-name="ce0"/>
        <table:table-column table:style-name="co_1_436" table:default-cell-style-name="ce0"/>
        <table:table-column table:style-name="co_1_437" table:default-cell-style-name="ce0"/>
        <table:table-column table:style-name="co_1_438" table:default-cell-style-name="ce0"/>
        <table:table-column table:style-name="co_1_439" table:default-cell-style-name="ce0"/>
        <table:table-column table:style-name="co_1_440" table:default-cell-style-name="ce0"/>
        <table:table-column table:style-name="co_1_441" table:default-cell-style-name="ce0"/>
        <table:table-column table:style-name="co_1_442" table:default-cell-style-name="ce0"/>
        <table:table-column table:style-name="co_1_443" table:default-cell-style-name="ce0"/>
        <table:table-column table:style-name="co_1_444" table:default-cell-style-name="ce0"/>
        <table:table-column table:style-name="co_1_445" table:default-cell-style-name="ce0"/>
        <table:table-column table:style-name="co_1_446" table:default-cell-style-name="ce0"/>
        <table:table-column table:style-name="co_1_447" table:default-cell-style-name="ce0"/>
        <table:table-column table:style-name="co_1_448" table:default-cell-style-name="ce0"/>
        <table:table-column table:style-name="co_1_449" table:default-cell-style-name="ce0"/>
        <table:table-column table:style-name="co_1_450" table:default-cell-style-name="ce0"/>
        <table:table-column table:style-name="co_1_451" table:default-cell-style-name="ce0"/>
        <table:table-column table:style-name="co_1_452" table:default-cell-style-name="ce0"/>
        <table:table-column table:style-name="co_1_453" table:default-cell-style-name="ce0"/>
        <table:table-column table:style-name="co_1_454" table:default-cell-style-name="ce0"/>
        <table:table-column table:style-name="co_1_455" table:default-cell-style-name="ce0"/>
        <table:table-column table:style-name="co_1_456" table:default-cell-style-name="ce0"/>
        <table:table-column table:style-name="co_1_457" table:default-cell-style-name="ce0"/>
        <table:table-column table:style-name="co_1_458" table:default-cell-style-name="ce0"/>
        <table:table-column table:style-name="co_1_459" table:default-cell-style-name="ce0"/>
        <table:table-column table:style-name="co_1_460" table:default-cell-style-name="ce0"/>
        <table:table-column table:style-name="co_1_461" table:default-cell-style-name="ce0"/>
        <table:table-column table:style-name="co_1_462" table:default-cell-style-name="ce0"/>
        <table:table-column table:style-name="co_1_463" table:default-cell-style-name="ce0"/>
        <table:table-column table:style-name="co_1_464" table:default-cell-style-name="ce0"/>
        <table:table-column table:style-name="co_1_465" table:default-cell-style-name="ce0"/>
        <table:table-column table:style-name="co_1_466" table:default-cell-style-name="ce0"/>
        <table:table-column table:style-name="co_1_467" table:default-cell-style-name="ce0"/>
        <table:table-column table:style-name="co_1_468" table:default-cell-style-name="ce0"/>
        <table:table-column table:style-name="co_1_469" table:default-cell-style-name="ce0"/>
        <table:table-column table:style-name="co_1_470" table:default-cell-style-name="ce0"/>
        <table:table-column table:style-name="co_1_471" table:default-cell-style-name="ce0"/>
        <table:table-column table:style-name="co_1_472" table:default-cell-style-name="ce0"/>
        <table:table-column table:style-name="co_1_473" table:default-cell-style-name="ce0"/>
        <table:table-column table:style-name="co_1_474" table:default-cell-style-name="ce0"/>
        <table:table-column table:style-name="co_1_475" table:default-cell-style-name="ce0"/>
        <table:table-column table:style-name="co_1_476" table:default-cell-style-name="ce0"/>
        <table:table-column table:style-name="co_1_477" table:default-cell-style-name="ce0"/>
        <table:table-column table:style-name="co_1_478" table:default-cell-style-name="ce0"/>
        <table:table-column table:style-name="co_1_479" table:default-cell-style-name="ce0"/>
        <table:table-column table:style-name="co_1_480" table:default-cell-style-name="ce0"/>
        <table:table-column table:style-name="co_1_481" table:default-cell-style-name="ce0"/>
        <table:table-column table:style-name="co_1_482" table:default-cell-style-name="ce0"/>
        <table:table-column table:style-name="co_1_483" table:default-cell-style-name="ce0"/>
        <table:table-column table:style-name="co_1_484" table:default-cell-style-name="ce0"/>
        <table:table-column table:style-name="co_1_485" table:default-cell-style-name="ce0"/>
        <table:table-column table:style-name="co_1_486" table:default-cell-style-name="ce0"/>
        <table:table-column table:style-name="co_1_487" table:default-cell-style-name="ce0"/>
        <table:table-column table:style-name="co_1_488" table:default-cell-style-name="ce0"/>
        <table:table-column table:style-name="co_1_489" table:default-cell-style-name="ce0"/>
        <table:table-column table:style-name="co_1_490" table:default-cell-style-name="ce0"/>
        <table:table-column table:style-name="co_1_491" table:default-cell-style-name="ce0"/>
        <table:table-column table:style-name="co_1_492" table:default-cell-style-name="ce0"/>
        <table:table-column table:style-name="co_1_493" table:default-cell-style-name="ce0"/>
        <table:table-column table:style-name="co_1_494" table:default-cell-style-name="ce0"/>
        <table:table-column table:style-name="co_1_495" table:default-cell-style-name="ce0"/>
        <table:table-column table:style-name="co_1_496" table:default-cell-style-name="ce0"/>
        <table:table-column table:style-name="co_1_497" table:default-cell-style-name="ce0"/>
        <table:table-column table:style-name="co_1_498" table:default-cell-style-name="ce0"/>
        <table:table-column table:style-name="co_1_499" table:default-cell-style-name="ce0"/>
        <table:table-column table:style-name="co_1_500" table:default-cell-style-name="ce0"/>
        <table:table-column table:style-name="co_1_501" table:default-cell-style-name="ce0"/>
        <table:table-column table:style-name="co_1_502" table:default-cell-style-name="ce0"/>
        <table:table-column table:style-name="co_1_503" table:default-cell-style-name="ce0"/>
        <table:table-column table:style-name="co_1_504" table:default-cell-style-name="ce0"/>
        <table:table-column table:style-name="co_1_505" table:default-cell-style-name="ce0"/>
        <table:table-column table:style-name="co_1_506" table:default-cell-style-name="ce0"/>
        <table:table-column table:style-name="co_1_507" table:default-cell-style-name="ce0"/>
        <table:table-column table:style-name="co_1_508" table:default-cell-style-name="ce0"/>
        <table:table-column table:style-name="co_1_509" table:default-cell-style-name="ce0"/>
        <table:table-column table:style-name="co_1_510" table:default-cell-style-name="ce0"/>
        <table:table-column table:style-name="co_1_511" table:default-cell-style-name="ce0"/>
        <table:table-column table:style-name="co_1_512" table:default-cell-style-name="ce0"/>
        <table:table-column table:style-name="co_1_513" table:default-cell-style-name="ce0"/>
        <table:table-column table:style-name="co_1_514" table:default-cell-style-name="ce0"/>
        <table:table-column table:style-name="co_1_515" table:default-cell-style-name="ce0"/>
        <table:table-column table:style-name="co_1_516" table:default-cell-style-name="ce0"/>
        <table:table-column table:style-name="co_1_517" table:default-cell-style-name="ce0"/>
        <table:table-column table:style-name="co_1_518" table:default-cell-style-name="ce0"/>
        <table:table-column table:style-name="co_1_519" table:default-cell-style-name="ce0"/>
        <table:table-column table:style-name="co_1_520" table:default-cell-style-name="ce0"/>
        <table:table-column table:style-name="co_1_521" table:default-cell-style-name="ce0"/>
        <table:table-column table:style-name="co_1_522" table:default-cell-style-name="ce0"/>
        <table:table-column table:style-name="co_1_523" table:default-cell-style-name="ce0"/>
        <table:table-column table:style-name="co_1_524" table:default-cell-style-name="ce0"/>
        <table:table-column table:style-name="co_1_525" table:default-cell-style-name="ce0"/>
        <table:table-column table:style-name="co_1_526" table:default-cell-style-name="ce0"/>
        <table:table-column table:style-name="co_1_527" table:default-cell-style-name="ce0"/>
        <table:table-column table:style-name="co_1_528" table:default-cell-style-name="ce0"/>
        <table:table-column table:style-name="co_1_529" table:default-cell-style-name="ce0"/>
        <table:table-column table:style-name="co_1_530" table:default-cell-style-name="ce0"/>
        <table:table-column table:style-name="co_1_531" table:default-cell-style-name="ce0"/>
        <table:table-column table:style-name="co_1_532" table:default-cell-style-name="ce0"/>
        <table:table-column table:style-name="co_1_533" table:default-cell-style-name="ce0"/>
        <table:table-column table:style-name="co_1_534" table:default-cell-style-name="ce0"/>
        <table:table-column table:style-name="co_1_535" table:default-cell-style-name="ce0"/>
        <table:table-column table:style-name="co_1_536" table:default-cell-style-name="ce0"/>
        <table:table-column table:style-name="co_1_537" table:default-cell-style-name="ce0"/>
        <table:table-column table:style-name="co_1_538" table:default-cell-style-name="ce0"/>
        <table:table-column table:style-name="co_1_539" table:default-cell-style-name="ce0"/>
        <table:table-column table:style-name="co_1_540" table:default-cell-style-name="ce0"/>
        <table:table-column table:style-name="co_1_541" table:default-cell-style-name="ce0"/>
        <table:table-column table:style-name="co_1_542" table:default-cell-style-name="ce0"/>
        <table:table-column table:style-name="co_1_543" table:default-cell-style-name="ce0"/>
        <table:table-column table:style-name="co_1_544" table:default-cell-style-name="ce0"/>
        <table:table-column table:style-name="co_1_545" table:default-cell-style-name="ce0"/>
        <table:table-column table:style-name="co_1_546" table:default-cell-style-name="ce0"/>
        <table:table-column table:style-name="co_1_547" table:default-cell-style-name="ce0"/>
        <table:table-column table:style-name="co_1_548" table:default-cell-style-name="ce0"/>
        <table:table-column table:style-name="co_1_549" table:default-cell-style-name="ce0"/>
        <table:table-column table:style-name="co_1_550" table:default-cell-style-name="ce0"/>
        <table:table-column table:style-name="co_1_551" table:default-cell-style-name="ce0"/>
        <table:table-column table:style-name="co_1_552" table:default-cell-style-name="ce0"/>
        <table:table-column table:style-name="co_1_553" table:default-cell-style-name="ce0"/>
        <table:table-column table:style-name="co_1_554" table:default-cell-style-name="ce0"/>
        <table:table-column table:style-name="co_1_555" table:default-cell-style-name="ce0"/>
        <table:table-column table:style-name="co_1_556" table:default-cell-style-name="ce0"/>
        <table:table-column table:style-name="co_1_557" table:default-cell-style-name="ce0"/>
        <table:table-column table:style-name="co_1_558" table:default-cell-style-name="ce0"/>
        <table:table-column table:style-name="co_1_559" table:default-cell-style-name="ce0"/>
        <table:table-column table:style-name="co_1_560" table:default-cell-style-name="ce0"/>
        <table:table-column table:style-name="co_1_561" table:default-cell-style-name="ce0"/>
        <table:table-column table:style-name="co_1_562" table:default-cell-style-name="ce0"/>
        <table:table-column table:style-name="co_1_563" table:default-cell-style-name="ce0"/>
        <table:table-column table:style-name="co_1_564" table:default-cell-style-name="ce0"/>
        <table:table-column table:style-name="co_1_565" table:default-cell-style-name="ce0"/>
        <table:table-column table:style-name="co_1_566" table:default-cell-style-name="ce0"/>
        <table:table-column table:style-name="co_1_567" table:default-cell-style-name="ce0"/>
        <table:table-column table:style-name="co_1_568" table:default-cell-style-name="ce0"/>
        <table:table-column table:style-name="co_1_569" table:default-cell-style-name="ce0"/>
        <table:table-column table:style-name="co_1_570" table:default-cell-style-name="ce0"/>
        <table:table-column table:style-name="co_1_571" table:default-cell-style-name="ce0"/>
        <table:table-column table:style-name="co_1_572" table:default-cell-style-name="ce0"/>
        <table:table-column table:style-name="co_1_573" table:default-cell-style-name="ce0"/>
        <table:table-column table:style-name="co_1_574" table:default-cell-style-name="ce0"/>
        <table:table-column table:style-name="co_1_575" table:default-cell-style-name="ce0"/>
        <table:table-column table:style-name="co_1_576" table:default-cell-style-name="ce0"/>
        <table:table-column table:style-name="co_1_577" table:default-cell-style-name="ce0"/>
        <table:table-column table:style-name="co_1_578" table:default-cell-style-name="ce0"/>
        <table:table-column table:style-name="co_1_579" table:default-cell-style-name="ce0"/>
        <table:table-column table:style-name="co_1_580" table:default-cell-style-name="ce0"/>
        <table:table-column table:style-name="co_1_581" table:default-cell-style-name="ce0"/>
        <table:table-column table:style-name="co_1_582" table:default-cell-style-name="ce0"/>
        <table:table-column table:style-name="co_1_583" table:default-cell-style-name="ce0"/>
        <table:table-column table:style-name="co_1_584" table:default-cell-style-name="ce0"/>
        <table:table-column table:style-name="co_1_585" table:default-cell-style-name="ce0"/>
        <table:table-column table:style-name="co_1_586" table:default-cell-style-name="ce0"/>
        <table:table-column table:style-name="co_1_587" table:default-cell-style-name="ce0"/>
        <table:table-column table:style-name="co_1_588" table:default-cell-style-name="ce0"/>
        <table:table-column table:style-name="co_1_589" table:default-cell-style-name="ce0"/>
        <table:table-column table:style-name="co_1_590" table:default-cell-style-name="ce0"/>
        <table:table-column table:style-name="co_1_591" table:default-cell-style-name="ce0"/>
        <table:table-column table:style-name="co_1_592" table:default-cell-style-name="ce0"/>
        <table:table-column table:style-name="co_1_593" table:default-cell-style-name="ce0"/>
        <table:table-column table:style-name="co_1_594" table:default-cell-style-name="ce0"/>
        <table:table-column table:style-name="co_1_595" table:default-cell-style-name="ce0"/>
        <table:table-column table:style-name="co_1_596" table:default-cell-style-name="ce0"/>
        <table:table-column table:style-name="co_1_597" table:default-cell-style-name="ce0"/>
        <table:table-column table:style-name="co_1_598" table:default-cell-style-name="ce0"/>
        <table:table-column table:style-name="co_1_599" table:default-cell-style-name="ce0"/>
        <table:table-column table:style-name="co_1_600" table:default-cell-style-name="ce0"/>
        <table:table-column table:style-name="co_1_601" table:default-cell-style-name="ce0"/>
        <table:table-column table:style-name="co_1_602" table:default-cell-style-name="ce0"/>
        <table:table-column table:style-name="co_1_603" table:default-cell-style-name="ce0"/>
        <table:table-column table:style-name="co_1_604" table:default-cell-style-name="ce0"/>
        <table:table-column table:style-name="co_1_605" table:default-cell-style-name="ce0"/>
        <table:table-column table:style-name="co_1_606" table:default-cell-style-name="ce0"/>
        <table:table-column table:style-name="co_1_607" table:default-cell-style-name="ce0"/>
        <table:table-column table:style-name="co_1_608" table:default-cell-style-name="ce0"/>
        <table:table-column table:style-name="co_1_609" table:default-cell-style-name="ce0"/>
        <table:table-column table:style-name="co_1_610" table:default-cell-style-name="ce0"/>
        <table:table-column table:style-name="co_1_611" table:default-cell-style-name="ce0"/>
        <table:table-column table:style-name="co_1_612" table:default-cell-style-name="ce0"/>
        <table:table-column table:style-name="co_1_613" table:default-cell-style-name="ce0"/>
        <table:table-column table:style-name="co_1_614" table:default-cell-style-name="ce0"/>
        <table:table-column table:style-name="co_1_615" table:default-cell-style-name="ce0"/>
        <table:table-column table:style-name="co_1_616" table:default-cell-style-name="ce0"/>
        <table:table-column table:style-name="co_1_617" table:default-cell-style-name="ce0"/>
        <table:table-column table:style-name="co_1_618" table:default-cell-style-name="ce0"/>
        <table:table-column table:style-name="co_1_619" table:default-cell-style-name="ce0"/>
        <table:table-column table:style-name="co_1_620" table:default-cell-style-name="ce0"/>
        <table:table-column table:style-name="co_1_621" table:default-cell-style-name="ce0"/>
        <table:table-column table:style-name="co_1_622" table:default-cell-style-name="ce0"/>
        <table:table-column table:style-name="co_1_623" table:default-cell-style-name="ce0"/>
        <table:table-column table:style-name="co_1_624" table:default-cell-style-name="ce0"/>
        <table:table-column table:style-name="co_1_625" table:default-cell-style-name="ce0"/>
        <table:table-column table:style-name="co_1_626" table:default-cell-style-name="ce0"/>
        <table:table-column table:style-name="co_1_627" table:default-cell-style-name="ce0"/>
        <table:table-column table:style-name="co_1_628" table:default-cell-style-name="ce0"/>
        <table:table-column table:style-name="co_1_629" table:default-cell-style-name="ce0"/>
        <table:table-column table:style-name="co_1_630" table:default-cell-style-name="ce0"/>
        <table:table-column table:style-name="co_1_631" table:default-cell-style-name="ce0"/>
        <table:table-column table:style-name="co_1_632" table:default-cell-style-name="ce0"/>
        <table:table-column table:style-name="co_1_633" table:default-cell-style-name="ce0"/>
        <table:table-column table:style-name="co_1_634" table:default-cell-style-name="ce0"/>
        <table:table-column table:style-name="co_1_635" table:default-cell-style-name="ce0"/>
        <table:table-column table:style-name="co_1_636" table:default-cell-style-name="ce0"/>
        <table:table-column table:style-name="co_1_637" table:default-cell-style-name="ce0"/>
        <table:table-column table:style-name="co_1_638" table:default-cell-style-name="ce0"/>
        <table:table-column table:style-name="co_1_639" table:default-cell-style-name="ce0"/>
        <table:table-column table:style-name="co_1_640" table:default-cell-style-name="ce0"/>
        <table:table-column table:style-name="co_1_641" table:default-cell-style-name="ce0"/>
        <table:table-column table:style-name="co_1_642" table:default-cell-style-name="ce0"/>
        <table:table-column table:style-name="co_1_643" table:default-cell-style-name="ce0"/>
        <table:table-column table:style-name="co_1_644" table:default-cell-style-name="ce0"/>
        <table:table-column table:style-name="co_1_645" table:default-cell-style-name="ce0"/>
        <table:table-column table:style-name="co_1_646" table:default-cell-style-name="ce0"/>
        <table:table-column table:style-name="co_1_647" table:default-cell-style-name="ce0"/>
        <table:table-column table:style-name="co_1_648" table:default-cell-style-name="ce0"/>
        <table:table-column table:style-name="co_1_649" table:default-cell-style-name="ce0"/>
        <table:table-column table:style-name="co_1_650" table:default-cell-style-name="ce0"/>
        <table:table-column table:style-name="co_1_651" table:default-cell-style-name="ce0"/>
        <table:table-column table:style-name="co_1_652" table:default-cell-style-name="ce0"/>
        <table:table-column table:style-name="co_1_653" table:default-cell-style-name="ce0"/>
        <table:table-column table:style-name="co_1_654" table:default-cell-style-name="ce0"/>
        <table:table-column table:style-name="co_1_655" table:default-cell-style-name="ce0"/>
        <table:table-column table:style-name="co_1_656" table:default-cell-style-name="ce0"/>
        <table:table-column table:style-name="co_1_657" table:default-cell-style-name="ce0"/>
        <table:table-column table:style-name="co_1_658" table:default-cell-style-name="ce0"/>
        <table:table-column table:style-name="co_1_659" table:default-cell-style-name="ce0"/>
        <table:table-column table:style-name="co_1_660" table:default-cell-style-name="ce0"/>
        <table:table-column table:style-name="co_1_661" table:default-cell-style-name="ce0"/>
        <table:table-column table:style-name="co_1_662" table:default-cell-style-name="ce0"/>
        <table:table-column table:style-name="co_1_663" table:default-cell-style-name="ce0"/>
        <table:table-column table:style-name="co_1_664" table:default-cell-style-name="ce0"/>
        <table:table-column table:style-name="co_1_665" table:default-cell-style-name="ce0"/>
        <table:table-column table:style-name="co_1_666" table:default-cell-style-name="ce0"/>
        <table:table-column table:style-name="co_1_667" table:default-cell-style-name="ce0"/>
        <table:table-column table:style-name="co_1_668" table:default-cell-style-name="ce0"/>
        <table:table-column table:style-name="co_1_669" table:default-cell-style-name="ce0"/>
        <table:table-column table:style-name="co_1_670" table:default-cell-style-name="ce0"/>
        <table:table-column table:style-name="co_1_671" table:default-cell-style-name="ce0"/>
        <table:table-column table:style-name="co_1_672" table:default-cell-style-name="ce0"/>
        <table:table-column table:style-name="co_1_673" table:default-cell-style-name="ce0"/>
        <table:table-column table:style-name="co_1_674" table:default-cell-style-name="ce0"/>
        <table:table-column table:style-name="co_1_675" table:default-cell-style-name="ce0"/>
        <table:table-column table:style-name="co_1_676" table:default-cell-style-name="ce0"/>
        <table:table-column table:style-name="co_1_677" table:default-cell-style-name="ce0"/>
        <table:table-column table:style-name="co_1_678" table:default-cell-style-name="ce0"/>
        <table:table-column table:style-name="co_1_679" table:default-cell-style-name="ce0"/>
        <table:table-column table:style-name="co_1_680" table:default-cell-style-name="ce0"/>
        <table:table-column table:style-name="co_1_681" table:default-cell-style-name="ce0"/>
        <table:table-column table:style-name="co_1_682" table:default-cell-style-name="ce0"/>
        <table:table-column table:style-name="co_1_683" table:default-cell-style-name="ce0"/>
        <table:table-column table:style-name="co_1_684" table:default-cell-style-name="ce0"/>
        <table:table-column table:style-name="co_1_685" table:default-cell-style-name="ce0"/>
        <table:table-column table:style-name="co_1_686" table:default-cell-style-name="ce0"/>
        <table:table-column table:style-name="co_1_687" table:default-cell-style-name="ce0"/>
        <table:table-column table:style-name="co_1_688" table:default-cell-style-name="ce0"/>
        <table:table-column table:style-name="co_1_689" table:default-cell-style-name="ce0"/>
        <table:table-column table:style-name="co_1_690" table:default-cell-style-name="ce0"/>
        <table:table-column table:style-name="co_1_691" table:default-cell-style-name="ce0"/>
        <table:table-column table:style-name="co_1_692" table:default-cell-style-name="ce0"/>
        <table:table-column table:style-name="co_1_693" table:default-cell-style-name="ce0"/>
        <table:table-column table:style-name="co_1_694" table:default-cell-style-name="ce0"/>
        <table:table-column table:style-name="co_1_695" table:default-cell-style-name="ce0"/>
        <table:table-column table:style-name="co_1_696" table:default-cell-style-name="ce0"/>
        <table:table-column table:style-name="co_1_697" table:default-cell-style-name="ce0"/>
        <table:table-column table:style-name="co_1_698" table:default-cell-style-name="ce0"/>
        <table:table-column table:style-name="co_1_699" table:default-cell-style-name="ce0"/>
        <table:table-column table:style-name="co_1_700" table:default-cell-style-name="ce0"/>
        <table:table-column table:style-name="co_1_701" table:default-cell-style-name="ce0"/>
        <table:table-column table:style-name="co_1_702" table:default-cell-style-name="ce0"/>
        <table:table-column table:style-name="co_1_703" table:default-cell-style-name="ce0"/>
        <table:table-column table:style-name="co_1_704" table:default-cell-style-name="ce0"/>
        <table:table-column table:style-name="co_1_705" table:default-cell-style-name="ce0"/>
        <table:table-column table:style-name="co_1_706" table:default-cell-style-name="ce0"/>
        <table:table-column table:style-name="co_1_707" table:default-cell-style-name="ce0"/>
        <table:table-column table:style-name="co_1_708" table:default-cell-style-name="ce0"/>
        <table:table-column table:style-name="co_1_709" table:default-cell-style-name="ce0"/>
        <table:table-column table:style-name="co_1_710" table:default-cell-style-name="ce0"/>
        <table:table-column table:style-name="co_1_711" table:default-cell-style-name="ce0"/>
        <table:table-column table:style-name="co_1_712" table:default-cell-style-name="ce0"/>
        <table:table-column table:style-name="co_1_713" table:default-cell-style-name="ce0"/>
        <table:table-column table:style-name="co_1_714" table:default-cell-style-name="ce0"/>
        <table:table-column table:style-name="co_1_715" table:default-cell-style-name="ce0"/>
        <table:table-column table:style-name="co_1_716" table:default-cell-style-name="ce0"/>
        <table:table-column table:style-name="co_1_717" table:default-cell-style-name="ce0"/>
        <table:table-column table:style-name="co_1_718" table:default-cell-style-name="ce0"/>
        <table:table-column table:style-name="co_1_719" table:default-cell-style-name="ce0"/>
        <table:table-column table:style-name="co_1_720" table:default-cell-style-name="ce0"/>
        <table:table-column table:style-name="co_1_721" table:default-cell-style-name="ce0"/>
        <table:table-column table:style-name="co_1_722" table:default-cell-style-name="ce0"/>
        <table:table-column table:style-name="co_1_723" table:default-cell-style-name="ce0"/>
        <table:table-column table:style-name="co_1_724" table:default-cell-style-name="ce0"/>
        <table:table-column table:style-name="co_1_725" table:default-cell-style-name="ce0"/>
        <table:table-column table:style-name="co_1_726" table:default-cell-style-name="ce0"/>
        <table:table-column table:style-name="co_1_727" table:default-cell-style-name="ce0"/>
        <table:table-column table:style-name="co_1_728" table:default-cell-style-name="ce0"/>
        <table:table-column table:style-name="co_1_729" table:default-cell-style-name="ce0"/>
        <table:table-column table:style-name="co_1_730" table:default-cell-style-name="ce0"/>
        <table:table-column table:style-name="co_1_731" table:default-cell-style-name="ce0"/>
        <table:table-column table:style-name="co_1_732" table:default-cell-style-name="ce0"/>
        <table:table-column table:style-name="co_1_733" table:default-cell-style-name="ce0"/>
        <table:table-column table:style-name="co_1_734" table:default-cell-style-name="ce0"/>
        <table:table-column table:style-name="co_1_735" table:default-cell-style-name="ce0"/>
        <table:table-column table:style-name="co_1_736" table:default-cell-style-name="ce0"/>
        <table:table-column table:style-name="co_1_737" table:default-cell-style-name="ce0"/>
        <table:table-column table:style-name="co_1_738" table:default-cell-style-name="ce0"/>
        <table:table-column table:style-name="co_1_739" table:default-cell-style-name="ce0"/>
        <table:table-column table:style-name="co_1_740" table:default-cell-style-name="ce0"/>
        <table:table-column table:style-name="co_1_741" table:default-cell-style-name="ce0"/>
        <table:table-column table:style-name="co_1_742" table:default-cell-style-name="ce0"/>
        <table:table-column table:style-name="co_1_743" table:default-cell-style-name="ce0"/>
        <table:table-column table:style-name="co_1_744" table:default-cell-style-name="ce0"/>
        <table:table-column table:style-name="co_1_745" table:default-cell-style-name="ce0"/>
        <table:table-column table:style-name="co_1_746" table:default-cell-style-name="ce0"/>
        <table:table-column table:style-name="co_1_747" table:default-cell-style-name="ce0"/>
        <table:table-column table:style-name="co_1_748" table:default-cell-style-name="ce0"/>
        <table:table-column table:style-name="co_1_749" table:default-cell-style-name="ce0"/>
        <table:table-column table:style-name="co_1_750" table:default-cell-style-name="ce0"/>
        <table:table-column table:style-name="co_1_751" table:default-cell-style-name="ce0"/>
        <table:table-column table:style-name="co_1_752" table:default-cell-style-name="ce0"/>
        <table:table-column table:style-name="co_1_753" table:default-cell-style-name="ce0"/>
        <table:table-column table:style-name="co_1_754" table:default-cell-style-name="ce0"/>
        <table:table-column table:style-name="co_1_755" table:default-cell-style-name="ce0"/>
        <table:table-column table:style-name="co_1_756" table:default-cell-style-name="ce0"/>
        <table:table-column table:style-name="co_1_757" table:default-cell-style-name="ce0"/>
        <table:table-column table:style-name="co_1_758" table:default-cell-style-name="ce0"/>
        <table:table-column table:style-name="co_1_759" table:default-cell-style-name="ce0"/>
        <table:table-column table:style-name="co_1_760" table:default-cell-style-name="ce0"/>
        <table:table-column table:style-name="co_1_761" table:default-cell-style-name="ce0"/>
        <table:table-column table:style-name="co_1_762" table:default-cell-style-name="ce0"/>
        <table:table-column table:style-name="co_1_763" table:default-cell-style-name="ce0"/>
        <table:table-column table:style-name="co_1_764" table:default-cell-style-name="ce0"/>
        <table:table-column table:style-name="co_1_765" table:default-cell-style-name="ce0"/>
        <table:table-column table:style-name="co_1_766" table:default-cell-style-name="ce0"/>
        <table:table-column table:style-name="co_1_767" table:default-cell-style-name="ce0"/>
        <table:table-column table:style-name="co_1_768" table:default-cell-style-name="ce0"/>
        <table:table-column table:style-name="co_1_769" table:default-cell-style-name="ce0"/>
        <table:table-column table:style-name="co_1_770" table:default-cell-style-name="ce0"/>
        <table:table-column table:style-name="co_1_771" table:default-cell-style-name="ce0"/>
        <table:table-column table:style-name="co_1_772" table:default-cell-style-name="ce0"/>
        <table:table-column table:style-name="co_1_773" table:default-cell-style-name="ce0"/>
        <table:table-column table:style-name="co_1_774" table:default-cell-style-name="ce0"/>
        <table:table-column table:style-name="co_1_775" table:default-cell-style-name="ce0"/>
        <table:table-column table:style-name="co_1_776" table:default-cell-style-name="ce0"/>
        <table:table-column table:style-name="co_1_777" table:default-cell-style-name="ce0"/>
        <table:table-column table:style-name="co_1_778" table:default-cell-style-name="ce0"/>
        <table:table-column table:style-name="co_1_779" table:default-cell-style-name="ce0"/>
        <table:table-column table:style-name="co_1_780" table:default-cell-style-name="ce0"/>
        <table:table-column table:style-name="co_1_781" table:default-cell-style-name="ce0"/>
        <table:table-column table:style-name="co_1_782" table:default-cell-style-name="ce0"/>
        <table:table-column table:style-name="co_1_783" table:default-cell-style-name="ce0"/>
        <table:table-column table:style-name="co_1_784" table:default-cell-style-name="ce0"/>
        <table:table-column table:style-name="co_1_785" table:default-cell-style-name="ce0"/>
        <table:table-column table:style-name="co_1_786" table:default-cell-style-name="ce0"/>
        <table:table-column table:style-name="co_1_787" table:default-cell-style-name="ce0"/>
        <table:table-column table:style-name="co_1_788" table:default-cell-style-name="ce0"/>
        <table:table-column table:style-name="co_1_789" table:default-cell-style-name="ce0"/>
        <table:table-column table:style-name="co_1_790" table:default-cell-style-name="ce0"/>
        <table:table-column table:style-name="co_1_791" table:default-cell-style-name="ce0"/>
        <table:table-column table:style-name="co_1_792" table:default-cell-style-name="ce0"/>
        <table:table-column table:style-name="co_1_793" table:default-cell-style-name="ce0"/>
        <table:table-column table:style-name="co_1_794" table:default-cell-style-name="ce0"/>
        <table:table-column table:style-name="co_1_795" table:default-cell-style-name="ce0"/>
        <table:table-column table:style-name="co_1_796" table:default-cell-style-name="ce0"/>
        <table:table-column table:style-name="co_1_797" table:default-cell-style-name="ce0"/>
        <table:table-column table:style-name="co_1_798" table:default-cell-style-name="ce0"/>
        <table:table-column table:style-name="co_1_799" table:default-cell-style-name="ce0"/>
        <table:table-column table:style-name="co_1_800" table:default-cell-style-name="ce0"/>
        <table:table-column table:style-name="co_1_801" table:default-cell-style-name="ce0"/>
        <table:table-column table:style-name="co_1_802" table:default-cell-style-name="ce0"/>
        <table:table-column table:style-name="co_1_803" table:default-cell-style-name="ce0"/>
        <table:table-column table:style-name="co_1_804" table:default-cell-style-name="ce0"/>
        <table:table-column table:style-name="co_1_805" table:default-cell-style-name="ce0"/>
        <table:table-column table:style-name="co_1_806" table:default-cell-style-name="ce0"/>
        <table:table-column table:style-name="co_1_807" table:default-cell-style-name="ce0"/>
        <table:table-column table:style-name="co_1_808" table:default-cell-style-name="ce0"/>
        <table:table-column table:style-name="co_1_809" table:default-cell-style-name="ce0"/>
        <table:table-column table:style-name="co_1_810" table:default-cell-style-name="ce0"/>
        <table:table-column table:style-name="co_1_811" table:default-cell-style-name="ce0"/>
        <table:table-column table:style-name="co_1_812" table:default-cell-style-name="ce0"/>
        <table:table-column table:style-name="co_1_813" table:default-cell-style-name="ce0"/>
        <table:table-column table:style-name="co_1_814" table:default-cell-style-name="ce0"/>
        <table:table-column table:style-name="co_1_815" table:default-cell-style-name="ce0"/>
        <table:table-column table:style-name="co_1_816" table:default-cell-style-name="ce0"/>
        <table:table-column table:style-name="co_1_817" table:default-cell-style-name="ce0"/>
        <table:table-column table:style-name="co_1_818" table:default-cell-style-name="ce0"/>
        <table:table-column table:style-name="co_1_819" table:default-cell-style-name="ce0"/>
        <table:table-column table:style-name="co_1_820" table:default-cell-style-name="ce0"/>
        <table:table-column table:style-name="co_1_821" table:default-cell-style-name="ce0"/>
        <table:table-column table:style-name="co_1_822" table:default-cell-style-name="ce0"/>
        <table:table-column table:style-name="co_1_823" table:default-cell-style-name="ce0"/>
        <table:table-column table:style-name="co_1_824" table:default-cell-style-name="ce0"/>
        <table:table-column table:style-name="co_1_825" table:default-cell-style-name="ce0"/>
        <table:table-column table:style-name="co_1_826" table:default-cell-style-name="ce0"/>
        <table:table-column table:style-name="co_1_827" table:default-cell-style-name="ce0"/>
        <table:table-column table:style-name="co_1_828" table:default-cell-style-name="ce0"/>
        <table:table-column table:style-name="co_1_829" table:default-cell-style-name="ce0"/>
        <table:table-column table:style-name="co_1_830" table:default-cell-style-name="ce0"/>
        <table:table-column table:style-name="co_1_831" table:default-cell-style-name="ce0"/>
        <table:table-column table:style-name="co_1_832" table:default-cell-style-name="ce0"/>
        <table:table-column table:style-name="co_1_833" table:default-cell-style-name="ce0"/>
        <table:table-column table:style-name="co_1_834" table:default-cell-style-name="ce0"/>
        <table:table-column table:style-name="co_1_835" table:default-cell-style-name="ce0"/>
        <table:table-column table:style-name="co_1_836" table:default-cell-style-name="ce0"/>
        <table:table-column table:style-name="co_1_837" table:default-cell-style-name="ce0"/>
        <table:table-column table:style-name="co_1_838" table:default-cell-style-name="ce0"/>
        <table:table-column table:style-name="co_1_839" table:default-cell-style-name="ce0"/>
        <table:table-column table:style-name="co_1_840" table:default-cell-style-name="ce0"/>
        <table:table-column table:style-name="co_1_841" table:default-cell-style-name="ce0"/>
        <table:table-column table:style-name="co_1_842" table:default-cell-style-name="ce0"/>
        <table:table-column table:style-name="co_1_843" table:default-cell-style-name="ce0"/>
        <table:table-column table:style-name="co_1_844" table:default-cell-style-name="ce0"/>
        <table:table-column table:style-name="co_1_845" table:default-cell-style-name="ce0"/>
        <table:table-column table:style-name="co_1_846" table:default-cell-style-name="ce0"/>
        <table:table-column table:style-name="co_1_847" table:default-cell-style-name="ce0"/>
        <table:table-column table:style-name="co_1_848" table:default-cell-style-name="ce0"/>
        <table:table-column table:style-name="co_1_849" table:default-cell-style-name="ce0"/>
        <table:table-column table:style-name="co_1_850" table:default-cell-style-name="ce0"/>
        <table:table-column table:style-name="co_1_851" table:default-cell-style-name="ce0"/>
        <table:table-column table:style-name="co_1_852" table:default-cell-style-name="ce0"/>
        <table:table-column table:style-name="co_1_853" table:default-cell-style-name="ce0"/>
        <table:table-column table:style-name="co_1_854" table:default-cell-style-name="ce0"/>
        <table:table-column table:style-name="co_1_855" table:default-cell-style-name="ce0"/>
        <table:table-column table:style-name="co_1_856" table:default-cell-style-name="ce0"/>
        <table:table-column table:style-name="co_1_857" table:default-cell-style-name="ce0"/>
        <table:table-column table:style-name="co_1_858" table:default-cell-style-name="ce0"/>
        <table:table-column table:style-name="co_1_859" table:default-cell-style-name="ce0"/>
        <table:table-column table:style-name="co_1_860" table:default-cell-style-name="ce0"/>
        <table:table-column table:style-name="co_1_861" table:default-cell-style-name="ce0"/>
        <table:table-column table:style-name="co_1_862" table:default-cell-style-name="ce0"/>
        <table:table-column table:style-name="co_1_863" table:default-cell-style-name="ce0"/>
        <table:table-column table:style-name="co_1_864" table:default-cell-style-name="ce0"/>
        <table:table-column table:style-name="co_1_865" table:default-cell-style-name="ce0"/>
        <table:table-column table:style-name="co_1_866" table:default-cell-style-name="ce0"/>
        <table:table-column table:style-name="co_1_867" table:default-cell-style-name="ce0"/>
        <table:table-column table:style-name="co_1_868" table:default-cell-style-name="ce0"/>
        <table:table-column table:style-name="co_1_869" table:default-cell-style-name="ce0"/>
        <table:table-column table:style-name="co_1_870" table:default-cell-style-name="ce0"/>
        <table:table-column table:style-name="co_1_871" table:default-cell-style-name="ce0"/>
        <table:table-column table:style-name="co_1_872" table:default-cell-style-name="ce0"/>
        <table:table-column table:style-name="co_1_873" table:default-cell-style-name="ce0"/>
        <table:table-column table:style-name="co_1_874" table:default-cell-style-name="ce0"/>
        <table:table-column table:style-name="co_1_875" table:default-cell-style-name="ce0"/>
        <table:table-column table:style-name="co_1_876" table:default-cell-style-name="ce0"/>
        <table:table-column table:style-name="co_1_877" table:default-cell-style-name="ce0"/>
        <table:table-column table:style-name="co_1_878" table:default-cell-style-name="ce0"/>
        <table:table-column table:style-name="co_1_879" table:default-cell-style-name="ce0"/>
        <table:table-column table:style-name="co_1_880" table:default-cell-style-name="ce0"/>
        <table:table-column table:style-name="co_1_881" table:default-cell-style-name="ce0"/>
        <table:table-column table:style-name="co_1_882" table:default-cell-style-name="ce0"/>
        <table:table-column table:style-name="co_1_883" table:default-cell-style-name="ce0"/>
        <table:table-column table:style-name="co_1_884" table:default-cell-style-name="ce0"/>
        <table:table-column table:style-name="co_1_885" table:default-cell-style-name="ce0"/>
        <table:table-column table:style-name="co_1_886" table:default-cell-style-name="ce0"/>
        <table:table-column table:style-name="co_1_887" table:default-cell-style-name="ce0"/>
        <table:table-column table:style-name="co_1_888" table:default-cell-style-name="ce0"/>
        <table:table-column table:style-name="co_1_889" table:default-cell-style-name="ce0"/>
        <table:table-column table:style-name="co_1_890" table:default-cell-style-name="ce0"/>
        <table:table-column table:style-name="co_1_891" table:default-cell-style-name="ce0"/>
        <table:table-column table:style-name="co_1_892" table:default-cell-style-name="ce0"/>
        <table:table-column table:style-name="co_1_893" table:default-cell-style-name="ce0"/>
        <table:table-column table:style-name="co_1_894" table:default-cell-style-name="ce0"/>
        <table:table-column table:style-name="co_1_895" table:default-cell-style-name="ce0"/>
        <table:table-column table:style-name="co_1_896" table:default-cell-style-name="ce0"/>
        <table:table-column table:style-name="co_1_897" table:default-cell-style-name="ce0"/>
        <table:table-column table:style-name="co_1_898" table:default-cell-style-name="ce0"/>
        <table:table-column table:style-name="co_1_899" table:default-cell-style-name="ce0"/>
        <table:table-column table:style-name="co_1_900" table:default-cell-style-name="ce0"/>
        <table:table-column table:style-name="co_1_901" table:default-cell-style-name="ce0"/>
        <table:table-column table:style-name="co_1_902" table:default-cell-style-name="ce0"/>
        <table:table-column table:style-name="co_1_903" table:default-cell-style-name="ce0"/>
        <table:table-column table:style-name="co_1_904" table:default-cell-style-name="ce0"/>
        <table:table-column table:style-name="co_1_905" table:default-cell-style-name="ce0"/>
        <table:table-column table:style-name="co_1_906" table:default-cell-style-name="ce0"/>
        <table:table-column table:style-name="co_1_907" table:default-cell-style-name="ce0"/>
        <table:table-column table:style-name="co_1_908" table:default-cell-style-name="ce0"/>
        <table:table-column table:style-name="co_1_909" table:default-cell-style-name="ce0"/>
        <table:table-column table:style-name="co_1_910" table:default-cell-style-name="ce0"/>
        <table:table-column table:style-name="co_1_911" table:default-cell-style-name="ce0"/>
        <table:table-column table:style-name="co_1_912" table:default-cell-style-name="ce0"/>
        <table:table-column table:style-name="co_1_913" table:default-cell-style-name="ce0"/>
        <table:table-column table:style-name="co_1_914" table:default-cell-style-name="ce0"/>
        <table:table-column table:style-name="co_1_915" table:default-cell-style-name="ce0"/>
        <table:table-column table:style-name="co_1_916" table:default-cell-style-name="ce0"/>
        <table:table-column table:style-name="co_1_917" table:default-cell-style-name="ce0"/>
        <table:table-column table:style-name="co_1_918" table:default-cell-style-name="ce0"/>
        <table:table-column table:style-name="co_1_919" table:default-cell-style-name="ce0"/>
        <table:table-column table:style-name="co_1_920" table:default-cell-style-name="ce0"/>
        <table:table-column table:style-name="co_1_921" table:default-cell-style-name="ce0"/>
        <table:table-column table:style-name="co_1_922" table:default-cell-style-name="ce0"/>
        <table:table-column table:style-name="co_1_923" table:default-cell-style-name="ce0"/>
        <table:table-column table:style-name="co_1_924" table:default-cell-style-name="ce0"/>
        <table:table-column table:style-name="co_1_925" table:default-cell-style-name="ce0"/>
        <table:table-column table:style-name="co_1_926" table:default-cell-style-name="ce0"/>
        <table:table-column table:style-name="co_1_927" table:default-cell-style-name="ce0"/>
        <table:table-column table:style-name="co_1_928" table:default-cell-style-name="ce0"/>
        <table:table-column table:style-name="co_1_929" table:default-cell-style-name="ce0"/>
        <table:table-column table:style-name="co_1_930" table:default-cell-style-name="ce0"/>
        <table:table-column table:style-name="co_1_931" table:default-cell-style-name="ce0"/>
        <table:table-column table:style-name="co_1_932" table:default-cell-style-name="ce0"/>
        <table:table-column table:style-name="co_1_933" table:default-cell-style-name="ce0"/>
        <table:table-column table:style-name="co_1_934" table:default-cell-style-name="ce0"/>
        <table:table-column table:style-name="co_1_935" table:default-cell-style-name="ce0"/>
        <table:table-column table:style-name="co_1_936" table:default-cell-style-name="ce0"/>
        <table:table-column table:style-name="co_1_937" table:default-cell-style-name="ce0"/>
        <table:table-column table:style-name="co_1_938" table:default-cell-style-name="ce0"/>
        <table:table-column table:style-name="co_1_939" table:default-cell-style-name="ce0"/>
        <table:table-column table:style-name="co_1_940" table:default-cell-style-name="ce0"/>
        <table:table-column table:style-name="co_1_941" table:default-cell-style-name="ce0"/>
        <table:table-column table:style-name="co_1_942" table:default-cell-style-name="ce0"/>
        <table:table-column table:style-name="co_1_943" table:default-cell-style-name="ce0"/>
        <table:table-column table:style-name="co_1_944" table:default-cell-style-name="ce0"/>
        <table:table-column table:style-name="co_1_945" table:default-cell-style-name="ce0"/>
        <table:table-column table:style-name="co_1_946" table:default-cell-style-name="ce0"/>
        <table:table-column table:style-name="co_1_947" table:default-cell-style-name="ce0"/>
        <table:table-column table:style-name="co_1_948" table:default-cell-style-name="ce0"/>
        <table:table-column table:style-name="co_1_949" table:default-cell-style-name="ce0"/>
        <table:table-column table:style-name="co_1_950" table:default-cell-style-name="ce0"/>
        <table:table-column table:style-name="co_1_951" table:default-cell-style-name="ce0"/>
        <table:table-column table:style-name="co_1_952" table:default-cell-style-name="ce0"/>
        <table:table-column table:style-name="co_1_953" table:default-cell-style-name="ce0"/>
        <table:table-column table:style-name="co_1_954" table:default-cell-style-name="ce0"/>
        <table:table-column table:style-name="co_1_955" table:default-cell-style-name="ce0"/>
        <table:table-column table:style-name="co_1_956" table:default-cell-style-name="ce0"/>
        <table:table-column table:style-name="co_1_957" table:default-cell-style-name="ce0"/>
        <table:table-column table:style-name="co_1_958" table:default-cell-style-name="ce0"/>
        <table:table-column table:style-name="co_1_959" table:default-cell-style-name="ce0"/>
        <table:table-column table:style-name="co_1_960" table:default-cell-style-name="ce0"/>
        <table:table-column table:style-name="co_1_961" table:default-cell-style-name="ce0"/>
        <table:table-column table:style-name="co_1_962" table:default-cell-style-name="ce0"/>
        <table:table-column table:style-name="co_1_963" table:default-cell-style-name="ce0"/>
        <table:table-column table:style-name="co_1_964" table:default-cell-style-name="ce0"/>
        <table:table-column table:style-name="co_1_965" table:default-cell-style-name="ce0"/>
        <table:table-column table:style-name="co_1_966" table:default-cell-style-name="ce0"/>
        <table:table-column table:style-name="co_1_967" table:default-cell-style-name="ce0"/>
        <table:table-column table:style-name="co_1_968" table:default-cell-style-name="ce0"/>
        <table:table-column table:style-name="co_1_969" table:default-cell-style-name="ce0"/>
        <table:table-column table:style-name="co_1_970" table:default-cell-style-name="ce0"/>
        <table:table-column table:style-name="co_1_971" table:default-cell-style-name="ce0"/>
        <table:table-column table:style-name="co_1_972" table:default-cell-style-name="ce0"/>
        <table:table-column table:style-name="co_1_973" table:default-cell-style-name="ce0"/>
        <table:table-column table:style-name="co_1_974" table:default-cell-style-name="ce0"/>
        <table:table-column table:style-name="co_1_975" table:default-cell-style-name="ce0"/>
        <table:table-column table:style-name="co_1_976" table:default-cell-style-name="ce0"/>
        <table:table-column table:style-name="co_1_977" table:default-cell-style-name="ce0"/>
        <table:table-column table:style-name="co_1_978" table:default-cell-style-name="ce0"/>
        <table:table-column table:style-name="co_1_979" table:default-cell-style-name="ce0"/>
        <table:table-column table:style-name="co_1_980" table:default-cell-style-name="ce0"/>
        <table:table-column table:style-name="co_1_981" table:default-cell-style-name="ce0"/>
        <table:table-column table:style-name="co_1_982" table:default-cell-style-name="ce0"/>
        <table:table-column table:style-name="co_1_983" table:default-cell-style-name="ce0"/>
        <table:table-column table:style-name="co_1_984" table:default-cell-style-name="ce0"/>
        <table:table-column table:style-name="co_1_985" table:default-cell-style-name="ce0"/>
        <table:table-column table:style-name="co_1_986" table:default-cell-style-name="ce0"/>
        <table:table-column table:style-name="co_1_987" table:default-cell-style-name="ce0"/>
        <table:table-column table:style-name="co_1_988" table:default-cell-style-name="ce0"/>
        <table:table-column table:style-name="co_1_989" table:default-cell-style-name="ce0"/>
        <table:table-column table:style-name="co_1_990" table:default-cell-style-name="ce0"/>
        <table:table-column table:style-name="co_1_991" table:default-cell-style-name="ce0"/>
        <table:table-column table:style-name="co_1_992" table:default-cell-style-name="ce0"/>
        <table:table-column table:style-name="co_1_993" table:default-cell-style-name="ce0"/>
        <table:table-column table:style-name="co_1_994" table:default-cell-style-name="ce0"/>
        <table:table-column table:style-name="co_1_995" table:default-cell-style-name="ce0"/>
        <table:table-column table:style-name="co_1_996" table:default-cell-style-name="ce0"/>
        <table:table-column table:style-name="co_1_997" table:default-cell-style-name="ce0"/>
        <table:table-column table:style-name="co_1_998" table:default-cell-style-name="ce0"/>
        <table:table-column table:style-name="co_1_999" table:default-cell-style-name="ce0"/>
        <table:table-column table:style-name="co_1_1000" table:default-cell-style-name="ce0"/>
        <table:table-column table:style-name="co_1_1001" table:default-cell-style-name="ce0"/>
        <table:table-column table:style-name="co_1_1002" table:default-cell-style-name="ce0"/>
        <table:table-column table:style-name="co_1_1003" table:default-cell-style-name="ce0"/>
        <table:table-column table:style-name="co_1_1004" table:default-cell-style-name="ce0"/>
        <table:table-column table:style-name="co_1_1005" table:default-cell-style-name="ce0"/>
        <table:table-column table:style-name="co_1_1006" table:default-cell-style-name="ce0"/>
        <table:table-column table:style-name="co_1_1007" table:default-cell-style-name="ce0"/>
        <table:table-column table:style-name="co_1_1008" table:default-cell-style-name="ce0"/>
        <table:table-column table:style-name="co_1_1009" table:default-cell-style-name="ce0"/>
        <table:table-column table:style-name="co_1_1010" table:default-cell-style-name="ce0"/>
        <table:table-column table:style-name="co_1_1011" table:default-cell-style-name="ce0"/>
        <table:table-column table:style-name="co_1_1012" table:default-cell-style-name="ce0"/>
        <table:table-column table:style-name="co_1_1013" table:default-cell-style-name="ce0"/>
        <table:table-column table:style-name="co_1_1014" table:default-cell-style-name="ce0"/>
        <table:table-column table:style-name="co_1_1015" table:default-cell-style-name="ce0"/>
        <table:table-column table:style-name="co_1_1016" table:default-cell-style-name="ce0"/>
        <table:table-column table:style-name="co_1_1017" table:default-cell-style-name="ce0"/>
        <table:table-column table:style-name="co_1_1018" table:default-cell-style-name="ce0"/>
        <table:table-column table:style-name="co_1_1019" table:default-cell-style-name="ce0"/>
        <table:table-column table:style-name="co_1_1020" table:default-cell-style-name="ce0"/>
        <table:table-column table:style-name="co_1_1021" table:default-cell-style-name="ce0"/>
        <table:table-column table:style-name="co_1_1022" table:default-cell-style-name="ce0"/>
        <table:table-column table:style-name="co_1_1023" table:default-cell-style-name="ce0"/>
        <table:table-column table:style-name="co_1_1024" table:default-cell-style-name="ce0"/>
      </table:table>
      <table:table table:name="Feuil3" table:style-name="ta3">
        <office:forms/>
        <table:table-column table:style-name="co_2_1" table:default-cell-style-name="ce0"/>
        <table:table-column table:style-name="co_2_2" table:default-cell-style-name="ce0"/>
        <table:table-column table:style-name="co_2_3" table:default-cell-style-name="ce0"/>
        <table:table-column table:style-name="co_2_4" table:default-cell-style-name="ce0"/>
        <table:table-column table:style-name="co_2_5" table:default-cell-style-name="ce0"/>
        <table:table-column table:style-name="co_2_6" table:default-cell-style-name="ce0"/>
        <table:table-column table:style-name="co_2_7" table:default-cell-style-name="ce0"/>
        <table:table-column table:style-name="co_2_8" table:default-cell-style-name="ce0"/>
        <table:table-column table:style-name="co_2_9" table:default-cell-style-name="ce0"/>
        <table:table-column table:style-name="co_2_10" table:default-cell-style-name="ce0"/>
        <table:table-column table:style-name="co_2_11" table:default-cell-style-name="ce0"/>
        <table:table-column table:style-name="co_2_12" table:default-cell-style-name="ce0"/>
        <table:table-column table:style-name="co_2_13" table:default-cell-style-name="ce0"/>
        <table:table-column table:style-name="co_2_14" table:default-cell-style-name="ce0"/>
        <table:table-column table:style-name="co_2_15" table:default-cell-style-name="ce0"/>
        <table:table-column table:style-name="co_2_16" table:default-cell-style-name="ce0"/>
        <table:table-column table:style-name="co_2_17" table:default-cell-style-name="ce0"/>
        <table:table-column table:style-name="co_2_18" table:default-cell-style-name="ce0"/>
        <table:table-column table:style-name="co_2_19" table:default-cell-style-name="ce0"/>
        <table:table-column table:style-name="co_2_20" table:default-cell-style-name="ce0"/>
        <table:table-column table:style-name="co_2_21" table:default-cell-style-name="ce0"/>
        <table:table-column table:style-name="co_2_22" table:default-cell-style-name="ce0"/>
        <table:table-column table:style-name="co_2_23" table:default-cell-style-name="ce0"/>
        <table:table-column table:style-name="co_2_24" table:default-cell-style-name="ce0"/>
        <table:table-column table:style-name="co_2_25" table:default-cell-style-name="ce0"/>
        <table:table-column table:style-name="co_2_26" table:default-cell-style-name="ce0"/>
        <table:table-column table:style-name="co_2_27" table:default-cell-style-name="ce0"/>
        <table:table-column table:style-name="co_2_28" table:default-cell-style-name="ce0"/>
        <table:table-column table:style-name="co_2_29" table:default-cell-style-name="ce0"/>
        <table:table-column table:style-name="co_2_30" table:default-cell-style-name="ce0"/>
        <table:table-column table:style-name="co_2_31" table:default-cell-style-name="ce0"/>
        <table:table-column table:style-name="co_2_32" table:default-cell-style-name="ce0"/>
        <table:table-column table:style-name="co_2_33" table:default-cell-style-name="ce0"/>
        <table:table-column table:style-name="co_2_34" table:default-cell-style-name="ce0"/>
        <table:table-column table:style-name="co_2_35" table:default-cell-style-name="ce0"/>
        <table:table-column table:style-name="co_2_36" table:default-cell-style-name="ce0"/>
        <table:table-column table:style-name="co_2_37" table:default-cell-style-name="ce0"/>
        <table:table-column table:style-name="co_2_38" table:default-cell-style-name="ce0"/>
        <table:table-column table:style-name="co_2_39" table:default-cell-style-name="ce0"/>
        <table:table-column table:style-name="co_2_40" table:default-cell-style-name="ce0"/>
        <table:table-column table:style-name="co_2_41" table:default-cell-style-name="ce0"/>
        <table:table-column table:style-name="co_2_42" table:default-cell-style-name="ce0"/>
        <table:table-column table:style-name="co_2_43" table:default-cell-style-name="ce0"/>
        <table:table-column table:style-name="co_2_44" table:default-cell-style-name="ce0"/>
        <table:table-column table:style-name="co_2_45" table:default-cell-style-name="ce0"/>
        <table:table-column table:style-name="co_2_46" table:default-cell-style-name="ce0"/>
        <table:table-column table:style-name="co_2_47" table:default-cell-style-name="ce0"/>
        <table:table-column table:style-name="co_2_48" table:default-cell-style-name="ce0"/>
        <table:table-column table:style-name="co_2_49" table:default-cell-style-name="ce0"/>
        <table:table-column table:style-name="co_2_50" table:default-cell-style-name="ce0"/>
        <table:table-column table:style-name="co_2_51" table:default-cell-style-name="ce0"/>
        <table:table-column table:style-name="co_2_52" table:default-cell-style-name="ce0"/>
        <table:table-column table:style-name="co_2_53" table:default-cell-style-name="ce0"/>
        <table:table-column table:style-name="co_2_54" table:default-cell-style-name="ce0"/>
        <table:table-column table:style-name="co_2_55" table:default-cell-style-name="ce0"/>
        <table:table-column table:style-name="co_2_56" table:default-cell-style-name="ce0"/>
        <table:table-column table:style-name="co_2_57" table:default-cell-style-name="ce0"/>
        <table:table-column table:style-name="co_2_58" table:default-cell-style-name="ce0"/>
        <table:table-column table:style-name="co_2_59" table:default-cell-style-name="ce0"/>
        <table:table-column table:style-name="co_2_60" table:default-cell-style-name="ce0"/>
        <table:table-column table:style-name="co_2_61" table:default-cell-style-name="ce0"/>
        <table:table-column table:style-name="co_2_62" table:default-cell-style-name="ce0"/>
        <table:table-column table:style-name="co_2_63" table:default-cell-style-name="ce0"/>
        <table:table-column table:style-name="co_2_64" table:default-cell-style-name="ce0"/>
        <table:table-column table:style-name="co_2_65" table:default-cell-style-name="ce0"/>
        <table:table-column table:style-name="co_2_66" table:default-cell-style-name="ce0"/>
        <table:table-column table:style-name="co_2_67" table:default-cell-style-name="ce0"/>
        <table:table-column table:style-name="co_2_68" table:default-cell-style-name="ce0"/>
        <table:table-column table:style-name="co_2_69" table:default-cell-style-name="ce0"/>
        <table:table-column table:style-name="co_2_70" table:default-cell-style-name="ce0"/>
        <table:table-column table:style-name="co_2_71" table:default-cell-style-name="ce0"/>
        <table:table-column table:style-name="co_2_72" table:default-cell-style-name="ce0"/>
        <table:table-column table:style-name="co_2_73" table:default-cell-style-name="ce0"/>
        <table:table-column table:style-name="co_2_74" table:default-cell-style-name="ce0"/>
        <table:table-column table:style-name="co_2_75" table:default-cell-style-name="ce0"/>
        <table:table-column table:style-name="co_2_76" table:default-cell-style-name="ce0"/>
        <table:table-column table:style-name="co_2_77" table:default-cell-style-name="ce0"/>
        <table:table-column table:style-name="co_2_78" table:default-cell-style-name="ce0"/>
        <table:table-column table:style-name="co_2_79" table:default-cell-style-name="ce0"/>
        <table:table-column table:style-name="co_2_80" table:default-cell-style-name="ce0"/>
        <table:table-column table:style-name="co_2_81" table:default-cell-style-name="ce0"/>
        <table:table-column table:style-name="co_2_82" table:default-cell-style-name="ce0"/>
        <table:table-column table:style-name="co_2_83" table:default-cell-style-name="ce0"/>
        <table:table-column table:style-name="co_2_84" table:default-cell-style-name="ce0"/>
        <table:table-column table:style-name="co_2_85" table:default-cell-style-name="ce0"/>
        <table:table-column table:style-name="co_2_86" table:default-cell-style-name="ce0"/>
        <table:table-column table:style-name="co_2_87" table:default-cell-style-name="ce0"/>
        <table:table-column table:style-name="co_2_88" table:default-cell-style-name="ce0"/>
        <table:table-column table:style-name="co_2_89" table:default-cell-style-name="ce0"/>
        <table:table-column table:style-name="co_2_90" table:default-cell-style-name="ce0"/>
        <table:table-column table:style-name="co_2_91" table:default-cell-style-name="ce0"/>
        <table:table-column table:style-name="co_2_92" table:default-cell-style-name="ce0"/>
        <table:table-column table:style-name="co_2_93" table:default-cell-style-name="ce0"/>
        <table:table-column table:style-name="co_2_94" table:default-cell-style-name="ce0"/>
        <table:table-column table:style-name="co_2_95" table:default-cell-style-name="ce0"/>
        <table:table-column table:style-name="co_2_96" table:default-cell-style-name="ce0"/>
        <table:table-column table:style-name="co_2_97" table:default-cell-style-name="ce0"/>
        <table:table-column table:style-name="co_2_98" table:default-cell-style-name="ce0"/>
        <table:table-column table:style-name="co_2_99" table:default-cell-style-name="ce0"/>
        <table:table-column table:style-name="co_2_100" table:default-cell-style-name="ce0"/>
        <table:table-column table:style-name="co_2_101" table:default-cell-style-name="ce0"/>
        <table:table-column table:style-name="co_2_102" table:default-cell-style-name="ce0"/>
        <table:table-column table:style-name="co_2_103" table:default-cell-style-name="ce0"/>
        <table:table-column table:style-name="co_2_104" table:default-cell-style-name="ce0"/>
        <table:table-column table:style-name="co_2_105" table:default-cell-style-name="ce0"/>
        <table:table-column table:style-name="co_2_106" table:default-cell-style-name="ce0"/>
        <table:table-column table:style-name="co_2_107" table:default-cell-style-name="ce0"/>
        <table:table-column table:style-name="co_2_108" table:default-cell-style-name="ce0"/>
        <table:table-column table:style-name="co_2_109" table:default-cell-style-name="ce0"/>
        <table:table-column table:style-name="co_2_110" table:default-cell-style-name="ce0"/>
        <table:table-column table:style-name="co_2_111" table:default-cell-style-name="ce0"/>
        <table:table-column table:style-name="co_2_112" table:default-cell-style-name="ce0"/>
        <table:table-column table:style-name="co_2_113" table:default-cell-style-name="ce0"/>
        <table:table-column table:style-name="co_2_114" table:default-cell-style-name="ce0"/>
        <table:table-column table:style-name="co_2_115" table:default-cell-style-name="ce0"/>
        <table:table-column table:style-name="co_2_116" table:default-cell-style-name="ce0"/>
        <table:table-column table:style-name="co_2_117" table:default-cell-style-name="ce0"/>
        <table:table-column table:style-name="co_2_118" table:default-cell-style-name="ce0"/>
        <table:table-column table:style-name="co_2_119" table:default-cell-style-name="ce0"/>
        <table:table-column table:style-name="co_2_120" table:default-cell-style-name="ce0"/>
        <table:table-column table:style-name="co_2_121" table:default-cell-style-name="ce0"/>
        <table:table-column table:style-name="co_2_122" table:default-cell-style-name="ce0"/>
        <table:table-column table:style-name="co_2_123" table:default-cell-style-name="ce0"/>
        <table:table-column table:style-name="co_2_124" table:default-cell-style-name="ce0"/>
        <table:table-column table:style-name="co_2_125" table:default-cell-style-name="ce0"/>
        <table:table-column table:style-name="co_2_126" table:default-cell-style-name="ce0"/>
        <table:table-column table:style-name="co_2_127" table:default-cell-style-name="ce0"/>
        <table:table-column table:style-name="co_2_128" table:default-cell-style-name="ce0"/>
        <table:table-column table:style-name="co_2_129" table:default-cell-style-name="ce0"/>
        <table:table-column table:style-name="co_2_130" table:default-cell-style-name="ce0"/>
        <table:table-column table:style-name="co_2_131" table:default-cell-style-name="ce0"/>
        <table:table-column table:style-name="co_2_132" table:default-cell-style-name="ce0"/>
        <table:table-column table:style-name="co_2_133" table:default-cell-style-name="ce0"/>
        <table:table-column table:style-name="co_2_134" table:default-cell-style-name="ce0"/>
        <table:table-column table:style-name="co_2_135" table:default-cell-style-name="ce0"/>
        <table:table-column table:style-name="co_2_136" table:default-cell-style-name="ce0"/>
        <table:table-column table:style-name="co_2_137" table:default-cell-style-name="ce0"/>
        <table:table-column table:style-name="co_2_138" table:default-cell-style-name="ce0"/>
        <table:table-column table:style-name="co_2_139" table:default-cell-style-name="ce0"/>
        <table:table-column table:style-name="co_2_140" table:default-cell-style-name="ce0"/>
        <table:table-column table:style-name="co_2_141" table:default-cell-style-name="ce0"/>
        <table:table-column table:style-name="co_2_142" table:default-cell-style-name="ce0"/>
        <table:table-column table:style-name="co_2_143" table:default-cell-style-name="ce0"/>
        <table:table-column table:style-name="co_2_144" table:default-cell-style-name="ce0"/>
        <table:table-column table:style-name="co_2_145" table:default-cell-style-name="ce0"/>
        <table:table-column table:style-name="co_2_146" table:default-cell-style-name="ce0"/>
        <table:table-column table:style-name="co_2_147" table:default-cell-style-name="ce0"/>
        <table:table-column table:style-name="co_2_148" table:default-cell-style-name="ce0"/>
        <table:table-column table:style-name="co_2_149" table:default-cell-style-name="ce0"/>
        <table:table-column table:style-name="co_2_150" table:default-cell-style-name="ce0"/>
        <table:table-column table:style-name="co_2_151" table:default-cell-style-name="ce0"/>
        <table:table-column table:style-name="co_2_152" table:default-cell-style-name="ce0"/>
        <table:table-column table:style-name="co_2_153" table:default-cell-style-name="ce0"/>
        <table:table-column table:style-name="co_2_154" table:default-cell-style-name="ce0"/>
        <table:table-column table:style-name="co_2_155" table:default-cell-style-name="ce0"/>
        <table:table-column table:style-name="co_2_156" table:default-cell-style-name="ce0"/>
        <table:table-column table:style-name="co_2_157" table:default-cell-style-name="ce0"/>
        <table:table-column table:style-name="co_2_158" table:default-cell-style-name="ce0"/>
        <table:table-column table:style-name="co_2_159" table:default-cell-style-name="ce0"/>
        <table:table-column table:style-name="co_2_160" table:default-cell-style-name="ce0"/>
        <table:table-column table:style-name="co_2_161" table:default-cell-style-name="ce0"/>
        <table:table-column table:style-name="co_2_162" table:default-cell-style-name="ce0"/>
        <table:table-column table:style-name="co_2_163" table:default-cell-style-name="ce0"/>
        <table:table-column table:style-name="co_2_164" table:default-cell-style-name="ce0"/>
        <table:table-column table:style-name="co_2_165" table:default-cell-style-name="ce0"/>
        <table:table-column table:style-name="co_2_166" table:default-cell-style-name="ce0"/>
        <table:table-column table:style-name="co_2_167" table:default-cell-style-name="ce0"/>
        <table:table-column table:style-name="co_2_168" table:default-cell-style-name="ce0"/>
        <table:table-column table:style-name="co_2_169" table:default-cell-style-name="ce0"/>
        <table:table-column table:style-name="co_2_170" table:default-cell-style-name="ce0"/>
        <table:table-column table:style-name="co_2_171" table:default-cell-style-name="ce0"/>
        <table:table-column table:style-name="co_2_172" table:default-cell-style-name="ce0"/>
        <table:table-column table:style-name="co_2_173" table:default-cell-style-name="ce0"/>
        <table:table-column table:style-name="co_2_174" table:default-cell-style-name="ce0"/>
        <table:table-column table:style-name="co_2_175" table:default-cell-style-name="ce0"/>
        <table:table-column table:style-name="co_2_176" table:default-cell-style-name="ce0"/>
        <table:table-column table:style-name="co_2_177" table:default-cell-style-name="ce0"/>
        <table:table-column table:style-name="co_2_178" table:default-cell-style-name="ce0"/>
        <table:table-column table:style-name="co_2_179" table:default-cell-style-name="ce0"/>
        <table:table-column table:style-name="co_2_180" table:default-cell-style-name="ce0"/>
        <table:table-column table:style-name="co_2_181" table:default-cell-style-name="ce0"/>
        <table:table-column table:style-name="co_2_182" table:default-cell-style-name="ce0"/>
        <table:table-column table:style-name="co_2_183" table:default-cell-style-name="ce0"/>
        <table:table-column table:style-name="co_2_184" table:default-cell-style-name="ce0"/>
        <table:table-column table:style-name="co_2_185" table:default-cell-style-name="ce0"/>
        <table:table-column table:style-name="co_2_186" table:default-cell-style-name="ce0"/>
        <table:table-column table:style-name="co_2_187" table:default-cell-style-name="ce0"/>
        <table:table-column table:style-name="co_2_188" table:default-cell-style-name="ce0"/>
        <table:table-column table:style-name="co_2_189" table:default-cell-style-name="ce0"/>
        <table:table-column table:style-name="co_2_190" table:default-cell-style-name="ce0"/>
        <table:table-column table:style-name="co_2_191" table:default-cell-style-name="ce0"/>
        <table:table-column table:style-name="co_2_192" table:default-cell-style-name="ce0"/>
        <table:table-column table:style-name="co_2_193" table:default-cell-style-name="ce0"/>
        <table:table-column table:style-name="co_2_194" table:default-cell-style-name="ce0"/>
        <table:table-column table:style-name="co_2_195" table:default-cell-style-name="ce0"/>
        <table:table-column table:style-name="co_2_196" table:default-cell-style-name="ce0"/>
        <table:table-column table:style-name="co_2_197" table:default-cell-style-name="ce0"/>
        <table:table-column table:style-name="co_2_198" table:default-cell-style-name="ce0"/>
        <table:table-column table:style-name="co_2_199" table:default-cell-style-name="ce0"/>
        <table:table-column table:style-name="co_2_200" table:default-cell-style-name="ce0"/>
        <table:table-column table:style-name="co_2_201" table:default-cell-style-name="ce0"/>
        <table:table-column table:style-name="co_2_202" table:default-cell-style-name="ce0"/>
        <table:table-column table:style-name="co_2_203" table:default-cell-style-name="ce0"/>
        <table:table-column table:style-name="co_2_204" table:default-cell-style-name="ce0"/>
        <table:table-column table:style-name="co_2_205" table:default-cell-style-name="ce0"/>
        <table:table-column table:style-name="co_2_206" table:default-cell-style-name="ce0"/>
        <table:table-column table:style-name="co_2_207" table:default-cell-style-name="ce0"/>
        <table:table-column table:style-name="co_2_208" table:default-cell-style-name="ce0"/>
        <table:table-column table:style-name="co_2_209" table:default-cell-style-name="ce0"/>
        <table:table-column table:style-name="co_2_210" table:default-cell-style-name="ce0"/>
        <table:table-column table:style-name="co_2_211" table:default-cell-style-name="ce0"/>
        <table:table-column table:style-name="co_2_212" table:default-cell-style-name="ce0"/>
        <table:table-column table:style-name="co_2_213" table:default-cell-style-name="ce0"/>
        <table:table-column table:style-name="co_2_214" table:default-cell-style-name="ce0"/>
        <table:table-column table:style-name="co_2_215" table:default-cell-style-name="ce0"/>
        <table:table-column table:style-name="co_2_216" table:default-cell-style-name="ce0"/>
        <table:table-column table:style-name="co_2_217" table:default-cell-style-name="ce0"/>
        <table:table-column table:style-name="co_2_218" table:default-cell-style-name="ce0"/>
        <table:table-column table:style-name="co_2_219" table:default-cell-style-name="ce0"/>
        <table:table-column table:style-name="co_2_220" table:default-cell-style-name="ce0"/>
        <table:table-column table:style-name="co_2_221" table:default-cell-style-name="ce0"/>
        <table:table-column table:style-name="co_2_222" table:default-cell-style-name="ce0"/>
        <table:table-column table:style-name="co_2_223" table:default-cell-style-name="ce0"/>
        <table:table-column table:style-name="co_2_224" table:default-cell-style-name="ce0"/>
        <table:table-column table:style-name="co_2_225" table:default-cell-style-name="ce0"/>
        <table:table-column table:style-name="co_2_226" table:default-cell-style-name="ce0"/>
        <table:table-column table:style-name="co_2_227" table:default-cell-style-name="ce0"/>
        <table:table-column table:style-name="co_2_228" table:default-cell-style-name="ce0"/>
        <table:table-column table:style-name="co_2_229" table:default-cell-style-name="ce0"/>
        <table:table-column table:style-name="co_2_230" table:default-cell-style-name="ce0"/>
        <table:table-column table:style-name="co_2_231" table:default-cell-style-name="ce0"/>
        <table:table-column table:style-name="co_2_232" table:default-cell-style-name="ce0"/>
        <table:table-column table:style-name="co_2_233" table:default-cell-style-name="ce0"/>
        <table:table-column table:style-name="co_2_234" table:default-cell-style-name="ce0"/>
        <table:table-column table:style-name="co_2_235" table:default-cell-style-name="ce0"/>
        <table:table-column table:style-name="co_2_236" table:default-cell-style-name="ce0"/>
        <table:table-column table:style-name="co_2_237" table:default-cell-style-name="ce0"/>
        <table:table-column table:style-name="co_2_238" table:default-cell-style-name="ce0"/>
        <table:table-column table:style-name="co_2_239" table:default-cell-style-name="ce0"/>
        <table:table-column table:style-name="co_2_240" table:default-cell-style-name="ce0"/>
        <table:table-column table:style-name="co_2_241" table:default-cell-style-name="ce0"/>
        <table:table-column table:style-name="co_2_242" table:default-cell-style-name="ce0"/>
        <table:table-column table:style-name="co_2_243" table:default-cell-style-name="ce0"/>
        <table:table-column table:style-name="co_2_244" table:default-cell-style-name="ce0"/>
        <table:table-column table:style-name="co_2_245" table:default-cell-style-name="ce0"/>
        <table:table-column table:style-name="co_2_246" table:default-cell-style-name="ce0"/>
        <table:table-column table:style-name="co_2_247" table:default-cell-style-name="ce0"/>
        <table:table-column table:style-name="co_2_248" table:default-cell-style-name="ce0"/>
        <table:table-column table:style-name="co_2_249" table:default-cell-style-name="ce0"/>
        <table:table-column table:style-name="co_2_250" table:default-cell-style-name="ce0"/>
        <table:table-column table:style-name="co_2_251" table:default-cell-style-name="ce0"/>
        <table:table-column table:style-name="co_2_252" table:default-cell-style-name="ce0"/>
        <table:table-column table:style-name="co_2_253" table:default-cell-style-name="ce0"/>
        <table:table-column table:style-name="co_2_254" table:default-cell-style-name="ce0"/>
        <table:table-column table:style-name="co_2_255" table:default-cell-style-name="ce0"/>
        <table:table-column table:style-name="co_2_256" table:default-cell-style-name="ce0"/>
        <table:table-column table:style-name="co_2_257" table:default-cell-style-name="ce0"/>
        <table:table-column table:style-name="co_2_258" table:default-cell-style-name="ce0"/>
        <table:table-column table:style-name="co_2_259" table:default-cell-style-name="ce0"/>
        <table:table-column table:style-name="co_2_260" table:default-cell-style-name="ce0"/>
        <table:table-column table:style-name="co_2_261" table:default-cell-style-name="ce0"/>
        <table:table-column table:style-name="co_2_262" table:default-cell-style-name="ce0"/>
        <table:table-column table:style-name="co_2_263" table:default-cell-style-name="ce0"/>
        <table:table-column table:style-name="co_2_264" table:default-cell-style-name="ce0"/>
        <table:table-column table:style-name="co_2_265" table:default-cell-style-name="ce0"/>
        <table:table-column table:style-name="co_2_266" table:default-cell-style-name="ce0"/>
        <table:table-column table:style-name="co_2_267" table:default-cell-style-name="ce0"/>
        <table:table-column table:style-name="co_2_268" table:default-cell-style-name="ce0"/>
        <table:table-column table:style-name="co_2_269" table:default-cell-style-name="ce0"/>
        <table:table-column table:style-name="co_2_270" table:default-cell-style-name="ce0"/>
        <table:table-column table:style-name="co_2_271" table:default-cell-style-name="ce0"/>
        <table:table-column table:style-name="co_2_272" table:default-cell-style-name="ce0"/>
        <table:table-column table:style-name="co_2_273" table:default-cell-style-name="ce0"/>
        <table:table-column table:style-name="co_2_274" table:default-cell-style-name="ce0"/>
        <table:table-column table:style-name="co_2_275" table:default-cell-style-name="ce0"/>
        <table:table-column table:style-name="co_2_276" table:default-cell-style-name="ce0"/>
        <table:table-column table:style-name="co_2_277" table:default-cell-style-name="ce0"/>
        <table:table-column table:style-name="co_2_278" table:default-cell-style-name="ce0"/>
        <table:table-column table:style-name="co_2_279" table:default-cell-style-name="ce0"/>
        <table:table-column table:style-name="co_2_280" table:default-cell-style-name="ce0"/>
        <table:table-column table:style-name="co_2_281" table:default-cell-style-name="ce0"/>
        <table:table-column table:style-name="co_2_282" table:default-cell-style-name="ce0"/>
        <table:table-column table:style-name="co_2_283" table:default-cell-style-name="ce0"/>
        <table:table-column table:style-name="co_2_284" table:default-cell-style-name="ce0"/>
        <table:table-column table:style-name="co_2_285" table:default-cell-style-name="ce0"/>
        <table:table-column table:style-name="co_2_286" table:default-cell-style-name="ce0"/>
        <table:table-column table:style-name="co_2_287" table:default-cell-style-name="ce0"/>
        <table:table-column table:style-name="co_2_288" table:default-cell-style-name="ce0"/>
        <table:table-column table:style-name="co_2_289" table:default-cell-style-name="ce0"/>
        <table:table-column table:style-name="co_2_290" table:default-cell-style-name="ce0"/>
        <table:table-column table:style-name="co_2_291" table:default-cell-style-name="ce0"/>
        <table:table-column table:style-name="co_2_292" table:default-cell-style-name="ce0"/>
        <table:table-column table:style-name="co_2_293" table:default-cell-style-name="ce0"/>
        <table:table-column table:style-name="co_2_294" table:default-cell-style-name="ce0"/>
        <table:table-column table:style-name="co_2_295" table:default-cell-style-name="ce0"/>
        <table:table-column table:style-name="co_2_296" table:default-cell-style-name="ce0"/>
        <table:table-column table:style-name="co_2_297" table:default-cell-style-name="ce0"/>
        <table:table-column table:style-name="co_2_298" table:default-cell-style-name="ce0"/>
        <table:table-column table:style-name="co_2_299" table:default-cell-style-name="ce0"/>
        <table:table-column table:style-name="co_2_300" table:default-cell-style-name="ce0"/>
        <table:table-column table:style-name="co_2_301" table:default-cell-style-name="ce0"/>
        <table:table-column table:style-name="co_2_302" table:default-cell-style-name="ce0"/>
        <table:table-column table:style-name="co_2_303" table:default-cell-style-name="ce0"/>
        <table:table-column table:style-name="co_2_304" table:default-cell-style-name="ce0"/>
        <table:table-column table:style-name="co_2_305" table:default-cell-style-name="ce0"/>
        <table:table-column table:style-name="co_2_306" table:default-cell-style-name="ce0"/>
        <table:table-column table:style-name="co_2_307" table:default-cell-style-name="ce0"/>
        <table:table-column table:style-name="co_2_308" table:default-cell-style-name="ce0"/>
        <table:table-column table:style-name="co_2_309" table:default-cell-style-name="ce0"/>
        <table:table-column table:style-name="co_2_310" table:default-cell-style-name="ce0"/>
        <table:table-column table:style-name="co_2_311" table:default-cell-style-name="ce0"/>
        <table:table-column table:style-name="co_2_312" table:default-cell-style-name="ce0"/>
        <table:table-column table:style-name="co_2_313" table:default-cell-style-name="ce0"/>
        <table:table-column table:style-name="co_2_314" table:default-cell-style-name="ce0"/>
        <table:table-column table:style-name="co_2_315" table:default-cell-style-name="ce0"/>
        <table:table-column table:style-name="co_2_316" table:default-cell-style-name="ce0"/>
        <table:table-column table:style-name="co_2_317" table:default-cell-style-name="ce0"/>
        <table:table-column table:style-name="co_2_318" table:default-cell-style-name="ce0"/>
        <table:table-column table:style-name="co_2_319" table:default-cell-style-name="ce0"/>
        <table:table-column table:style-name="co_2_320" table:default-cell-style-name="ce0"/>
        <table:table-column table:style-name="co_2_321" table:default-cell-style-name="ce0"/>
        <table:table-column table:style-name="co_2_322" table:default-cell-style-name="ce0"/>
        <table:table-column table:style-name="co_2_323" table:default-cell-style-name="ce0"/>
        <table:table-column table:style-name="co_2_324" table:default-cell-style-name="ce0"/>
        <table:table-column table:style-name="co_2_325" table:default-cell-style-name="ce0"/>
        <table:table-column table:style-name="co_2_326" table:default-cell-style-name="ce0"/>
        <table:table-column table:style-name="co_2_327" table:default-cell-style-name="ce0"/>
        <table:table-column table:style-name="co_2_328" table:default-cell-style-name="ce0"/>
        <table:table-column table:style-name="co_2_329" table:default-cell-style-name="ce0"/>
        <table:table-column table:style-name="co_2_330" table:default-cell-style-name="ce0"/>
        <table:table-column table:style-name="co_2_331" table:default-cell-style-name="ce0"/>
        <table:table-column table:style-name="co_2_332" table:default-cell-style-name="ce0"/>
        <table:table-column table:style-name="co_2_333" table:default-cell-style-name="ce0"/>
        <table:table-column table:style-name="co_2_334" table:default-cell-style-name="ce0"/>
        <table:table-column table:style-name="co_2_335" table:default-cell-style-name="ce0"/>
        <table:table-column table:style-name="co_2_336" table:default-cell-style-name="ce0"/>
        <table:table-column table:style-name="co_2_337" table:default-cell-style-name="ce0"/>
        <table:table-column table:style-name="co_2_338" table:default-cell-style-name="ce0"/>
        <table:table-column table:style-name="co_2_339" table:default-cell-style-name="ce0"/>
        <table:table-column table:style-name="co_2_340" table:default-cell-style-name="ce0"/>
        <table:table-column table:style-name="co_2_341" table:default-cell-style-name="ce0"/>
        <table:table-column table:style-name="co_2_342" table:default-cell-style-name="ce0"/>
        <table:table-column table:style-name="co_2_343" table:default-cell-style-name="ce0"/>
        <table:table-column table:style-name="co_2_344" table:default-cell-style-name="ce0"/>
        <table:table-column table:style-name="co_2_345" table:default-cell-style-name="ce0"/>
        <table:table-column table:style-name="co_2_346" table:default-cell-style-name="ce0"/>
        <table:table-column table:style-name="co_2_347" table:default-cell-style-name="ce0"/>
        <table:table-column table:style-name="co_2_348" table:default-cell-style-name="ce0"/>
        <table:table-column table:style-name="co_2_349" table:default-cell-style-name="ce0"/>
        <table:table-column table:style-name="co_2_350" table:default-cell-style-name="ce0"/>
        <table:table-column table:style-name="co_2_351" table:default-cell-style-name="ce0"/>
        <table:table-column table:style-name="co_2_352" table:default-cell-style-name="ce0"/>
        <table:table-column table:style-name="co_2_353" table:default-cell-style-name="ce0"/>
        <table:table-column table:style-name="co_2_354" table:default-cell-style-name="ce0"/>
        <table:table-column table:style-name="co_2_355" table:default-cell-style-name="ce0"/>
        <table:table-column table:style-name="co_2_356" table:default-cell-style-name="ce0"/>
        <table:table-column table:style-name="co_2_357" table:default-cell-style-name="ce0"/>
        <table:table-column table:style-name="co_2_358" table:default-cell-style-name="ce0"/>
        <table:table-column table:style-name="co_2_359" table:default-cell-style-name="ce0"/>
        <table:table-column table:style-name="co_2_360" table:default-cell-style-name="ce0"/>
        <table:table-column table:style-name="co_2_361" table:default-cell-style-name="ce0"/>
        <table:table-column table:style-name="co_2_362" table:default-cell-style-name="ce0"/>
        <table:table-column table:style-name="co_2_363" table:default-cell-style-name="ce0"/>
        <table:table-column table:style-name="co_2_364" table:default-cell-style-name="ce0"/>
        <table:table-column table:style-name="co_2_365" table:default-cell-style-name="ce0"/>
        <table:table-column table:style-name="co_2_366" table:default-cell-style-name="ce0"/>
        <table:table-column table:style-name="co_2_367" table:default-cell-style-name="ce0"/>
        <table:table-column table:style-name="co_2_368" table:default-cell-style-name="ce0"/>
        <table:table-column table:style-name="co_2_369" table:default-cell-style-name="ce0"/>
        <table:table-column table:style-name="co_2_370" table:default-cell-style-name="ce0"/>
        <table:table-column table:style-name="co_2_371" table:default-cell-style-name="ce0"/>
        <table:table-column table:style-name="co_2_372" table:default-cell-style-name="ce0"/>
        <table:table-column table:style-name="co_2_373" table:default-cell-style-name="ce0"/>
        <table:table-column table:style-name="co_2_374" table:default-cell-style-name="ce0"/>
        <table:table-column table:style-name="co_2_375" table:default-cell-style-name="ce0"/>
        <table:table-column table:style-name="co_2_376" table:default-cell-style-name="ce0"/>
        <table:table-column table:style-name="co_2_377" table:default-cell-style-name="ce0"/>
        <table:table-column table:style-name="co_2_378" table:default-cell-style-name="ce0"/>
        <table:table-column table:style-name="co_2_379" table:default-cell-style-name="ce0"/>
        <table:table-column table:style-name="co_2_380" table:default-cell-style-name="ce0"/>
        <table:table-column table:style-name="co_2_381" table:default-cell-style-name="ce0"/>
        <table:table-column table:style-name="co_2_382" table:default-cell-style-name="ce0"/>
        <table:table-column table:style-name="co_2_383" table:default-cell-style-name="ce0"/>
        <table:table-column table:style-name="co_2_384" table:default-cell-style-name="ce0"/>
        <table:table-column table:style-name="co_2_385" table:default-cell-style-name="ce0"/>
        <table:table-column table:style-name="co_2_386" table:default-cell-style-name="ce0"/>
        <table:table-column table:style-name="co_2_387" table:default-cell-style-name="ce0"/>
        <table:table-column table:style-name="co_2_388" table:default-cell-style-name="ce0"/>
        <table:table-column table:style-name="co_2_389" table:default-cell-style-name="ce0"/>
        <table:table-column table:style-name="co_2_390" table:default-cell-style-name="ce0"/>
        <table:table-column table:style-name="co_2_391" table:default-cell-style-name="ce0"/>
        <table:table-column table:style-name="co_2_392" table:default-cell-style-name="ce0"/>
        <table:table-column table:style-name="co_2_393" table:default-cell-style-name="ce0"/>
        <table:table-column table:style-name="co_2_394" table:default-cell-style-name="ce0"/>
        <table:table-column table:style-name="co_2_395" table:default-cell-style-name="ce0"/>
        <table:table-column table:style-name="co_2_396" table:default-cell-style-name="ce0"/>
        <table:table-column table:style-name="co_2_397" table:default-cell-style-name="ce0"/>
        <table:table-column table:style-name="co_2_398" table:default-cell-style-name="ce0"/>
        <table:table-column table:style-name="co_2_399" table:default-cell-style-name="ce0"/>
        <table:table-column table:style-name="co_2_400" table:default-cell-style-name="ce0"/>
        <table:table-column table:style-name="co_2_401" table:default-cell-style-name="ce0"/>
        <table:table-column table:style-name="co_2_402" table:default-cell-style-name="ce0"/>
        <table:table-column table:style-name="co_2_403" table:default-cell-style-name="ce0"/>
        <table:table-column table:style-name="co_2_404" table:default-cell-style-name="ce0"/>
        <table:table-column table:style-name="co_2_405" table:default-cell-style-name="ce0"/>
        <table:table-column table:style-name="co_2_406" table:default-cell-style-name="ce0"/>
        <table:table-column table:style-name="co_2_407" table:default-cell-style-name="ce0"/>
        <table:table-column table:style-name="co_2_408" table:default-cell-style-name="ce0"/>
        <table:table-column table:style-name="co_2_409" table:default-cell-style-name="ce0"/>
        <table:table-column table:style-name="co_2_410" table:default-cell-style-name="ce0"/>
        <table:table-column table:style-name="co_2_411" table:default-cell-style-name="ce0"/>
        <table:table-column table:style-name="co_2_412" table:default-cell-style-name="ce0"/>
        <table:table-column table:style-name="co_2_413" table:default-cell-style-name="ce0"/>
        <table:table-column table:style-name="co_2_414" table:default-cell-style-name="ce0"/>
        <table:table-column table:style-name="co_2_415" table:default-cell-style-name="ce0"/>
        <table:table-column table:style-name="co_2_416" table:default-cell-style-name="ce0"/>
        <table:table-column table:style-name="co_2_417" table:default-cell-style-name="ce0"/>
        <table:table-column table:style-name="co_2_418" table:default-cell-style-name="ce0"/>
        <table:table-column table:style-name="co_2_419" table:default-cell-style-name="ce0"/>
        <table:table-column table:style-name="co_2_420" table:default-cell-style-name="ce0"/>
        <table:table-column table:style-name="co_2_421" table:default-cell-style-name="ce0"/>
        <table:table-column table:style-name="co_2_422" table:default-cell-style-name="ce0"/>
        <table:table-column table:style-name="co_2_423" table:default-cell-style-name="ce0"/>
        <table:table-column table:style-name="co_2_424" table:default-cell-style-name="ce0"/>
        <table:table-column table:style-name="co_2_425" table:default-cell-style-name="ce0"/>
        <table:table-column table:style-name="co_2_426" table:default-cell-style-name="ce0"/>
        <table:table-column table:style-name="co_2_427" table:default-cell-style-name="ce0"/>
        <table:table-column table:style-name="co_2_428" table:default-cell-style-name="ce0"/>
        <table:table-column table:style-name="co_2_429" table:default-cell-style-name="ce0"/>
        <table:table-column table:style-name="co_2_430" table:default-cell-style-name="ce0"/>
        <table:table-column table:style-name="co_2_431" table:default-cell-style-name="ce0"/>
        <table:table-column table:style-name="co_2_432" table:default-cell-style-name="ce0"/>
        <table:table-column table:style-name="co_2_433" table:default-cell-style-name="ce0"/>
        <table:table-column table:style-name="co_2_434" table:default-cell-style-name="ce0"/>
        <table:table-column table:style-name="co_2_435" table:default-cell-style-name="ce0"/>
        <table:table-column table:style-name="co_2_436" table:default-cell-style-name="ce0"/>
        <table:table-column table:style-name="co_2_437" table:default-cell-style-name="ce0"/>
        <table:table-column table:style-name="co_2_438" table:default-cell-style-name="ce0"/>
        <table:table-column table:style-name="co_2_439" table:default-cell-style-name="ce0"/>
        <table:table-column table:style-name="co_2_440" table:default-cell-style-name="ce0"/>
        <table:table-column table:style-name="co_2_441" table:default-cell-style-name="ce0"/>
        <table:table-column table:style-name="co_2_442" table:default-cell-style-name="ce0"/>
        <table:table-column table:style-name="co_2_443" table:default-cell-style-name="ce0"/>
        <table:table-column table:style-name="co_2_444" table:default-cell-style-name="ce0"/>
        <table:table-column table:style-name="co_2_445" table:default-cell-style-name="ce0"/>
        <table:table-column table:style-name="co_2_446" table:default-cell-style-name="ce0"/>
        <table:table-column table:style-name="co_2_447" table:default-cell-style-name="ce0"/>
        <table:table-column table:style-name="co_2_448" table:default-cell-style-name="ce0"/>
        <table:table-column table:style-name="co_2_449" table:default-cell-style-name="ce0"/>
        <table:table-column table:style-name="co_2_450" table:default-cell-style-name="ce0"/>
        <table:table-column table:style-name="co_2_451" table:default-cell-style-name="ce0"/>
        <table:table-column table:style-name="co_2_452" table:default-cell-style-name="ce0"/>
        <table:table-column table:style-name="co_2_453" table:default-cell-style-name="ce0"/>
        <table:table-column table:style-name="co_2_454" table:default-cell-style-name="ce0"/>
        <table:table-column table:style-name="co_2_455" table:default-cell-style-name="ce0"/>
        <table:table-column table:style-name="co_2_456" table:default-cell-style-name="ce0"/>
        <table:table-column table:style-name="co_2_457" table:default-cell-style-name="ce0"/>
        <table:table-column table:style-name="co_2_458" table:default-cell-style-name="ce0"/>
        <table:table-column table:style-name="co_2_459" table:default-cell-style-name="ce0"/>
        <table:table-column table:style-name="co_2_460" table:default-cell-style-name="ce0"/>
        <table:table-column table:style-name="co_2_461" table:default-cell-style-name="ce0"/>
        <table:table-column table:style-name="co_2_462" table:default-cell-style-name="ce0"/>
        <table:table-column table:style-name="co_2_463" table:default-cell-style-name="ce0"/>
        <table:table-column table:style-name="co_2_464" table:default-cell-style-name="ce0"/>
        <table:table-column table:style-name="co_2_465" table:default-cell-style-name="ce0"/>
        <table:table-column table:style-name="co_2_466" table:default-cell-style-name="ce0"/>
        <table:table-column table:style-name="co_2_467" table:default-cell-style-name="ce0"/>
        <table:table-column table:style-name="co_2_468" table:default-cell-style-name="ce0"/>
        <table:table-column table:style-name="co_2_469" table:default-cell-style-name="ce0"/>
        <table:table-column table:style-name="co_2_470" table:default-cell-style-name="ce0"/>
        <table:table-column table:style-name="co_2_471" table:default-cell-style-name="ce0"/>
        <table:table-column table:style-name="co_2_472" table:default-cell-style-name="ce0"/>
        <table:table-column table:style-name="co_2_473" table:default-cell-style-name="ce0"/>
        <table:table-column table:style-name="co_2_474" table:default-cell-style-name="ce0"/>
        <table:table-column table:style-name="co_2_475" table:default-cell-style-name="ce0"/>
        <table:table-column table:style-name="co_2_476" table:default-cell-style-name="ce0"/>
        <table:table-column table:style-name="co_2_477" table:default-cell-style-name="ce0"/>
        <table:table-column table:style-name="co_2_478" table:default-cell-style-name="ce0"/>
        <table:table-column table:style-name="co_2_479" table:default-cell-style-name="ce0"/>
        <table:table-column table:style-name="co_2_480" table:default-cell-style-name="ce0"/>
        <table:table-column table:style-name="co_2_481" table:default-cell-style-name="ce0"/>
        <table:table-column table:style-name="co_2_482" table:default-cell-style-name="ce0"/>
        <table:table-column table:style-name="co_2_483" table:default-cell-style-name="ce0"/>
        <table:table-column table:style-name="co_2_484" table:default-cell-style-name="ce0"/>
        <table:table-column table:style-name="co_2_485" table:default-cell-style-name="ce0"/>
        <table:table-column table:style-name="co_2_486" table:default-cell-style-name="ce0"/>
        <table:table-column table:style-name="co_2_487" table:default-cell-style-name="ce0"/>
        <table:table-column table:style-name="co_2_488" table:default-cell-style-name="ce0"/>
        <table:table-column table:style-name="co_2_489" table:default-cell-style-name="ce0"/>
        <table:table-column table:style-name="co_2_490" table:default-cell-style-name="ce0"/>
        <table:table-column table:style-name="co_2_491" table:default-cell-style-name="ce0"/>
        <table:table-column table:style-name="co_2_492" table:default-cell-style-name="ce0"/>
        <table:table-column table:style-name="co_2_493" table:default-cell-style-name="ce0"/>
        <table:table-column table:style-name="co_2_494" table:default-cell-style-name="ce0"/>
        <table:table-column table:style-name="co_2_495" table:default-cell-style-name="ce0"/>
        <table:table-column table:style-name="co_2_496" table:default-cell-style-name="ce0"/>
        <table:table-column table:style-name="co_2_497" table:default-cell-style-name="ce0"/>
        <table:table-column table:style-name="co_2_498" table:default-cell-style-name="ce0"/>
        <table:table-column table:style-name="co_2_499" table:default-cell-style-name="ce0"/>
        <table:table-column table:style-name="co_2_500" table:default-cell-style-name="ce0"/>
        <table:table-column table:style-name="co_2_501" table:default-cell-style-name="ce0"/>
        <table:table-column table:style-name="co_2_502" table:default-cell-style-name="ce0"/>
        <table:table-column table:style-name="co_2_503" table:default-cell-style-name="ce0"/>
        <table:table-column table:style-name="co_2_504" table:default-cell-style-name="ce0"/>
        <table:table-column table:style-name="co_2_505" table:default-cell-style-name="ce0"/>
        <table:table-column table:style-name="co_2_506" table:default-cell-style-name="ce0"/>
        <table:table-column table:style-name="co_2_507" table:default-cell-style-name="ce0"/>
        <table:table-column table:style-name="co_2_508" table:default-cell-style-name="ce0"/>
        <table:table-column table:style-name="co_2_509" table:default-cell-style-name="ce0"/>
        <table:table-column table:style-name="co_2_510" table:default-cell-style-name="ce0"/>
        <table:table-column table:style-name="co_2_511" table:default-cell-style-name="ce0"/>
        <table:table-column table:style-name="co_2_512" table:default-cell-style-name="ce0"/>
        <table:table-column table:style-name="co_2_513" table:default-cell-style-name="ce0"/>
        <table:table-column table:style-name="co_2_514" table:default-cell-style-name="ce0"/>
        <table:table-column table:style-name="co_2_515" table:default-cell-style-name="ce0"/>
        <table:table-column table:style-name="co_2_516" table:default-cell-style-name="ce0"/>
        <table:table-column table:style-name="co_2_517" table:default-cell-style-name="ce0"/>
        <table:table-column table:style-name="co_2_518" table:default-cell-style-name="ce0"/>
        <table:table-column table:style-name="co_2_519" table:default-cell-style-name="ce0"/>
        <table:table-column table:style-name="co_2_520" table:default-cell-style-name="ce0"/>
        <table:table-column table:style-name="co_2_521" table:default-cell-style-name="ce0"/>
        <table:table-column table:style-name="co_2_522" table:default-cell-style-name="ce0"/>
        <table:table-column table:style-name="co_2_523" table:default-cell-style-name="ce0"/>
        <table:table-column table:style-name="co_2_524" table:default-cell-style-name="ce0"/>
        <table:table-column table:style-name="co_2_525" table:default-cell-style-name="ce0"/>
        <table:table-column table:style-name="co_2_526" table:default-cell-style-name="ce0"/>
        <table:table-column table:style-name="co_2_527" table:default-cell-style-name="ce0"/>
        <table:table-column table:style-name="co_2_528" table:default-cell-style-name="ce0"/>
        <table:table-column table:style-name="co_2_529" table:default-cell-style-name="ce0"/>
        <table:table-column table:style-name="co_2_530" table:default-cell-style-name="ce0"/>
        <table:table-column table:style-name="co_2_531" table:default-cell-style-name="ce0"/>
        <table:table-column table:style-name="co_2_532" table:default-cell-style-name="ce0"/>
        <table:table-column table:style-name="co_2_533" table:default-cell-style-name="ce0"/>
        <table:table-column table:style-name="co_2_534" table:default-cell-style-name="ce0"/>
        <table:table-column table:style-name="co_2_535" table:default-cell-style-name="ce0"/>
        <table:table-column table:style-name="co_2_536" table:default-cell-style-name="ce0"/>
        <table:table-column table:style-name="co_2_537" table:default-cell-style-name="ce0"/>
        <table:table-column table:style-name="co_2_538" table:default-cell-style-name="ce0"/>
        <table:table-column table:style-name="co_2_539" table:default-cell-style-name="ce0"/>
        <table:table-column table:style-name="co_2_540" table:default-cell-style-name="ce0"/>
        <table:table-column table:style-name="co_2_541" table:default-cell-style-name="ce0"/>
        <table:table-column table:style-name="co_2_542" table:default-cell-style-name="ce0"/>
        <table:table-column table:style-name="co_2_543" table:default-cell-style-name="ce0"/>
        <table:table-column table:style-name="co_2_544" table:default-cell-style-name="ce0"/>
        <table:table-column table:style-name="co_2_545" table:default-cell-style-name="ce0"/>
        <table:table-column table:style-name="co_2_546" table:default-cell-style-name="ce0"/>
        <table:table-column table:style-name="co_2_547" table:default-cell-style-name="ce0"/>
        <table:table-column table:style-name="co_2_548" table:default-cell-style-name="ce0"/>
        <table:table-column table:style-name="co_2_549" table:default-cell-style-name="ce0"/>
        <table:table-column table:style-name="co_2_550" table:default-cell-style-name="ce0"/>
        <table:table-column table:style-name="co_2_551" table:default-cell-style-name="ce0"/>
        <table:table-column table:style-name="co_2_552" table:default-cell-style-name="ce0"/>
        <table:table-column table:style-name="co_2_553" table:default-cell-style-name="ce0"/>
        <table:table-column table:style-name="co_2_554" table:default-cell-style-name="ce0"/>
        <table:table-column table:style-name="co_2_555" table:default-cell-style-name="ce0"/>
        <table:table-column table:style-name="co_2_556" table:default-cell-style-name="ce0"/>
        <table:table-column table:style-name="co_2_557" table:default-cell-style-name="ce0"/>
        <table:table-column table:style-name="co_2_558" table:default-cell-style-name="ce0"/>
        <table:table-column table:style-name="co_2_559" table:default-cell-style-name="ce0"/>
        <table:table-column table:style-name="co_2_560" table:default-cell-style-name="ce0"/>
        <table:table-column table:style-name="co_2_561" table:default-cell-style-name="ce0"/>
        <table:table-column table:style-name="co_2_562" table:default-cell-style-name="ce0"/>
        <table:table-column table:style-name="co_2_563" table:default-cell-style-name="ce0"/>
        <table:table-column table:style-name="co_2_564" table:default-cell-style-name="ce0"/>
        <table:table-column table:style-name="co_2_565" table:default-cell-style-name="ce0"/>
        <table:table-column table:style-name="co_2_566" table:default-cell-style-name="ce0"/>
        <table:table-column table:style-name="co_2_567" table:default-cell-style-name="ce0"/>
        <table:table-column table:style-name="co_2_568" table:default-cell-style-name="ce0"/>
        <table:table-column table:style-name="co_2_569" table:default-cell-style-name="ce0"/>
        <table:table-column table:style-name="co_2_570" table:default-cell-style-name="ce0"/>
        <table:table-column table:style-name="co_2_571" table:default-cell-style-name="ce0"/>
        <table:table-column table:style-name="co_2_572" table:default-cell-style-name="ce0"/>
        <table:table-column table:style-name="co_2_573" table:default-cell-style-name="ce0"/>
        <table:table-column table:style-name="co_2_574" table:default-cell-style-name="ce0"/>
        <table:table-column table:style-name="co_2_575" table:default-cell-style-name="ce0"/>
        <table:table-column table:style-name="co_2_576" table:default-cell-style-name="ce0"/>
        <table:table-column table:style-name="co_2_577" table:default-cell-style-name="ce0"/>
        <table:table-column table:style-name="co_2_578" table:default-cell-style-name="ce0"/>
        <table:table-column table:style-name="co_2_579" table:default-cell-style-name="ce0"/>
        <table:table-column table:style-name="co_2_580" table:default-cell-style-name="ce0"/>
        <table:table-column table:style-name="co_2_581" table:default-cell-style-name="ce0"/>
        <table:table-column table:style-name="co_2_582" table:default-cell-style-name="ce0"/>
        <table:table-column table:style-name="co_2_583" table:default-cell-style-name="ce0"/>
        <table:table-column table:style-name="co_2_584" table:default-cell-style-name="ce0"/>
        <table:table-column table:style-name="co_2_585" table:default-cell-style-name="ce0"/>
        <table:table-column table:style-name="co_2_586" table:default-cell-style-name="ce0"/>
        <table:table-column table:style-name="co_2_587" table:default-cell-style-name="ce0"/>
        <table:table-column table:style-name="co_2_588" table:default-cell-style-name="ce0"/>
        <table:table-column table:style-name="co_2_589" table:default-cell-style-name="ce0"/>
        <table:table-column table:style-name="co_2_590" table:default-cell-style-name="ce0"/>
        <table:table-column table:style-name="co_2_591" table:default-cell-style-name="ce0"/>
        <table:table-column table:style-name="co_2_592" table:default-cell-style-name="ce0"/>
        <table:table-column table:style-name="co_2_593" table:default-cell-style-name="ce0"/>
        <table:table-column table:style-name="co_2_594" table:default-cell-style-name="ce0"/>
        <table:table-column table:style-name="co_2_595" table:default-cell-style-name="ce0"/>
        <table:table-column table:style-name="co_2_596" table:default-cell-style-name="ce0"/>
        <table:table-column table:style-name="co_2_597" table:default-cell-style-name="ce0"/>
        <table:table-column table:style-name="co_2_598" table:default-cell-style-name="ce0"/>
        <table:table-column table:style-name="co_2_599" table:default-cell-style-name="ce0"/>
        <table:table-column table:style-name="co_2_600" table:default-cell-style-name="ce0"/>
        <table:table-column table:style-name="co_2_601" table:default-cell-style-name="ce0"/>
        <table:table-column table:style-name="co_2_602" table:default-cell-style-name="ce0"/>
        <table:table-column table:style-name="co_2_603" table:default-cell-style-name="ce0"/>
        <table:table-column table:style-name="co_2_604" table:default-cell-style-name="ce0"/>
        <table:table-column table:style-name="co_2_605" table:default-cell-style-name="ce0"/>
        <table:table-column table:style-name="co_2_606" table:default-cell-style-name="ce0"/>
        <table:table-column table:style-name="co_2_607" table:default-cell-style-name="ce0"/>
        <table:table-column table:style-name="co_2_608" table:default-cell-style-name="ce0"/>
        <table:table-column table:style-name="co_2_609" table:default-cell-style-name="ce0"/>
        <table:table-column table:style-name="co_2_610" table:default-cell-style-name="ce0"/>
        <table:table-column table:style-name="co_2_611" table:default-cell-style-name="ce0"/>
        <table:table-column table:style-name="co_2_612" table:default-cell-style-name="ce0"/>
        <table:table-column table:style-name="co_2_613" table:default-cell-style-name="ce0"/>
        <table:table-column table:style-name="co_2_614" table:default-cell-style-name="ce0"/>
        <table:table-column table:style-name="co_2_615" table:default-cell-style-name="ce0"/>
        <table:table-column table:style-name="co_2_616" table:default-cell-style-name="ce0"/>
        <table:table-column table:style-name="co_2_617" table:default-cell-style-name="ce0"/>
        <table:table-column table:style-name="co_2_618" table:default-cell-style-name="ce0"/>
        <table:table-column table:style-name="co_2_619" table:default-cell-style-name="ce0"/>
        <table:table-column table:style-name="co_2_620" table:default-cell-style-name="ce0"/>
        <table:table-column table:style-name="co_2_621" table:default-cell-style-name="ce0"/>
        <table:table-column table:style-name="co_2_622" table:default-cell-style-name="ce0"/>
        <table:table-column table:style-name="co_2_623" table:default-cell-style-name="ce0"/>
        <table:table-column table:style-name="co_2_624" table:default-cell-style-name="ce0"/>
        <table:table-column table:style-name="co_2_625" table:default-cell-style-name="ce0"/>
        <table:table-column table:style-name="co_2_626" table:default-cell-style-name="ce0"/>
        <table:table-column table:style-name="co_2_627" table:default-cell-style-name="ce0"/>
        <table:table-column table:style-name="co_2_628" table:default-cell-style-name="ce0"/>
        <table:table-column table:style-name="co_2_629" table:default-cell-style-name="ce0"/>
        <table:table-column table:style-name="co_2_630" table:default-cell-style-name="ce0"/>
        <table:table-column table:style-name="co_2_631" table:default-cell-style-name="ce0"/>
        <table:table-column table:style-name="co_2_632" table:default-cell-style-name="ce0"/>
        <table:table-column table:style-name="co_2_633" table:default-cell-style-name="ce0"/>
        <table:table-column table:style-name="co_2_634" table:default-cell-style-name="ce0"/>
        <table:table-column table:style-name="co_2_635" table:default-cell-style-name="ce0"/>
        <table:table-column table:style-name="co_2_636" table:default-cell-style-name="ce0"/>
        <table:table-column table:style-name="co_2_637" table:default-cell-style-name="ce0"/>
        <table:table-column table:style-name="co_2_638" table:default-cell-style-name="ce0"/>
        <table:table-column table:style-name="co_2_639" table:default-cell-style-name="ce0"/>
        <table:table-column table:style-name="co_2_640" table:default-cell-style-name="ce0"/>
        <table:table-column table:style-name="co_2_641" table:default-cell-style-name="ce0"/>
        <table:table-column table:style-name="co_2_642" table:default-cell-style-name="ce0"/>
        <table:table-column table:style-name="co_2_643" table:default-cell-style-name="ce0"/>
        <table:table-column table:style-name="co_2_644" table:default-cell-style-name="ce0"/>
        <table:table-column table:style-name="co_2_645" table:default-cell-style-name="ce0"/>
        <table:table-column table:style-name="co_2_646" table:default-cell-style-name="ce0"/>
        <table:table-column table:style-name="co_2_647" table:default-cell-style-name="ce0"/>
        <table:table-column table:style-name="co_2_648" table:default-cell-style-name="ce0"/>
        <table:table-column table:style-name="co_2_649" table:default-cell-style-name="ce0"/>
        <table:table-column table:style-name="co_2_650" table:default-cell-style-name="ce0"/>
        <table:table-column table:style-name="co_2_651" table:default-cell-style-name="ce0"/>
        <table:table-column table:style-name="co_2_652" table:default-cell-style-name="ce0"/>
        <table:table-column table:style-name="co_2_653" table:default-cell-style-name="ce0"/>
        <table:table-column table:style-name="co_2_654" table:default-cell-style-name="ce0"/>
        <table:table-column table:style-name="co_2_655" table:default-cell-style-name="ce0"/>
        <table:table-column table:style-name="co_2_656" table:default-cell-style-name="ce0"/>
        <table:table-column table:style-name="co_2_657" table:default-cell-style-name="ce0"/>
        <table:table-column table:style-name="co_2_658" table:default-cell-style-name="ce0"/>
        <table:table-column table:style-name="co_2_659" table:default-cell-style-name="ce0"/>
        <table:table-column table:style-name="co_2_660" table:default-cell-style-name="ce0"/>
        <table:table-column table:style-name="co_2_661" table:default-cell-style-name="ce0"/>
        <table:table-column table:style-name="co_2_662" table:default-cell-style-name="ce0"/>
        <table:table-column table:style-name="co_2_663" table:default-cell-style-name="ce0"/>
        <table:table-column table:style-name="co_2_664" table:default-cell-style-name="ce0"/>
        <table:table-column table:style-name="co_2_665" table:default-cell-style-name="ce0"/>
        <table:table-column table:style-name="co_2_666" table:default-cell-style-name="ce0"/>
        <table:table-column table:style-name="co_2_667" table:default-cell-style-name="ce0"/>
        <table:table-column table:style-name="co_2_668" table:default-cell-style-name="ce0"/>
        <table:table-column table:style-name="co_2_669" table:default-cell-style-name="ce0"/>
        <table:table-column table:style-name="co_2_670" table:default-cell-style-name="ce0"/>
        <table:table-column table:style-name="co_2_671" table:default-cell-style-name="ce0"/>
        <table:table-column table:style-name="co_2_672" table:default-cell-style-name="ce0"/>
        <table:table-column table:style-name="co_2_673" table:default-cell-style-name="ce0"/>
        <table:table-column table:style-name="co_2_674" table:default-cell-style-name="ce0"/>
        <table:table-column table:style-name="co_2_675" table:default-cell-style-name="ce0"/>
        <table:table-column table:style-name="co_2_676" table:default-cell-style-name="ce0"/>
        <table:table-column table:style-name="co_2_677" table:default-cell-style-name="ce0"/>
        <table:table-column table:style-name="co_2_678" table:default-cell-style-name="ce0"/>
        <table:table-column table:style-name="co_2_679" table:default-cell-style-name="ce0"/>
        <table:table-column table:style-name="co_2_680" table:default-cell-style-name="ce0"/>
        <table:table-column table:style-name="co_2_681" table:default-cell-style-name="ce0"/>
        <table:table-column table:style-name="co_2_682" table:default-cell-style-name="ce0"/>
        <table:table-column table:style-name="co_2_683" table:default-cell-style-name="ce0"/>
        <table:table-column table:style-name="co_2_684" table:default-cell-style-name="ce0"/>
        <table:table-column table:style-name="co_2_685" table:default-cell-style-name="ce0"/>
        <table:table-column table:style-name="co_2_686" table:default-cell-style-name="ce0"/>
        <table:table-column table:style-name="co_2_687" table:default-cell-style-name="ce0"/>
        <table:table-column table:style-name="co_2_688" table:default-cell-style-name="ce0"/>
        <table:table-column table:style-name="co_2_689" table:default-cell-style-name="ce0"/>
        <table:table-column table:style-name="co_2_690" table:default-cell-style-name="ce0"/>
        <table:table-column table:style-name="co_2_691" table:default-cell-style-name="ce0"/>
        <table:table-column table:style-name="co_2_692" table:default-cell-style-name="ce0"/>
        <table:table-column table:style-name="co_2_693" table:default-cell-style-name="ce0"/>
        <table:table-column table:style-name="co_2_694" table:default-cell-style-name="ce0"/>
        <table:table-column table:style-name="co_2_695" table:default-cell-style-name="ce0"/>
        <table:table-column table:style-name="co_2_696" table:default-cell-style-name="ce0"/>
        <table:table-column table:style-name="co_2_697" table:default-cell-style-name="ce0"/>
        <table:table-column table:style-name="co_2_698" table:default-cell-style-name="ce0"/>
        <table:table-column table:style-name="co_2_699" table:default-cell-style-name="ce0"/>
        <table:table-column table:style-name="co_2_700" table:default-cell-style-name="ce0"/>
        <table:table-column table:style-name="co_2_701" table:default-cell-style-name="ce0"/>
        <table:table-column table:style-name="co_2_702" table:default-cell-style-name="ce0"/>
        <table:table-column table:style-name="co_2_703" table:default-cell-style-name="ce0"/>
        <table:table-column table:style-name="co_2_704" table:default-cell-style-name="ce0"/>
        <table:table-column table:style-name="co_2_705" table:default-cell-style-name="ce0"/>
        <table:table-column table:style-name="co_2_706" table:default-cell-style-name="ce0"/>
        <table:table-column table:style-name="co_2_707" table:default-cell-style-name="ce0"/>
        <table:table-column table:style-name="co_2_708" table:default-cell-style-name="ce0"/>
        <table:table-column table:style-name="co_2_709" table:default-cell-style-name="ce0"/>
        <table:table-column table:style-name="co_2_710" table:default-cell-style-name="ce0"/>
        <table:table-column table:style-name="co_2_711" table:default-cell-style-name="ce0"/>
        <table:table-column table:style-name="co_2_712" table:default-cell-style-name="ce0"/>
        <table:table-column table:style-name="co_2_713" table:default-cell-style-name="ce0"/>
        <table:table-column table:style-name="co_2_714" table:default-cell-style-name="ce0"/>
        <table:table-column table:style-name="co_2_715" table:default-cell-style-name="ce0"/>
        <table:table-column table:style-name="co_2_716" table:default-cell-style-name="ce0"/>
        <table:table-column table:style-name="co_2_717" table:default-cell-style-name="ce0"/>
        <table:table-column table:style-name="co_2_718" table:default-cell-style-name="ce0"/>
        <table:table-column table:style-name="co_2_719" table:default-cell-style-name="ce0"/>
        <table:table-column table:style-name="co_2_720" table:default-cell-style-name="ce0"/>
        <table:table-column table:style-name="co_2_721" table:default-cell-style-name="ce0"/>
        <table:table-column table:style-name="co_2_722" table:default-cell-style-name="ce0"/>
        <table:table-column table:style-name="co_2_723" table:default-cell-style-name="ce0"/>
        <table:table-column table:style-name="co_2_724" table:default-cell-style-name="ce0"/>
        <table:table-column table:style-name="co_2_725" table:default-cell-style-name="ce0"/>
        <table:table-column table:style-name="co_2_726" table:default-cell-style-name="ce0"/>
        <table:table-column table:style-name="co_2_727" table:default-cell-style-name="ce0"/>
        <table:table-column table:style-name="co_2_728" table:default-cell-style-name="ce0"/>
        <table:table-column table:style-name="co_2_729" table:default-cell-style-name="ce0"/>
        <table:table-column table:style-name="co_2_730" table:default-cell-style-name="ce0"/>
        <table:table-column table:style-name="co_2_731" table:default-cell-style-name="ce0"/>
        <table:table-column table:style-name="co_2_732" table:default-cell-style-name="ce0"/>
        <table:table-column table:style-name="co_2_733" table:default-cell-style-name="ce0"/>
        <table:table-column table:style-name="co_2_734" table:default-cell-style-name="ce0"/>
        <table:table-column table:style-name="co_2_735" table:default-cell-style-name="ce0"/>
        <table:table-column table:style-name="co_2_736" table:default-cell-style-name="ce0"/>
        <table:table-column table:style-name="co_2_737" table:default-cell-style-name="ce0"/>
        <table:table-column table:style-name="co_2_738" table:default-cell-style-name="ce0"/>
        <table:table-column table:style-name="co_2_739" table:default-cell-style-name="ce0"/>
        <table:table-column table:style-name="co_2_740" table:default-cell-style-name="ce0"/>
        <table:table-column table:style-name="co_2_741" table:default-cell-style-name="ce0"/>
        <table:table-column table:style-name="co_2_742" table:default-cell-style-name="ce0"/>
        <table:table-column table:style-name="co_2_743" table:default-cell-style-name="ce0"/>
        <table:table-column table:style-name="co_2_744" table:default-cell-style-name="ce0"/>
        <table:table-column table:style-name="co_2_745" table:default-cell-style-name="ce0"/>
        <table:table-column table:style-name="co_2_746" table:default-cell-style-name="ce0"/>
        <table:table-column table:style-name="co_2_747" table:default-cell-style-name="ce0"/>
        <table:table-column table:style-name="co_2_748" table:default-cell-style-name="ce0"/>
        <table:table-column table:style-name="co_2_749" table:default-cell-style-name="ce0"/>
        <table:table-column table:style-name="co_2_750" table:default-cell-style-name="ce0"/>
        <table:table-column table:style-name="co_2_751" table:default-cell-style-name="ce0"/>
        <table:table-column table:style-name="co_2_752" table:default-cell-style-name="ce0"/>
        <table:table-column table:style-name="co_2_753" table:default-cell-style-name="ce0"/>
        <table:table-column table:style-name="co_2_754" table:default-cell-style-name="ce0"/>
        <table:table-column table:style-name="co_2_755" table:default-cell-style-name="ce0"/>
        <table:table-column table:style-name="co_2_756" table:default-cell-style-name="ce0"/>
        <table:table-column table:style-name="co_2_757" table:default-cell-style-name="ce0"/>
        <table:table-column table:style-name="co_2_758" table:default-cell-style-name="ce0"/>
        <table:table-column table:style-name="co_2_759" table:default-cell-style-name="ce0"/>
        <table:table-column table:style-name="co_2_760" table:default-cell-style-name="ce0"/>
        <table:table-column table:style-name="co_2_761" table:default-cell-style-name="ce0"/>
        <table:table-column table:style-name="co_2_762" table:default-cell-style-name="ce0"/>
        <table:table-column table:style-name="co_2_763" table:default-cell-style-name="ce0"/>
        <table:table-column table:style-name="co_2_764" table:default-cell-style-name="ce0"/>
        <table:table-column table:style-name="co_2_765" table:default-cell-style-name="ce0"/>
        <table:table-column table:style-name="co_2_766" table:default-cell-style-name="ce0"/>
        <table:table-column table:style-name="co_2_767" table:default-cell-style-name="ce0"/>
        <table:table-column table:style-name="co_2_768" table:default-cell-style-name="ce0"/>
        <table:table-column table:style-name="co_2_769" table:default-cell-style-name="ce0"/>
        <table:table-column table:style-name="co_2_770" table:default-cell-style-name="ce0"/>
        <table:table-column table:style-name="co_2_771" table:default-cell-style-name="ce0"/>
        <table:table-column table:style-name="co_2_772" table:default-cell-style-name="ce0"/>
        <table:table-column table:style-name="co_2_773" table:default-cell-style-name="ce0"/>
        <table:table-column table:style-name="co_2_774" table:default-cell-style-name="ce0"/>
        <table:table-column table:style-name="co_2_775" table:default-cell-style-name="ce0"/>
        <table:table-column table:style-name="co_2_776" table:default-cell-style-name="ce0"/>
        <table:table-column table:style-name="co_2_777" table:default-cell-style-name="ce0"/>
        <table:table-column table:style-name="co_2_778" table:default-cell-style-name="ce0"/>
        <table:table-column table:style-name="co_2_779" table:default-cell-style-name="ce0"/>
        <table:table-column table:style-name="co_2_780" table:default-cell-style-name="ce0"/>
        <table:table-column table:style-name="co_2_781" table:default-cell-style-name="ce0"/>
        <table:table-column table:style-name="co_2_782" table:default-cell-style-name="ce0"/>
        <table:table-column table:style-name="co_2_783" table:default-cell-style-name="ce0"/>
        <table:table-column table:style-name="co_2_784" table:default-cell-style-name="ce0"/>
        <table:table-column table:style-name="co_2_785" table:default-cell-style-name="ce0"/>
        <table:table-column table:style-name="co_2_786" table:default-cell-style-name="ce0"/>
        <table:table-column table:style-name="co_2_787" table:default-cell-style-name="ce0"/>
        <table:table-column table:style-name="co_2_788" table:default-cell-style-name="ce0"/>
        <table:table-column table:style-name="co_2_789" table:default-cell-style-name="ce0"/>
        <table:table-column table:style-name="co_2_790" table:default-cell-style-name="ce0"/>
        <table:table-column table:style-name="co_2_791" table:default-cell-style-name="ce0"/>
        <table:table-column table:style-name="co_2_792" table:default-cell-style-name="ce0"/>
        <table:table-column table:style-name="co_2_793" table:default-cell-style-name="ce0"/>
        <table:table-column table:style-name="co_2_794" table:default-cell-style-name="ce0"/>
        <table:table-column table:style-name="co_2_795" table:default-cell-style-name="ce0"/>
        <table:table-column table:style-name="co_2_796" table:default-cell-style-name="ce0"/>
        <table:table-column table:style-name="co_2_797" table:default-cell-style-name="ce0"/>
        <table:table-column table:style-name="co_2_798" table:default-cell-style-name="ce0"/>
        <table:table-column table:style-name="co_2_799" table:default-cell-style-name="ce0"/>
        <table:table-column table:style-name="co_2_800" table:default-cell-style-name="ce0"/>
        <table:table-column table:style-name="co_2_801" table:default-cell-style-name="ce0"/>
        <table:table-column table:style-name="co_2_802" table:default-cell-style-name="ce0"/>
        <table:table-column table:style-name="co_2_803" table:default-cell-style-name="ce0"/>
        <table:table-column table:style-name="co_2_804" table:default-cell-style-name="ce0"/>
        <table:table-column table:style-name="co_2_805" table:default-cell-style-name="ce0"/>
        <table:table-column table:style-name="co_2_806" table:default-cell-style-name="ce0"/>
        <table:table-column table:style-name="co_2_807" table:default-cell-style-name="ce0"/>
        <table:table-column table:style-name="co_2_808" table:default-cell-style-name="ce0"/>
        <table:table-column table:style-name="co_2_809" table:default-cell-style-name="ce0"/>
        <table:table-column table:style-name="co_2_810" table:default-cell-style-name="ce0"/>
        <table:table-column table:style-name="co_2_811" table:default-cell-style-name="ce0"/>
        <table:table-column table:style-name="co_2_812" table:default-cell-style-name="ce0"/>
        <table:table-column table:style-name="co_2_813" table:default-cell-style-name="ce0"/>
        <table:table-column table:style-name="co_2_814" table:default-cell-style-name="ce0"/>
        <table:table-column table:style-name="co_2_815" table:default-cell-style-name="ce0"/>
        <table:table-column table:style-name="co_2_816" table:default-cell-style-name="ce0"/>
        <table:table-column table:style-name="co_2_817" table:default-cell-style-name="ce0"/>
        <table:table-column table:style-name="co_2_818" table:default-cell-style-name="ce0"/>
        <table:table-column table:style-name="co_2_819" table:default-cell-style-name="ce0"/>
        <table:table-column table:style-name="co_2_820" table:default-cell-style-name="ce0"/>
        <table:table-column table:style-name="co_2_821" table:default-cell-style-name="ce0"/>
        <table:table-column table:style-name="co_2_822" table:default-cell-style-name="ce0"/>
        <table:table-column table:style-name="co_2_823" table:default-cell-style-name="ce0"/>
        <table:table-column table:style-name="co_2_824" table:default-cell-style-name="ce0"/>
        <table:table-column table:style-name="co_2_825" table:default-cell-style-name="ce0"/>
        <table:table-column table:style-name="co_2_826" table:default-cell-style-name="ce0"/>
        <table:table-column table:style-name="co_2_827" table:default-cell-style-name="ce0"/>
        <table:table-column table:style-name="co_2_828" table:default-cell-style-name="ce0"/>
        <table:table-column table:style-name="co_2_829" table:default-cell-style-name="ce0"/>
        <table:table-column table:style-name="co_2_830" table:default-cell-style-name="ce0"/>
        <table:table-column table:style-name="co_2_831" table:default-cell-style-name="ce0"/>
        <table:table-column table:style-name="co_2_832" table:default-cell-style-name="ce0"/>
        <table:table-column table:style-name="co_2_833" table:default-cell-style-name="ce0"/>
        <table:table-column table:style-name="co_2_834" table:default-cell-style-name="ce0"/>
        <table:table-column table:style-name="co_2_835" table:default-cell-style-name="ce0"/>
        <table:table-column table:style-name="co_2_836" table:default-cell-style-name="ce0"/>
        <table:table-column table:style-name="co_2_837" table:default-cell-style-name="ce0"/>
        <table:table-column table:style-name="co_2_838" table:default-cell-style-name="ce0"/>
        <table:table-column table:style-name="co_2_839" table:default-cell-style-name="ce0"/>
        <table:table-column table:style-name="co_2_840" table:default-cell-style-name="ce0"/>
        <table:table-column table:style-name="co_2_841" table:default-cell-style-name="ce0"/>
        <table:table-column table:style-name="co_2_842" table:default-cell-style-name="ce0"/>
        <table:table-column table:style-name="co_2_843" table:default-cell-style-name="ce0"/>
        <table:table-column table:style-name="co_2_844" table:default-cell-style-name="ce0"/>
        <table:table-column table:style-name="co_2_845" table:default-cell-style-name="ce0"/>
        <table:table-column table:style-name="co_2_846" table:default-cell-style-name="ce0"/>
        <table:table-column table:style-name="co_2_847" table:default-cell-style-name="ce0"/>
        <table:table-column table:style-name="co_2_848" table:default-cell-style-name="ce0"/>
        <table:table-column table:style-name="co_2_849" table:default-cell-style-name="ce0"/>
        <table:table-column table:style-name="co_2_850" table:default-cell-style-name="ce0"/>
        <table:table-column table:style-name="co_2_851" table:default-cell-style-name="ce0"/>
        <table:table-column table:style-name="co_2_852" table:default-cell-style-name="ce0"/>
        <table:table-column table:style-name="co_2_853" table:default-cell-style-name="ce0"/>
        <table:table-column table:style-name="co_2_854" table:default-cell-style-name="ce0"/>
        <table:table-column table:style-name="co_2_855" table:default-cell-style-name="ce0"/>
        <table:table-column table:style-name="co_2_856" table:default-cell-style-name="ce0"/>
        <table:table-column table:style-name="co_2_857" table:default-cell-style-name="ce0"/>
        <table:table-column table:style-name="co_2_858" table:default-cell-style-name="ce0"/>
        <table:table-column table:style-name="co_2_859" table:default-cell-style-name="ce0"/>
        <table:table-column table:style-name="co_2_860" table:default-cell-style-name="ce0"/>
        <table:table-column table:style-name="co_2_861" table:default-cell-style-name="ce0"/>
        <table:table-column table:style-name="co_2_862" table:default-cell-style-name="ce0"/>
        <table:table-column table:style-name="co_2_863" table:default-cell-style-name="ce0"/>
        <table:table-column table:style-name="co_2_864" table:default-cell-style-name="ce0"/>
        <table:table-column table:style-name="co_2_865" table:default-cell-style-name="ce0"/>
        <table:table-column table:style-name="co_2_866" table:default-cell-style-name="ce0"/>
        <table:table-column table:style-name="co_2_867" table:default-cell-style-name="ce0"/>
        <table:table-column table:style-name="co_2_868" table:default-cell-style-name="ce0"/>
        <table:table-column table:style-name="co_2_869" table:default-cell-style-name="ce0"/>
        <table:table-column table:style-name="co_2_870" table:default-cell-style-name="ce0"/>
        <table:table-column table:style-name="co_2_871" table:default-cell-style-name="ce0"/>
        <table:table-column table:style-name="co_2_872" table:default-cell-style-name="ce0"/>
        <table:table-column table:style-name="co_2_873" table:default-cell-style-name="ce0"/>
        <table:table-column table:style-name="co_2_874" table:default-cell-style-name="ce0"/>
        <table:table-column table:style-name="co_2_875" table:default-cell-style-name="ce0"/>
        <table:table-column table:style-name="co_2_876" table:default-cell-style-name="ce0"/>
        <table:table-column table:style-name="co_2_877" table:default-cell-style-name="ce0"/>
        <table:table-column table:style-name="co_2_878" table:default-cell-style-name="ce0"/>
        <table:table-column table:style-name="co_2_879" table:default-cell-style-name="ce0"/>
        <table:table-column table:style-name="co_2_880" table:default-cell-style-name="ce0"/>
        <table:table-column table:style-name="co_2_881" table:default-cell-style-name="ce0"/>
        <table:table-column table:style-name="co_2_882" table:default-cell-style-name="ce0"/>
        <table:table-column table:style-name="co_2_883" table:default-cell-style-name="ce0"/>
        <table:table-column table:style-name="co_2_884" table:default-cell-style-name="ce0"/>
        <table:table-column table:style-name="co_2_885" table:default-cell-style-name="ce0"/>
        <table:table-column table:style-name="co_2_886" table:default-cell-style-name="ce0"/>
        <table:table-column table:style-name="co_2_887" table:default-cell-style-name="ce0"/>
        <table:table-column table:style-name="co_2_888" table:default-cell-style-name="ce0"/>
        <table:table-column table:style-name="co_2_889" table:default-cell-style-name="ce0"/>
        <table:table-column table:style-name="co_2_890" table:default-cell-style-name="ce0"/>
        <table:table-column table:style-name="co_2_891" table:default-cell-style-name="ce0"/>
        <table:table-column table:style-name="co_2_892" table:default-cell-style-name="ce0"/>
        <table:table-column table:style-name="co_2_893" table:default-cell-style-name="ce0"/>
        <table:table-column table:style-name="co_2_894" table:default-cell-style-name="ce0"/>
        <table:table-column table:style-name="co_2_895" table:default-cell-style-name="ce0"/>
        <table:table-column table:style-name="co_2_896" table:default-cell-style-name="ce0"/>
        <table:table-column table:style-name="co_2_897" table:default-cell-style-name="ce0"/>
        <table:table-column table:style-name="co_2_898" table:default-cell-style-name="ce0"/>
        <table:table-column table:style-name="co_2_899" table:default-cell-style-name="ce0"/>
        <table:table-column table:style-name="co_2_900" table:default-cell-style-name="ce0"/>
        <table:table-column table:style-name="co_2_901" table:default-cell-style-name="ce0"/>
        <table:table-column table:style-name="co_2_902" table:default-cell-style-name="ce0"/>
        <table:table-column table:style-name="co_2_903" table:default-cell-style-name="ce0"/>
        <table:table-column table:style-name="co_2_904" table:default-cell-style-name="ce0"/>
        <table:table-column table:style-name="co_2_905" table:default-cell-style-name="ce0"/>
        <table:table-column table:style-name="co_2_906" table:default-cell-style-name="ce0"/>
        <table:table-column table:style-name="co_2_907" table:default-cell-style-name="ce0"/>
        <table:table-column table:style-name="co_2_908" table:default-cell-style-name="ce0"/>
        <table:table-column table:style-name="co_2_909" table:default-cell-style-name="ce0"/>
        <table:table-column table:style-name="co_2_910" table:default-cell-style-name="ce0"/>
        <table:table-column table:style-name="co_2_911" table:default-cell-style-name="ce0"/>
        <table:table-column table:style-name="co_2_912" table:default-cell-style-name="ce0"/>
        <table:table-column table:style-name="co_2_913" table:default-cell-style-name="ce0"/>
        <table:table-column table:style-name="co_2_914" table:default-cell-style-name="ce0"/>
        <table:table-column table:style-name="co_2_915" table:default-cell-style-name="ce0"/>
        <table:table-column table:style-name="co_2_916" table:default-cell-style-name="ce0"/>
        <table:table-column table:style-name="co_2_917" table:default-cell-style-name="ce0"/>
        <table:table-column table:style-name="co_2_918" table:default-cell-style-name="ce0"/>
        <table:table-column table:style-name="co_2_919" table:default-cell-style-name="ce0"/>
        <table:table-column table:style-name="co_2_920" table:default-cell-style-name="ce0"/>
        <table:table-column table:style-name="co_2_921" table:default-cell-style-name="ce0"/>
        <table:table-column table:style-name="co_2_922" table:default-cell-style-name="ce0"/>
        <table:table-column table:style-name="co_2_923" table:default-cell-style-name="ce0"/>
        <table:table-column table:style-name="co_2_924" table:default-cell-style-name="ce0"/>
        <table:table-column table:style-name="co_2_925" table:default-cell-style-name="ce0"/>
        <table:table-column table:style-name="co_2_926" table:default-cell-style-name="ce0"/>
        <table:table-column table:style-name="co_2_927" table:default-cell-style-name="ce0"/>
        <table:table-column table:style-name="co_2_928" table:default-cell-style-name="ce0"/>
        <table:table-column table:style-name="co_2_929" table:default-cell-style-name="ce0"/>
        <table:table-column table:style-name="co_2_930" table:default-cell-style-name="ce0"/>
        <table:table-column table:style-name="co_2_931" table:default-cell-style-name="ce0"/>
        <table:table-column table:style-name="co_2_932" table:default-cell-style-name="ce0"/>
        <table:table-column table:style-name="co_2_933" table:default-cell-style-name="ce0"/>
        <table:table-column table:style-name="co_2_934" table:default-cell-style-name="ce0"/>
        <table:table-column table:style-name="co_2_935" table:default-cell-style-name="ce0"/>
        <table:table-column table:style-name="co_2_936" table:default-cell-style-name="ce0"/>
        <table:table-column table:style-name="co_2_937" table:default-cell-style-name="ce0"/>
        <table:table-column table:style-name="co_2_938" table:default-cell-style-name="ce0"/>
        <table:table-column table:style-name="co_2_939" table:default-cell-style-name="ce0"/>
        <table:table-column table:style-name="co_2_940" table:default-cell-style-name="ce0"/>
        <table:table-column table:style-name="co_2_941" table:default-cell-style-name="ce0"/>
        <table:table-column table:style-name="co_2_942" table:default-cell-style-name="ce0"/>
        <table:table-column table:style-name="co_2_943" table:default-cell-style-name="ce0"/>
        <table:table-column table:style-name="co_2_944" table:default-cell-style-name="ce0"/>
        <table:table-column table:style-name="co_2_945" table:default-cell-style-name="ce0"/>
        <table:table-column table:style-name="co_2_946" table:default-cell-style-name="ce0"/>
        <table:table-column table:style-name="co_2_947" table:default-cell-style-name="ce0"/>
        <table:table-column table:style-name="co_2_948" table:default-cell-style-name="ce0"/>
        <table:table-column table:style-name="co_2_949" table:default-cell-style-name="ce0"/>
        <table:table-column table:style-name="co_2_950" table:default-cell-style-name="ce0"/>
        <table:table-column table:style-name="co_2_951" table:default-cell-style-name="ce0"/>
        <table:table-column table:style-name="co_2_952" table:default-cell-style-name="ce0"/>
        <table:table-column table:style-name="co_2_953" table:default-cell-style-name="ce0"/>
        <table:table-column table:style-name="co_2_954" table:default-cell-style-name="ce0"/>
        <table:table-column table:style-name="co_2_955" table:default-cell-style-name="ce0"/>
        <table:table-column table:style-name="co_2_956" table:default-cell-style-name="ce0"/>
        <table:table-column table:style-name="co_2_957" table:default-cell-style-name="ce0"/>
        <table:table-column table:style-name="co_2_958" table:default-cell-style-name="ce0"/>
        <table:table-column table:style-name="co_2_959" table:default-cell-style-name="ce0"/>
        <table:table-column table:style-name="co_2_960" table:default-cell-style-name="ce0"/>
        <table:table-column table:style-name="co_2_961" table:default-cell-style-name="ce0"/>
        <table:table-column table:style-name="co_2_962" table:default-cell-style-name="ce0"/>
        <table:table-column table:style-name="co_2_963" table:default-cell-style-name="ce0"/>
        <table:table-column table:style-name="co_2_964" table:default-cell-style-name="ce0"/>
        <table:table-column table:style-name="co_2_965" table:default-cell-style-name="ce0"/>
        <table:table-column table:style-name="co_2_966" table:default-cell-style-name="ce0"/>
        <table:table-column table:style-name="co_2_967" table:default-cell-style-name="ce0"/>
        <table:table-column table:style-name="co_2_968" table:default-cell-style-name="ce0"/>
        <table:table-column table:style-name="co_2_969" table:default-cell-style-name="ce0"/>
        <table:table-column table:style-name="co_2_970" table:default-cell-style-name="ce0"/>
        <table:table-column table:style-name="co_2_971" table:default-cell-style-name="ce0"/>
        <table:table-column table:style-name="co_2_972" table:default-cell-style-name="ce0"/>
        <table:table-column table:style-name="co_2_973" table:default-cell-style-name="ce0"/>
        <table:table-column table:style-name="co_2_974" table:default-cell-style-name="ce0"/>
        <table:table-column table:style-name="co_2_975" table:default-cell-style-name="ce0"/>
        <table:table-column table:style-name="co_2_976" table:default-cell-style-name="ce0"/>
        <table:table-column table:style-name="co_2_977" table:default-cell-style-name="ce0"/>
        <table:table-column table:style-name="co_2_978" table:default-cell-style-name="ce0"/>
        <table:table-column table:style-name="co_2_979" table:default-cell-style-name="ce0"/>
        <table:table-column table:style-name="co_2_980" table:default-cell-style-name="ce0"/>
        <table:table-column table:style-name="co_2_981" table:default-cell-style-name="ce0"/>
        <table:table-column table:style-name="co_2_982" table:default-cell-style-name="ce0"/>
        <table:table-column table:style-name="co_2_983" table:default-cell-style-name="ce0"/>
        <table:table-column table:style-name="co_2_984" table:default-cell-style-name="ce0"/>
        <table:table-column table:style-name="co_2_985" table:default-cell-style-name="ce0"/>
        <table:table-column table:style-name="co_2_986" table:default-cell-style-name="ce0"/>
        <table:table-column table:style-name="co_2_987" table:default-cell-style-name="ce0"/>
        <table:table-column table:style-name="co_2_988" table:default-cell-style-name="ce0"/>
        <table:table-column table:style-name="co_2_989" table:default-cell-style-name="ce0"/>
        <table:table-column table:style-name="co_2_990" table:default-cell-style-name="ce0"/>
        <table:table-column table:style-name="co_2_991" table:default-cell-style-name="ce0"/>
        <table:table-column table:style-name="co_2_992" table:default-cell-style-name="ce0"/>
        <table:table-column table:style-name="co_2_993" table:default-cell-style-name="ce0"/>
        <table:table-column table:style-name="co_2_994" table:default-cell-style-name="ce0"/>
        <table:table-column table:style-name="co_2_995" table:default-cell-style-name="ce0"/>
        <table:table-column table:style-name="co_2_996" table:default-cell-style-name="ce0"/>
        <table:table-column table:style-name="co_2_997" table:default-cell-style-name="ce0"/>
        <table:table-column table:style-name="co_2_998" table:default-cell-style-name="ce0"/>
        <table:table-column table:style-name="co_2_999" table:default-cell-style-name="ce0"/>
        <table:table-column table:style-name="co_2_1000" table:default-cell-style-name="ce0"/>
        <table:table-column table:style-name="co_2_1001" table:default-cell-style-name="ce0"/>
        <table:table-column table:style-name="co_2_1002" table:default-cell-style-name="ce0"/>
        <table:table-column table:style-name="co_2_1003" table:default-cell-style-name="ce0"/>
        <table:table-column table:style-name="co_2_1004" table:default-cell-style-name="ce0"/>
        <table:table-column table:style-name="co_2_1005" table:default-cell-style-name="ce0"/>
        <table:table-column table:style-name="co_2_1006" table:default-cell-style-name="ce0"/>
        <table:table-column table:style-name="co_2_1007" table:default-cell-style-name="ce0"/>
        <table:table-column table:style-name="co_2_1008" table:default-cell-style-name="ce0"/>
        <table:table-column table:style-name="co_2_1009" table:default-cell-style-name="ce0"/>
        <table:table-column table:style-name="co_2_1010" table:default-cell-style-name="ce0"/>
        <table:table-column table:style-name="co_2_1011" table:default-cell-style-name="ce0"/>
        <table:table-column table:style-name="co_2_1012" table:default-cell-style-name="ce0"/>
        <table:table-column table:style-name="co_2_1013" table:default-cell-style-name="ce0"/>
        <table:table-column table:style-name="co_2_1014" table:default-cell-style-name="ce0"/>
        <table:table-column table:style-name="co_2_1015" table:default-cell-style-name="ce0"/>
        <table:table-column table:style-name="co_2_1016" table:default-cell-style-name="ce0"/>
        <table:table-column table:style-name="co_2_1017" table:default-cell-style-name="ce0"/>
        <table:table-column table:style-name="co_2_1018" table:default-cell-style-name="ce0"/>
        <table:table-column table:style-name="co_2_1019" table:default-cell-style-name="ce0"/>
        <table:table-column table:style-name="co_2_1020" table:default-cell-style-name="ce0"/>
        <table:table-column table:style-name="co_2_1021" table:default-cell-style-name="ce0"/>
        <table:table-column table:style-name="co_2_1022" table:default-cell-style-name="ce0"/>
        <table:table-column table:style-name="co_2_1023" table:default-cell-style-name="ce0"/>
        <table:table-column table:style-name="co_2_1024" table:default-cell-style-name="ce0"/>
      </table:table>
      <table:named-expressions>
        <table:named-range table:name="CONTRIBUTION_DIFFUSEUR_AGESSA" table:base-cell-address="'Feuil1'.$A$1" table:cell-range-address="'Feuil1'.$C$15"/>
        <table:named-range table:name="CONTRIBUTION_RETRAITE" table:base-cell-address="'Feuil1'.$A$1" table:cell-range-address="'Feuil1'.$C$14"/>
        <table:named-range table:name="DROIT_D_AUTEUR" table:base-cell-address="'Feuil1'.$A$1" table:cell-range-address="'Feuil1'.$C$13"/>
        <table:named-range table:name="RECETTES" table:base-cell-address="'Feuil1'.$A$1" table:cell-range-address="'Feuil1'.$C$9:$C$9"/>
        <table:named-range table:name="RECETTE_BRUTE" table:base-cell-address="'Feuil1'.$A$1" table:cell-range-address="'Feuil1'.$C$10"/>
        <table:named-range table:name="RECETTE_HTVA" table:base-cell-address="'Feuil1'.$A$1" table:cell-range-address="'Feuil1'.$C$12"/>
        <table:named-range table:name="TAXE_PARAFISCALE" table:base-cell-address="'Feuil1'.$A$1" table:cell-range-address="'Feuil1'.$C$16"/>
        <table:named-range table:name="TVA" table:base-cell-address="'Feuil1'.$A$1" table:cell-range-address="'Feuil1'.$C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>
    <style:page-layout style:name="Mpm1"/>
  </office:automatic-styles>
  <office:master-styles>
    <style:master-page style:name="Default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uffon</meta:initial-creator>
    <dc:creator>bouffon</dc:creator>
    <meta:creation-date>2011-02-03T18:58:42+00:00</meta:creation-date>
    <dc:date>2025-03-24T23:48:52+00:00</dc:date>
    <dc:title>Untitled Spreadsheet</dc:title>
    <dc:description/>
    <dc:subject/>
    <meta:keyword/>
    <meta:user-defined meta:name="Company"/>
    <meta:user-defined meta:name="category"/>
  </office:meta>
</office:document-meta>
</file>